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text>
      <text:h text:outline-level="1" text:style-name="Default Paragraph Style">Program.cs<text:line-break/></text:h>
      <text:h text:outline-level="1" text:style-name="Code Style">﻿using Avalonia;<text:line-break/>using Avalonia.ReactiveUI;<text:line-break/>using System;<text:line-break/>using System.Globalization;<text:line-break/>using System.Threading;<text:line-break/><text:line-break/>namespace App;<text:line-break/><text:line-break/>internal static class Program<text:line-break/>{ <text:line-break/> <text:s text:c="3"/>[STAThread]<text:line-break/> <text:s text:c="3"/>public static void Main(string[] args)<text:line-break/> <text:s text:c="3"/>{<text:line-break/> <text:s text:c="7"/>Thread.CurrentThread.CurrentCulture = new CultureInfo("ru-RU");<text:line-break/> <text:s text:c="7"/>Thread.CurrentThread.CurrentUICulture = new CultureInfo("ru-RU");<text:line-break/> <text:s text:c="7"/>BuildAvaloniaApp().StartWithClassicDesktopLifetime(args);<text:line-break/> <text:s text:c="3"/>}<text:line-break/><text:line-break/> <text:s text:c="3"/>private static AppBuilder BuildAvaloniaApp()<text:line-break/> <text:s text:c="7"/>=&gt; AppBuilder.Configure&lt;App&gt;()<text:line-break/> <text:s text:c="11"/>.UsePlatformDetect()<text:line-break/> <text:s text:c="11"/>.LogToTrace()<text:line-break/> <text:s text:c="11"/>.UseReactiveUI();<text:line-break/>}<text:line-break/></text:h>
      <text:h text:outline-level="1" text:style-name="Default Paragraph Style">App.axaml.cs<text:line-break/></text:h>
      <text:h text:outline-level="1" text:style-name="Code Style">using Avalonia;<text:line-break/>using Avalonia.Markup.Xaml;<text:line-break/>using App.ViewModels;<text:line-break/>using App.ViewModels.AdministratorMenu;<text:line-break/>using App.ViewModels.CoordinatorMenu;<text:line-break/>using App.ViewModels.InformationMenu;<text:line-break/>using App.ViewModels.RacerMenu;<text:line-break/>using App.ViewModels.SponsorMenu;<text:line-break/>using App.Views;<text:line-break/>using App.Views.Pages;<text:line-break/>using App.Views.Pages.AdministratorMenu;<text:line-break/>using App.Views.Pages.CoordinatorMenu;<text:line-break/>using App.Views.Pages.InformationMenu;<text:line-break/>using App.Views.Pages.RacerMenu;<text:line-break/>using App.Views.Pages.SponsorMenu;<text:line-break/>using PropertyChanged;<text:line-break/>using ReactiveUI;<text:line-break/>using Splat;<text:line-break/><text:line-break/>namespace App;<text:line-break/><text:line-break/>[DoNotNotify]<text:line-break/>public class App : Application<text:line-break/>{<text:line-break/> <text:s text:c="3"/>public override void Initialize()<text:line-break/> <text:s text:c="3"/>{<text:line-break/> <text:s text:c="7"/>AvaloniaXamlLoader.Load(this);<text:line-break/> <text:s text:c="3"/>}<text:line-break/><text:line-break/> <text:s text:c="3"/>public override void OnFrameworkInitializationCompleted()<text:line-break/> <text:s text:c="3"/>{<text:line-break/> <text:s text:c="7"/>Locator.CurrentMutable.RegisterConstant&lt;IScreen&gt;(new MainWindowViewModel());<text:line-break/> <text:s text:c="7"/>Locator.CurrentMutable.Register&lt;IViewFor&lt;MainMenuPageViewModel&gt;&gt;(() =&gt; new MainMenuPage());<text:line-break/> <text:s text:c="7"/>Locator.CurrentMutable.Register&lt;IViewFor&lt;SponsorOfRacersPageViewModel&gt;&gt;(() <text:line-break/> <text:s text:c="11"/>=&gt; new SponsorOfRacersPage());<text:line-break/> <text:s text:c="7"/>Locator.CurrentMutable.Register&lt;IViewFor&lt;ConfirmationOfSponsorshipPageViewModel&gt;&gt;(() <text:line-break/> <text:s text:c="11"/>=&gt; new ConfirmationOfSponsorshipPage());<text:line-break/> <text:s text:c="7"/>Locator.CurrentMutable.Register&lt;IViewFor&lt;DetailedInformationPageViewModel&gt;&gt;(() <text:line-break/> <text:s text:c="11"/>=&gt; new DetailedInformationPage());<text:line-break/> <text:s text:c="7"/>Locator.CurrentMutable.Register&lt;IViewFor&lt;CharityListPageViewModel&gt;&gt;(() =&gt; new CharityListPage());<text:line-break/> <text:s text:c="7"/>Locator.CurrentMutable.Register&lt;IViewFor&lt;AuthorizationMenuPageViewModel&gt;&gt;(() <text:line-break/> <text:s text:c="11"/>=&gt; new AuthorizationMenuPage());<text:line-break/> <text:s text:c="7"/>Locator.CurrentMutable.Register&lt;IViewFor&lt;RacerMenuPageViewModel&gt;&gt;(() =&gt; new RacerMenuPage());<text:line-break/> <text:s text:c="7"/>Locator.CurrentMutable.Register&lt;IViewFor&lt;CoordinatorMenuPageViewModel&gt;&gt;(() <text:line-break/> <text:s text:c="11"/>=&gt; new CoordinatorMenuPage());<text:line-break/> <text:s text:c="7"/>Locator.CurrentMutable.Register&lt;IViewFor&lt;AdministratorMenuPageViewModel&gt;&gt;(() <text:line-break/> <text:s text:c="11"/>=&gt; new AdministratorMenuPage());<text:line-break/> <text:s text:c="7"/>Locator.CurrentMutable.Register&lt;IViewFor&lt;VerificationOfPreviouslyEnteredRacersPageViewModel&gt;&gt;(() <text:line-break/> <text:s text:c="11"/>=&gt; new VerificationOfPreviouslyEnteredRacersPage());<text:line-break/> <text:s text:c="7"/>Locator.CurrentMutable.Register&lt;IViewFor&lt;RacerRegistrationPageViewModel&gt;&gt;(() <text:line-break/> <text:s text:c="11"/>=&gt; new RacerRegistrationPage());<text:line-break/> <text:s text:c="7"/>Locator.CurrentMutable.Register&lt;IViewFor&lt;RaceRegistrationPageViewModel&gt;&gt;(() <text:line-break/> <text:s text:c="11"/>=&gt; new RaceRegistrationPage());<text:line-break/> <text:s text:c="7"/>Locator.CurrentMutable.Register&lt;IViewFor&lt;ConfirmationOfRacerRegistrationPageViewModel&gt;&gt;(() <text:line-break/> <text:s text:c="11"/>=&gt; new ConfirmationOfRacerRegistrationPage());<text:line-break/> <text:s text:c="7"/>Locator.CurrentMutable.Register&lt;IViewFor&lt;ProfileEditingPageViewModel&gt;&gt;(() <text:line-break/> <text:s text:c="11"/>=&gt; new ProfileEditingPage());<text:line-break/> <text:s text:c="7"/>Locator.CurrentMutable.Register&lt;IViewFor&lt;MyResultsPageViewModel&gt;&gt;(() =&gt; new MyResultsPage());<text:line-break/> <text:s text:c="7"/>Locator.CurrentMutable.Register&lt;IViewFor&lt;PastRaceResultsPageViewModel&gt;&gt;(() <text:line-break/> <text:s text:c="11"/>=&gt; new PastRaceResultsPage());<text:line-break/> <text:s text:c="7"/>Locator.CurrentMutable.Register&lt;IViewFor&lt;KartSkills2017PageViewModel&gt;&gt;(() <text:line-break/> <text:s text:c="11"/>=&gt; new KartSkills2017Page());<text:line-break/> <text:s text:c="7"/>Locator.CurrentMutable.Register&lt;IViewFor&lt;InventoryPageViewModel&gt;&gt;(() =&gt; new InventoryPage());<text:line-break/> <text:s text:c="7"/>Locator.CurrentMutable.Register&lt;IViewFor&lt;InventoryIncomingPageViewModel&gt;&gt;(() <text:line-break/> <text:s text:c="11"/>=&gt; new InventoryIncomingPage());<text:line-break/> <text:s text:c="7"/>Locator.CurrentMutable.Register&lt;IViewFor&lt;RaceMapPageViewModel&gt;&gt;(() =&gt; new RaceMapPage());<text:line-break/> <text:s text:c="7"/>Locator.CurrentMutable.Register&lt;IViewFor&lt;CharityControlPageViewModel&gt;&gt;(() <text:line-break/> <text:s text:c="11"/>=&gt; new CharityControlPage());<text:line-break/> <text:s text:c="7"/>Locator.CurrentMutable.Register&lt;IViewFor&lt;CharityAddingOrEditingPageViewModel&gt;&gt;(() <text:line-break/> <text:s text:c="11"/>=&gt; new CharityAddingOrEditingPage());<text:line-break/> <text:s text:c="7"/>Locator.CurrentMutable.Register&lt;IViewFor&lt;VolunteerControlPageViewModel&gt;&gt;(() <text:line-break/> <text:s text:c="11"/>=&gt; new VolunteerControlPage());<text:line-break/> <text:s text:c="7"/>Locator.CurrentMutable.Register&lt;IViewFor&lt;VolunteerLoadPageViewModel&gt;&gt;(() =&gt; new VolunteerLoadPage());<text:line-break/> <text:s text:c="7"/>Locator.CurrentMutable.Register&lt;IViewFor&lt;MySponsorsPageViewModel&gt;&gt;(() =&gt; new MySponsorsPage());<text:line-break/> <text:s text:c="7"/>Locator.CurrentMutable.Register&lt;IViewFor&lt;RacerControlPageViewModel&gt;&gt;(() =&gt; new RacerControlPage());<text:line-break/> <text:s text:c="7"/>Locator.CurrentMutable.Register&lt;IViewFor&lt;SponsorViewPageViewModel&gt;&gt;(() =&gt; new SponsorViewPage());<text:line-break/> <text:s text:c="7"/>Locator.CurrentMutable.Register&lt;IViewFor&lt;ReportPrintPageViewModel&gt;&gt;(() =&gt; new ReportPrintPage());<text:line-break/> <text:s text:c="7"/>Locator.CurrentMutable.Register&lt;IViewFor&lt;ControlOfUserPageViewModel&gt;&gt;(() =&gt; new ControlOfUserPage());<text:line-break/> <text:s text:c="7"/>Locator.CurrentMutable.Register&lt;IViewFor&lt;EditingOfProfilePageViewModel&gt;&gt;(() <text:line-break/> <text:s text:c="11"/>=&gt; new EditingOfProfilePage());<text:line-break/> <text:s text:c="7"/>Locator.CurrentMutable.Register&lt;IViewFor&lt;UserControlPageViewModel&gt;&gt;(() =&gt; new UserControlPage());<text:line-break/> <text:s text:c="7"/>Locator.CurrentMutable.Register&lt;IViewFor&lt;UserAddingPageViewModel&gt;&gt;(() =&gt; new UserAddingPage());<text:line-break/> <text:s text:c="7"/>Locator.CurrentMutable.Register&lt;IViewFor&lt;UserEditingPageViewModel&gt;&gt;(() =&gt; new UserEditingPage());<text:line-break/><text:line-break/> <text:s text:c="7"/>new MainWindow { DataContext = Locator.Current.GetService&lt;IScreen&gt;() }.Show();<text:line-break/> <text:s text:c="7"/><text:line-break/> <text:s text:c="7"/>base.OnFrameworkInitializationCompleted();<text:line-break/> <text:s text:c="3"/>}<text:line-break/>}<text:line-break/></text:h>
      <text:h text:outline-level="1" text:style-name="Default Paragraph Style">ViewLocator.cs<text:line-break/></text:h>
      <text:h text:outline-level="1" text:style-name="Code Style">using System;<text:line-break/>using Avalonia.Controls;<text:line-break/>using Avalonia.Controls.Templates;<text:line-break/>using App.ViewModels;<text:line-break/><text:line-break/>namespace App;<text:line-break/><text:line-break/>public class ViewLocator : IDataTemplate<text:line-break/>{<text:line-break/> <text:s text:c="3"/>public IControl Build(object data)<text:line-break/> <text:s text:c="3"/>{<text:line-break/> <text:s text:c="7"/>var name = data.GetType().FullName!.Replace("ViewModel", "View");<text:line-break/> <text:s text:c="7"/>var type = Type.GetType(name);<text:line-break/><text:line-break/> <text:s text:c="7"/>if (type != null)<text:line-break/> <text:s text:c="7"/>{<text:line-break/> <text:s text:c="11"/>return (Control) Activator.CreateInstance(type)!;<text:line-break/> <text:s text:c="7"/>}<text:line-break/><text:line-break/> <text:s text:c="7"/>return new TextBlock {Text = "Not Found: " + name};<text:line-break/> <text:s text:c="3"/>}<text:line-break/><text:line-break/> <text:s text:c="3"/>public bool Match(object data)<text:line-break/> <text:s text:c="3"/>{<text:line-break/> <text:s text:c="7"/>return data is ViewModelBase;<text:line-break/> <text:s text:c="3"/>}<text:line-break/>}<text:line-break/></text:h>
      <text:h text:outline-level="1" text:style-name="Default Paragraph Style">App.axaml<text:line-break/></text:h>
      <text:h text:outline-level="1" text:style-name="Code Style">&lt;Application xmlns="https://github.com/avaloniaui"<text:line-break/> <text:s text:c="12"/>xmlns:x="http://schemas.microsoft.com/winfx/2006/xaml"<text:line-break/> <text:s text:c="12"/>xmlns:local="using:App"<text:line-break/> <text:s text:c="12"/>x:Class="App.App"&gt;<text:line-break/> <text:s text:c="3"/>&lt;Application.DataTemplates&gt;<text:line-break/> <text:s text:c="7"/>&lt;local:ViewLocator/&gt;<text:line-break/> <text:s text:c="3"/>&lt;/Application.DataTemplates&gt;<text:line-break/><text:line-break/> <text:s text:c="3"/>&lt;Application.Resources&gt;<text:line-break/> <text:s text:c="7"/>&lt;!--fonts--&gt;<text:line-break/> <text:s text:c="7"/>&lt;FontFamily x:Key="TitleFontFamily"&gt;Open Sans Semibold&lt;/FontFamily&gt;<text:line-break/> <text:s text:c="7"/>&lt;FontFamily x:Key="MainFontFamily"&gt;Open Sans Light&lt;/FontFamily&gt;<text:line-break/> <text:s text:c="7"/>&lt;FontFamily x:Key="AlternativeFontFamily"&gt;Arial&lt;/FontFamily&gt;<text:line-break/> <text:s text:c="7"/><text:line-break/> <text:s text:c="7"/>&lt;!--colors--&gt;<text:line-break/> <text:s text:c="7"/>&lt;!--main colors--&gt;<text:line-break/> <text:s text:c="7"/>&lt;SolidColorBrush x:Key="BrazilianGreen" Color="#00903E"/&gt;<text:line-break/> <text:s text:c="7"/>&lt;SolidColorBrush x:Key="BrazilianYellow" Color="#FDC100"/&gt;<text:line-break/> <text:s text:c="7"/>&lt;SolidColorBrush x:Key="BrazilianBlue" Color="#241D70"/&gt;<text:line-break/> <text:s text:c="7"/>&lt;!--secondary colors--&gt;<text:line-break/> <text:s text:c="7"/>&lt;SolidColorBrush x:Key="White" Color="#FFFFFF"/&gt;<text:line-break/> <text:s text:c="7"/>&lt;SolidColorBrush x:Key="LightGray" Color="#EBEBEB"/&gt;<text:line-break/> <text:s text:c="7"/>&lt;SolidColorBrush x:Key="Gray" Color="#B4B4B4"/&gt;<text:line-break/> <text:s text:c="7"/>&lt;SolidColorBrush x:Key="DarkGray" Color="#505050"/&gt;<text:line-break/> <text:s text:c="7"/>&lt;SolidColorBrush x:Key="Black" Color="#000000"/&gt;<text:line-break/> <text:s text:c="3"/>&lt;/Application.Resources&gt;<text:line-break/> <text:s text:c="3"/><text:line-break/> <text:s text:c="3"/>&lt;Application.Styles&gt;<text:line-break/> <text:s text:c="7"/>&lt;FluentTheme Mode="Light"/&gt;<text:line-break/> <text:s text:c="7"/>&lt;StyleInclude Source="avares://Avalonia.Controls.DataGrid/Themes/Fluent.xaml"/&gt;<text:line-break/> <text:s text:c="7"/>&lt;Style Selector="TextBlock, TextBox, ComboBox, Button, DatePicker, CheckBox, RadioButton"&gt;<text:line-break/> <text:s text:c="11"/>&lt;Setter Property="TextBlock.Foreground"<text:line-break/> <text:s text:c="19"/>Value="{StaticResource Black}"/&gt;<text:line-break/> <text:s text:c="11"/>&lt;Setter Property="TextBlock.FontFamily" <text:line-break/> <text:s text:c="19"/>Value="{StaticResource MainFontFamily}"/&gt;<text:line-break/> <text:s text:c="7"/>&lt;/Style&gt;<text:line-break/> <text:s text:c="7"/><text:line-break/> <text:s text:c="7"/>&lt;Style Selector="TextBlock.h1"&gt;<text:line-break/> <text:s text:c="11"/>&lt;Setter Property="FontFamily"<text:line-break/> <text:s text:c="19"/>Value="{StaticResource TitleFontFamily}"/&gt;<text:line-break/> <text:s text:c="11"/>&lt;Setter Property="FontSize" Value="36"/&gt;<text:line-break/> <text:s text:c="7"/>&lt;/Style&gt;<text:line-break/> <text:s text:c="7"/>&lt;Style Selector="TextBlock.h2"&gt;<text:line-break/> <text:s text:c="11"/>&lt;Setter Property="FontSize" Value="30"/&gt;<text:line-break/> <text:s text:c="7"/>&lt;/Style&gt;<text:line-break/> <text:s text:c="7"/>&lt;Style Selector="TextBlock.h3"&gt;<text:line-break/> <text:s text:c="11"/>&lt;Setter Property="FontSize" Value="26"/&gt;<text:line-break/> <text:s text:c="7"/>&lt;/Style&gt;<text:line-break/> <text:s text:c="7"/><text:line-break/> <text:s text:c="7"/>&lt;Style Selector="Border.Cell"&gt;<text:line-break/> <text:s text:c="11"/>&lt;Setter Property="BorderThickness" Value="1"/&gt;<text:line-break/> <text:s text:c="11"/>&lt;Setter Property="BorderBrush" Value="{StaticResource Black}"/&gt;<text:line-break/> <text:s text:c="7"/>&lt;/Style&gt;<text:line-break/> <text:s text:c="7"/>&lt;Style Selector="TextBlock.Cell, TextBox.Cell"&gt;<text:line-break/> <text:s text:c="11"/>&lt;Setter Property="TextBox.FontSize" Value="20"/&gt;<text:line-break/> <text:s text:c="11"/>&lt;Setter Property="TextBox.VerticalAlignment" Value="Stretch"/&gt;<text:line-break/> <text:s text:c="11"/>&lt;Setter Property="TextBox.HorizontalAlignment" Value="Stretch"/&gt;<text:line-break/> <text:s text:c="11"/>&lt;Setter Property="TextBox.TextAlignment" Value="Center"/&gt;<text:line-break/> <text:s text:c="11"/>&lt;Setter Property="TextBox.TextWrapping" Value="WrapWithOverflow"/&gt;<text:line-break/> <text:s text:c="7"/>&lt;/Style&gt;<text:line-break/> <text:s text:c="7"/><text:line-break/> <text:s text:c="7"/>&lt;Style Selector="Button"&gt;<text:line-break/> <text:s text:c="11"/>&lt;Setter Property="Background" Value="{StaticResource LightGray}"/&gt;<text:line-break/> <text:s text:c="11"/>&lt;Setter Property="FontSize" Value="25"/&gt;<text:line-break/> <text:s text:c="7"/>&lt;/Style&gt;<text:line-break/> <text:s text:c="7"/><text:line-break/> <text:s text:c="7"/>&lt;Style Selector="Button.SubMenu"&gt;<text:line-break/> <text:s text:c="11"/>&lt;Setter Property="HorizontalContentAlignment" Value="Center"/&gt;<text:line-break/> <text:s text:c="11"/>&lt;Setter Property="VerticalContentAlignment" Value="Center"/&gt;<text:line-break/> <text:s text:c="11"/>&lt;Setter Property="HorizontalAlignment" Value="Center"/&gt;<text:line-break/> <text:s text:c="11"/>&lt;Setter Property="VerticalAlignment" Value="Center"/&gt;<text:line-break/> <text:s text:c="11"/>&lt;Setter Property="Height" Value="85"/&gt;<text:line-break/> <text:s text:c="11"/>&lt;Setter Property="Width" Value="400"/&gt;<text:line-break/> <text:s text:c="7"/>&lt;/Style&gt;<text:line-break/> <text:s text:c="3"/>&lt;/Application.Styles&gt;<text:line-break/>&lt;/Application&gt;<text:line-break/><text:line-break/></text:h>
      <text:h text:outline-level="1" text:style-name="Default Paragraph Style">MainWindow.axaml.cs<text:line-break/></text:h>
      <text:h text:outline-level="1" text:style-name="Code Style">using System.Linq;<text:line-break/>using System.Reactive;<text:line-break/>using System.Threading.Tasks;<text:line-break/>using App.ViewModels;<text:line-break/>using App.ViewModels.InformationMenu;<text:line-break/>using App.ViewModels.RacerMenu;<text:line-break/>using Avalonia.Controls;<text:line-break/>using Avalonia.Markup.Xaml;<text:line-break/>using Avalonia.ReactiveUI;<text:line-break/>using PropertyChanged;<text:line-break/>using ReactiveUI;<text:line-break/>using InformationAboutCharityWindow = App.Views.Pages.RacerMenu.InformationAboutCharityWindow;<text:line-break/>using InformationAboutContactsWindow = App.Views.Pages.RacerMenu.InformationAboutContactsWindow;<text:line-break/>using RacerCardWindow = App.Views.Pages.InformationMenu.RacerCardWindow;<text:line-break/><text:line-break/>namespace App.Views;<text:line-break/><text:line-break/>[DoNotNotify]<text:line-break/>public partial class MainWindow : ReactiveWindow&lt;MainWindowViewModel&gt;<text:line-break/>{<text:line-break/> <text:s text:c="3"/>public MainWindow()<text:line-break/> <text:s text:c="3"/>{<text:line-break/> <text:s text:c="7"/>this.WhenActivated(disposables =&gt;<text:line-break/> <text:s text:c="7"/>{<text:line-break/> <text:s text:c="11"/>disposables(ViewModel!.ShowInformationAboutContactsWindow<text:line-break/> <text:s text:c="15"/>.RegisterHandler(ShowInformationAboutContactsWindow));<text:line-break/> <text:s text:c="11"/>disposables(ViewModel.ShowOpenFileDialog.RegisterHandler(ShowOpenFileDialog));<text:line-break/> <text:s text:c="11"/>disposables(ViewModel!.ShowInformationAboutCharityWindow<text:line-break/> <text:s text:c="15"/>.RegisterHandler(ShowInformationAboutCharityWindow));<text:line-break/> <text:s text:c="11"/>disposables(ViewModel!.ShowRacerCardWindow.RegisterHandler(ShowRacerCardWindow));<text:line-break/> <text:s text:c="7"/>});<text:line-break/> <text:s text:c="7"/>AvaloniaXamlLoader.Load(this);<text:line-break/> <text:s text:c="3"/>}<text:line-break/> <text:s text:c="3"/><text:line-break/> <text:s text:c="3"/>private async Task ShowInformationAboutContactsWindow(InteractionContext&lt;InformationAboutContactsWindowViewModel,<text:line-break/> <text:s text:c="7"/>InformationAboutContactsWindowViewModel?&gt; interaction)<text:line-break/> <text:s text:c="3"/>{<text:line-break/> <text:s text:c="7"/>var dialog = new InformationAboutContactsWindow<text:line-break/> <text:s text:c="7"/>{ DataContext = interaction.Input };<text:line-break/><text:line-break/> <text:s text:c="7"/>var result = await dialog.ShowDialog&lt;InformationAboutContactsWindowViewModel?&gt;(this);<text:line-break/> <text:s text:c="7"/>interaction.SetOutput(result);<text:line-break/> <text:s text:c="3"/>}<text:line-break/> <text:s text:c="3"/><text:line-break/> <text:s text:c="3"/>private async Task ShowOpenFileDialog(InteractionContext&lt;Unit, string?&gt; interaction)<text:line-break/> <text:s text:c="3"/>{<text:line-break/> <text:s text:c="7"/>var dialog = new OpenFileDialog();<text:line-break/> <text:s text:c="7"/>dialog.Filters?.Add(new FileDialogFilter() { Name = "All files", Extensions = {"*"} });<text:line-break/> <text:s text:c="7"/>var fileNameStrings = await dialog.ShowAsync(this);<text:line-break/> <text:s text:c="7"/>if (fileNameStrings != null) interaction.SetOutput(fileNameStrings.FirstOrDefault());<text:line-break/> <text:s text:c="3"/>}<text:line-break/> <text:s text:c="3"/><text:line-break/> <text:s text:c="3"/>private async Task ShowInformationAboutCharityWindow(InteractionContext&lt;InformationAboutCharityWindowViewModel,<text:line-break/> <text:s text:c="7"/>InformationAboutCharityWindowViewModel?&gt; interaction)<text:line-break/> <text:s text:c="3"/>{<text:line-break/> <text:s text:c="7"/>var dialog = new InformationAboutCharityWindow<text:line-break/> <text:s text:c="11"/>{ DataContext = interaction.Input };<text:line-break/><text:line-break/> <text:s text:c="7"/>var result = await dialog.ShowDialog&lt;InformationAboutCharityWindowViewModel?&gt;(this);<text:line-break/> <text:s text:c="7"/>interaction.SetOutput(result);<text:line-break/> <text:s text:c="3"/>}<text:line-break/> <text:s text:c="3"/><text:line-break/> <text:s text:c="3"/>private async Task ShowRacerCardWindow(InteractionContext&lt;RacerCardWindowViewModel, <text:line-break/> <text:s text:c="7"/>RacerCardWindowViewModel?&gt; interaction)<text:line-break/> <text:s text:c="3"/>{<text:line-break/> <text:s text:c="7"/>var dialog = new RacerCardWindow<text:line-break/> <text:s text:c="11"/>{ DataContext = interaction.Input };<text:line-break/><text:line-break/> <text:s text:c="7"/>var result = await dialog.ShowDialog&lt;RacerCardWindowViewModel?&gt;(this);<text:line-break/> <text:s text:c="7"/>interaction.SetOutput(result);<text:line-break/> <text:s text:c="3"/>}<text:line-break/>}<text:line-break/><text:line-break/></text:h>
      <text:h text:outline-level="1" text:style-name="Default Paragraph Style">MainWindow.axaml<text:line-break/></text:h>
      <text:h text:outline-level="1" text:style-name="Code Style">&lt;Window xmlns="https://github.com/avaloniaui"<text:line-break/> <text:s text:c="7"/>xmlns:x="http://schemas.microsoft.com/winfx/2006/xaml"<text:line-break/> <text:s text:c="7"/>xmlns:d="http://schemas.microsoft.com/expression/blend/2008"<text:line-break/> <text:s text:c="7"/>xmlns:mc="http://schemas.openxmlformats.org/markup-compatibility/2006"<text:line-break/> <text:s text:c="7"/>xmlns:reactiveUi="http://reactiveui.net"<text:line-break/> <text:s text:c="7"/>mc:Ignorable="d" x:Class="App.Views.MainWindow"<text:line-break/> <text:s text:c="7"/>Icon="/Assets/Images/checkered-flag-sports-tool.ico"<text:line-break/> <text:s text:c="7"/>Title="Kart Skills 2017" WindowStartupLocation="CenterScreen"<text:line-break/> <text:s text:c="7"/>Height="600" Width="1000" MinHeight="600" MinWidth="1000"&gt;<text:line-break/><text:line-break/> <text:s text:c="3"/>&lt;Grid&gt;<text:line-break/> <text:s text:c="7"/>&lt;Grid.RowDefinitions&gt;<text:line-break/> <text:s text:c="11"/>&lt;RowDefinition Height="1*"/&gt;<text:line-break/> <text:s text:c="11"/>&lt;RowDefinition Height="5.5*"/&gt;<text:line-break/> <text:s text:c="11"/>&lt;RowDefinition Height="0.5*"/&gt;<text:line-break/> <text:s text:c="7"/>&lt;/Grid.RowDefinitions&gt;<text:line-break/> <text:s text:c="7"/><text:line-break/> <text:s text:c="7"/>&lt;!--main info--&gt;<text:line-break/> <text:s text:c="7"/>&lt;Grid x:Name="MainInfo" Grid.Row="0"<text:line-break/> <text:s text:c="13"/>Background="{StaticResource Gray}"&gt;<text:line-break/> <text:s text:c="11"/>&lt;Grid.RowDefinitions&gt;<text:line-break/> <text:s text:c="15"/>&lt;RowDefinition Height="Auto"/&gt;<text:line-break/> <text:s text:c="15"/>&lt;RowDefinition Height="Auto"/&gt;<text:line-break/> <text:s text:c="11"/>&lt;/Grid.RowDefinitions&gt;<text:line-break/> <text:s text:c="11"/>&lt;Grid.ColumnDefinitions&gt;<text:line-break/> <text:s text:c="15"/>&lt;ColumnDefinition Width="0.5*"/&gt;<text:line-break/> <text:s text:c="15"/>&lt;ColumnDefinition Width="2*"/&gt;<text:line-break/> <text:s text:c="15"/>&lt;ColumnDefinition Width="0.5*"/&gt;<text:line-break/> <text:s text:c="11"/>&lt;/Grid.ColumnDefinitions&gt;<text:line-break/> <text:s text:c="11"/><text:line-break/> <text:s text:c="11"/>&lt;Button Grid.Row="0" Grid.RowSpan="2" Grid.Column="0"<text:line-break/> <text:s text:c="19"/>Command="{Binding OnClickBtnBack}" Content="Назад" FontSize="25"<text:line-break/> <text:s text:c="19"/>IsVisible="{Binding VisibleBtnBack}"<text:line-break/> <text:s text:c="19"/>HorizontalAlignment="Center" VerticalAlignment="Center" /&gt;<text:line-break/> <text:s text:c="11"/><text:line-break/> <text:s text:c="11"/>&lt;TextBlock Text="Kart Skills 2017" Grid.Row="0" Grid.Column="1" Classes="h1"<text:line-break/> <text:s text:c="22"/>HorizontalAlignment="Center" VerticalAlignment="Center" /&gt;<text:line-break/> <text:s text:c="11"/>&lt;TextBlock Text="Москва, Россия 20 июня 2017" Grid.Row="1" Grid.Column="1" FontSize="24"<text:line-break/> <text:s text:c="22"/>HorizontalAlignment="Center" VerticalAlignment="Center" /&gt;<text:line-break/> <text:s text:c="11"/><text:line-break/> <text:s text:c="11"/>&lt;Button Grid.Row="0" Grid.RowSpan="2" Grid.Column="2"<text:line-break/> <text:s text:c="19"/>Command="{Binding OnClickBtnLogout}" Content="Logout" FontSize="25"<text:line-break/> <text:s text:c="19"/>IsVisible="{Binding VisibleBtnLogout}"<text:line-break/> <text:s text:c="19"/>HorizontalAlignment="Center" VerticalAlignment="Center" /&gt;<text:line-break/> <text:s text:c="7"/>&lt;/Grid&gt;<text:line-break/> <text:s text:c="7"/><text:line-break/> <text:s text:c="7"/>&lt;!--pages--&gt;<text:line-break/> <text:s text:c="7"/>&lt;reactiveUi:RoutedViewHost Grid.Row="1" Router="{Binding Router}" /&gt;<text:line-break/> <text:s text:c="7"/><text:line-break/> <text:s text:c="7"/>&lt;!--timer--&gt;<text:line-break/> <text:s text:c="7"/>&lt;Rectangle Grid.Row="2" Fill="{StaticResource Gray}"/&gt;<text:line-break/> <text:s text:c="7"/>&lt;TextBlock Grid.Row="2" TextAlignment="Center" FontSize="20"<text:line-break/> <text:s text:c="18"/>Text="{Binding DisplayTimer}"/&gt;<text:line-break/> <text:s text:c="3"/>&lt;/Grid&gt;<text:line-break/><text:line-break/>&lt;/Window&gt;<text:line-break/><text:line-break/></text:h>
      <text:h text:outline-level="1" text:style-name="Default Paragraph Style">MainMenuPage.axaml<text:line-break/></text:h>
      <text:h text:outline-level="1" text:style-name="Code Style">&lt;UserControl xmlns="https://github.com/avaloniaui"<text:line-break/> <text:s text:c="12"/>xmlns:x="http://schemas.microsoft.com/winfx/2006/xaml"<text:line-break/> <text:s text:c="12"/>xmlns:d="http://schemas.microsoft.com/expression/blend/2008"<text:line-break/> <text:s text:c="12"/>xmlns:mc="http://schemas.openxmlformats.org/markup-compatibility/2006"<text:line-break/> <text:s text:c="12"/>mc:Ignorable="d" x:Class="App.Views.Pages.MainMenuPage"&gt;<text:line-break/> <text:s text:c="3"/>&lt;UserControl.Resources&gt;<text:line-break/> <text:s text:c="7"/>&lt;ImageBrush x:Key="ImgMoney" Source="/Assets/Images/SubMenuLogos/Dengi.png" Stretch="Uniform"/&gt;<text:line-break/> <text:s text:c="7"/>&lt;ImageBrush x:Key="ImgInformation" Source="/Assets/Images/SubMenuLogos/Informatsia.png" Stretch="Uniform"/&gt;<text:line-break/> <text:s text:c="7"/>&lt;ImageBrush x:Key="ImgKey" Source="/Assets/Images/SubMenuLogos/Klyuch.png" Stretch="Uniform"/&gt;<text:line-break/> <text:s text:c="7"/>&lt;ImageBrush x:Key="ImgHelmet" Source="/Assets/Images/SubMenuLogos/Shlem.png" Stretch="Uniform"/&gt;<text:line-break/> <text:s text:c="3"/>&lt;/UserControl.Resources&gt;<text:line-break/> <text:s text:c="7"/><text:line-break/> <text:s text:c="3"/>&lt;Grid x:Name="WorkPlace"<text:line-break/> <text:s text:c="9"/>Background="{StaticResource White}"&gt;<text:line-break/> <text:s text:c="7"/>&lt;Grid.RowDefinitions&gt;<text:line-break/> <text:s text:c="11"/>&lt;RowDefinition/&gt;<text:line-break/> <text:s text:c="11"/>&lt;RowDefinition/&gt;<text:line-break/> <text:s text:c="7"/>&lt;/Grid.RowDefinitions&gt; <text:s text:c="3"/><text:line-break/> <text:s text:c="7"/>&lt;Grid.ColumnDefinitions&gt;<text:line-break/> <text:s text:c="11"/>&lt;ColumnDefinition/&gt;<text:line-break/> <text:s text:c="11"/>&lt;ColumnDefinition/&gt;<text:line-break/> <text:s text:c="11"/>&lt;ColumnDefinition/&gt;<text:line-break/> <text:s text:c="11"/>&lt;ColumnDefinition/&gt;<text:line-break/> <text:s text:c="7"/>&lt;/Grid.ColumnDefinitions&gt;<text:line-break/> <text:s text:c="7"/>&lt;Button Grid.Row="0" Grid.Column="0" x:Name="BtnRiderRegistration"<text:line-break/> <text:s text:c="15"/>Command="{Binding OnClickBtnVerificationOfPreviouslyEnteredRacersPage}"<text:line-break/> <text:s text:c="15"/>HorizontalAlignment="Center" VerticalAlignment="Bottom"<text:line-break/> <text:s text:c="15"/>Height="150" Width="150" Background="{DynamicResource ImgHelmet}"/&gt;<text:line-break/> <text:s text:c="7"/>&lt;TextBlock Grid.Row="1" Grid.Column="0" Text="Регистрация гонщика"<text:line-break/> <text:s text:c="18"/>TextAlignment="Center" VerticalAlignment="Top"/&gt;<text:line-break/> <text:s text:c="7"/>&lt;Button Grid.Row="0" Grid.Column="1" x:Name="BtnSponsorRegistration"<text:line-break/> <text:s text:c="15"/>Command="{Binding OnClickBtnSponsorOfRacersPage}"<text:line-break/> <text:s text:c="15"/>HorizontalAlignment="Center" VerticalAlignment="Bottom"<text:line-break/> <text:s text:c="15"/>Height="150" Width="150" Background="{DynamicResource ImgMoney}"&gt;<text:line-break/> <text:s text:c="7"/>&lt;/Button&gt;<text:line-break/> <text:s text:c="11"/>&lt;TextBlock Grid.Row="1" Grid.Column="1" Text="Регистрация спонсора"<text:line-break/> <text:s text:c="22"/>TextAlignment="Center" VerticalAlignment="Top"/&gt;<text:line-break/> <text:s text:c="7"/>&lt;Button Grid.Row="0" Grid.Column="2" x:Name="BtnAboutEvent"<text:line-break/> <text:s text:c="15"/>Command="{Binding OnClickBtnDetailedInformationPage}"<text:line-break/> <text:s text:c="15"/>HorizontalAlignment="Center" VerticalAlignment="Bottom"<text:line-break/> <text:s text:c="15"/>Height="150" Width="150" Background="{DynamicResource ImgInformation}"/&gt;<text:line-break/> <text:s text:c="7"/>&lt;TextBlock Grid.Row="1" Grid.Column="2" Text="О событии"<text:line-break/> <text:s text:c="18"/>TextAlignment="Center" VerticalAlignment="Top"/&gt;<text:line-break/> <text:s text:c="7"/>&lt;Button Grid.Row="0" Grid.Column="3" x:Name="BtnLogin"<text:line-break/> <text:s text:c="15"/>Command="{Binding OnClickBtnOpnAuthorizationMenuPage}"<text:line-break/> <text:s text:c="15"/>HorizontalAlignment="Center" VerticalAlignment="Bottom"<text:line-break/> <text:s text:c="15"/>Height="150" Width="150" Background="{DynamicResource ImgKey}"/&gt;<text:line-break/> <text:s text:c="7"/>&lt;TextBlock Grid.Row="1" Grid.Column="3" Text="Вход в систему"<text:line-break/> <text:s text:c="18"/>TextAlignment="Center" VerticalAlignment="Top"/&gt;<text:line-break/> <text:s text:c="3"/>&lt;/Grid&gt;<text:line-break/>&lt;/UserControl&gt;<text:line-break/><text:line-break/></text:h>
      <text:h text:outline-level="1" text:style-name="Default Paragraph Style">AuthorizationMenuPage.axaml<text:line-break/></text:h>
      <text:h text:outline-level="1" text:style-name="Code Style">&lt;UserControl xmlns="https://github.com/avaloniaui"<text:line-break/> <text:s text:c="12"/>xmlns:x="http://schemas.microsoft.com/winfx/2006/xaml"<text:line-break/> <text:s text:c="12"/>xmlns:d="http://schemas.microsoft.com/expression/blend/2008"<text:line-break/> <text:s text:c="12"/>xmlns:mc="http://schemas.openxmlformats.org/markup-compatibility/2006"<text:line-break/> <text:s text:c="12"/>mc:Ignorable="d" x:Class="App.Views.Pages.AuthorizationMenuPage"&gt;<text:line-break/> <text:s text:c="3"/>&lt;Grid&gt;<text:line-break/> <text:s text:c="7"/>&lt;Grid.RowDefinitions&gt;<text:line-break/> <text:s text:c="11"/>&lt;RowDefinition Height="0.7*"/&gt;<text:line-break/> <text:s text:c="11"/>&lt;RowDefinition Height="1.3*"/&gt;<text:line-break/> <text:s text:c="11"/>&lt;RowDefinition Height="2.5*"/&gt;<text:line-break/> <text:s text:c="7"/>&lt;/Grid.RowDefinitions&gt;<text:line-break/> <text:s text:c="7"/>&lt;TextBlock Grid.Row="0" Classes="h3" Text="Форма авторизации"<text:line-break/> <text:s text:c="18"/>VerticalAlignment="Center" HorizontalAlignment="Center"/&gt;<text:line-break/> <text:s text:c="7"/>&lt;Grid Grid.Row="1"&gt;<text:line-break/> <text:s text:c="11"/>&lt;Grid.RowDefinitions&gt;<text:line-break/> <text:s text:c="15"/>&lt;RowDefinition/&gt;<text:line-break/> <text:s text:c="15"/>&lt;RowDefinition/&gt;<text:line-break/> <text:s text:c="11"/>&lt;/Grid.RowDefinitions&gt;<text:line-break/> <text:s text:c="11"/>&lt;Grid.ColumnDefinitions&gt;<text:line-break/> <text:s text:c="15"/>&lt;ColumnDefinition Width="0.9*"/&gt;<text:line-break/> <text:s text:c="15"/>&lt;ColumnDefinition Width="0.1*"/&gt;<text:line-break/> <text:s text:c="15"/>&lt;ColumnDefinition/&gt;<text:line-break/> <text:s text:c="15"/>&lt;ColumnDefinition/&gt;<text:line-break/> <text:s text:c="11"/>&lt;/Grid.ColumnDefinitions&gt;<text:line-break/> <text:s text:c="11"/>&lt;TextBlock Grid.Row="0" Grid.Column="0" FontSize="28" Text="Email:"<text:line-break/> <text:s text:c="22"/>VerticalAlignment="Center" HorizontalAlignment="Right"/&gt;<text:line-break/> <text:s text:c="11"/>&lt;TextBox Grid.Row="0" Grid.Column="2" FontSize="28" Text="{Binding Email}"<text:line-break/> <text:s text:c="20"/>VerticalAlignment="Center" HorizontalAlignment="Stretch"/&gt;<text:line-break/> <text:s text:c="11"/>&lt;TextBlock Grid.Row="1" Grid.Column="0" FontSize="28" Text="Password:"<text:line-break/> <text:s text:c="22"/>VerticalAlignment="Center" HorizontalAlignment="Right"/&gt;<text:line-break/> <text:s text:c="11"/>&lt;TextBox Grid.Row="1" Grid.Column="2" FontSize="28" Text="{Binding Password}"<text:line-break/> <text:s text:c="20"/>PasswordChar="*" VerticalAlignment="Center" HorizontalAlignment="Stretch"/&gt;<text:line-break/> <text:s text:c="7"/>&lt;/Grid&gt;<text:line-break/> <text:s text:c="7"/>&lt;Grid Grid.Row="2"&gt;<text:line-break/> <text:s text:c="11"/>&lt;Grid.ColumnDefinitions&gt;<text:line-break/> <text:s text:c="15"/>&lt;ColumnDefinition/&gt;<text:line-break/> <text:s text:c="15"/>&lt;ColumnDefinition Width="0.3*"/&gt;<text:line-break/> <text:s text:c="15"/>&lt;ColumnDefinition/&gt;<text:line-break/> <text:s text:c="11"/>&lt;/Grid.ColumnDefinitions&gt;<text:line-break/> <text:s text:c="11"/>&lt;Button Grid.Column="0" Content="Login" Command="{Binding OnClickBtnLogin}"<text:line-break/> <text:s text:c="19"/>VerticalAlignment="Top" HorizontalAlignment="Right" FontSize="28"/&gt;<text:line-break/> <text:s text:c="11"/>&lt;Button Grid.Column="2" Content="Cancel" Command="{Binding OnClickBtnCancel}"<text:line-break/> <text:s text:c="19"/>VerticalAlignment="Top" HorizontalAlignment="Left" FontSize="28"/&gt;<text:line-break/> <text:s text:c="7"/>&lt;/Grid&gt;<text:line-break/> <text:s text:c="3"/>&lt;/Grid&gt; <text:s text:c="3"/><text:line-break/>&lt;/UserControl&gt;<text:line-break/><text:line-break/></text:h>
      <text:h text:outline-level="1" text:style-name="Default Paragraph Style">VerificationOfPreviouslyEnteredRacersPage.axaml<text:line-break/></text:h>
      <text:h text:outline-level="1" text:style-name="Code Style">&lt;UserControl xmlns="https://github.com/avaloniaui"<text:line-break/> <text:s text:c="12"/>xmlns:x="http://schemas.microsoft.com/winfx/2006/xaml"<text:line-break/> <text:s text:c="12"/>xmlns:d="http://schemas.microsoft.com/expression/blend/2008"<text:line-break/> <text:s text:c="12"/>xmlns:mc="http://schemas.openxmlformats.org/markup-compatibility/2006"<text:line-break/> <text:s text:c="12"/>mc:Ignorable="d" x:Class="App.Views.Pages.VerificationOfPreviouslyEnteredRacersPage"&gt;<text:line-break/> <text:s text:c="3"/>&lt;Grid&gt;<text:line-break/> <text:s text:c="7"/>&lt;Grid.RowDefinitions&gt;<text:line-break/> <text:s text:c="11"/>&lt;RowDefinition Height="2.2*"/&gt;<text:line-break/> <text:s text:c="11"/>&lt;RowDefinition Height="1.8*"/&gt;<text:line-break/> <text:s text:c="11"/>&lt;RowDefinition Height="6*"/&gt;<text:line-break/> <text:s text:c="7"/>&lt;/Grid.RowDefinitions&gt;<text:line-break/> <text:s text:c="7"/>&lt;Grid.ColumnDefinitions&gt;<text:line-break/> <text:s text:c="11"/>&lt;ColumnDefinition Width="2.5*"/&gt;<text:line-break/> <text:s text:c="11"/>&lt;ColumnDefinition/&gt;<text:line-break/> <text:s text:c="11"/>&lt;ColumnDefinition Width="2.5*"/&gt;<text:line-break/> <text:s text:c="7"/>&lt;/Grid.ColumnDefinitions&gt;<text:line-break/> <text:s text:c="7"/>&lt;TextBlock Grid.Row="0" Grid.Column="0" Grid.ColumnSpan="3" Classes="h3" <text:line-break/> <text:s text:c="18"/>VerticalAlignment="Bottom" HorizontalAlignment="Center"<text:line-break/> <text:s text:c="18"/>Text="Участвовали ранее?"/&gt;<text:line-break/> <text:s text:c="7"/>&lt;Button Grid.Row="1" Grid.Column="0" Height="55" Width="120" Content="Да"<text:line-break/> <text:s text:c="15"/>Command="{Binding OnClickBtnYes}"<text:line-break/> <text:s text:c="15"/>HorizontalAlignment="Right" VerticalAlignment="Center" FontSize="26"<text:line-break/> <text:s text:c="15"/>HorizontalContentAlignment="Center" VerticalContentAlignment="Center"/&gt;<text:line-break/> <text:s text:c="7"/>&lt;Button Grid.Row="1" Grid.Column="2" Height="55" Width="120" Content="Нет"<text:line-break/> <text:s text:c="15"/>Command="{Binding OnClickBtnNo}"<text:line-break/> <text:s text:c="15"/>HorizontalAlignment="Left" VerticalAlignment="Center" FontSize="26"<text:line-break/> <text:s text:c="15"/>HorizontalContentAlignment="Center" VerticalContentAlignment="Center"/&gt;<text:line-break/> <text:s text:c="3"/>&lt;/Grid&gt;<text:line-break/>&lt;/UserControl&gt;<text:line-break/><text:line-break/></text:h>
      <text:h text:outline-level="1" text:style-name="Default Paragraph Style">RacerRegistrationPage.axaml.cs<text:line-break/></text:h>
      <text:h text:outline-level="1" text:style-name="Code Style">using App.ViewModels;<text:line-break/>using Avalonia.Markup.Xaml;<text:line-break/>using Avalonia.ReactiveUI;<text:line-break/>using PropertyChanged;<text:line-break/>using ReactiveUI;<text:line-break/><text:line-break/>namespace App.Views.Pages;<text:line-break/><text:line-break/>[DoNotNotify]<text:line-break/>public partial class RacerRegistrationPage : ReactiveUserControl&lt;RacerRegistrationPageViewModel&gt;<text:line-break/>{<text:line-break/> <text:s text:c="3"/>public RacerRegistrationPage()<text:line-break/> <text:s text:c="3"/>{<text:line-break/> <text:s text:c="7"/>AvaloniaXamlLoader.Load(this);<text:line-break/> <text:s text:c="7"/>this.WhenActivated(_ =&gt; { });<text:line-break/> <text:s text:c="3"/>}<text:line-break/>}<text:line-break/></text:h>
      <text:h text:outline-level="1" text:style-name="Default Paragraph Style">VerificationOfPreviouslyEnteredRacersPage.axaml.cs<text:line-break/></text:h>
      <text:h text:outline-level="1" text:style-name="Code Style">using App.ViewModels.SponsorMenu;<text:line-break/>using Avalonia.Markup.Xaml;<text:line-break/>using Avalonia.ReactiveUI;<text:line-break/>using PropertyChanged;<text:line-break/>using ReactiveUI;<text:line-break/><text:line-break/>namespace App.Views.Pages;<text:line-break/><text:line-break/>[DoNotNotify]<text:line-break/>public partial class VerificationOfPreviouslyEnteredRacersPage <text:line-break/> <text:s text:c="3"/>: ReactiveUserControl&lt;VerificationOfPreviouslyEnteredRacersPageViewModel&gt;<text:line-break/>{<text:line-break/> <text:s text:c="3"/>public VerificationOfPreviouslyEnteredRacersPage()<text:line-break/> <text:s text:c="3"/>{<text:line-break/> <text:s text:c="7"/>AvaloniaXamlLoader.Load(this);<text:line-break/> <text:s text:c="7"/>this.WhenActivated(_ =&gt; { });<text:line-break/> <text:s text:c="3"/>}<text:line-break/>}<text:line-break/></text:h>
      <text:h text:outline-level="1" text:style-name="Default Paragraph Style">MainMenuPage.axaml.cs<text:line-break/></text:h>
      <text:h text:outline-level="1" text:style-name="Code Style">using Avalonia.Markup.Xaml;<text:line-break/>using Avalonia.ReactiveUI;<text:line-break/>using App.ViewModels;<text:line-break/>using PropertyChanged;<text:line-break/>using ReactiveUI;<text:line-break/><text:line-break/>namespace App.Views.Pages;<text:line-break/><text:line-break/>[DoNotNotify]<text:line-break/>public partial class MainMenuPage : ReactiveUserControl&lt;MainMenuPageViewModel&gt;<text:line-break/>{<text:line-break/> <text:s text:c="3"/>public MainMenuPage()<text:line-break/> <text:s text:c="3"/>{<text:line-break/> <text:s text:c="7"/>this.WhenActivated(_ =&gt; { });<text:line-break/> <text:s text:c="7"/>AvaloniaXamlLoader.Load(this);<text:line-break/> <text:s text:c="3"/>}<text:line-break/>}<text:line-break/></text:h>
      <text:h text:outline-level="1" text:style-name="Default Paragraph Style">RacerRegistrationPage.axaml<text:line-break/></text:h>
      <text:h text:outline-level="1" text:style-name="Code Style">&lt;UserControl xmlns="https://github.com/avaloniaui"<text:line-break/> <text:s text:c="12"/>xmlns:x="http://schemas.microsoft.com/winfx/2006/xaml"<text:line-break/> <text:s text:c="12"/>xmlns:d="http://schemas.microsoft.com/expression/blend/2008"<text:line-break/> <text:s text:c="12"/>xmlns:mc="http://schemas.openxmlformats.org/markup-compatibility/2006"<text:line-break/> <text:s text:c="12"/>xmlns:converters="clr-namespace:App.Views.Converters"<text:line-break/> <text:s text:c="12"/>mc:Ignorable="d" x:Class="App.Views.Pages.RacerRegistrationPage"&gt;<text:line-break/> <text:s text:c="3"/>&lt;UserControl.Resources&gt;<text:line-break/> <text:s text:c="7"/>&lt;converters:BitmapValueConverter x:Key="VariableImage"/&gt;<text:line-break/> <text:s text:c="3"/>&lt;/UserControl.Resources&gt;<text:line-break/> <text:s text:c="3"/>&lt;Grid&gt;<text:line-break/> <text:s text:c="7"/>&lt;Grid.RowDefinitions&gt;<text:line-break/> <text:s text:c="11"/>&lt;RowDefinition/&gt;<text:line-break/> <text:s text:c="11"/>&lt;RowDefinition Height="6*"/&gt;<text:line-break/> <text:s text:c="11"/>&lt;RowDefinition/&gt;<text:line-break/> <text:s text:c="7"/>&lt;/Grid.RowDefinitions&gt;<text:line-break/> <text:s text:c="7"/>&lt;Grid.ColumnDefinitions&gt;<text:line-break/> <text:s text:c="11"/>&lt;ColumnDefinition Width="0.8*"/&gt;<text:line-break/> <text:s text:c="11"/>&lt;ColumnDefinition Width="0.01*"/&gt;<text:line-break/> <text:s text:c="11"/>&lt;ColumnDefinition/&gt;<text:line-break/> <text:s text:c="7"/>&lt;/Grid.ColumnDefinitions&gt;<text:line-break/> <text:s text:c="7"/><text:line-break/> <text:s text:c="7"/>&lt;TextBlock Grid.Row="0" Grid.Column="0" Grid.ColumnSpan="3" Classes="h3" <text:line-break/> <text:s text:c="18"/>VerticalAlignment="Center" HorizontalAlignment="Center"<text:line-break/> <text:s text:c="18"/>Text="Регистрация гонщиков"/&gt;<text:line-break/> <text:s text:c="7"/><text:line-break/> <text:s text:c="7"/>&lt;Grid Grid.Row="1" Grid.Column="0"&gt;<text:line-break/> <text:s text:c="11"/>&lt;Grid.ColumnDefinitions&gt;<text:line-break/> <text:s text:c="15"/>&lt;ColumnDefinition/&gt;<text:line-break/> <text:s text:c="15"/>&lt;ColumnDefinition Width="0.01*"/&gt;<text:line-break/> <text:s text:c="15"/>&lt;ColumnDefinition /&gt;<text:line-break/> <text:s text:c="11"/>&lt;/Grid.ColumnDefinitions&gt;<text:line-break/> <text:s text:c="11"/>&lt;Grid.RowDefinitions&gt;<text:line-break/> <text:s text:c="15"/>&lt;RowDefinition/&gt;<text:line-break/> <text:s text:c="15"/>&lt;RowDefinition/&gt;<text:line-break/> <text:s text:c="15"/>&lt;RowDefinition/&gt;<text:line-break/> <text:s text:c="15"/>&lt;RowDefinition/&gt;<text:line-break/> <text:s text:c="15"/>&lt;RowDefinition/&gt;<text:line-break/> <text:s text:c="15"/>&lt;RowDefinition/&gt;<text:line-break/> <text:s text:c="11"/>&lt;/Grid.RowDefinitions&gt;<text:line-break/> <text:s text:c="11"/>&lt;TextBlock Grid.Row="0" Grid.Column="0" HorizontalAlignment="Right" VerticalAlignment="Center"<text:line-break/> <text:s text:c="22"/>Text="Email:" FontSize="22"/&gt;<text:line-break/> <text:s text:c="11"/>&lt;TextBox Grid.Row="0" Grid.Column="2" HorizontalAlignment="Stretch" VerticalAlignment="Center" <text:line-break/> <text:s text:c="20"/>Text="{Binding Email}" Watermark="email@address.ru" FontSize="22"/&gt;<text:line-break/> <text:s text:c="11"/>&lt;TextBlock Grid.Row="1" Grid.Column="0" HorizontalAlignment="Right" VerticalAlignment="Center"<text:line-break/> <text:s text:c="22"/>Text="Пароль:" FontSize="22"/&gt;<text:line-break/> <text:s text:c="11"/>&lt;TextBox Grid.Row="1" Grid.Column="2" HorizontalAlignment="Stretch" VerticalAlignment="Center" <text:line-break/> <text:s text:c="20"/>Text="{Binding Password}" PasswordChar="*" FontSize="22"/&gt;<text:line-break/> <text:s text:c="11"/>&lt;TextBlock Grid.Row="2" Grid.Column="0" HorizontalAlignment="Right" VerticalAlignment="Center"<text:line-break/> <text:s text:c="22"/>Text="Повторите пароль:" FontSize="22"/&gt;<text:line-break/> <text:s text:c="11"/>&lt;TextBox Grid.Row="2" Grid.Column="2" HorizontalAlignment="Stretch" VerticalAlignment="Center" <text:line-break/> <text:s text:c="20"/>Text="{Binding RepeatPassword}" PasswordChar="*" FontSize="22"/&gt;<text:line-break/> <text:s text:c="11"/>&lt;TextBlock Grid.Row="3" Grid.Column="0" HorizontalAlignment="Right" VerticalAlignment="Center"<text:line-break/> <text:s text:c="22"/>Text="Имя:" FontSize="22"/&gt;<text:line-break/> <text:s text:c="11"/>&lt;TextBox Grid.Row="3" Grid.Column="2" HorizontalAlignment="Stretch" VerticalAlignment="Center" <text:line-break/> <text:s text:c="20"/>Text="{Binding FirstName}" Watermark="Имя" FontSize="22"/&gt;<text:line-break/> <text:s text:c="11"/>&lt;TextBlock Grid.Row="4" Grid.Column="0" HorizontalAlignment="Right" VerticalAlignment="Center"<text:line-break/> <text:s text:c="22"/>Text="Фамилия:" FontSize="22"/&gt;<text:line-break/> <text:s text:c="11"/>&lt;TextBox Grid.Row="4" Grid.Column="2" HorizontalAlignment="Stretch" VerticalAlignment="Center" <text:line-break/> <text:s text:c="20"/>Text="{Binding LastName}" Watermark="Фамилия" FontSize="22"/&gt;<text:line-break/> <text:s text:c="11"/>&lt;TextBlock Grid.Row="5" Grid.Column="0" HorizontalAlignment="Right" VerticalAlignment="Center"<text:line-break/> <text:s text:c="22"/>Text="Пол:" FontSize="22"/&gt;<text:line-break/> <text:s text:c="11"/>&lt;ComboBox Grid.Row="5" Grid.Column="2" HorizontalAlignment="Stretch" VerticalAlignment="Center" <text:line-break/> <text:s text:c="21"/>Items="{Binding Genders}" SelectedItem="{Binding Gender}"&gt;<text:line-break/> <text:s text:c="15"/>&lt;ComboBox.ItemTemplate&gt;<text:line-break/> <text:s text:c="19"/>&lt;DataTemplate&gt;<text:line-break/> <text:s text:c="23"/>&lt;TextBlock Text="{Binding Gender_Name}" FontSize="22"/&gt;<text:line-break/> <text:s text:c="19"/>&lt;/DataTemplate&gt;<text:line-break/> <text:s text:c="15"/>&lt;/ComboBox.ItemTemplate&gt;<text:line-break/> <text:s text:c="11"/>&lt;/ComboBox&gt;<text:line-break/> <text:s text:c="7"/>&lt;/Grid&gt;<text:line-break/> <text:s text:c="7"/><text:line-break/> <text:s text:c="7"/>&lt;Grid Grid.Row="1" Grid.Column="2"&gt;<text:line-break/> <text:s text:c="11"/>&lt;Grid.RowDefinitions&gt;<text:line-break/> <text:s text:c="15"/>&lt;RowDefinition Height="3*"/&gt;<text:line-break/> <text:s text:c="15"/>&lt;RowDefinition/&gt;<text:line-break/> <text:s text:c="15"/>&lt;RowDefinition/&gt;<text:line-break/> <text:s text:c="15"/>&lt;RowDefinition/&gt;<text:line-break/> <text:s text:c="11"/>&lt;/Grid.RowDefinitions&gt;<text:line-break/> <text:s text:c="11"/>&lt;Grid.ColumnDefinitions&gt;<text:line-break/> <text:s text:c="15"/>&lt;ColumnDefinition/&gt;<text:line-break/> <text:s text:c="15"/>&lt;ColumnDefinition Width="0.01*"/&gt;<text:line-break/> <text:s text:c="15"/>&lt;ColumnDefinition Width="1.4*"/&gt;<text:line-break/> <text:s text:c="15"/>&lt;ColumnDefinition Width="0.01*"/&gt;<text:line-break/> <text:s text:c="11"/>&lt;/Grid.ColumnDefinitions&gt;<text:line-break/> <text:s text:c="11"/>&lt;Image Grid.Row="0" Grid.Column="2" Source="{Binding PathToImage,<text:line-break/> <text:s text:c="15"/>Converter={StaticResource VariableImage}}"<text:line-break/> <text:s text:c="18"/>VerticalAlignment="Bottom" HorizontalAlignment="Right"/&gt;<text:line-break/> <text:s text:c="11"/>&lt;TextBlock Grid.Row="0" Grid.Column="0" Text="Фото файл:" FontSize="22"<text:line-break/> <text:s text:c="22"/>VerticalAlignment="Bottom" HorizontalAlignment="Left"/&gt;<text:line-break/> <text:s text:c="11"/>&lt;TextBox Grid.Row="1" Grid.Column="0" Text="{Binding PathToImage}" FontSize="22"<text:line-break/> <text:s text:c="20"/>VerticalAlignment="Center" HorizontalAlignment="Stretch" IsReadOnly="True"/&gt;<text:line-break/> <text:s text:c="11"/>&lt;Button Grid.Row="1" Grid.Column="2" Content="Просмотр" FontSize="22" <text:line-break/> <text:s text:c="19"/>Command="{Binding OnClickBtnView}" <text:line-break/> <text:s text:c="19"/>VerticalAlignment="Center" HorizontalAlignment="Left"/&gt;<text:line-break/> <text:s text:c="11"/>&lt;TextBlock Grid.Row="2" Grid.Column="0" FontSize="22" Text="Дата рождения:"<text:line-break/> <text:s text:c="22"/>VerticalAlignment="Center" HorizontalAlignment="Right"/&gt;<text:line-break/> <text:s text:c="11"/>&lt;DatePicker Grid.Row="2" Grid.Column="2" FontSize="22" SelectedDate="{Binding DateOfBirth}"<text:line-break/> <text:s text:c="23"/>VerticalAlignment="Center" HorizontalAlignment="Left"/&gt;<text:line-break/> <text:s text:c="11"/>&lt;TextBlock Grid.Row="3" Grid.Column="0" FontSize="22" Text="Страна:"<text:line-break/> <text:s text:c="22"/>VerticalAlignment="Center" HorizontalAlignment="Right"/&gt;<text:line-break/> <text:s text:c="11"/>&lt;ComboBox Grid.Row="3" Grid.Column="2" FontSize="22"<text:line-break/> <text:s text:c="21"/>Items="{Binding Countries}" SelectedItem="{Binding Country}"<text:line-break/> <text:s text:c="21"/>VerticalAlignment="Center" HorizontalAlignment="Stretch"&gt;<text:line-break/> <text:s text:c="15"/>&lt;ComboBox.ItemTemplate&gt;<text:line-break/> <text:s text:c="19"/>&lt;DataTemplate&gt;<text:line-break/> <text:s text:c="23"/>&lt;TextBlock Text="{Binding Country_Name}"/&gt;<text:line-break/> <text:s text:c="19"/>&lt;/DataTemplate&gt;<text:line-break/> <text:s text:c="15"/>&lt;/ComboBox.ItemTemplate&gt;<text:line-break/> <text:s text:c="11"/>&lt;/ComboBox&gt;<text:line-break/> <text:s text:c="7"/>&lt;/Grid&gt;<text:line-break/> <text:s text:c="7"/>&lt;Button Grid.Row="2" Grid.Column="0" Content="Регистрация" FontSize="22"<text:line-break/> <text:s text:c="15"/>Command="{Binding OnClickBtnRegistration}"<text:line-break/> <text:s text:c="15"/>VerticalAlignment="Center" HorizontalAlignment="Right"/&gt;<text:line-break/> <text:s text:c="7"/>&lt;Button Grid.Row="2" Grid.Column="2" Content="Отмена" FontSize="22"<text:line-break/> <text:s text:c="15"/>Command="{Binding OnClickBtnCancel}"<text:line-break/> <text:s text:c="15"/>VerticalAlignment="Center" HorizontalAlignment="Left"/&gt;<text:line-break/> <text:s text:c="3"/>&lt;/Grid&gt;<text:line-break/>&lt;/UserControl&gt;<text:line-break/><text:line-break/></text:h>
      <text:h text:outline-level="1" text:style-name="Default Paragraph Style">AuthorizationMenuPage.axaml.cs<text:line-break/></text:h>
      <text:h text:outline-level="1" text:style-name="Code Style">using App.ViewModels;<text:line-break/>using Avalonia.Markup.Xaml;<text:line-break/>using Avalonia.ReactiveUI;<text:line-break/>using PropertyChanged;<text:line-break/>using ReactiveUI;<text:line-break/><text:line-break/>namespace App.Views.Pages;<text:line-break/><text:line-break/>[DoNotNotify]<text:line-break/>public partial class AuthorizationMenuPage : ReactiveUserControl&lt;AuthorizationMenuPageViewModel&gt;<text:line-break/>{<text:line-break/> <text:s text:c="3"/>public AuthorizationMenuPage()<text:line-break/> <text:s text:c="3"/>{<text:line-break/> <text:s text:c="7"/>AvaloniaXamlLoader.Load(this);<text:line-break/> <text:s text:c="7"/>this.WhenActivated(_ =&gt; { });<text:line-break/> <text:s text:c="3"/>}<text:line-break/>}<text:line-break/></text:h>
      <text:h text:outline-level="1" text:style-name="Default Paragraph Style">ConfirmationOfSponsorshipPage.axaml<text:line-break/></text:h>
      <text:h text:outline-level="1" text:style-name="Code Style">&lt;UserControl xmlns="https://github.com/avaloniaui"<text:line-break/> <text:s text:c="12"/>xmlns:x="http://schemas.microsoft.com/winfx/2006/xaml"<text:line-break/> <text:s text:c="12"/>xmlns:d="http://schemas.microsoft.com/expression/blend/2008"<text:line-break/> <text:s text:c="12"/>xmlns:mc="http://schemas.openxmlformats.org/markup-compatibility/2006"<text:line-break/> <text:s text:c="12"/>mc:Ignorable="d" x:Class="App.Views.Pages.SponsorMenu.ConfirmationOfSponsorshipPage"&gt;<text:line-break/> <text:s text:c="3"/>&lt;Grid&gt;<text:line-break/> <text:s text:c="7"/>&lt;Grid.RowDefinitions&gt;<text:line-break/> <text:s text:c="11"/>&lt;RowDefinition/&gt;<text:line-break/> <text:s text:c="11"/>&lt;RowDefinition/&gt;<text:line-break/> <text:s text:c="11"/>&lt;RowDefinition/&gt;<text:line-break/> <text:s text:c="11"/>&lt;RowDefinition Height="2*"/&gt;<text:line-break/> <text:s text:c="11"/>&lt;RowDefinition/&gt;<text:line-break/> <text:s text:c="7"/>&lt;/Grid.RowDefinitions&gt;<text:line-break/> <text:s text:c="7"/>&lt;TextBlock Grid.Row="0" Classes="h3" Text="Спасибо за спонсорскую поддержку!"<text:line-break/> <text:s text:c="18"/>HorizontalAlignment="Center" VerticalAlignment="Center"/&gt;<text:line-break/> <text:s text:c="7"/>&lt;TextBlock Grid.Row="1" Text="{Binding ViewOfRacer}" FontSize="32"<text:line-break/> <text:s text:c="18"/>HorizontalAlignment="Center" VerticalAlignment="Bottom"/&gt;<text:line-break/> <text:s text:c="7"/>&lt;TextBlock Grid.Row="2" Text="{Binding NameOfFund}" FontSize="30"<text:line-break/> <text:s text:c="18"/>HorizontalAlignment="Center" VerticalAlignment="Top"/&gt; <text:line-break/> <text:s text:c="7"/>&lt;TextBlock Grid.Row="3" Text="{Binding AmountInDollars}" <text:line-break/> <text:s text:c="18"/>FontSize="70" FontWeight="Bold"<text:line-break/> <text:s text:c="18"/>HorizontalAlignment="Center" VerticalAlignment="Center"/&gt;<text:line-break/> <text:s text:c="7"/>&lt;Button Grid.Row="4" Command="{Binding OnClickBtnBack}" Content="Назад"<text:line-break/> <text:s text:c="15"/>HorizontalAlignment="Center" VerticalAlignment="Center"/&gt;<text:line-break/> <text:s text:c="3"/>&lt;/Grid&gt;<text:line-break/>&lt;/UserControl&gt;<text:line-break/><text:line-break/></text:h>
      <text:h text:outline-level="1" text:style-name="Default Paragraph Style">SponsorOfRacersPage.axaml<text:line-break/></text:h>
      <text:h text:outline-level="1" text:style-name="Code Style">&lt;UserControl xmlns="https://github.com/avaloniaui"<text:line-break/> <text:s text:c="12"/>xmlns:x="http://schemas.microsoft.com/winfx/2006/xaml"<text:line-break/> <text:s text:c="12"/>xmlns:d="http://schemas.microsoft.com/expression/blend/2008"<text:line-break/> <text:s text:c="12"/>xmlns:mc="http://schemas.openxmlformats.org/markup-compatibility/2006"<text:line-break/> <text:s text:c="12"/>mc:Ignorable="d" x:Class="App.Views.Pages.SponsorMenu.SponsorOfRacersPage"&gt;<text:line-break/> <text:s text:c="3"/>&lt;UserControl.Styles&gt;<text:line-break/> <text:s text:c="7"/>&lt;Style Selector="TextBlock, TextBox, ComboBox, Button"&gt;<text:line-break/> <text:s text:c="11"/>&lt;Setter Property="TextBlock.FontSize" Value="24"/&gt;<text:line-break/> <text:s text:c="11"/>&lt;Setter Property="TextBlock.Padding" Value="3, 3, 3, 3"/&gt;<text:line-break/> <text:s text:c="7"/>&lt;/Style&gt;<text:line-break/> <text:s text:c="3"/>&lt;/UserControl.Styles&gt;<text:line-break/> <text:s text:c="3"/>&lt;Grid&gt;<text:line-break/> <text:s text:c="7"/>&lt;Grid.RowDefinitions&gt;<text:line-break/> <text:s text:c="11"/>&lt;RowDefinition Height="1*"/&gt;<text:line-break/> <text:s text:c="11"/>&lt;RowDefinition Height="2*"/&gt;<text:line-break/> <text:s text:c="11"/>&lt;RowDefinition Height="4*"/&gt;<text:line-break/> <text:s text:c="7"/>&lt;/Grid.RowDefinitions&gt;<text:line-break/> <text:s text:c="7"/>&lt;Grid.ColumnDefinitions&gt;<text:line-break/> <text:s text:c="11"/>&lt;ColumnDefinition Width="6*"/&gt;<text:line-break/> <text:s text:c="11"/>&lt;ColumnDefinition Width="4*"/&gt;<text:line-break/> <text:s text:c="7"/>&lt;/Grid.ColumnDefinitions&gt;<text:line-break/> <text:s text:c="7"/><text:line-break/> <text:s text:c="7"/>&lt;TextBlock x:Name="Title" Grid.Row="0" Grid.Column="0" Grid.ColumnSpan="2"<text:line-break/> <text:s text:c="18"/>Text="Спонсор гонщика" Classes="h2"<text:line-break/> <text:s text:c="18"/>HorizontalAlignment="Center" VerticalAlignment="Center" /&gt;<text:line-break/> <text:s text:c="7"/><text:line-break/> <text:s text:c="7"/>&lt;!--information about sponsor--&gt;<text:line-break/> <text:s text:c="7"/>&lt;Grid Grid.Row="1" Grid.RowSpan="2" Grid.Column="0"&gt;<text:line-break/> <text:s text:c="11"/>&lt;Grid.RowDefinitions&gt;<text:line-break/> <text:s text:c="15"/>&lt;RowDefinition /&gt;<text:line-break/> <text:s text:c="15"/>&lt;RowDefinition /&gt;<text:line-break/> <text:s text:c="15"/>&lt;RowDefinition /&gt;<text:line-break/> <text:s text:c="15"/>&lt;RowDefinition /&gt;<text:line-break/> <text:s text:c="15"/>&lt;RowDefinition /&gt;<text:line-break/> <text:s text:c="15"/>&lt;RowDefinition /&gt;<text:line-break/> <text:s text:c="15"/>&lt;RowDefinition /&gt;<text:line-break/> <text:s text:c="11"/>&lt;/Grid.RowDefinitions&gt;<text:line-break/> <text:s text:c="11"/>&lt;Grid.ColumnDefinitions&gt;<text:line-break/> <text:s text:c="15"/>&lt;ColumnDefinition Width="1*"/&gt;<text:line-break/> <text:s text:c="15"/>&lt;ColumnDefinition Width="2*"/&gt;<text:line-break/> <text:s text:c="11"/>&lt;/Grid.ColumnDefinitions&gt;<text:line-break/> <text:s text:c="11"/>&lt;TextBlock Grid.Row="0" Grid.Column="0" Grid.ColumnSpan="2"<text:line-break/> <text:s text:c="22"/>Text="Информация о Спонсоре" Classes="h3"<text:line-break/> <text:s text:c="22"/>HorizontalAlignment="Center" VerticalAlignment="Center" /&gt;<text:line-break/> <text:s text:c="11"/>&lt;TextBlock Grid.Row="1" Grid.Column="0" HorizontalAlignment="Right" VerticalAlignment="Top"<text:line-break/> <text:s text:c="22"/>Text="Ваше имя:" /&gt;<text:line-break/> <text:s text:c="11"/>&lt;TextBox Grid.Row="1" Grid.Column="1" HorizontalAlignment="Stretch" VerticalAlignment="Top" <text:line-break/> <text:s text:c="20"/>Text="{Binding YourName}" Watermark="Ваше имя"/&gt;<text:line-break/> <text:s text:c="11"/>&lt;TextBlock Grid.Row="2" Grid.Column="0" HorizontalAlignment="Right" VerticalAlignment="Top"<text:line-break/> <text:s text:c="22"/>Text="Гонщик:"/&gt;<text:line-break/> <text:s text:c="11"/>&lt;ComboBox Grid.Row="2" Grid.Column="1" HorizontalAlignment="Stretch" VerticalAlignment="Top"<text:line-break/> <text:s text:c="21"/>Items="{Binding Racers}" SelectedItem="{Binding Racer}"&gt;<text:line-break/> <text:s text:c="15"/>&lt;ComboBox.ItemTemplate&gt;<text:line-break/> <text:s text:c="19"/>&lt;DataTemplate&gt;<text:line-break/> <text:s text:c="23"/>&lt;StackPanel Orientation="Horizontal"&gt;<text:line-break/> <text:s text:c="27"/>&lt;TextBlock Text="{Binding First_Name}"/&gt;<text:line-break/> <text:s text:c="27"/>&lt;TextBlock Text="{Binding Last_Name}"/&gt;<text:line-break/> <text:s text:c="27"/>&lt;TextBlock Text="{Binding ID_Country}"/&gt;<text:line-break/> <text:s text:c="23"/>&lt;/StackPanel&gt;<text:line-break/> <text:s text:c="19"/>&lt;/DataTemplate&gt;<text:line-break/> <text:s text:c="15"/>&lt;/ComboBox.ItemTemplate&gt;<text:line-break/> <text:s text:c="11"/>&lt;/ComboBox&gt;<text:line-break/> <text:s text:c="11"/>&lt;TextBlock Grid.Row="3" Grid.Column="0" HorizontalAlignment="Right" VerticalAlignment="Top"<text:line-break/> <text:s text:c="22"/>Text="Карта:" /&gt;<text:line-break/> <text:s text:c="11"/>&lt;TextBox Grid.Row="3" Grid.Column="1" HorizontalAlignment="Stretch" VerticalAlignment="Top"<text:line-break/> <text:s text:c="20"/>Watermark="Владелец карты" Text="{Binding Card}"/&gt;<text:line-break/> <text:s text:c="11"/>&lt;TextBlock Grid.Row="4" Grid.Column="0" HorizontalAlignment="Right" VerticalAlignment="Top"<text:line-break/> <text:s text:c="22"/>Text="Номер карты:" /&gt;<text:line-break/> <text:s text:c="11"/>&lt;TextBox Grid.Row="4" Grid.Column="1" HorizontalAlignment="Stretch" VerticalAlignment="Top"<text:line-break/> <text:s text:c="20"/>Watermark="1234123412341234" Text="{Binding CardNumber}"/&gt;<text:line-break/> <text:s text:c="11"/>&lt;TextBlock Grid.Row="5" Grid.Column="0" HorizontalAlignment="Right" VerticalAlignment="Top"<text:line-break/> <text:s text:c="22"/>Text="Срок действия:"/&gt;<text:line-break/> <text:s text:c="11"/>&lt;!--expire date--&gt;<text:line-break/> <text:s text:c="11"/>&lt;Grid Grid.Row="5" Grid.Column="1"&gt;<text:line-break/> <text:s text:c="15"/>&lt;Grid.ColumnDefinitions&gt;<text:line-break/> <text:s text:c="19"/>&lt;ColumnDefinition Width="0.9*"/&gt;<text:line-break/> <text:s text:c="19"/>&lt;ColumnDefinition Width="0.1*"/&gt;<text:line-break/> <text:s text:c="19"/>&lt;ColumnDefinition Width="2*"/&gt;<text:line-break/> <text:s text:c="19"/>&lt;ColumnDefinition Width="2*"/&gt;<text:line-break/> <text:s text:c="15"/>&lt;/Grid.ColumnDefinitions&gt;<text:line-break/> <text:s text:c="15"/>&lt;TextBox Text="{Binding ExpireDateMonth}" Grid.Column="0"<text:line-break/> <text:s text:c="24"/>HorizontalAlignment="Stretch" VerticalAlignment="Top" Watermark="01"/&gt;<text:line-break/> <text:s text:c="15"/>&lt;TextBox Text="{Binding ExpireDateYear}" Grid.Column="2"<text:line-break/> <text:s text:c="24"/>HorizontalAlignment="Stretch" VerticalAlignment="Top" Watermark="2027"/&gt;<text:line-break/> <text:s text:c="11"/>&lt;/Grid&gt;<text:line-break/> <text:s text:c="11"/>&lt;TextBlock Grid.Row="6" Grid.Column="0" HorizontalAlignment="Right" VerticalAlignment="Top"<text:line-break/> <text:s text:c="22"/>Text="CVC:"/&gt;<text:line-break/> <text:s text:c="11"/>&lt;!--CVC--&gt;<text:line-break/> <text:s text:c="11"/>&lt;Grid Grid.Row="6" Grid.Column="1"&gt;<text:line-break/> <text:s text:c="15"/>&lt;Grid.ColumnDefinitions&gt;<text:line-break/> <text:s text:c="19"/>&lt;ColumnDefinition Width="0.8*"/&gt;<text:line-break/> <text:s text:c="19"/>&lt;ColumnDefinition Width="2.2*"/&gt;<text:line-break/> <text:s text:c="15"/>&lt;/Grid.ColumnDefinitions&gt;<text:line-break/> <text:s text:c="15"/>&lt;TextBox HorizontalAlignment="Stretch" VerticalAlignment="Top" x:Name="TbCVC"<text:line-break/> <text:s text:c="24"/>Text="{Binding CVC}" Grid.Column="0" Watermark="123"/&gt;<text:line-break/> <text:s text:c="11"/>&lt;/Grid&gt;<text:line-break/> <text:s text:c="7"/>&lt;/Grid&gt;<text:line-break/> <text:s text:c="7"/><text:line-break/> <text:s text:c="7"/>&lt;!--charity--&gt;<text:line-break/> <text:s text:c="7"/>&lt;Grid Grid.Row="1" Grid.Column="1"&gt;<text:line-break/> <text:s text:c="11"/>&lt;Grid.RowDefinitions&gt;<text:line-break/> <text:s text:c="15"/>&lt;RowDefinition /&gt;<text:line-break/> <text:s text:c="15"/>&lt;RowDefinition /&gt;<text:line-break/> <text:s text:c="11"/>&lt;/Grid.RowDefinitions&gt;<text:line-break/> <text:s text:c="11"/>&lt;TextBlock Grid.Row="0" Text="Благотворительность" Classes="h3"<text:line-break/> <text:s text:c="22"/>HorizontalAlignment="Center" VerticalAlignment="Center" /&gt;<text:line-break/> <text:s text:c="11"/>&lt;TextBlock Grid.Row="1" HorizontalAlignment="Center" VerticalAlignment="Top"<text:line-break/> <text:s text:c="22"/>Text="{Binding NameOfFund}" /&gt;<text:line-break/> <text:s text:c="7"/>&lt;/Grid&gt;<text:line-break/> <text:s text:c="7"/><text:line-break/> <text:s text:c="7"/>&lt;!--donation amount--&gt;<text:line-break/> <text:s text:c="7"/>&lt;Grid Grid.Row="2" Grid.Column="1"&gt;<text:line-break/> <text:s text:c="11"/>&lt;Grid.RowDefinitions&gt;<text:line-break/> <text:s text:c="15"/>&lt;RowDefinition Height="0.7*"/&gt;<text:line-break/> <text:s text:c="15"/>&lt;RowDefinition Height="1.3*"/&gt;<text:line-break/> <text:s text:c="15"/>&lt;RowDefinition Height="1*"/&gt;<text:line-break/> <text:s text:c="15"/>&lt;RowDefinition Height="1*"/&gt;<text:line-break/> <text:s text:c="11"/>&lt;/Grid.RowDefinitions&gt;<text:line-break/> <text:s text:c="11"/>&lt;TextBlock Grid.Row="0" Text="Сумма пожертвования" Classes="h3"<text:line-break/> <text:s text:c="22"/>HorizontalAlignment="Center" VerticalAlignment="Center" /&gt;<text:line-break/> <text:s text:c="11"/>&lt;TextBlock Grid.Row="1" Text="{Binding AmountInDollars}" <text:line-break/> <text:s text:c="22"/>FontSize="70" FontWeight="Bold"<text:line-break/> <text:s text:c="22"/>HorizontalAlignment="Center" VerticalAlignment="Center"/&gt;<text:line-break/> <text:s text:c="11"/>&lt;Grid Grid.Row="2"&gt;<text:line-break/> <text:s text:c="15"/>&lt;Grid.ColumnDefinitions&gt;<text:line-break/> <text:s text:c="19"/>&lt;ColumnDefinition Width="2*"/&gt;<text:line-break/> <text:s text:c="19"/>&lt;ColumnDefinition Width="0.1*"/&gt;<text:line-break/> <text:s text:c="19"/>&lt;ColumnDefinition Width="2.8*"/&gt;<text:line-break/> <text:s text:c="19"/>&lt;ColumnDefinition Width="0.1*"/&gt;<text:line-break/> <text:s text:c="19"/>&lt;ColumnDefinition Width="2*"/&gt;<text:line-break/> <text:s text:c="15"/>&lt;/Grid.ColumnDefinitions&gt;<text:line-break/> <text:s text:c="15"/>&lt;Button Grid.Column="0" Content="-" Command="{Binding OnClickAmountMinus}"<text:line-break/> <text:s text:c="23"/>HorizontalAlignment="Right" VerticalAlignment="Center"/&gt;<text:line-break/> <text:s text:c="15"/>&lt;TextBox Grid.Column="2" TextAlignment="Center" Text="{Binding Amount}"<text:line-break/> <text:s text:c="23"/>HorizontalAlignment="Stretch" VerticalAlignment="Center"/&gt;<text:line-break/> <text:s text:c="15"/>&lt;Button Grid.Column="4" Content="+" Command="{Binding OnClickAmountPlus}"<text:line-break/> <text:s text:c="23"/>HorizontalAlignment="Left" VerticalAlignment="Center"/&gt;<text:line-break/> <text:s text:c="11"/>&lt;/Grid&gt;<text:line-break/> <text:s text:c="11"/>&lt;Grid Grid.Row="3"&gt;<text:line-break/> <text:s text:c="15"/>&lt;Grid.ColumnDefinitions&gt;<text:line-break/> <text:s text:c="19"/>&lt;ColumnDefinition /&gt;<text:line-break/> <text:s text:c="19"/>&lt;ColumnDefinition Width="0.1*"/&gt;<text:line-break/> <text:s text:c="19"/>&lt;ColumnDefinition /&gt;<text:line-break/> <text:s text:c="15"/>&lt;/Grid.ColumnDefinitions&gt;<text:line-break/> <text:s text:c="15"/>&lt;Button Grid.Column="0" Content="Заплатить" Command="{Binding OnClickPay}"<text:line-break/> <text:s text:c="23"/>HorizontalAlignment="Right" VerticalAlignment="Center"/&gt;<text:line-break/> <text:s text:c="15"/>&lt;Button Grid.Column="2" Content="Отмена" Command="{Binding OnClickCancel}"<text:line-break/> <text:s text:c="23"/>HorizontalAlignment="Left" VerticalAlignment="Center"/&gt;<text:line-break/> <text:s text:c="11"/>&lt;/Grid&gt;<text:line-break/> <text:s text:c="7"/>&lt;/Grid&gt;<text:line-break/> <text:s text:c="3"/>&lt;/Grid&gt; <text:s text:c="3"/><text:line-break/>&lt;/UserControl&gt;<text:line-break/><text:line-break/></text:h>
      <text:h text:outline-level="1" text:style-name="Default Paragraph Style">SponsorOfRacersPage.axaml.cs<text:line-break/></text:h>
      <text:h text:outline-level="1" text:style-name="Code Style">using App.ViewModels.SponsorMenu;<text:line-break/>using Avalonia.Markup.Xaml;<text:line-break/>using Avalonia.ReactiveUI;<text:line-break/>using PropertyChanged;<text:line-break/>using ReactiveUI;<text:line-break/><text:line-break/>namespace App.Views.Pages.SponsorMenu;<text:line-break/><text:line-break/>[DoNotNotify]<text:line-break/>public partial class SponsorOfRacersPage : ReactiveUserControl&lt;SponsorOfRacersPageViewModel&gt;<text:line-break/>{<text:line-break/> <text:s text:c="3"/>public SponsorOfRacersPage()<text:line-break/> <text:s text:c="3"/>{<text:line-break/> <text:s text:c="7"/>AvaloniaXamlLoader.Load(this);<text:line-break/> <text:s text:c="7"/>this.WhenActivated(_ =&gt; { });<text:line-break/> <text:s text:c="3"/>}<text:line-break/>}<text:line-break/></text:h>
      <text:h text:outline-level="1" text:style-name="Default Paragraph Style">ConfirmationOfSponsorshipPage.axaml.cs<text:line-break/></text:h>
      <text:h text:outline-level="1" text:style-name="Code Style">using App.ViewModels;<text:line-break/>using Avalonia.Markup.Xaml;<text:line-break/>using Avalonia.ReactiveUI;<text:line-break/>using PropertyChanged;<text:line-break/>using ReactiveUI;<text:line-break/><text:line-break/>namespace App.Views.Pages.SponsorMenu;<text:line-break/><text:line-break/>[DoNotNotify]<text:line-break/>public partial class ConfirmationOfSponsorshipPage : ReactiveUserControl&lt;ConfirmationOfSponsorshipPageViewModel&gt;<text:line-break/>{<text:line-break/> <text:s text:c="3"/>public ConfirmationOfSponsorshipPage()<text:line-break/> <text:s text:c="3"/>{<text:line-break/> <text:s text:c="7"/>this.WhenActivated(_ =&gt; { });<text:line-break/> <text:s text:c="7"/>AvaloniaXamlLoader.Load(this);<text:line-break/> <text:s text:c="3"/>}<text:line-break/>}<text:line-break/></text:h>
      <text:h text:outline-level="1" text:style-name="Default Paragraph Style">RacerMenuPage.axaml.cs<text:line-break/></text:h>
      <text:h text:outline-level="1" text:style-name="Code Style">using App.ViewModels.RacerMenu;<text:line-break/>using Avalonia.Markup.Xaml;<text:line-break/>using Avalonia.ReactiveUI;<text:line-break/>using PropertyChanged;<text:line-break/>using ReactiveUI;<text:line-break/><text:line-break/>namespace App.Views.Pages.RacerMenu;<text:line-break/><text:line-break/>[DoNotNotify]<text:line-break/>public partial class RacerMenuPage : ReactiveUserControl&lt;RacerMenuPageViewModel&gt;<text:line-break/>{<text:line-break/> <text:s text:c="3"/>public RacerMenuPage()<text:line-break/> <text:s text:c="3"/>{<text:line-break/> <text:s text:c="7"/>AvaloniaXamlLoader.Load(this);<text:line-break/> <text:s text:c="7"/>this.WhenActivated(_ =&gt; { });<text:line-break/> <text:s text:c="3"/>}<text:line-break/>}<text:line-break/></text:h>
      <text:h text:outline-level="1" text:style-name="Default Paragraph Style">MyResultsPage.axaml.cs<text:line-break/></text:h>
      <text:h text:outline-level="1" text:style-name="Code Style">using App.ViewModels.RacerMenu;<text:line-break/>using Avalonia.Markup.Xaml;<text:line-break/>using Avalonia.ReactiveUI;<text:line-break/>using PropertyChanged;<text:line-break/>using ReactiveUI;<text:line-break/><text:line-break/>namespace App.Views.Pages.RacerMenu;<text:line-break/><text:line-break/>[DoNotNotify]<text:line-break/>public partial class MyResultsPage : ReactiveUserControl&lt;MyResultsPageViewModel&gt;<text:line-break/>{<text:line-break/> <text:s text:c="3"/>public MyResultsPage()<text:line-break/> <text:s text:c="3"/>{<text:line-break/> <text:s text:c="7"/>AvaloniaXamlLoader.Load(this);<text:line-break/> <text:s text:c="7"/>this.WhenActivated(_ =&gt; { });<text:line-break/> <text:s text:c="3"/>}<text:line-break/>}<text:line-break/></text:h>
      <text:h text:outline-level="1" text:style-name="Default Paragraph Style">ConfirmationOfRacerRegistrationPage.axaml.cs<text:line-break/></text:h>
      <text:h text:outline-level="1" text:style-name="Code Style">using App.ViewModels.RacerMenu;<text:line-break/>using Avalonia.Markup.Xaml;<text:line-break/>using Avalonia.ReactiveUI;<text:line-break/>using PropertyChanged;<text:line-break/>using ReactiveUI;<text:line-break/><text:line-break/>namespace App.Views.Pages.RacerMenu;<text:line-break/><text:line-break/>[DoNotNotify]<text:line-break/>public partial class ConfirmationOfRacerRegistrationPage <text:line-break/> <text:s text:c="3"/>: ReactiveUserControl&lt;ConfirmationOfRacerRegistrationPageViewModel&gt;<text:line-break/>{<text:line-break/> <text:s text:c="3"/>public ConfirmationOfRacerRegistrationPage()<text:line-break/> <text:s text:c="3"/>{<text:line-break/> <text:s text:c="7"/>AvaloniaXamlLoader.Load(this);<text:line-break/> <text:s text:c="7"/>this.WhenActivated(_ =&gt; { });<text:line-break/> <text:s text:c="3"/>}<text:line-break/>}<text:line-break/></text:h>
      <text:h text:outline-level="1" text:style-name="Default Paragraph Style">MySponsorsPage.axaml<text:line-break/></text:h>
      <text:h text:outline-level="1" text:style-name="Code Style">&lt;UserControl xmlns="https://github.com/avaloniaui"<text:line-break/> <text:s text:c="12"/>xmlns:x="http://schemas.microsoft.com/winfx/2006/xaml"<text:line-break/> <text:s text:c="12"/>xmlns:d="http://schemas.microsoft.com/expression/blend/2008"<text:line-break/> <text:s text:c="12"/>xmlns:mc="http://schemas.openxmlformats.org/markup-compatibility/2006"<text:line-break/> <text:s text:c="12"/>mc:Ignorable="d" x:Class="App.Views.Pages.RacerMenu.MySponsorsPage"&gt;<text:line-break/> <text:s text:c="3"/>&lt;UserControl.Styles&gt;<text:line-break/> <text:s text:c="7"/>&lt;Style Selector="TextBlock"&gt;<text:line-break/> <text:s text:c="11"/>&lt;Setter Property="FontSize" Value="22"/&gt;<text:line-break/> <text:s text:c="7"/>&lt;/Style&gt;<text:line-break/> <text:s text:c="3"/>&lt;/UserControl.Styles&gt;<text:line-break/> <text:s text:c="3"/>&lt;Grid&gt;<text:line-break/> <text:s text:c="7"/>&lt;Grid.RowDefinitions&gt;<text:line-break/> <text:s text:c="11"/>&lt;RowDefinition/&gt;<text:line-break/> <text:s text:c="11"/>&lt;RowDefinition Height="3*"/&gt;<text:line-break/> <text:s text:c="11"/>&lt;RowDefinition/&gt;<text:line-break/> <text:s text:c="7"/>&lt;/Grid.RowDefinitions&gt;<text:line-break/> <text:s text:c="7"/>&lt;TextBlock Grid.Row="0" Classes="h2" Text="Мои спонсоры"<text:line-break/> <text:s text:c="18"/>VerticalAlignment="Center" HorizontalAlignment="Center"/&gt;<text:line-break/> <text:s text:c="7"/>&lt;DataGrid Grid.Row="1" Items="{Binding Sponsorships}"<text:line-break/> <text:s text:c="17"/>AutoGenerateColumns="False" IsReadOnly="True"<text:line-break/> <text:s text:c="17"/>VerticalAlignment="Stretch" HorizontalAlignment="Center"&gt;<text:line-break/> <text:s text:c="11"/>&lt;DataGrid.Columns&gt;<text:line-break/> <text:s text:c="15"/>&lt;DataGridTextColumn Header="Спонсор" Binding="{Binding SponsorName}"/&gt;<text:line-break/> <text:s text:c="15"/>&lt;DataGridTextColumn Header="Взнос" Binding="{Binding Amount}"/&gt;<text:line-break/> <text:s text:c="11"/>&lt;/DataGrid.Columns&gt;<text:line-break/> <text:s text:c="7"/>&lt;/DataGrid&gt;<text:line-break/> <text:s text:c="7"/>&lt;TextBlock Grid.Row="2" FontSize="50" FontWeight="Bold" Text="{Binding FinalAmount}"<text:line-break/> <text:s text:c="18"/>VerticalAlignment="Center" HorizontalAlignment="Center"/&gt;<text:line-break/> <text:s text:c="3"/>&lt;/Grid&gt;<text:line-break/>&lt;/UserControl&gt;<text:line-break/><text:line-break/></text:h>
      <text:h text:outline-level="1" text:style-name="Default Paragraph Style">RaceRegistrationPage.axaml<text:line-break/></text:h>
      <text:h text:outline-level="1" text:style-name="Code Style">&lt;UserControl xmlns="https://github.com/avaloniaui"<text:line-break/> <text:s text:c="12"/>xmlns:x="http://schemas.microsoft.com/winfx/2006/xaml"<text:line-break/> <text:s text:c="12"/>xmlns:d="http://schemas.microsoft.com/expression/blend/2008"<text:line-break/> <text:s text:c="12"/>xmlns:mc="http://schemas.openxmlformats.org/markup-compatibility/2006"<text:line-break/> <text:s text:c="12"/>mc:Ignorable="d" x:Class="App.Views.Pages.RacerMenu.RaceRegistrationPage"&gt;<text:line-break/> <text:s text:c="3"/>&lt;UserControl.Styles&gt;<text:line-break/> <text:s text:c="7"/>&lt;Style Selector="TextBlock, TextBox, ComboBox, Button, CheckBox, RadioButton"&gt;<text:line-break/> <text:s text:c="11"/>&lt;Setter Property="TextBlock.FontSize" Value="24"/&gt;<text:line-break/> <text:s text:c="7"/>&lt;/Style&gt;<text:line-break/> <text:s text:c="3"/>&lt;/UserControl.Styles&gt;<text:line-break/> <text:s text:c="3"/>&lt;Grid&gt;<text:line-break/> <text:s text:c="7"/>&lt;Grid.RowDefinitions&gt;<text:line-break/> <text:s text:c="11"/>&lt;RowDefinition Height="0.8*"/&gt;<text:line-break/> <text:s text:c="11"/>&lt;RowDefinition Height="2*"/&gt;<text:line-break/> <text:s text:c="11"/>&lt;RowDefinition Height="2*"/&gt;<text:line-break/> <text:s text:c="7"/>&lt;/Grid.RowDefinitions&gt;<text:line-break/> <text:s text:c="7"/>&lt;Grid.ColumnDefinitions&gt;<text:line-break/> <text:s text:c="11"/>&lt;ColumnDefinition Width="0.1*"/&gt;<text:line-break/> <text:s text:c="11"/>&lt;ColumnDefinition Width="4*"/&gt;<text:line-break/> <text:s text:c="11"/>&lt;ColumnDefinition Width="6*"/&gt;<text:line-break/> <text:s text:c="7"/>&lt;/Grid.ColumnDefinitions&gt;<text:line-break/> <text:s text:c="7"/><text:line-break/> <text:s text:c="7"/>&lt;!--title--&gt;<text:line-break/> <text:s text:c="7"/>&lt;TextBlock Grid.Row="0" Grid.Column="0" Grid.ColumnSpan="3" <text:line-break/> <text:s text:c="18"/>Text="Регистрация на гонку" Classes="h2" <text:line-break/> <text:s text:c="18"/>HorizontalAlignment="Center" VerticalAlignment="Center" /&gt;<text:line-break/> <text:s text:c="7"/><text:line-break/> <text:s text:c="7"/>&lt;!--race type--&gt;<text:line-break/> <text:s text:c="7"/>&lt;Grid Grid.Row="1" Grid.Column="1"&gt;<text:line-break/> <text:s text:c="11"/>&lt;Grid.RowDefinitions&gt;<text:line-break/> <text:s text:c="15"/>&lt;RowDefinition Height="0.7*"/&gt;<text:line-break/> <text:s text:c="15"/>&lt;RowDefinition Height="3*"/&gt;<text:line-break/> <text:s text:c="11"/>&lt;/Grid.RowDefinitions&gt; <text:s text:c="1"/><text:line-break/> <text:s text:c="11"/>&lt;TextBlock Grid.Row="0" Text="Вид гонки" Classes="h3" <text:line-break/> <text:s text:c="22"/>HorizontalAlignment="Center" VerticalAlignment="Center"/&gt;<text:line-break/> <text:s text:c="11"/>&lt;StackPanel Grid.Row="1" Orientation="Vertical"&gt;<text:line-break/> <text:s text:c="15"/>&lt;CheckBox IsChecked="{Binding Race2AndHalfKm}" Content="Заезд 2,5 км($25)"/&gt;<text:line-break/> <text:s text:c="15"/>&lt;CheckBox IsChecked="{Binding Race4Km}" Content="Заезд 4 км($40)"/&gt;<text:line-break/> <text:s text:c="15"/>&lt;CheckBox IsChecked="{Binding Race6AndHalfKm}" Content="Заезд 6,5 км($65)"/&gt;<text:line-break/> <text:s text:c="11"/>&lt;/StackPanel&gt;<text:line-break/> <text:s text:c="7"/>&lt;/Grid&gt;<text:line-break/> <text:s text:c="7"/><text:line-break/> <text:s text:c="7"/>&lt;!--kit options--&gt;<text:line-break/> <text:s text:c="7"/>&lt;Grid Grid.Row="1" Grid.Column="2"&gt;<text:line-break/> <text:s text:c="11"/>&lt;Grid.RowDefinitions&gt;<text:line-break/> <text:s text:c="15"/>&lt;RowDefinition Height="0.7*"/&gt;<text:line-break/> <text:s text:c="15"/>&lt;RowDefinition Height="3*"/&gt;<text:line-break/> <text:s text:c="11"/>&lt;/Grid.RowDefinitions&gt;<text:line-break/> <text:s text:c="11"/>&lt;TextBlock Grid.Row="0" Text="Варианты комплектов" Classes="h3" <text:line-break/> <text:s text:c="22"/>HorizontalAlignment="Center" VerticalAlignment="Center"/&gt;<text:line-break/> <text:s text:c="11"/>&lt;StackPanel Grid.Row="1" Orientation="Vertical"&gt;<text:line-break/> <text:s text:c="15"/>&lt;RadioButton IsChecked="{Binding VariantA}" GroupName="Kits"<text:line-break/> <text:s text:c="28"/>Content="Вариант А ($0) Номер пилота + Браслет"/&gt;<text:line-break/> <text:s text:c="15"/>&lt;RadioButton IsChecked="{Binding VariantB}" GroupName="Kits"<text:line-break/> <text:s text:c="28"/>Content="Вариант Б ($30) Номер пилота + Шлем + Браслет"/&gt;<text:line-break/> <text:s text:c="15"/>&lt;RadioButton IsChecked="{Binding VariantC}" GroupName="Kits"&gt;<text:line-break/> <text:s text:c="19"/>&lt;TextBlock TextWrapping="WrapWithOverflow"<text:line-break/> <text:s text:c="30"/>Text="Вариант С ($50) Номер пилота + Экипировка + Браслет"/&gt;<text:line-break/> <text:s text:c="15"/>&lt;/RadioButton&gt;<text:line-break/> <text:s text:c="11"/>&lt;/StackPanel&gt;<text:line-break/> <text:s text:c="7"/>&lt;/Grid&gt;<text:line-break/> <text:s text:c="7"/><text:line-break/> <text:s text:c="7"/>&lt;!--details of sponsorship--&gt;<text:line-break/> <text:s text:c="7"/>&lt;Grid Grid.Row="2" Grid.Column="1"&gt;<text:line-break/> <text:s text:c="11"/>&lt;Grid.ColumnDefinitions&gt;<text:line-break/> <text:s text:c="15"/>&lt;ColumnDefinition/&gt;<text:line-break/> <text:s text:c="15"/>&lt;ColumnDefinition Width="0.1*"/&gt;<text:line-break/> <text:s text:c="15"/>&lt;ColumnDefinition Width="2*"/&gt;<text:line-break/> <text:s text:c="11"/>&lt;/Grid.ColumnDefinitions&gt;<text:line-break/> <text:s text:c="11"/>&lt;Grid.RowDefinitions&gt;<text:line-break/> <text:s text:c="15"/>&lt;RowDefinition/&gt;<text:line-break/> <text:s text:c="15"/>&lt;RowDefinition/&gt;<text:line-break/> <text:s text:c="15"/>&lt;RowDefinition/&gt;<text:line-break/> <text:s text:c="15"/>&lt;RowDefinition/&gt;<text:line-break/> <text:s text:c="11"/>&lt;/Grid.RowDefinitions&gt;<text:line-break/> <text:s text:c="11"/>&lt;TextBlock Grid.Row="0" Grid.Column="0" Grid.ColumnSpan="3"<text:line-break/> <text:s text:c="22"/>Text="Детали спонсорства" Classes="h3"<text:line-break/> <text:s text:c="22"/>VerticalAlignment="Center" HorizontalAlignment="Center"/&gt;<text:line-break/> <text:s text:c="11"/>&lt;TextBlock Grid.Row="1" Grid.Column="0" Text="Спонсор:"<text:line-break/> <text:s text:c="22"/>HorizontalAlignment="Right" VerticalAlignment="Center"/&gt;<text:line-break/> <text:s text:c="11"/>&lt;Grid Grid.Row="1" Grid.Column="2"&gt;<text:line-break/> <text:s text:c="15"/>&lt;Grid.ColumnDefinitions&gt;<text:line-break/> <text:s text:c="19"/>&lt;ColumnDefinition Width="5*"/&gt;<text:line-break/> <text:s text:c="19"/>&lt;ColumnDefinition Width="0.05*"/&gt;<text:line-break/> <text:s text:c="19"/>&lt;ColumnDefinition/&gt;<text:line-break/> <text:s text:c="15"/>&lt;/Grid.ColumnDefinitions&gt;<text:line-break/> <text:s text:c="15"/>&lt;ComboBox Grid.Column="0" Items="{Binding Charities}"<text:line-break/> <text:s text:c="25"/>SelectedItem="{Binding Charity}"<text:line-break/> <text:s text:c="25"/>VerticalAlignment="Center" HorizontalAlignment="Stretch"&gt;<text:line-break/> <text:s text:c="19"/>&lt;ComboBox.ItemTemplate&gt;<text:line-break/> <text:s text:c="23"/>&lt;DataTemplate&gt;<text:line-break/> <text:s text:c="27"/>&lt;TextBlock Text="{Binding Charity_Name}"/&gt;<text:line-break/> <text:s text:c="23"/>&lt;/DataTemplate&gt;<text:line-break/> <text:s text:c="19"/>&lt;/ComboBox.ItemTemplate&gt;<text:line-break/> <text:s text:c="15"/>&lt;/ComboBox&gt;<text:line-break/> <text:s text:c="15"/>&lt;Button Grid.Column="2" Content="🛈" Command="{Binding OnClickBtnInformation}"<text:line-break/> <text:s text:c="26"/>VerticalAlignment="Center" HorizontalAlignment="Center"/&gt;<text:line-break/> <text:s text:c="11"/>&lt;/Grid&gt;<text:line-break/> <text:s text:c="11"/>&lt;TextBlock Grid.Row="2" Grid.Column="0" Text="Взнос:"<text:line-break/> <text:s text:c="22"/>VerticalAlignment="Center" HorizontalAlignment="Right"/&gt;<text:line-break/> <text:s text:c="11"/>&lt;TextBox Grid.Row="2" Grid.Column="2" Text="{Binding SponsorshipTarget}" <text:line-break/> <text:s text:c="20"/>VerticalAlignment="Center" HorizontalAlignment="Stretch"/&gt;<text:line-break/> <text:s text:c="11"/>&lt;Grid Grid.Row="3" Grid.Column="0" Grid.ColumnSpan="3"<text:line-break/> <text:s text:c="17"/>VerticalAlignment="Center" HorizontalAlignment="Center"&gt;<text:line-break/> <text:s text:c="15"/>&lt;Grid.ColumnDefinitions&gt;<text:line-break/> <text:s text:c="19"/>&lt;ColumnDefinition/&gt;<text:line-break/> <text:s text:c="19"/>&lt;ColumnDefinition Width="0.3*"/&gt;<text:line-break/> <text:s text:c="19"/>&lt;ColumnDefinition/&gt;<text:line-break/> <text:s text:c="15"/>&lt;/Grid.ColumnDefinitions&gt;<text:line-break/> <text:s text:c="15"/>&lt;Button Grid.Column="0" Content="Регистрация"<text:line-break/> <text:s text:c="23"/>Command="{Binding OnClickBtnRegistration}"<text:line-break/> <text:s text:c="23"/>VerticalAlignment="Center" HorizontalAlignment="Right"/&gt;<text:line-break/> <text:s text:c="15"/>&lt;Button Grid.Column="2" Content="Отмена"<text:line-break/> <text:s text:c="23"/>Command="{Binding OnClickBtnCancel}"<text:line-break/> <text:s text:c="23"/>VerticalAlignment="Center" HorizontalAlignment="Left"/&gt;<text:line-break/> <text:s text:c="11"/>&lt;/Grid&gt;<text:line-break/> <text:s text:c="7"/>&lt;/Grid&gt;<text:line-break/> <text:s text:c="7"/><text:line-break/> <text:s text:c="7"/>&lt;!--registration contribution--&gt;<text:line-break/> <text:s text:c="7"/>&lt;Grid Grid.Row="2" Grid.Column="2"&gt;<text:line-break/> <text:s text:c="11"/>&lt;Grid.RowDefinitions&gt;<text:line-break/> <text:s text:c="15"/>&lt;RowDefinition/&gt;<text:line-break/> <text:s text:c="15"/>&lt;RowDefinition Height="3*"/&gt;<text:line-break/> <text:s text:c="11"/>&lt;/Grid.RowDefinitions&gt;<text:line-break/> <text:s text:c="11"/>&lt;TextBlock Grid.Row="0" Text="Регистрационный взнос" Classes="h3" <text:line-break/> <text:s text:c="22"/>HorizontalAlignment="Center" VerticalAlignment="Center"/&gt;<text:line-break/> <text:s text:c="11"/>&lt;TextBlock Grid.Row="1" Text="{Binding RegistrationConfirmation}"<text:line-break/> <text:s text:c="22"/>HorizontalAlignment="Center" VerticalAlignment="Center"<text:line-break/> <text:s text:c="22"/>FontSize="70" FontWeight="Bold"/&gt;<text:line-break/> <text:s text:c="7"/>&lt;/Grid&gt; <text:line-break/> <text:s text:c="3"/>&lt;/Grid&gt;<text:line-break/>&lt;/UserControl&gt;<text:line-break/><text:line-break/></text:h>
      <text:h text:outline-level="1" text:style-name="Default Paragraph Style">ProfileEditingPage.axaml<text:line-break/></text:h>
      <text:h text:outline-level="1" text:style-name="Code Style">&lt;UserControl xmlns="https://github.com/avaloniaui"<text:line-break/> <text:s text:c="12"/>xmlns:x="http://schemas.microsoft.com/winfx/2006/xaml"<text:line-break/> <text:s text:c="12"/>xmlns:d="http://schemas.microsoft.com/expression/blend/2008"<text:line-break/> <text:s text:c="12"/>xmlns:mc="http://schemas.openxmlformats.org/markup-compatibility/2006"<text:line-break/> <text:s text:c="12"/>xmlns:converters="clr-namespace:App.Views.Converters"<text:line-break/> <text:s text:c="12"/>mc:Ignorable="d" x:Class="App.Views.Pages.RacerMenu.ProfileEditingPage"&gt;<text:line-break/> <text:s text:c="3"/>&lt;UserControl.Resources&gt;<text:line-break/> <text:s text:c="7"/>&lt;converters:BitmapValueConverter x:Key="VariableImage"/&gt;<text:line-break/> <text:s text:c="3"/>&lt;/UserControl.Resources&gt;<text:line-break/> <text:s text:c="3"/>&lt;Grid&gt;<text:line-break/> <text:s text:c="7"/>&lt;Grid.RowDefinitions&gt;<text:line-break/> <text:s text:c="11"/>&lt;RowDefinition/&gt;<text:line-break/> <text:s text:c="11"/>&lt;RowDefinition Height="6*"/&gt;<text:line-break/> <text:s text:c="11"/>&lt;RowDefinition/&gt;<text:line-break/> <text:s text:c="7"/>&lt;/Grid.RowDefinitions&gt;<text:line-break/> <text:s text:c="7"/>&lt;Grid.ColumnDefinitions&gt;<text:line-break/> <text:s text:c="11"/>&lt;ColumnDefinition Width="0.8*"/&gt;<text:line-break/> <text:s text:c="11"/>&lt;ColumnDefinition Width="0.01*"/&gt;<text:line-break/> <text:s text:c="11"/>&lt;ColumnDefinition/&gt;<text:line-break/> <text:s text:c="7"/>&lt;/Grid.ColumnDefinitions&gt;<text:line-break/> <text:s text:c="7"/><text:line-break/> <text:s text:c="7"/>&lt;TextBlock Grid.Row="0" Grid.Column="0" Grid.ColumnSpan="3" Classes="h3" <text:line-break/> <text:s text:c="18"/>VerticalAlignment="Center" HorizontalAlignment="Center"<text:line-break/> <text:s text:c="18"/>Text="Редактирование профиля"/&gt;<text:line-break/> <text:s text:c="7"/><text:line-break/> <text:s text:c="7"/>&lt;Grid Grid.Row="1" Grid.Column="0"&gt;<text:line-break/> <text:s text:c="11"/>&lt;Grid.ColumnDefinitions&gt;<text:line-break/> <text:s text:c="15"/>&lt;ColumnDefinition/&gt;<text:line-break/> <text:s text:c="15"/>&lt;ColumnDefinition Width="0.01*"/&gt;<text:line-break/> <text:s text:c="15"/>&lt;ColumnDefinition /&gt;<text:line-break/> <text:s text:c="11"/>&lt;/Grid.ColumnDefinitions&gt;<text:line-break/> <text:s text:c="11"/>&lt;Grid.RowDefinitions&gt;<text:line-break/> <text:s text:c="15"/>&lt;RowDefinition/&gt;<text:line-break/> <text:s text:c="15"/>&lt;RowDefinition/&gt;<text:line-break/> <text:s text:c="15"/>&lt;RowDefinition/&gt;<text:line-break/> <text:s text:c="15"/>&lt;RowDefinition/&gt;<text:line-break/> <text:s text:c="15"/>&lt;RowDefinition/&gt;<text:line-break/> <text:s text:c="15"/>&lt;RowDefinition/&gt;<text:line-break/> <text:s text:c="11"/>&lt;/Grid.RowDefinitions&gt;<text:line-break/> <text:s text:c="11"/>&lt;TextBlock Grid.Row="0" Grid.Column="0" HorizontalAlignment="Right" VerticalAlignment="Center"<text:line-break/> <text:s text:c="22"/>Text="Email:" FontSize="22"/&gt;<text:line-break/> <text:s text:c="11"/>&lt;TextBlock Grid.Row="0" Grid.Column="2" HorizontalAlignment="Stretch" VerticalAlignment="Center" <text:line-break/> <text:s text:c="20"/>Text="{Binding Email}" Foreground="{StaticResource Gray}" FontSize="22"/&gt;<text:line-break/> <text:s text:c="11"/>&lt;TextBlock Grid.Row="1" Grid.Column="0" HorizontalAlignment="Right" VerticalAlignment="Center"<text:line-break/> <text:s text:c="22"/>Text="Пароль:" FontSize="22"/&gt;<text:line-break/> <text:s text:c="11"/>&lt;TextBox Grid.Row="1" Grid.Column="2" HorizontalAlignment="Stretch" VerticalAlignment="Center" <text:line-break/> <text:s text:c="20"/>Text="{Binding Password}" PasswordChar="*" FontSize="22"/&gt;<text:line-break/> <text:s text:c="11"/>&lt;TextBlock Grid.Row="2" Grid.Column="0" HorizontalAlignment="Right" VerticalAlignment="Center"<text:line-break/> <text:s text:c="22"/>Text="Повторите пароль:" FontSize="22"/&gt;<text:line-break/> <text:s text:c="11"/>&lt;TextBox Grid.Row="2" Grid.Column="2" HorizontalAlignment="Stretch" VerticalAlignment="Center" <text:line-break/> <text:s text:c="20"/>Text="{Binding RepeatPassword}" PasswordChar="*" FontSize="22"/&gt;<text:line-break/> <text:s text:c="11"/>&lt;TextBlock Grid.Row="3" Grid.Column="0" HorizontalAlignment="Right" VerticalAlignment="Center"<text:line-break/> <text:s text:c="22"/>Text="Имя:" FontSize="22"/&gt;<text:line-break/> <text:s text:c="11"/>&lt;TextBox Grid.Row="3" Grid.Column="2" HorizontalAlignment="Stretch" VerticalAlignment="Center" <text:line-break/> <text:s text:c="20"/>Text="{Binding FirstName}" Watermark="Имя" FontSize="22"/&gt;<text:line-break/> <text:s text:c="11"/>&lt;TextBlock Grid.Row="4" Grid.Column="0" HorizontalAlignment="Right" VerticalAlignment="Center"<text:line-break/> <text:s text:c="22"/>Text="Фамилия:" FontSize="22"/&gt;<text:line-break/> <text:s text:c="11"/>&lt;TextBox Grid.Row="4" Grid.Column="2" HorizontalAlignment="Stretch" VerticalAlignment="Center" <text:line-break/> <text:s text:c="20"/>Text="{Binding LastName}" Watermark="Фамилия" FontSize="22"/&gt;<text:line-break/> <text:s text:c="11"/>&lt;TextBlock Grid.Row="5" Grid.Column="0" HorizontalAlignment="Right" VerticalAlignment="Center"<text:line-break/> <text:s text:c="22"/>Text="Пол:" FontSize="22"/&gt;<text:line-break/> <text:s text:c="11"/>&lt;ComboBox Grid.Row="5" Grid.Column="2" <text:line-break/> <text:s text:c="21"/>HorizontalAlignment="Stretch" VerticalAlignment="Center" <text:line-break/> <text:s text:c="21"/>Items="{Binding Genders}" SelectedItem="{Binding Gender}"&gt;<text:line-break/> <text:s text:c="15"/>&lt;ComboBox.ItemTemplate&gt;<text:line-break/> <text:s text:c="19"/>&lt;DataTemplate&gt;<text:line-break/> <text:s text:c="23"/>&lt;TextBlock Text="{Binding Gender_Name}" FontSize="22"/&gt;<text:line-break/> <text:s text:c="19"/>&lt;/DataTemplate&gt;<text:line-break/> <text:s text:c="15"/>&lt;/ComboBox.ItemTemplate&gt;<text:line-break/> <text:s text:c="11"/>&lt;/ComboBox&gt;<text:line-break/> <text:s text:c="7"/>&lt;/Grid&gt;<text:line-break/> <text:s text:c="7"/><text:line-break/> <text:s text:c="7"/>&lt;Grid Grid.Row="1" Grid.Column="2"&gt;<text:line-break/> <text:s text:c="11"/>&lt;Grid.RowDefinitions&gt;<text:line-break/> <text:s text:c="15"/>&lt;RowDefinition Height="3*"/&gt;<text:line-break/> <text:s text:c="15"/>&lt;RowDefinition/&gt;<text:line-break/> <text:s text:c="15"/>&lt;RowDefinition/&gt;<text:line-break/> <text:s text:c="15"/>&lt;RowDefinition/&gt;<text:line-break/> <text:s text:c="11"/>&lt;/Grid.RowDefinitions&gt;<text:line-break/> <text:s text:c="11"/>&lt;Grid.ColumnDefinitions&gt;<text:line-break/> <text:s text:c="15"/>&lt;ColumnDefinition/&gt;<text:line-break/> <text:s text:c="15"/>&lt;ColumnDefinition Width="0.01*"/&gt;<text:line-break/> <text:s text:c="15"/>&lt;ColumnDefinition Width="1.4*"/&gt;<text:line-break/> <text:s text:c="15"/>&lt;ColumnDefinition Width="0.01*"/&gt;<text:line-break/> <text:s text:c="11"/>&lt;/Grid.ColumnDefinitions&gt;<text:line-break/> <text:s text:c="11"/>&lt;Image Grid.Row="0" Grid.Column="2" Source="{Binding PathToImage,<text:line-break/> <text:s text:c="15"/>Converter={StaticResource VariableImage}}"<text:line-break/> <text:s text:c="18"/>VerticalAlignment="Bottom" HorizontalAlignment="Right"/&gt;<text:line-break/> <text:s text:c="11"/>&lt;TextBlock Grid.Row="0" Grid.Column="0" Text="Фото файл:" FontSize="22"<text:line-break/> <text:s text:c="22"/>VerticalAlignment="Bottom" HorizontalAlignment="Left"/&gt;<text:line-break/> <text:s text:c="11"/>&lt;TextBox Grid.Row="1" Grid.Column="0" Text="{Binding PathToImage}" FontSize="22"<text:line-break/> <text:s text:c="20"/>VerticalAlignment="Center" HorizontalAlignment="Stretch" IsReadOnly="True"/&gt;<text:line-break/> <text:s text:c="11"/>&lt;Button Grid.Row="1" Grid.Column="2" Content="Просмотр" FontSize="22" <text:line-break/> <text:s text:c="19"/>Command="{Binding OnClickBtnView}" <text:line-break/> <text:s text:c="19"/>VerticalAlignment="Center" HorizontalAlignment="Left"/&gt;<text:line-break/> <text:s text:c="11"/>&lt;TextBlock Grid.Row="2" Grid.Column="0" FontSize="22" Text="Дата рождения:"<text:line-break/> <text:s text:c="22"/>VerticalAlignment="Center" HorizontalAlignment="Right"/&gt;<text:line-break/> <text:s text:c="11"/>&lt;DatePicker Grid.Row="2" Grid.Column="2" FontSize="22" SelectedDate="{Binding DateOfBirth}"<text:line-break/> <text:s text:c="23"/>VerticalAlignment="Center" HorizontalAlignment="Left"/&gt;<text:line-break/> <text:s text:c="11"/>&lt;TextBlock Grid.Row="3" Grid.Column="0" FontSize="22" Text="Страна:"<text:line-break/> <text:s text:c="22"/>VerticalAlignment="Center" HorizontalAlignment="Right"/&gt;<text:line-break/> <text:s text:c="11"/>&lt;ComboBox Grid.Row="3" Grid.Column="2" FontSize="22"<text:line-break/> <text:s text:c="21"/>Items="{Binding Countries}" SelectedItem="{Binding Country}"<text:line-break/> <text:s text:c="21"/>VerticalAlignment="Center" HorizontalAlignment="Stretch"&gt;<text:line-break/> <text:s text:c="15"/>&lt;ComboBox.ItemTemplate&gt;<text:line-break/> <text:s text:c="19"/>&lt;DataTemplate&gt;<text:line-break/> <text:s text:c="23"/>&lt;TextBlock Text="{Binding Country_Name}"/&gt;<text:line-break/> <text:s text:c="19"/>&lt;/DataTemplate&gt;<text:line-break/> <text:s text:c="15"/>&lt;/ComboBox.ItemTemplate&gt;<text:line-break/> <text:s text:c="11"/>&lt;/ComboBox&gt;<text:line-break/> <text:s text:c="7"/>&lt;/Grid&gt;<text:line-break/> <text:s text:c="7"/>&lt;Button Grid.Row="2" Grid.Column="0" Content="Сохранить" FontSize="22"<text:line-break/> <text:s text:c="15"/>Command="{Binding OnClickBtnSave}"<text:line-break/> <text:s text:c="15"/>VerticalAlignment="Center" HorizontalAlignment="Right"/&gt;<text:line-break/> <text:s text:c="7"/>&lt;Button Grid.Row="2" Grid.Column="2" Content="Отмена" FontSize="22"<text:line-break/> <text:s text:c="15"/>Command="{Binding OnClickBtnCancel}"<text:line-break/> <text:s text:c="15"/>VerticalAlignment="Center" HorizontalAlignment="Left"/&gt;<text:line-break/> <text:s text:c="3"/>&lt;/Grid&gt;<text:line-break/>&lt;/UserControl&gt;<text:line-break/><text:line-break/></text:h>
      <text:h text:outline-level="1" text:style-name="Default Paragraph Style">ProfileEditingPage.axaml.cs<text:line-break/></text:h>
      <text:h text:outline-level="1" text:style-name="Code Style">using App.ViewModels.RacerMenu;<text:line-break/>using Avalonia.Markup.Xaml;<text:line-break/>using Avalonia.ReactiveUI;<text:line-break/>using PropertyChanged;<text:line-break/>using ReactiveUI;<text:line-break/><text:line-break/>namespace App.Views.Pages.RacerMenu;<text:line-break/><text:line-break/>[DoNotNotify]<text:line-break/>public partial class ProfileEditingPage : ReactiveUserControl&lt;ProfileEditingPageViewModel&gt;<text:line-break/>{<text:line-break/> <text:s text:c="3"/>public ProfileEditingPage()<text:line-break/> <text:s text:c="3"/>{<text:line-break/> <text:s text:c="7"/>AvaloniaXamlLoader.Load(this);<text:line-break/> <text:s text:c="7"/>this.WhenActivated(_ =&gt; { });<text:line-break/> <text:s text:c="3"/>}<text:line-break/>}<text:line-break/></text:h>
      <text:h text:outline-level="1" text:style-name="Default Paragraph Style">InformationAboutContactsWindow.axaml<text:line-break/></text:h>
      <text:h text:outline-level="1" text:style-name="Code Style">&lt;Window xmlns="https://github.com/avaloniaui"<text:line-break/> <text:s text:c="7"/>xmlns:x="http://schemas.microsoft.com/winfx/2006/xaml"<text:line-break/> <text:s text:c="7"/>xmlns:d="http://schemas.microsoft.com/expression/blend/2008"<text:line-break/> <text:s text:c="7"/>xmlns:mc="http://schemas.openxmlformats.org/markup-compatibility/2006"<text:line-break/> <text:s text:c="7"/>mc:Ignorable="d" x:Class="App.Views.Pages.RacerMenu.InformationAboutContactsWindow"<text:line-break/> <text:s text:c="7"/>Icon="/Assets/Images/checkered-flag-sports-tool.ico"<text:line-break/> <text:s text:c="7"/>Title="Информация о контактах" WindowStartupLocation="CenterScreen"<text:line-break/> <text:s text:c="7"/>Height="400" Width="800" MinHeight="400" MinWidth="800"&gt;<text:line-break/> <text:s text:c="3"/>&lt;Grid&gt;<text:line-break/> <text:s text:c="7"/>&lt;Grid.RowDefinitions&gt;<text:line-break/> <text:s text:c="11"/>&lt;RowDefinition Height="2*"/&gt;<text:line-break/> <text:s text:c="11"/>&lt;RowDefinition Height="2*"/&gt;<text:line-break/> <text:s text:c="11"/>&lt;RowDefinition/&gt;<text:line-break/> <text:s text:c="11"/>&lt;RowDefinition/&gt;<text:line-break/> <text:s text:c="11"/>&lt;RowDefinition Height="2*"/&gt;<text:line-break/> <text:s text:c="7"/>&lt;/Grid.RowDefinitions&gt;<text:line-break/> <text:s text:c="7"/>&lt;TextBlock Grid.Row="1" Classes="h3" Text="Контакты"<text:line-break/> <text:s text:c="18"/>VerticalAlignment="Center" HorizontalAlignment="Center"/&gt;<text:line-break/> <text:s text:c="7"/>&lt;StackPanel Grid.Row="2" Orientation="Horizontal"<text:line-break/> <text:s text:c="19"/>VerticalAlignment="Center" HorizontalAlignment="Center"&gt;<text:line-break/> <text:s text:c="11"/>&lt;TextBlock FontSize="24" Text="Телефон:" FontWeight="Bold"/&gt;<text:line-break/> <text:s text:c="11"/>&lt;TextBlock FontSize="24" Text="{Binding Phone}"/&gt;<text:line-break/> <text:s text:c="7"/>&lt;/StackPanel&gt;<text:line-break/> <text:s text:c="7"/>&lt;StackPanel Grid.Row="3" Orientation="Horizontal"<text:line-break/> <text:s text:c="19"/>VerticalAlignment="Center" HorizontalAlignment="Center"&gt;<text:line-break/> <text:s text:c="11"/>&lt;TextBlock FontSize="24" Text="Почта:" FontWeight="Bold"/&gt;<text:line-break/> <text:s text:c="11"/>&lt;TextBlock FontSize="24" Text="{Binding Email}"/&gt;<text:line-break/> <text:s text:c="7"/>&lt;/StackPanel&gt;<text:line-break/> <text:s text:c="3"/>&lt;/Grid&gt; <text:line-break/>&lt;/Window&gt;<text:line-break/><text:line-break/></text:h>
      <text:h text:outline-level="1" text:style-name="Default Paragraph Style">MySponsorsPage.axaml.cs<text:line-break/></text:h>
      <text:h text:outline-level="1" text:style-name="Code Style">using App.ViewModels.RacerMenu;<text:line-break/>using Avalonia.Markup.Xaml;<text:line-break/>using Avalonia.ReactiveUI;<text:line-break/>using PropertyChanged;<text:line-break/>using ReactiveUI;<text:line-break/><text:line-break/>namespace App.Views.Pages.RacerMenu;<text:line-break/><text:line-break/>[DoNotNotify]<text:line-break/>public partial class MySponsorsPage : ReactiveUserControl&lt;MySponsorsPageViewModel&gt;<text:line-break/>{<text:line-break/> <text:s text:c="3"/>public MySponsorsPage()<text:line-break/> <text:s text:c="3"/>{<text:line-break/> <text:s text:c="7"/>AvaloniaXamlLoader.Load(this);<text:line-break/> <text:s text:c="7"/>this.WhenActivated(_ =&gt; { });<text:line-break/> <text:s text:c="3"/>}<text:line-break/>}<text:line-break/></text:h>
      <text:h text:outline-level="1" text:style-name="Default Paragraph Style">InformationAboutContactsWindow.axaml.cs<text:line-break/></text:h>
      <text:h text:outline-level="1" text:style-name="Code Style">using App.ViewModels.RacerMenu;<text:line-break/>using Avalonia.Markup.Xaml;<text:line-break/>using Avalonia.ReactiveUI;<text:line-break/>using PropertyChanged;<text:line-break/>using ReactiveUI;<text:line-break/><text:line-break/>namespace App.Views.Pages.RacerMenu;<text:line-break/><text:line-break/>[DoNotNotify]<text:line-break/>public partial class InformationAboutContactsWindow : ReactiveWindow&lt;InformationAboutContactsWindowViewModel&gt;<text:line-break/>{<text:line-break/> <text:s text:c="3"/>public InformationAboutContactsWindow()<text:line-break/> <text:s text:c="3"/>{<text:line-break/> <text:s text:c="7"/>this.WhenActivated(_ =&gt; { });<text:line-break/> <text:s text:c="7"/>AvaloniaXamlLoader.Load(this);<text:line-break/> <text:s text:c="3"/>}<text:line-break/>}<text:line-break/></text:h>
      <text:h text:outline-level="1" text:style-name="Default Paragraph Style">InformationAboutCharityWindow.axaml<text:line-break/></text:h>
      <text:h text:outline-level="1" text:style-name="Code Style">&lt;Window xmlns="https://github.com/avaloniaui"<text:line-break/> <text:s text:c="7"/>xmlns:x="http://schemas.microsoft.com/winfx/2006/xaml"<text:line-break/> <text:s text:c="7"/>xmlns:d="http://schemas.microsoft.com/expression/blend/2008"<text:line-break/> <text:s text:c="7"/>xmlns:mc="http://schemas.openxmlformats.org/markup-compatibility/2006"<text:line-break/> <text:s text:c="7"/>xmlns:converters="clr-namespace:App.Views.Converters"<text:line-break/> <text:s text:c="7"/>mc:Ignorable="d" x:Class="App.Views.Pages.RacerMenu.InformationAboutCharityWindow"<text:line-break/> <text:s text:c="7"/>Icon="/Assets/Images/checkered-flag-sports-tool.ico"<text:line-break/> <text:s text:c="7"/>Title="Информация о спонсоре" WindowStartupLocation="CenterScreen"<text:line-break/> <text:s text:c="7"/>Width="500" MinWidth="500" Height="150" MinHeight="150" &gt;<text:line-break/> <text:s text:c="3"/>&lt;Window.Resources&gt;<text:line-break/> <text:s text:c="7"/>&lt;converters:BitmapValueConverter x:Key="VariableImage"/&gt;<text:line-break/> <text:s text:c="3"/>&lt;/Window.Resources&gt;<text:line-break/> <text:s text:c="3"/>&lt;Grid&gt;<text:line-break/> <text:s text:c="7"/>&lt;Grid.RowDefinitions&gt;<text:line-break/> <text:s text:c="11"/>&lt;RowDefinition Height="0.7*"/&gt;<text:line-break/> <text:s text:c="11"/>&lt;RowDefinition Height="2.3*"/&gt;<text:line-break/> <text:s text:c="7"/>&lt;/Grid.RowDefinitions&gt;<text:line-break/> <text:s text:c="7"/>&lt;Grid.ColumnDefinitions&gt;<text:line-break/> <text:s text:c="11"/>&lt;ColumnDefinition Width="0.9*"/&gt;<text:line-break/> <text:s text:c="11"/>&lt;ColumnDefinition Width="0.1*"/&gt;<text:line-break/> <text:s text:c="11"/>&lt;ColumnDefinition Width="4*"/&gt;<text:line-break/> <text:s text:c="7"/>&lt;/Grid.ColumnDefinitions&gt;<text:line-break/> <text:s text:c="7"/>&lt;Image Grid.Row="0" Grid.RowSpan="2" Grid.Column="0"<text:line-break/> <text:s text:c="14"/>Source="{Binding FullCharityLogo, <text:line-break/> <text:s text:c="31"/>Converter={StaticResource VariableImage}}"<text:line-break/> <text:s text:c="14"/>HorizontalAlignment="Center" VerticalAlignment="Center"/&gt;<text:line-break/> <text:s text:c="7"/>&lt;TextBlock Grid.Row="0" Grid.Column="2" FontSize="20"<text:line-break/> <text:s text:c="18"/>Text="{Binding CharityName}"/&gt;<text:line-break/> <text:s text:c="7"/>&lt;ScrollViewer Grid.Row="1" Grid.Column="2"&gt;<text:line-break/> <text:s text:c="11"/>&lt;TextBlock FontSize="15"<text:line-break/> <text:s text:c="22"/>TextWrapping="WrapWithOverflow"<text:line-break/> <text:s text:c="22"/>Text="{Binding CharityDescription}"/&gt;<text:line-break/> <text:s text:c="7"/>&lt;/ScrollViewer&gt;<text:line-break/> <text:s text:c="3"/>&lt;/Grid&gt;<text:line-break/>&lt;/Window&gt;<text:line-break/><text:line-break/></text:h>
      <text:h text:outline-level="1" text:style-name="Default Paragraph Style">RaceRegistrationPage.axaml.cs<text:line-break/></text:h>
      <text:h text:outline-level="1" text:style-name="Code Style">using App.ViewModels.RacerMenu;<text:line-break/>using Avalonia.Markup.Xaml;<text:line-break/>using Avalonia.ReactiveUI;<text:line-break/>using PropertyChanged;<text:line-break/>using ReactiveUI;<text:line-break/><text:line-break/>namespace App.Views.Pages.RacerMenu;<text:line-break/><text:line-break/>[DoNotNotify]<text:line-break/>public partial class RaceRegistrationPage : ReactiveUserControl&lt;RaceRegistrationPageViewModel&gt;<text:line-break/>{<text:line-break/> <text:s text:c="3"/>public RaceRegistrationPage()<text:line-break/> <text:s text:c="3"/>{<text:line-break/> <text:s text:c="7"/>AvaloniaXamlLoader.Load(this);<text:line-break/> <text:s text:c="7"/>this.WhenActivated(_ =&gt; { });<text:line-break/> <text:s text:c="3"/>}<text:line-break/>}<text:line-break/></text:h>
      <text:h text:outline-level="1" text:style-name="Default Paragraph Style">RacerMenuPage.axaml<text:line-break/></text:h>
      <text:h text:outline-level="1" text:style-name="Code Style">&lt;UserControl xmlns="https://github.com/avaloniaui"<text:line-break/> <text:s text:c="12"/>xmlns:x="http://schemas.microsoft.com/winfx/2006/xaml"<text:line-break/> <text:s text:c="12"/>xmlns:d="http://schemas.microsoft.com/expression/blend/2008"<text:line-break/> <text:s text:c="12"/>xmlns:mc="http://schemas.openxmlformats.org/markup-compatibility/2006"<text:line-break/> <text:s text:c="12"/>mc:Ignorable="d" x:Class="App.Views.Pages.RacerMenu.RacerMenuPage"&gt;<text:line-break/> <text:s text:c="3"/>&lt;Grid&gt;<text:line-break/> <text:s text:c="7"/>&lt;Grid.RowDefinitions&gt;<text:line-break/> <text:s text:c="11"/>&lt;RowDefinition/&gt;<text:line-break/> <text:s text:c="11"/>&lt;RowDefinition/&gt;<text:line-break/> <text:s text:c="11"/>&lt;RowDefinition/&gt;<text:line-break/> <text:s text:c="11"/>&lt;RowDefinition/&gt;<text:line-break/> <text:s text:c="11"/>&lt;RowDefinition Height="0.7*"/&gt;<text:line-break/> <text:s text:c="7"/>&lt;/Grid.RowDefinitions&gt;<text:line-break/> <text:s text:c="7"/>&lt;Grid.ColumnDefinitions&gt;<text:line-break/> <text:s text:c="11"/>&lt;ColumnDefinition/&gt;<text:line-break/> <text:s text:c="11"/>&lt;ColumnDefinition/&gt;<text:line-break/> <text:s text:c="7"/>&lt;/Grid.ColumnDefinitions&gt;<text:line-break/> <text:s text:c="7"/>&lt;TextBlock Grid.Row="0" Grid.Column="0" Grid.ColumnSpan="2" Classes="h3" <text:line-break/> <text:s text:c="18"/>VerticalAlignment="Center" HorizontalAlignment="Center"<text:line-break/> <text:s text:c="18"/>Text="Меню гонщика"/&gt;<text:line-break/> <text:s text:c="7"/>&lt;Button Grid.Row="1" Grid.Column="0" Content="Регистрация на гонку" Classes="SubMenu"<text:line-break/> <text:s text:c="15"/>Command="{Binding OnClickBtnRaceRegistrationPage}"/&gt;<text:line-break/> <text:s text:c="7"/>&lt;Button Grid.Row="1" Grid.Column="1" Content="Мои результаты" Classes="SubMenu"<text:line-break/> <text:s text:c="15"/>Command="{Binding OnClickBtnMyResultsPage}"/&gt;<text:line-break/> <text:s text:c="7"/>&lt;Button Grid.Row="2" Grid.Column="0" Content="Редактирование профиля" Classes="SubMenu"<text:line-break/> <text:s text:c="15"/>Command="{Binding OnClickBtnProfileEditingPage}"/&gt;<text:line-break/> <text:s text:c="7"/>&lt;Button Grid.Row="2" Grid.Column="1" Content="Мой спонсор" Classes="SubMenu"<text:line-break/> <text:s text:c="15"/>Command="{Binding OnClickBtnMySponsors}"/&gt;<text:line-break/> <text:s text:c="7"/>&lt;Button Grid.Row="3" Grid.Column="0" Content="Контакты" Classes="SubMenu"<text:line-break/> <text:s text:c="15"/>Command="{Binding OnClickBtnContacts}"/&gt;<text:line-break/> <text:s text:c="3"/>&lt;/Grid&gt;<text:line-break/>&lt;/UserControl&gt;<text:line-break/><text:line-break/></text:h>
      <text:h text:outline-level="1" text:style-name="Default Paragraph Style">ConfirmationOfRacerRegistrationPage.axaml<text:line-break/></text:h>
      <text:h text:outline-level="1" text:style-name="Code Style">&lt;UserControl xmlns="https://github.com/avaloniaui"<text:line-break/> <text:s text:c="12"/>xmlns:x="http://schemas.microsoft.com/winfx/2006/xaml"<text:line-break/> <text:s text:c="12"/>xmlns:d="http://schemas.microsoft.com/expression/blend/2008"<text:line-break/> <text:s text:c="12"/>xmlns:mc="http://schemas.openxmlformats.org/markup-compatibility/2006"<text:line-break/> <text:s text:c="12"/>mc:Ignorable="d" x:Class="App.Views.Pages.RacerMenu.ConfirmationOfRacerRegistrationPage"&gt;<text:line-break/> <text:s text:c="3"/>&lt;Grid&gt;<text:line-break/> <text:s text:c="7"/>&lt;Grid.RowDefinitions&gt;<text:line-break/> <text:s text:c="11"/>&lt;RowDefinition/&gt;<text:line-break/> <text:s text:c="11"/>&lt;RowDefinition Height="0.8*"/&gt;<text:line-break/> <text:s text:c="11"/>&lt;RowDefinition Height="2*"/&gt;<text:line-break/> <text:s text:c="11"/>&lt;RowDefinition Height="2*"/&gt;<text:line-break/> <text:s text:c="7"/>&lt;/Grid.RowDefinitions&gt;<text:line-break/> <text:s text:c="7"/>&lt;TextBlock Grid.Row="0" Classes="h2" Text="Спасибо за вашу регистрацию в качестве гонщика!"<text:line-break/> <text:s text:c="18"/>VerticalAlignment="Center" HorizontalAlignment="Center"/&gt;<text:line-break/> <text:s text:c="7"/>&lt;TextBlock Grid.Row="1" Classes="h3" Text="С вами свяжутся по поводу оплаты."<text:line-break/> <text:s text:c="18"/>VerticalAlignment="Center" HorizontalAlignment="Center"/&gt;<text:line-break/> <text:s text:c="7"/>&lt;Button Grid.Row="2" Content="ОК" FontSize="30" Command="{Binding OnClickBtnOK}" <text:line-break/> <text:s text:c="15"/>VerticalAlignment="Center" HorizontalAlignment="Center" Width="150" <text:line-break/> <text:s text:c="15"/>VerticalContentAlignment="Center" HorizontalContentAlignment="Center"/&gt;<text:line-break/> <text:s text:c="3"/>&lt;/Grid&gt;<text:line-break/>&lt;/UserControl&gt;<text:line-break/><text:line-break/></text:h>
      <text:h text:outline-level="1" text:style-name="Default Paragraph Style">InformationAboutCharityWindow.axaml.cs<text:line-break/></text:h>
      <text:h text:outline-level="1" text:style-name="Code Style">using App.ViewModels.RacerMenu;<text:line-break/>using Avalonia.Markup.Xaml;<text:line-break/>using Avalonia.ReactiveUI;<text:line-break/>using PropertyChanged;<text:line-break/>using ReactiveUI;<text:line-break/><text:line-break/>namespace App.Views.Pages.RacerMenu;<text:line-break/><text:line-break/>[DoNotNotify]<text:line-break/>public partial class InformationAboutCharityWindow : ReactiveWindow&lt;InformationAboutCharityWindowViewModel&gt;<text:line-break/>{<text:line-break/> <text:s text:c="3"/>public InformationAboutCharityWindow()<text:line-break/> <text:s text:c="3"/>{<text:line-break/> <text:s text:c="7"/>this.WhenActivated(_ =&gt; { });<text:line-break/> <text:s text:c="7"/>AvaloniaXamlLoader.Load(this);<text:line-break/> <text:s text:c="3"/>}<text:line-break/>}<text:line-break/></text:h>
      <text:h text:outline-level="1" text:style-name="Default Paragraph Style">MyResultsPage.axaml<text:line-break/></text:h>
      <text:h text:outline-level="1" text:style-name="Code Style">&lt;UserControl xmlns="https://github.com/avaloniaui"<text:line-break/> <text:s text:c="12"/>xmlns:x="http://schemas.microsoft.com/winfx/2006/xaml"<text:line-break/> <text:s text:c="12"/>xmlns:d="http://schemas.microsoft.com/expression/blend/2008"<text:line-break/> <text:s text:c="12"/>xmlns:mc="http://schemas.openxmlformats.org/markup-compatibility/2006"<text:line-break/> <text:s text:c="12"/>mc:Ignorable="d" x:Class="App.Views.Pages.RacerMenu.MyResultsPage"&gt;<text:line-break/> <text:s text:c="3"/>&lt;Grid&gt;<text:line-break/> <text:s text:c="7"/>&lt;Grid.RowDefinitions&gt;<text:line-break/> <text:s text:c="11"/>&lt;RowDefinition Height="0.7*"/&gt;<text:line-break/> <text:s text:c="11"/>&lt;RowDefinition/&gt;<text:line-break/> <text:s text:c="11"/>&lt;RowDefinition Height="2.2*"/&gt;<text:line-break/> <text:s text:c="11"/>&lt;RowDefinition Height="0.7*"/&gt;<text:line-break/> <text:s text:c="7"/>&lt;/Grid.RowDefinitions&gt;<text:line-break/> <text:s text:c="7"/>&lt;TextBlock Grid.Row="0" Text="Мои результаты" Classes="h2"<text:line-break/> <text:s text:c="18"/>VerticalAlignment="Top" HorizontalAlignment="Center"/&gt;<text:line-break/> <text:s text:c="7"/>&lt;Grid Grid.Row="1"&gt;<text:line-break/> <text:s text:c="11"/>&lt;Grid.ColumnDefinitions&gt;<text:line-break/> <text:s text:c="15"/>&lt;ColumnDefinition/&gt;<text:line-break/> <text:s text:c="15"/>&lt;ColumnDefinition Width="0.5*"/&gt;<text:line-break/> <text:s text:c="15"/>&lt;ColumnDefinition Width="0.1*"/&gt;<text:line-break/> <text:s text:c="15"/>&lt;ColumnDefinition Width="0.6*"/&gt;<text:line-break/> <text:s text:c="15"/>&lt;ColumnDefinition Width="0.1*"/&gt;<text:line-break/> <text:s text:c="15"/>&lt;ColumnDefinition Width="2.2*"/&gt;<text:line-break/> <text:s text:c="15"/>&lt;ColumnDefinition Width="0.1*"/&gt;<text:line-break/> <text:s text:c="15"/>&lt;ColumnDefinition Width="1*"/&gt;<text:line-break/> <text:s text:c="15"/>&lt;ColumnDefinition/&gt;<text:line-break/> <text:s text:c="11"/>&lt;/Grid.ColumnDefinitions&gt;<text:line-break/> <text:s text:c="11"/>&lt;TextBlock Grid.Column="1" Classes="h3" Text="Пол:" FontWeight="Bold"<text:line-break/> <text:s text:c="22"/>VerticalAlignment="Center" HorizontalAlignment="Right"/&gt;<text:line-break/> <text:s text:c="11"/>&lt;TextBlock Grid.Column="3" Classes="h3" Text="{Binding ViewGender}"<text:line-break/> <text:s text:c="22"/>VerticalAlignment="Center" HorizontalAlignment="Left"/&gt;<text:line-break/> <text:s text:c="11"/>&lt;TextBlock Grid.Column="5" Classes="h3" Text="Возврастная категория:" FontWeight="Bold"<text:line-break/> <text:s text:c="22"/>VerticalAlignment="Center" HorizontalAlignment="Right"/&gt;<text:line-break/> <text:s text:c="11"/>&lt;TextBlock Grid.Column="7" Classes="h3" Text="{Binding AgeCategory}"<text:line-break/> <text:s text:c="22"/>VerticalAlignment="Center" HorizontalAlignment="Left"/&gt;<text:line-break/> <text:s text:c="7"/>&lt;/Grid&gt;<text:line-break/> <text:s text:c="7"/>&lt;Grid Grid.Row="2"&gt;<text:line-break/> <text:s text:c="11"/>&lt;Grid.ColumnDefinitions&gt;<text:line-break/> <text:s text:c="15"/>&lt;ColumnDefinition Width="0.3*"/&gt;<text:line-break/> <text:s text:c="15"/>&lt;ColumnDefinition/&gt;<text:line-break/> <text:s text:c="15"/>&lt;ColumnDefinition/&gt;<text:line-break/> <text:s text:c="15"/>&lt;ColumnDefinition/&gt;<text:line-break/> <text:s text:c="15"/>&lt;ColumnDefinition/&gt;<text:line-break/> <text:s text:c="15"/>&lt;ColumnDefinition/&gt;<text:line-break/> <text:s text:c="15"/>&lt;ColumnDefinition Width="0.3*"/&gt;<text:line-break/> <text:s text:c="11"/>&lt;/Grid.ColumnDefinitions&gt;<text:line-break/> <text:s text:c="11"/>&lt;Grid.RowDefinitions&gt;<text:line-break/> <text:s text:c="15"/>&lt;RowDefinition/&gt;<text:line-break/> <text:s text:c="15"/>&lt;RowDefinition Height="2.2*"/&gt;<text:line-break/> <text:s text:c="11"/>&lt;/Grid.RowDefinitions&gt;<text:line-break/> <text:s text:c="11"/>&lt;TextBlock Grid.Row="0" Grid.Column="1" FontSize="20" Text="Событие"<text:line-break/> <text:s text:c="22"/>VerticalAlignment="Top" HorizontalAlignment="Stretch"/&gt;<text:line-break/> <text:s text:c="11"/>&lt;TextBlock Grid.Row="0" Grid.Column="2" FontSize="20" Text="Вид гонки"<text:line-break/> <text:s text:c="22"/>VerticalAlignment="Top" HorizontalAlignment="Stretch"/&gt;<text:line-break/> <text:s text:c="11"/>&lt;TextBlock Grid.Row="0" Grid.Column="3" FontSize="20" Text="Время"<text:line-break/> <text:s text:c="22"/>VerticalAlignment="Top" HorizontalAlignment="Stretch"/&gt;<text:line-break/> <text:s text:c="11"/>&lt;TextBlock Grid.Row="0" Grid.Column="4" FontSize="20" Text="Общее место"<text:line-break/> <text:s text:c="22"/>VerticalAlignment="Top" HorizontalAlignment="Stretch"/&gt;<text:line-break/> <text:s text:c="11"/>&lt;Button Grid.Row="0" Grid.Column="5" FontSize="20" Background="{StaticResource White}"<text:line-break/> <text:s text:c="19"/>VerticalAlignment="Top" HorizontalAlignment="Stretch" <text:line-break/> <text:s text:c="19"/>Command="{Binding OnClickBtnChangeCurrentCategory}"&gt;<text:line-break/> <text:s text:c="15"/>&lt;TextBlock Text="{Binding CategoryName}" TextWrapping="WrapWithOverflow" /&gt; <text:line-break/> <text:s text:c="11"/>&lt;/Button&gt;<text:line-break/> <text:s text:c="11"/>&lt;ScrollViewer Grid.Row="1" Grid.Column="1" Grid.ColumnSpan="5"<text:line-break/> <text:s text:c="25"/>VerticalAlignment="Stretch" HorizontalAlignment="Stretch"&gt;<text:line-break/> <text:s text:c="15"/>&lt;ListBox Items="{Binding RequiredResults}" Background="{StaticResource White}"<text:line-break/> <text:s text:c="24"/>VerticalAlignment="Stretch" HorizontalAlignment="Stretch"&gt;<text:line-break/> <text:s text:c="19"/>&lt;ListBox.ItemTemplate&gt;<text:line-break/> <text:s text:c="23"/>&lt;DataTemplate&gt;<text:line-break/> <text:s text:c="27"/>&lt;Grid&gt;<text:line-break/> <text:s text:c="31"/>&lt;Grid.ColumnDefinitions&gt;<text:line-break/> <text:s text:c="35"/>&lt;ColumnDefinition/&gt;<text:line-break/> <text:s text:c="35"/>&lt;ColumnDefinition/&gt;<text:line-break/> <text:s text:c="35"/>&lt;ColumnDefinition/&gt;<text:line-break/> <text:s text:c="35"/>&lt;ColumnDefinition/&gt;<text:line-break/> <text:s text:c="35"/>&lt;ColumnDefinition/&gt;<text:line-break/> <text:s text:c="31"/>&lt;/Grid.ColumnDefinitions&gt;<text:line-break/> <text:s text:c="31"/>&lt;TextBlock Grid.Column="0" FontSize="20" Text="{Binding EventName}"<text:line-break/> <text:s text:c="42"/>VerticalAlignment="Center" HorizontalAlignment="Left"/&gt;<text:line-break/> <text:s text:c="31"/>&lt;TextBlock Grid.Column="1" FontSize="20" Text="{Binding RaceType}"<text:line-break/> <text:s text:c="42"/>VerticalAlignment="Center" HorizontalAlignment="Left"/&gt;<text:line-break/> <text:s text:c="31"/>&lt;TextBlock Grid.Column="2" FontSize="20" Text="{Binding Time}"<text:line-break/> <text:s text:c="42"/>VerticalAlignment="Center" HorizontalAlignment="Left"/&gt;<text:line-break/> <text:s text:c="31"/>&lt;TextBlock Grid.Column="3" FontSize="20" Text="{Binding CommonPlace}"<text:line-break/> <text:s text:c="42"/>VerticalAlignment="Center" HorizontalAlignment="Left"/&gt;<text:line-break/> <text:s text:c="31"/>&lt;TextBlock Grid.Column="4" FontSize="20" Text="{Binding SelectedCategoryPlace}"<text:line-break/> <text:s text:c="42"/>VerticalAlignment="Center" HorizontalAlignment="Left"/&gt;<text:line-break/> <text:s text:c="27"/>&lt;/Grid&gt;<text:line-break/> <text:s text:c="23"/>&lt;/DataTemplate&gt;<text:line-break/> <text:s text:c="19"/>&lt;/ListBox.ItemTemplate&gt;<text:line-break/> <text:s text:c="15"/>&lt;/ListBox&gt;<text:line-break/> <text:s text:c="11"/>&lt;/ScrollViewer&gt;<text:line-break/> <text:s text:c="7"/>&lt;/Grid&gt;<text:line-break/> <text:s text:c="7"/>&lt;Button Grid.Row="3" Content="Показать все результаты" FontSize="25"<text:line-break/> <text:s text:c="15"/>Command="{Binding OnClickBtnShowAllResults}"<text:line-break/> <text:s text:c="15"/>VerticalAlignment="Center" HorizontalAlignment="Center"<text:line-break/> <text:s text:c="15"/>VerticalContentAlignment="Center" HorizontalContentAlignment="Center"/&gt;<text:line-break/> <text:s text:c="3"/>&lt;/Grid&gt;<text:line-break/>&lt;/UserControl&gt;<text:line-break/><text:line-break/></text:h>
      <text:h text:outline-level="1" text:style-name="Default Paragraph Style">RaceMapPage.axaml<text:line-break/></text:h>
      <text:h text:outline-level="1" text:style-name="Code Style">&lt;UserControl xmlns="https://github.com/avaloniaui"<text:line-break/> <text:s text:c="12"/>xmlns:x="http://schemas.microsoft.com/winfx/2006/xaml"<text:line-break/> <text:s text:c="12"/>xmlns:d="http://schemas.microsoft.com/expression/blend/2008"<text:line-break/> <text:s text:c="12"/>xmlns:mc="http://schemas.openxmlformats.org/markup-compatibility/2006"<text:line-break/> <text:s text:c="12"/>mc:Ignorable="d" x:Class="App.Views.Pages.InformationMenu.RaceMapPage"&gt;<text:line-break/> <text:s text:c="3"/>&lt;Grid&gt;<text:line-break/> <text:s text:c="7"/>&lt;Grid.RowDefinitions&gt;<text:line-break/> <text:s text:c="11"/>&lt;RowDefinition Height="0.1*"/&gt;<text:line-break/> <text:s text:c="11"/>&lt;RowDefinition/&gt;<text:line-break/> <text:s text:c="11"/>&lt;RowDefinition Height="0.1*"/&gt;<text:line-break/> <text:s text:c="7"/>&lt;/Grid.RowDefinitions&gt;<text:line-break/> <text:s text:c="7"/>&lt;Grid.ColumnDefinitions&gt;<text:line-break/> <text:s text:c="11"/>&lt;ColumnDefinition Width="0.1*"/&gt;<text:line-break/> <text:s text:c="11"/>&lt;ColumnDefinition/&gt;<text:line-break/> <text:s text:c="11"/>&lt;ColumnDefinition Width="0.1*"/&gt;<text:line-break/> <text:s text:c="7"/>&lt;/Grid.ColumnDefinitions&gt;<text:line-break/> <text:s text:c="7"/>&lt;Image Grid.Row="1" Grid.Column="1" Source="/Assets/Images/Map/kart-skill-2017-map-1.png" Stretch="Fill"<text:line-break/> <text:s text:c="14"/>VerticalAlignment="Stretch" HorizontalAlignment="Stretch"/&gt;<text:line-break/> <text:s text:c="3"/>&lt;/Grid&gt;<text:line-break/>&lt;/UserControl&gt;<text:line-break/><text:line-break/></text:h>
      <text:h text:outline-level="1" text:style-name="Default Paragraph Style">PastRaceResultsPage.axaml.cs<text:line-break/></text:h>
      <text:h text:outline-level="1" text:style-name="Code Style">using App.ViewModels.InformationMenu;<text:line-break/>using Avalonia.Markup.Xaml;<text:line-break/>using Avalonia.ReactiveUI;<text:line-break/>using PropertyChanged;<text:line-break/>using ReactiveUI;<text:line-break/><text:line-break/>namespace App.Views.Pages.InformationMenu;<text:line-break/><text:line-break/>[DoNotNotify]<text:line-break/>public partial class PastRaceResultsPage : ReactiveUserControl&lt;PastRaceResultsPageViewModel&gt;<text:line-break/>{<text:line-break/> <text:s text:c="3"/>public PastRaceResultsPage()<text:line-break/> <text:s text:c="3"/>{<text:line-break/> <text:s text:c="7"/>AvaloniaXamlLoader.Load(this);<text:line-break/> <text:s text:c="7"/>this.WhenActivated(_ =&gt; { });<text:line-break/> <text:s text:c="3"/>}<text:line-break/>}<text:line-break/></text:h>
      <text:h text:outline-level="1" text:style-name="Default Paragraph Style">CharityListPage.axaml<text:line-break/></text:h>
      <text:h text:outline-level="1" text:style-name="Code Style">&lt;UserControl xmlns="https://github.com/avaloniaui"<text:line-break/> <text:s text:c="12"/>xmlns:x="http://schemas.microsoft.com/winfx/2006/xaml"<text:line-break/> <text:s text:c="12"/>xmlns:d="http://schemas.microsoft.com/expression/blend/2008"<text:line-break/> <text:s text:c="12"/>xmlns:mc="http://schemas.openxmlformats.org/markup-compatibility/2006"<text:line-break/> <text:s text:c="12"/>xmlns:converters="clr-namespace:App.Views.Converters"<text:line-break/> <text:s text:c="12"/>mc:Ignorable="d" x:Class="App.Views.Pages.InformationMenu.CharityListPage"&gt;<text:line-break/> <text:s text:c="3"/>&lt;UserControl.Resources&gt;<text:line-break/> <text:s text:c="7"/>&lt;converters:BitmapValueConverter x:Key="VariableImage"/&gt;<text:line-break/> <text:s text:c="3"/>&lt;/UserControl.Resources&gt;<text:line-break/> <text:s text:c="3"/>&lt;Grid&gt;<text:line-break/> <text:s text:c="7"/>&lt;Grid.RowDefinitions&gt;<text:line-break/> <text:s text:c="11"/>&lt;RowDefinition Height="0.7*"/&gt;<text:line-break/> <text:s text:c="11"/>&lt;RowDefinition Height="3.3*"/&gt;<text:line-break/> <text:s text:c="7"/>&lt;/Grid.RowDefinitions&gt;<text:line-break/> <text:s text:c="7"/>&lt;TextBlock Grid.Row="0" Classes="h3"<text:line-break/> <text:s text:c="18"/>VerticalAlignment="Center" HorizontalAlignment="Center"<text:line-break/> <text:s text:c="18"/>Text="Список благотворительных организаций"/&gt;<text:line-break/> <text:s text:c="7"/>&lt;ListBox Grid.Row="1" Items="{Binding Charities}"<text:line-break/> <text:s text:c="17"/>HorizontalAlignment="Stretch" VerticalAlignment="Stretch"&gt;<text:line-break/> <text:s text:c="11"/>&lt;ListBox.ItemTemplate&gt;<text:line-break/> <text:s text:c="15"/>&lt;DataTemplate&gt;<text:line-break/> <text:s text:c="19"/>&lt;Grid Height="100"&gt;<text:line-break/> <text:s text:c="23"/>&lt;Grid.RowDefinitions&gt;<text:line-break/> <text:s text:c="27"/>&lt;RowDefinition Height="0.7*"/&gt;<text:line-break/> <text:s text:c="27"/>&lt;RowDefinition Height="2.3*"/&gt;<text:line-break/> <text:s text:c="23"/>&lt;/Grid.RowDefinitions&gt;<text:line-break/> <text:s text:c="23"/>&lt;Grid.ColumnDefinitions&gt;<text:line-break/> <text:s text:c="27"/>&lt;ColumnDefinition Width="0.9*"/&gt;<text:line-break/> <text:s text:c="27"/>&lt;ColumnDefinition Width="0.1*"/&gt;<text:line-break/> <text:s text:c="27"/>&lt;ColumnDefinition Width="4*"/&gt;<text:line-break/> <text:s text:c="23"/>&lt;/Grid.ColumnDefinitions&gt;<text:line-break/> <text:s text:c="23"/>&lt;Image Grid.Row="0" Grid.RowSpan="2" Grid.Column="0"<text:line-break/> <text:s text:c="30"/>Source="{Binding FullCharity_Logo, <text:line-break/> <text:s text:c="31"/>Converter={StaticResource VariableImage}}"<text:line-break/> <text:s text:c="30"/>HorizontalAlignment="Center" VerticalAlignment="Center"/&gt;<text:line-break/> <text:s text:c="23"/>&lt;TextBlock Grid.Row="0" Grid.Column="2" FontSize="20"<text:line-break/> <text:s text:c="34"/>Text="{Binding Charity_Name}"/&gt;<text:line-break/> <text:s text:c="23"/>&lt;TextBlock Grid.Row="1" Grid.Column="2" FontSize="15"<text:line-break/> <text:s text:c="34"/>TextWrapping="WrapWithOverflow"<text:line-break/> <text:s text:c="34"/>Text="{Binding Charity_Description}"/&gt;<text:line-break/> <text:s text:c="19"/>&lt;/Grid&gt;<text:line-break/> <text:s text:c="15"/>&lt;/DataTemplate&gt;<text:line-break/> <text:s text:c="11"/>&lt;/ListBox.ItemTemplate&gt;<text:line-break/> <text:s text:c="7"/>&lt;/ListBox&gt;<text:line-break/> <text:s text:c="3"/>&lt;/Grid&gt;<text:line-break/>&lt;/UserControl&gt;<text:line-break/><text:line-break/></text:h>
      <text:h text:outline-level="1" text:style-name="Default Paragraph Style">RaceMapPage.axaml.cs<text:line-break/></text:h>
      <text:h text:outline-level="1" text:style-name="Code Style">using App.ViewModels.InformationMenu;<text:line-break/>using Avalonia.Markup.Xaml;<text:line-break/>using Avalonia.ReactiveUI;<text:line-break/>using PropertyChanged;<text:line-break/>using ReactiveUI;<text:line-break/><text:line-break/>namespace App.Views.Pages.InformationMenu;<text:line-break/><text:line-break/>[DoNotNotify]<text:line-break/>public partial class RaceMapPage : ReactiveUserControl&lt;RaceMapPageViewModel&gt;<text:line-break/>{<text:line-break/> <text:s text:c="3"/>public RaceMapPage()<text:line-break/> <text:s text:c="3"/>{<text:line-break/> <text:s text:c="7"/>AvaloniaXamlLoader.Load(this);<text:line-break/> <text:s text:c="7"/>this.WhenActivated(_ =&gt; { });<text:line-break/> <text:s text:c="3"/>}<text:line-break/>}<text:line-break/></text:h>
      <text:h text:outline-level="1" text:style-name="Default Paragraph Style">KartSkills2017Page.axaml<text:line-break/></text:h>
      <text:h text:outline-level="1" text:style-name="Code Style">&lt;UserControl xmlns="https://github.com/avaloniaui"<text:line-break/> <text:s text:c="12"/>xmlns:x="http://schemas.microsoft.com/winfx/2006/xaml"<text:line-break/> <text:s text:c="12"/>xmlns:d="http://schemas.microsoft.com/expression/blend/2008"<text:line-break/> <text:s text:c="12"/>xmlns:mc="http://schemas.openxmlformats.org/markup-compatibility/2006"<text:line-break/> <text:s text:c="12"/>xmlns:converters="clr-namespace:App.Views.Converters"<text:line-break/> <text:s text:c="12"/>mc:Ignorable="d" x:Class="App.Views.Pages.InformationMenu.KartSkills2017Page"&gt;<text:line-break/> <text:s text:c="3"/>&lt;UserControl.Resources&gt;<text:line-break/> <text:s text:c="7"/>&lt;converters:TextValueConverter x:Key="VariableText"/&gt;<text:line-break/> <text:s text:c="7"/>&lt;ImageBrush x:Key="Map" Source="/Assets/Images/Map/kart-skill-2017-map-1.png" Stretch="Fill"/&gt;<text:line-break/> <text:s text:c="3"/>&lt;/UserControl.Resources&gt;<text:line-break/> <text:s text:c="3"/>&lt;Grid&gt;<text:line-break/> <text:s text:c="7"/>&lt;Grid.RowDefinitions&gt;<text:line-break/> <text:s text:c="11"/>&lt;RowDefinition/&gt;<text:line-break/> <text:s text:c="11"/>&lt;RowDefinition Height="4*"/&gt;<text:line-break/> <text:s text:c="7"/>&lt;/Grid.RowDefinitions&gt;<text:line-break/> <text:s text:c="7"/><text:line-break/> <text:s text:c="7"/>&lt;!--title--&gt;<text:line-break/> <text:s text:c="7"/>&lt;TextBlock Grid.Row="0" Text="Информация о Kart Skills 2017" Classes="h2"<text:line-break/> <text:s text:c="18"/>VerticalAlignment="Center" HorizontalAlignment="Center"/&gt;<text:line-break/> <text:s text:c="7"/><text:line-break/> <text:s text:c="7"/>&lt;ScrollViewer Grid.Row="1"&gt;<text:line-break/> <text:s text:c="11"/>&lt;Grid Height="1300"&gt;<text:line-break/> <text:s text:c="15"/>&lt;Grid.ColumnDefinitions&gt;<text:line-break/> <text:s text:c="19"/>&lt;ColumnDefinition/&gt;<text:line-break/> <text:s text:c="19"/>&lt;ColumnDefinition Width="0.2*"/&gt;<text:line-break/> <text:s text:c="19"/>&lt;ColumnDefinition/&gt;<text:line-break/> <text:s text:c="19"/>&lt;ColumnDefinition Width="0.05*"/&gt;<text:line-break/> <text:s text:c="15"/>&lt;/Grid.ColumnDefinitions&gt;<text:line-break/> <text:s text:c="15"/>&lt;Grid.RowDefinitions&gt;<text:line-break/> <text:s text:c="19"/>&lt;RowDefinition Height="1000"/&gt;<text:line-break/> <text:s text:c="19"/>&lt;RowDefinition Height="300"/&gt;<text:line-break/> <text:s text:c="15"/>&lt;/Grid.RowDefinitions&gt;<text:line-break/> <text:s text:c="15"/><text:line-break/> <text:s text:c="15"/>&lt;!--map &amp; photos--&gt;<text:line-break/> <text:s text:c="15"/>&lt;Grid Grid.Row="0" Grid.Column="0"&gt;<text:line-break/> <text:s text:c="19"/>&lt;Grid.RowDefinitions&gt;<text:line-break/> <text:s text:c="23"/>&lt;RowDefinition/&gt;<text:line-break/> <text:s text:c="23"/>&lt;RowDefinition Height="0.2*"/&gt;<text:line-break/> <text:s text:c="23"/>&lt;RowDefinition/&gt;<text:line-break/> <text:s text:c="23"/>&lt;RowDefinition Height="0.1*"/&gt;<text:line-break/> <text:s text:c="23"/>&lt;RowDefinition/&gt;<text:line-break/> <text:s text:c="23"/>&lt;RowDefinition Height="0.1*"/&gt;<text:line-break/> <text:s text:c="19"/>&lt;/Grid.RowDefinitions&gt;<text:line-break/> <text:s text:c="19"/>&lt;Grid.ColumnDefinitions&gt;<text:line-break/> <text:s text:c="23"/>&lt;ColumnDefinition Width="0.1*"/&gt;<text:line-break/> <text:s text:c="23"/>&lt;ColumnDefinition/&gt;<text:line-break/> <text:s text:c="19"/>&lt;/Grid.ColumnDefinitions&gt;<text:line-break/> <text:s text:c="19"/>&lt;Button Grid.Row="0" Grid.Column="1" Background="{DynamicResource Map}" <text:line-break/> <text:s text:c="27"/>Command="{Binding OnClickBtnShowFullMap}"<text:line-break/> <text:s text:c="27"/>VerticalAlignment="Stretch" HorizontalAlignment="Stretch"/&gt;<text:line-break/> <text:s text:c="19"/>&lt;Image Grid.Row="2" Grid.Column="1" Source="/Assets/Images/Photos/Kart-Start.jpg" Stretch="Fill"<text:line-break/> <text:s text:c="26"/>VerticalAlignment="Stretch" HorizontalAlignment="Stretch"/&gt;<text:line-break/> <text:s text:c="19"/>&lt;Image Grid.Row="4" Grid.Column="1" Source="/Assets/Images/Photos/Duma.jpg" Stretch="Fill"<text:line-break/> <text:s text:c="26"/>VerticalAlignment="Stretch" HorizontalAlignment="Stretch"/&gt;<text:line-break/> <text:s text:c="15"/>&lt;/Grid&gt;<text:line-break/> <text:s text:c="15"/><text:line-break/> <text:s text:c="15"/>&lt;!--info--&gt;<text:line-break/> <text:s text:c="15"/>&lt;TextBlock Grid.Row="0" Grid.Column="2" FontSize="18" Text="{Binding PathToInfo, <text:line-break/> <text:s text:c="19"/>Converter={StaticResource VariableText}}" TextWrapping="WrapWithOverflow"<text:line-break/> <text:s text:c="39"/>VerticalAlignment="Center" HorizontalAlignment="Center"/&gt;<text:line-break/> <text:s text:c="15"/><text:line-break/> <text:s text:c="15"/>&lt;Grid Grid.Row="1" Grid.Column="0" Grid.ColumnSpan="3"<text:line-break/> <text:s text:c="21"/>VerticalAlignment="Stretch" HorizontalAlignment="Stretch"&gt;<text:line-break/> <text:s text:c="19"/>&lt;Grid.ColumnDefinitions&gt;<text:line-break/> <text:s text:c="23"/>&lt;ColumnDefinition Width="0.1*"/&gt;<text:line-break/> <text:s text:c="23"/>&lt;ColumnDefinition/&gt;<text:line-break/> <text:s text:c="23"/>&lt;ColumnDefinition Width="0.2*"/&gt;<text:line-break/> <text:s text:c="23"/>&lt;ColumnDefinition/&gt;<text:line-break/> <text:s text:c="23"/>&lt;ColumnDefinition Width="0.1*"/&gt;<text:line-break/> <text:s text:c="19"/>&lt;/Grid.ColumnDefinitions&gt;<text:line-break/> <text:s text:c="19"/>&lt;Grid.RowDefinitions&gt;<text:line-break/> <text:s text:c="23"/>&lt;RowDefinition/&gt;<text:line-break/> <text:s text:c="23"/>&lt;RowDefinition Height="0.1*"/&gt;<text:line-break/> <text:s text:c="19"/>&lt;/Grid.RowDefinitions&gt;<text:line-break/> <text:s text:c="19"/><text:line-break/> <text:s text:c="19"/>&lt;Image Grid.Row="0" Grid.Column="1" Source="/Assets/Images/Photos/Kremlin.jpg" Stretch="Fill"<text:line-break/> <text:s text:c="26"/>VerticalAlignment="Stretch" HorizontalAlignment="Stretch"/&gt;<text:line-break/> <text:s text:c="19"/>&lt;Image Grid.Row="0" Grid.Column="3" Source="/Assets/Images/Photos/Park-Gorkogo.jpg" Stretch="Fill"<text:line-break/> <text:s text:c="26"/>VerticalAlignment="Stretch" HorizontalAlignment="Stretch"/&gt;<text:line-break/> <text:s text:c="15"/>&lt;/Grid&gt;<text:line-break/> <text:s text:c="11"/>&lt;/Grid&gt;<text:line-break/> <text:s text:c="7"/>&lt;/ScrollViewer&gt;<text:line-break/> <text:s text:c="3"/>&lt;/Grid&gt;<text:line-break/>&lt;/UserControl&gt;<text:line-break/><text:line-break/></text:h>
      <text:h text:outline-level="1" text:style-name="Default Paragraph Style">KartSkills2017Page.axaml.cs<text:line-break/></text:h>
      <text:h text:outline-level="1" text:style-name="Code Style">using App.ViewModels.InformationMenu;<text:line-break/>using Avalonia.Markup.Xaml;<text:line-break/>using Avalonia.ReactiveUI;<text:line-break/>using PropertyChanged;<text:line-break/>using ReactiveUI;<text:line-break/><text:line-break/>namespace App.Views.Pages.InformationMenu;<text:line-break/><text:line-break/>[DoNotNotify]<text:line-break/>public partial class KartSkills2017Page : ReactiveUserControl&lt;KartSkills2017PageViewModel&gt;<text:line-break/>{<text:line-break/> <text:s text:c="3"/>public KartSkills2017Page()<text:line-break/> <text:s text:c="3"/>{<text:line-break/> <text:s text:c="7"/>AvaloniaXamlLoader.Load(this);<text:line-break/> <text:s text:c="7"/>this.WhenActivated(_ =&gt; { });<text:line-break/> <text:s text:c="3"/>}<text:line-break/>}<text:line-break/></text:h>
      <text:h text:outline-level="1" text:style-name="Default Paragraph Style">DetailedInformationPage.axaml<text:line-break/></text:h>
      <text:h text:outline-level="1" text:style-name="Code Style">&lt;UserControl xmlns="https://github.com/avaloniaui"<text:line-break/> <text:s text:c="12"/>xmlns:x="http://schemas.microsoft.com/winfx/2006/xaml"<text:line-break/> <text:s text:c="12"/>xmlns:d="http://schemas.microsoft.com/expression/blend/2008"<text:line-break/> <text:s text:c="12"/>xmlns:mc="http://schemas.openxmlformats.org/markup-compatibility/2006"<text:line-break/> <text:s text:c="12"/>mc:Ignorable="d" x:Class="App.Views.Pages.InformationMenu.DetailedInformationPage"&gt;<text:line-break/> <text:s text:c="3"/>&lt;Grid&gt;<text:line-break/> <text:s text:c="7"/>&lt;Grid.RowDefinitions&gt;<text:line-break/> <text:s text:c="11"/>&lt;RowDefinition/&gt;<text:line-break/> <text:s text:c="11"/>&lt;RowDefinition/&gt;<text:line-break/> <text:s text:c="11"/>&lt;RowDefinition/&gt;<text:line-break/> <text:s text:c="11"/>&lt;RowDefinition Height="1.7*"/&gt;<text:line-break/> <text:s text:c="7"/>&lt;/Grid.RowDefinitions&gt;<text:line-break/> <text:s text:c="7"/>&lt;Grid.ColumnDefinitions&gt;<text:line-break/> <text:s text:c="11"/>&lt;ColumnDefinition/&gt;<text:line-break/> <text:s text:c="11"/>&lt;ColumnDefinition/&gt;<text:line-break/> <text:s text:c="7"/>&lt;/Grid.ColumnDefinitions&gt;<text:line-break/> <text:s text:c="7"/>&lt;TextBlock Grid.Row="0" Grid.Column="0" Grid.ColumnSpan="2" Classes="h3" <text:line-break/> <text:s text:c="18"/>VerticalAlignment="Center" HorizontalAlignment="Center"<text:line-break/> <text:s text:c="18"/>Text="Подробная информация"/&gt;<text:line-break/> <text:s text:c="7"/>&lt;Button Grid.Row="1" Grid.Column="0" Content="Kart Skills 2017"<text:line-break/> <text:s text:c="15"/>Command="{Binding OnClickBtnKartSkills2017}" Classes="SubMenu"/&gt;<text:line-break/> <text:s text:c="7"/>&lt;Button Grid.Row="1" Grid.Column="1" Classes="SubMenu"<text:line-break/> <text:s text:c="15"/>Command="{Binding OnClickBtnListOfCharities}"&gt;<text:line-break/> <text:s text:c="11"/>&lt;TextBlock TextWrapping="WrapWithOverflow" TextAlignment="Center"<text:line-break/> <text:s text:c="22"/>Text="Список благотворительных организаций"/&gt;<text:line-break/> <text:s text:c="7"/>&lt;/Button&gt;<text:line-break/> <text:s text:c="7"/>&lt;Button Grid.Row="2" Grid.Column="0" Content="Предыдущие результаты" <text:line-break/> <text:s text:c="15"/>Command="{Binding OnClickBtnPreviousResults}" Classes="SubMenu"/&gt;<text:line-break/> <text:s text:c="3"/>&lt;/Grid&gt;<text:line-break/>&lt;/UserControl&gt;<text:line-break/><text:line-break/></text:h>
      <text:h text:outline-level="1" text:style-name="Default Paragraph Style">RacerCardWindow.axaml.cs<text:line-break/></text:h>
      <text:h text:outline-level="1" text:style-name="Code Style">using App.ViewModels.InformationMenu;<text:line-break/>using Avalonia.Markup.Xaml;<text:line-break/>using Avalonia.ReactiveUI;<text:line-break/>using PropertyChanged;<text:line-break/>using ReactiveUI;<text:line-break/><text:line-break/>namespace App.Views.Pages.InformationMenu;<text:line-break/><text:line-break/>[DoNotNotify]<text:line-break/>public partial class RacerCardWindow : ReactiveWindow&lt;RacerCardWindowViewModel&gt;<text:line-break/>{<text:line-break/> <text:s text:c="3"/>public RacerCardWindow()<text:line-break/> <text:s text:c="3"/>{<text:line-break/> <text:s text:c="7"/>AvaloniaXamlLoader.Load(this);<text:line-break/> <text:s text:c="7"/>this.WhenActivated(_ =&gt; { });<text:line-break/> <text:s text:c="3"/>}<text:line-break/>}<text:line-break/></text:h>
      <text:h text:outline-level="1" text:style-name="Default Paragraph Style">PastRaceResultsPage.axaml<text:line-break/></text:h>
      <text:h text:outline-level="1" text:style-name="Code Style">&lt;UserControl xmlns="https://github.com/avaloniaui"<text:line-break/> <text:s text:c="12"/>xmlns:x="http://schemas.microsoft.com/winfx/2006/xaml"<text:line-break/> <text:s text:c="12"/>xmlns:d="http://schemas.microsoft.com/expression/blend/2008"<text:line-break/> <text:s text:c="12"/>xmlns:mc="http://schemas.openxmlformats.org/markup-compatibility/2006"<text:line-break/> <text:s text:c="12"/>mc:Ignorable="d" x:Class="App.Views.Pages.InformationMenu.PastRaceResultsPage"&gt;<text:line-break/> <text:s text:c="3"/>&lt;UserControl.Styles&gt;<text:line-break/> <text:s text:c="7"/>&lt;Style Selector="TextBox, TextBlock, Button"&gt;<text:line-break/> <text:s text:c="11"/>&lt;Setter Property="TextBlock.FontSize" Value="20"/&gt;<text:line-break/> <text:s text:c="7"/>&lt;/Style&gt;<text:line-break/> <text:s text:c="3"/>&lt;/UserControl.Styles&gt;<text:line-break/> <text:s text:c="3"/>&lt;Grid&gt;<text:line-break/> <text:s text:c="7"/>&lt;Grid.RowDefinitions&gt;<text:line-break/> <text:s text:c="11"/>&lt;RowDefinition Height="1.5*"/&gt;<text:line-break/> <text:s text:c="11"/>&lt;RowDefinition Height="2*"/&gt;<text:line-break/> <text:s text:c="11"/>&lt;RowDefinition Height="2*"/&gt;<text:line-break/> <text:s text:c="11"/>&lt;RowDefinition Height="4.5*"/&gt;<text:line-break/> <text:s text:c="7"/>&lt;/Grid.RowDefinitions&gt;<text:line-break/> <text:s text:c="7"/>&lt;TextBlock Grid.Row="0" Text="Результаты предыдущих гонок" Classes="h2"<text:line-break/> <text:s text:c="18"/>VerticalAlignment="Bottom" HorizontalAlignment="Center"/&gt;<text:line-break/> <text:s text:c="7"/><text:line-break/> <text:s text:c="7"/>&lt;Grid Grid.Row="1"&gt;<text:line-break/> <text:s text:c="11"/>&lt;Grid.RowDefinitions&gt;<text:line-break/> <text:s text:c="15"/>&lt;RowDefinition/&gt;<text:line-break/> <text:s text:c="15"/>&lt;RowDefinition/&gt;<text:line-break/> <text:s text:c="11"/>&lt;/Grid.RowDefinitions&gt;<text:line-break/> <text:s text:c="11"/>&lt;Grid.ColumnDefinitions&gt;<text:line-break/> <text:s text:c="15"/>&lt;ColumnDefinition/&gt;<text:line-break/> <text:s text:c="15"/>&lt;ColumnDefinition/&gt;<text:line-break/> <text:s text:c="15"/>&lt;ColumnDefinition Width="0.1*"/&gt;<text:line-break/> <text:s text:c="15"/>&lt;ColumnDefinition/&gt;<text:line-break/> <text:s text:c="15"/>&lt;ColumnDefinition/&gt;<text:line-break/> <text:s text:c="15"/>&lt;ColumnDefinition Width="0.1*"/&gt;<text:line-break/> <text:s text:c="15"/>&lt;ColumnDefinition Width="0.5*"/&gt;<text:line-break/> <text:s text:c="11"/>&lt;/Grid.ColumnDefinitions&gt;<text:line-break/> <text:s text:c="11"/>&lt;TextBlock Grid.Column="0" Grid.Row="0" Text="Событие:"<text:line-break/> <text:s text:c="22"/>VerticalAlignment="Center" HorizontalAlignment="Right"/&gt;<text:line-break/> <text:s text:c="11"/>&lt;ComboBox Grid.Column="1" Grid.Row="0" <text:line-break/> <text:s text:c="21"/>Items="{Binding Events}" SelectedItem="{Binding Event}"<text:line-break/> <text:s text:c="21"/>VerticalAlignment="Center" HorizontalAlignment="Stretch"&gt;<text:line-break/> <text:s text:c="15"/>&lt;ComboBox.ItemTemplate&gt;<text:line-break/> <text:s text:c="19"/>&lt;DataTemplate&gt;<text:line-break/> <text:s text:c="23"/>&lt;TextBlock Text="{Binding Event_Name}" TextWrapping="WrapWithOverflow"/&gt;<text:line-break/> <text:s text:c="19"/>&lt;/DataTemplate&gt;<text:line-break/> <text:s text:c="15"/>&lt;/ComboBox.ItemTemplate&gt;<text:line-break/> <text:s text:c="11"/>&lt;/ComboBox&gt;<text:line-break/> <text:s text:c="11"/><text:line-break/> <text:s text:c="11"/>&lt;TextBlock Grid.Column="0" Grid.Row="1" Text="Тип гонки:"<text:line-break/> <text:s text:c="22"/>VerticalAlignment="Center" HorizontalAlignment="Right"/&gt;<text:line-break/> <text:s text:c="11"/>&lt;ComboBox Grid.Column="1" Grid.Row="1" <text:line-break/> <text:s text:c="21"/>Items="{Binding EventTypes}" SelectedItem="{Binding EventType}"<text:line-break/> <text:s text:c="21"/>VerticalAlignment="Center" HorizontalAlignment="Stretch"&gt;<text:line-break/> <text:s text:c="15"/>&lt;ComboBox.ItemTemplate&gt;<text:line-break/> <text:s text:c="19"/>&lt;DataTemplate&gt;<text:line-break/> <text:s text:c="23"/>&lt;TextBlock Text="{Binding Event_Type_Name}" TextWrapping="WrapWithOverflow"/&gt;<text:line-break/> <text:s text:c="19"/>&lt;/DataTemplate&gt;<text:line-break/> <text:s text:c="15"/>&lt;/ComboBox.ItemTemplate&gt;<text:line-break/> <text:s text:c="11"/>&lt;/ComboBox&gt;<text:line-break/> <text:s text:c="11"/><text:line-break/> <text:s text:c="11"/>&lt;TextBlock Grid.Column="3" Grid.Row="0" Text="Пол:"<text:line-break/> <text:s text:c="22"/>VerticalAlignment="Center" HorizontalAlignment="Right"/&gt;<text:line-break/> <text:s text:c="11"/>&lt;ComboBox Grid.Column="4" Grid.Row="0" <text:line-break/> <text:s text:c="21"/>HorizontalAlignment="Stretch" VerticalAlignment="Center" <text:line-break/> <text:s text:c="21"/>Items="{Binding Genders}" SelectedItem="{Binding Gender}"&gt;<text:line-break/> <text:s text:c="15"/>&lt;ComboBox.ItemTemplate&gt;<text:line-break/> <text:s text:c="19"/>&lt;DataTemplate&gt; <text:line-break/> <text:s text:c="23"/>&lt;TextBlock Text="{Binding Gender_Name}"/&gt;<text:line-break/> <text:s text:c="19"/>&lt;/DataTemplate&gt;<text:line-break/> <text:s text:c="15"/>&lt;/ComboBox.ItemTemplate&gt;<text:line-break/> <text:s text:c="11"/>&lt;/ComboBox&gt;<text:line-break/> <text:s text:c="11"/><text:line-break/> <text:s text:c="11"/>&lt;TextBlock Grid.Column="3" Grid.Row="1" Text="Категория:"<text:line-break/> <text:s text:c="22"/>VerticalAlignment="Center" HorizontalAlignment="Right"/&gt;<text:line-break/> <text:s text:c="11"/>&lt;ComboBox Grid.Column="4" Grid.Row="1"<text:line-break/> <text:s text:c="21"/>Items="{Binding AgeCategories}" SelectedItem="{Binding AgeCategory}"<text:line-break/> <text:s text:c="21"/>VerticalAlignment="Center" HorizontalAlignment="Stretch"&gt;<text:line-break/> <text:s text:c="15"/>&lt;ComboBox.ItemTemplate&gt;<text:line-break/> <text:s text:c="19"/>&lt;DataTemplate&gt;<text:line-break/> <text:s text:c="23"/>&lt;TextBlock Text="{Binding Title}"/&gt;<text:line-break/> <text:s text:c="19"/>&lt;/DataTemplate&gt;<text:line-break/> <text:s text:c="15"/>&lt;/ComboBox.ItemTemplate&gt;<text:line-break/> <text:s text:c="11"/>&lt;/ComboBox&gt;<text:line-break/> <text:s text:c="11"/>&lt;Button Grid.Column="6" Grid.Row="1" Content="Поиск"<text:line-break/> <text:s text:c="19"/>Command="{Binding OnClickBtnSearch}"<text:line-break/> <text:s text:c="19"/>VerticalAlignment="Center" HorizontalAlignment="Center"/&gt;<text:line-break/> <text:s text:c="7"/>&lt;/Grid&gt;<text:line-break/> <text:s text:c="7"/><text:line-break/> <text:s text:c="7"/>&lt;StackPanel Grid.Row="2" Orientation="Horizontal"<text:line-break/> <text:s text:c="19"/>VerticalAlignment="Bottom" HorizontalAlignment="Center"&gt;<text:line-break/> <text:s text:c="11"/>&lt;TextBlock Text="Всего пилотов: " FontWeight="Bold"/&gt;<text:line-break/> <text:s text:c="11"/>&lt;TextBlock Text="{Binding RacerCount}"/&gt;<text:line-break/> <text:s text:c="11"/>&lt;TextBlock Text=" "/&gt;<text:line-break/> <text:s text:c="11"/>&lt;TextBlock Text="Всего пилотов финишировало: " FontWeight="Bold"/&gt;<text:line-break/> <text:s text:c="11"/>&lt;TextBlock Text="{Binding RacerWhoFinishCount}"/&gt;<text:line-break/> <text:s text:c="11"/>&lt;TextBlock Text=" "/&gt;<text:line-break/> <text:s text:c="11"/>&lt;TextBlock Text="Среднее время: " FontWeight="Bold"/&gt;<text:line-break/> <text:s text:c="11"/>&lt;TextBlock Text="{Binding MediumTime}"/&gt;<text:line-break/> <text:s text:c="7"/>&lt;/StackPanel&gt;<text:line-break/> <text:s text:c="7"/><text:line-break/> <text:s text:c="7"/>&lt;DataGrid Grid.Row="3" AutoGenerateColumns="False" IsReadOnly="True"<text:line-break/> <text:s text:c="17"/>VerticalAlignment="Stretch" HorizontalAlignment="Center"<text:line-break/> <text:s text:c="17"/>Items="{Binding PastResults}"&gt;<text:line-break/> <text:s text:c="11"/>&lt;DataGrid.Columns&gt;<text:line-break/> <text:s text:c="15"/>&lt;DataGridTextColumn Header="Место" Binding="{Binding Position}"/&gt;<text:line-break/> <text:s text:c="15"/>&lt;DataGridTextColumn Header="Время" Binding="{Binding Time}"/&gt;<text:line-break/> <text:s text:c="15"/>&lt;DataGridTemplateColumn Header="Гонщик"&gt;<text:line-break/> <text:s text:c="19"/>&lt;DataGridTemplateColumn.CellTemplate&gt;<text:line-break/> <text:s text:c="23"/>&lt;DataTemplate&gt;<text:line-break/> <text:s text:c="27"/>&lt;Button Background="{StaticResource White}" Content="{Binding RacerName}"<text:line-break/> <text:s text:c="35"/>VerticalAlignment="Stretch" HorizontalAlignment="Stretch"<text:line-break/> <text:s text:c="35"/>Command="{Binding CmdRacerCard}"/&gt;<text:line-break/> <text:s text:c="23"/>&lt;/DataTemplate&gt;<text:line-break/> <text:s text:c="19"/>&lt;/DataGridTemplateColumn.CellTemplate&gt;<text:line-break/> <text:s text:c="15"/>&lt;/DataGridTemplateColumn&gt;<text:line-break/> <text:s text:c="15"/>&lt;DataGridTextColumn Header="Страна" Binding="{Binding Country}"/&gt;<text:line-break/> <text:s text:c="11"/>&lt;/DataGrid.Columns&gt;<text:line-break/> <text:s text:c="7"/>&lt;/DataGrid&gt;<text:line-break/> <text:s text:c="3"/>&lt;/Grid&gt;<text:line-break/>&lt;/UserControl&gt;<text:line-break/><text:line-break/></text:h>
      <text:h text:outline-level="1" text:style-name="Default Paragraph Style">CharityListPage.axaml.cs<text:line-break/></text:h>
      <text:h text:outline-level="1" text:style-name="Code Style">using App.ViewModels.InformationMenu;<text:line-break/>using Avalonia.Markup.Xaml;<text:line-break/>using Avalonia.ReactiveUI;<text:line-break/>using PropertyChanged;<text:line-break/>using ReactiveUI;<text:line-break/><text:line-break/>namespace App.Views.Pages.InformationMenu;<text:line-break/><text:line-break/>[DoNotNotify]<text:line-break/>public partial class CharityListPage : ReactiveUserControl&lt;CharityListPageViewModel&gt;<text:line-break/>{<text:line-break/> <text:s text:c="3"/>public CharityListPage()<text:line-break/> <text:s text:c="3"/>{<text:line-break/> <text:s text:c="7"/>AvaloniaXamlLoader.Load(this);<text:line-break/> <text:s text:c="7"/>this.WhenActivated(_ =&gt; { });<text:line-break/> <text:s text:c="3"/>}<text:line-break/>}<text:line-break/></text:h>
      <text:h text:outline-level="1" text:style-name="Default Paragraph Style">DetailedInformationPage.axaml.cs<text:line-break/></text:h>
      <text:h text:outline-level="1" text:style-name="Code Style">using App.ViewModels.InformationMenu;<text:line-break/>using Avalonia.Markup.Xaml;<text:line-break/>using Avalonia.ReactiveUI;<text:line-break/>using PropertyChanged;<text:line-break/>using ReactiveUI;<text:line-break/><text:line-break/>namespace App.Views.Pages.InformationMenu;<text:line-break/><text:line-break/>[DoNotNotify]<text:line-break/>public partial class DetailedInformationPage : ReactiveUserControl&lt;DetailedInformationPageViewModel&gt;<text:line-break/>{<text:line-break/> <text:s text:c="3"/>public DetailedInformationPage()<text:line-break/> <text:s text:c="3"/>{<text:line-break/> <text:s text:c="7"/>AvaloniaXamlLoader.Load(this);<text:line-break/> <text:s text:c="7"/>this.WhenActivated(_ =&gt; { });<text:line-break/> <text:s text:c="3"/>}<text:line-break/>}<text:line-break/></text:h>
      <text:h text:outline-level="1" text:style-name="Default Paragraph Style">RacerCardWindow.axaml<text:line-break/></text:h>
      <text:h text:outline-level="1" text:style-name="Code Style">&lt;Window xmlns="https://github.com/avaloniaui"<text:line-break/> <text:s text:c="7"/>xmlns:x="http://schemas.microsoft.com/winfx/2006/xaml"<text:line-break/> <text:s text:c="7"/>xmlns:d="http://schemas.microsoft.com/expression/blend/2008"<text:line-break/> <text:s text:c="7"/>xmlns:mc="http://schemas.openxmlformats.org/markup-compatibility/2006"<text:line-break/> <text:s text:c="7"/>xmlns:converters="clr-namespace:App.Views.Converters"<text:line-break/> <text:s text:c="7"/>mc:Ignorable="d" x:Class="App.Views.Pages.InformationMenu.RacerCardWindow"<text:line-break/> <text:s text:c="7"/>Icon="/Assets/Images/checkered-flag-sports-tool.ico"<text:line-break/> <text:s text:c="7"/>Title="Информация о гонщике" WindowStartupLocation="CenterScreen"<text:line-break/> <text:s text:c="7"/>Height="400" Width="800" MinHeight="400" MinWidth="800"&gt;<text:line-break/> <text:s text:c="3"/>&lt;Window.Resources&gt;<text:line-break/> <text:s text:c="7"/>&lt;converters:BitmapValueConverter x:Key="VariableImage"/&gt;<text:line-break/> <text:s text:c="3"/>&lt;/Window.Resources&gt;<text:line-break/> <text:s text:c="3"/>&lt;Window.Styles&gt;<text:line-break/> <text:s text:c="7"/>&lt;Style Selector="TextBlock"&gt;<text:line-break/> <text:s text:c="11"/>&lt;Setter Property="FontSize" Value="22"/&gt;<text:line-break/> <text:s text:c="7"/>&lt;/Style&gt;<text:line-break/> <text:s text:c="3"/>&lt;/Window.Styles&gt;<text:line-break/> <text:s text:c="3"/>&lt;StackPanel Orientation="Vertical" VerticalAlignment="Center" HorizontalAlignment="Center"&gt;<text:line-break/> <text:s text:c="7"/>&lt;TextBlock Classes="h3" TextAlignment="Center" Text="Информация о гонщике"/&gt;<text:line-break/> <text:s text:c="7"/>&lt;StackPanel Orientation="Horizontal"&gt;<text:line-break/> <text:s text:c="11"/>&lt;Image Width="200" Height="200" Stretch="Uniform"<text:line-break/> <text:s text:c="18"/>Source="{Binding PathToImage, Converter={StaticResource VariableImage}}"/&gt;<text:line-break/> <text:s text:c="11"/>&lt;StackPanel Orientation="Vertical"&gt;<text:line-break/> <text:s text:c="15"/>&lt;TextBlock TextAlignment="Left" Text="{Binding RacerName}"/&gt;<text:line-break/> <text:s text:c="15"/>&lt;TextBlock TextAlignment="Left" Text="{Binding Age}"/&gt;<text:line-break/> <text:s text:c="15"/>&lt;TextBlock TextAlignment="Left" Text="{Binding Country}"/&gt;<text:line-break/> <text:s text:c="11"/>&lt;/StackPanel&gt;<text:line-break/> <text:s text:c="7"/>&lt;/StackPanel&gt;<text:line-break/> <text:s text:c="3"/>&lt;/StackPanel&gt;<text:line-break/>&lt;/Window&gt;<text:line-break/><text:line-break/></text:h>
      <text:h text:outline-level="1" text:style-name="Default Paragraph Style">InventoryIncomingPage.axaml<text:line-break/></text:h>
      <text:h text:outline-level="1" text:style-name="Code Style">&lt;UserControl xmlns="https://github.com/avaloniaui"<text:line-break/> <text:s text:c="12"/>xmlns:x="http://schemas.microsoft.com/winfx/2006/xaml"<text:line-break/> <text:s text:c="12"/>xmlns:d="http://schemas.microsoft.com/expression/blend/2008"<text:line-break/> <text:s text:c="12"/>xmlns:mc="http://schemas.openxmlformats.org/markup-compatibility/2006"<text:line-break/> <text:s text:c="12"/>mc:Ignorable="d" x:Class="App.Views.Pages.AdministratorMenu.InventoryIncomingPage"&gt;<text:line-break/> <text:s text:c="3"/>&lt;Grid&gt;<text:line-break/> <text:s text:c="7"/>&lt;Grid.RowDefinitions&gt;<text:line-break/> <text:s text:c="11"/>&lt;RowDefinition Height="0.5*"/&gt;<text:line-break/> <text:s text:c="11"/>&lt;RowDefinition/&gt;<text:line-break/> <text:s text:c="11"/>&lt;RowDefinition/&gt;<text:line-break/> <text:s text:c="11"/>&lt;RowDefinition Height="0.1*"/&gt;<text:line-break/> <text:s text:c="7"/>&lt;/Grid.RowDefinitions&gt;<text:line-break/> <text:s text:c="7"/>&lt;Grid.ColumnDefinitions&gt;<text:line-break/> <text:s text:c="11"/>&lt;ColumnDefinition Width="0.7*"/&gt;<text:line-break/> <text:s text:c="11"/>&lt;ColumnDefinition/&gt;<text:line-break/> <text:s text:c="11"/>&lt;ColumnDefinition Width="0.7*"/&gt;<text:line-break/> <text:s text:c="7"/>&lt;/Grid.ColumnDefinitions&gt;<text:line-break/> <text:s text:c="7"/><text:line-break/> <text:s text:c="7"/>&lt;TextBlock Grid.Row="0" Grid.Column="1" Text="Поступление инвентаря" Classes="h2"<text:line-break/> <text:s text:c="18"/>VerticalAlignment="Center" HorizontalAlignment="Center"/&gt;<text:line-break/> <text:s text:c="7"/><text:line-break/> <text:s text:c="7"/>&lt;Grid Grid.Row="1" Grid.Column="1"<text:line-break/> <text:s text:c="13"/>VerticalAlignment="Stretch" HorizontalAlignment="Stretch"&gt;<text:line-break/> <text:s text:c="11"/>&lt;Grid.ColumnDefinitions&gt;<text:line-break/> <text:s text:c="15"/>&lt;ColumnDefinition/&gt;<text:line-break/> <text:s text:c="15"/>&lt;ColumnDefinition/&gt;<text:line-break/> <text:s text:c="11"/>&lt;/Grid.ColumnDefinitions&gt;<text:line-break/> <text:s text:c="11"/>&lt;Grid.RowDefinitions&gt;<text:line-break/> <text:s text:c="15"/>&lt;RowDefinition/&gt;<text:line-break/> <text:s text:c="15"/>&lt;RowDefinition/&gt;<text:line-break/> <text:s text:c="15"/>&lt;RowDefinition/&gt;<text:line-break/> <text:s text:c="15"/>&lt;RowDefinition/&gt;<text:line-break/> <text:s text:c="11"/>&lt;/Grid.RowDefinitions&gt;<text:line-break/> <text:s text:c="11"/>&lt;Rectangle Grid.Row="0" Grid.Column="0" Grid.ColumnSpan="2" <text:line-break/> <text:s text:c="22"/>Fill="{StaticResource DarkGray}" /&gt;<text:line-break/> <text:s text:c="11"/>&lt;Rectangle Grid.Row="1" Grid.Column="0" Grid.ColumnSpan="2" <text:line-break/> <text:s text:c="22"/>Fill="{StaticResource LightGray}" /&gt;<text:line-break/> <text:s text:c="11"/>&lt;Rectangle Grid.Row="2" Grid.Column="0" Grid.ColumnSpan="2" <text:line-break/> <text:s text:c="22"/>Fill="{StaticResource Gray}" /&gt;<text:line-break/> <text:s text:c="11"/>&lt;Rectangle Grid.Row="3" Grid.Column="0" Grid.ColumnSpan="2" <text:line-break/> <text:s text:c="22"/>Fill="{StaticResource LightGray}" /&gt;<text:line-break/> <text:s text:c="11"/><text:line-break/> <text:s text:c="11"/>&lt;Border Grid.Row="0" Grid.Column="0" Classes="Cell"&gt;<text:line-break/> <text:s text:c="15"/>&lt;TextBlock Text="Наименование" Classes="Cell" FontWeight="Bold"/&gt;<text:line-break/> <text:s text:c="11"/>&lt;/Border&gt;<text:line-break/> <text:s text:c="11"/>&lt;Border Grid.Row="0" Grid.Column="1" Classes="Cell"&gt;<text:line-break/> <text:s text:c="15"/>&lt;TextBlock Text="Поступление" Classes="Cell" FontWeight="Bold"/&gt;<text:line-break/> <text:s text:c="11"/>&lt;/Border&gt;<text:line-break/> <text:s text:c="11"/><text:line-break/> <text:s text:c="11"/>&lt;Border Grid.Row="1" Grid.Column="0" Classes="Cell"&gt;<text:line-break/> <text:s text:c="15"/>&lt;TextBlock Text="Браслет" Classes="Cell"/&gt;<text:line-break/> <text:s text:c="11"/>&lt;/Border&gt;<text:line-break/> <text:s text:c="11"/>&lt;Border Grid.Row="1" Grid.Column="1" Classes="Cell"&gt;<text:line-break/> <text:s text:c="15"/>&lt;TextBox Text="{Binding BraceletCount}" Classes="Cell"<text:line-break/> <text:s text:c="24"/>Background="{x:Null}"/&gt;<text:line-break/> <text:s text:c="11"/>&lt;/Border&gt;<text:line-break/> <text:s text:c="11"/><text:line-break/> <text:s text:c="11"/>&lt;Border Grid.Row="2" Grid.Column="0" Classes="Cell"&gt;<text:line-break/> <text:s text:c="15"/>&lt;TextBlock Text="Шлем" Classes="Cell"/&gt;<text:line-break/> <text:s text:c="11"/>&lt;/Border&gt;<text:line-break/> <text:s text:c="11"/>&lt;Border Grid.Row="2" Grid.Column="1" Classes="Cell"&gt;<text:line-break/> <text:s text:c="15"/>&lt;TextBox Text="{Binding HelmetCount}" Classes="Cell"<text:line-break/> <text:s text:c="24"/>Background="{x:Null}"/&gt;<text:line-break/> <text:s text:c="11"/>&lt;/Border&gt;<text:line-break/> <text:s text:c="11"/><text:line-break/> <text:s text:c="11"/>&lt;Border Grid.Row="3" Grid.Column="0" Classes="Cell"&gt;<text:line-break/> <text:s text:c="15"/>&lt;TextBlock Text="Экипировка" Classes="Cell"/&gt;<text:line-break/> <text:s text:c="11"/>&lt;/Border&gt;<text:line-break/> <text:s text:c="11"/>&lt;Border Grid.Row="3" Grid.Column="1" Classes="Cell"&gt;<text:line-break/> <text:s text:c="15"/>&lt;TextBox Text="{Binding EquipmentCount}" Classes="Cell"<text:line-break/> <text:s text:c="24"/>Background="{x:Null}"/&gt;<text:line-break/> <text:s text:c="11"/>&lt;/Border&gt;<text:line-break/> <text:s text:c="7"/>&lt;/Grid&gt;<text:line-break/> <text:s text:c="7"/><text:line-break/> <text:s text:c="7"/>&lt;Button Grid.Row="2" Grid.Column="1" Content="Сохранить"<text:line-break/> <text:s text:c="15"/>Command="{Binding OnClickBtnSave}"<text:line-break/> <text:s text:c="15"/>VerticalAlignment="Center" HorizontalAlignment="Left"/&gt;<text:line-break/> <text:s text:c="7"/>&lt;Button Grid.Row="2" Grid.Column="1" Content="Отмена"<text:line-break/> <text:s text:c="15"/>Command="{Binding OnClickBtnCancel}"<text:line-break/> <text:s text:c="15"/>VerticalAlignment="Center" HorizontalAlignment="Right"/&gt;<text:line-break/> <text:s text:c="3"/>&lt;/Grid&gt;<text:line-break/>&lt;/UserControl&gt;<text:line-break/></text:h>
      <text:h text:outline-level="1" text:style-name="Default Paragraph Style">CharityControlPage.axaml<text:line-break/></text:h>
      <text:h text:outline-level="1" text:style-name="Code Style">&lt;UserControl xmlns="https://github.com/avaloniaui"<text:line-break/> <text:s text:c="12"/>xmlns:x="http://schemas.microsoft.com/winfx/2006/xaml"<text:line-break/> <text:s text:c="12"/>xmlns:d="http://schemas.microsoft.com/expression/blend/2008"<text:line-break/> <text:s text:c="12"/>xmlns:mc="http://schemas.openxmlformats.org/markup-compatibility/2006"<text:line-break/> <text:s text:c="12"/>xmlns:converters="clr-namespace:App.Views.Converters"<text:line-break/> <text:s text:c="12"/>mc:Ignorable="d" x:Class="App.Views.Pages.AdministratorMenu.CharityControlPage"&gt;<text:line-break/> <text:s text:c="3"/>&lt;UserControl.Resources&gt;<text:line-break/> <text:s text:c="7"/>&lt;converters:BitmapValueConverter x:Key="VariableImage"/&gt;<text:line-break/> <text:s text:c="3"/>&lt;/UserControl.Resources&gt;<text:line-break/> <text:s text:c="3"/>&lt;Grid&gt;<text:line-break/> <text:s text:c="7"/>&lt;Grid.RowDefinitions&gt;<text:line-break/> <text:s text:c="11"/>&lt;RowDefinition/&gt;<text:line-break/> <text:s text:c="11"/>&lt;RowDefinition Height="1.5*"/&gt;<text:line-break/> <text:s text:c="11"/>&lt;RowDefinition Height="3*"/&gt;<text:line-break/> <text:s text:c="7"/>&lt;/Grid.RowDefinitions&gt;<text:line-break/> <text:s text:c="7"/>&lt;Grid.ColumnDefinitions&gt;<text:line-break/> <text:s text:c="11"/>&lt;ColumnDefinition Width="0.1*"/&gt;<text:line-break/> <text:s text:c="11"/>&lt;ColumnDefinition/&gt;<text:line-break/> <text:s text:c="11"/>&lt;ColumnDefinition Width="0.1*"/&gt;<text:line-break/> <text:s text:c="7"/>&lt;/Grid.ColumnDefinitions&gt;<text:line-break/> <text:s text:c="7"/>&lt;TextBlock Grid.Row="0" Grid.Column="1" Text="Управление благотворительнымы организациями" Classes="h2"<text:line-break/> <text:s text:c="18"/>VerticalAlignment="Center" HorizontalAlignment="Center"/&gt;<text:line-break/> <text:s text:c="7"/>&lt;Button Grid.Row="1" Grid.Column="1" Content="+ Добавить нового" Classes="h2"<text:line-break/> <text:s text:c="15"/>Command="{Binding OnClickBtnAddNew}"<text:line-break/> <text:s text:c="15"/>VerticalAlignment="Top" HorizontalAlignment="Left"/&gt;<text:line-break/> <text:s text:c="7"/><text:line-break/> <text:s text:c="7"/>&lt;DataGrid Grid.Row="2" Grid.Column="1" Items="{Binding Charities}"<text:line-break/> <text:s text:c="17"/>AutoGenerateColumns="False" IsReadOnly="True"<text:line-break/> <text:s text:c="17"/>VerticalAlignment="Stretch" HorizontalAlignment="Stretch"&gt;<text:line-break/> <text:s text:c="11"/>&lt;DataGrid.Columns&gt;<text:line-break/> <text:s text:c="15"/>&lt;DataGridTemplateColumn Header="Лого" Width="150"&gt;<text:line-break/> <text:s text:c="19"/>&lt;DataGridTemplateColumn.CellTemplate&gt;<text:line-break/> <text:s text:c="23"/>&lt;DataTemplate&gt;<text:line-break/> <text:s text:c="27"/>&lt;Image Stretch="UniformToFill" Source="{Binding FileName, <text:line-break/> <text:s text:c="31"/>Converter={StaticResource VariableImage}}"/&gt;<text:line-break/> <text:s text:c="23"/>&lt;/DataTemplate&gt;<text:line-break/> <text:s text:c="19"/>&lt;/DataGridTemplateColumn.CellTemplate&gt;<text:line-break/> <text:s text:c="15"/>&lt;/DataGridTemplateColumn&gt;<text:line-break/> <text:s text:c="15"/>&lt;DataGridTemplateColumn Header="Наименование"&gt;<text:line-break/> <text:s text:c="19"/>&lt;DataGridTemplateColumn.CellTemplate&gt;<text:line-break/> <text:s text:c="23"/>&lt;DataTemplate&gt;<text:line-break/> <text:s text:c="27"/>&lt;StackPanel Orientation="Horizontal"&gt;<text:line-break/> <text:s text:c="31"/>&lt;TextBlock Text="{Binding Charity_Name}"<text:line-break/> <text:s text:c="42"/>TextWrapping="WrapWithOverflow"/&gt;<text:line-break/> <text:s text:c="31"/>&lt;TextBlock Text=" "/&gt;<text:line-break/> <text:s text:c="27"/>&lt;/StackPanel&gt;<text:line-break/> <text:s text:c="23"/>&lt;/DataTemplate&gt;<text:line-break/> <text:s text:c="19"/>&lt;/DataGridTemplateColumn.CellTemplate&gt;<text:line-break/> <text:s text:c="15"/>&lt;/DataGridTemplateColumn&gt;<text:line-break/> <text:s text:c="15"/>&lt;DataGridTemplateColumn Header="Описание" Width="400"&gt;<text:line-break/> <text:s text:c="19"/>&lt;DataGridTemplateColumn.CellTemplate&gt;<text:line-break/> <text:s text:c="23"/>&lt;DataTemplate&gt;<text:line-break/> <text:s text:c="27"/>&lt;Grid&gt;<text:line-break/> <text:s text:c="31"/>&lt;Grid.ColumnDefinitions&gt;<text:line-break/> <text:s text:c="35"/>&lt;ColumnDefinition/&gt;<text:line-break/> <text:s text:c="35"/>&lt;ColumnDefinition Width="0.1*"/&gt;<text:line-break/> <text:s text:c="31"/>&lt;/Grid.ColumnDefinitions&gt;<text:line-break/> <text:s text:c="31"/>&lt;ScrollViewer Grid.Row="0"&gt;<text:line-break/> <text:s text:c="35"/>&lt;TextBlock Text="{Binding Charity_Description}"<text:line-break/> <text:s text:c="46"/>TextWrapping="WrapWithOverflow"/&gt;<text:line-break/> <text:s text:c="31"/>&lt;/ScrollViewer&gt;<text:line-break/> <text:s text:c="27"/>&lt;/Grid&gt;<text:line-break/> <text:s text:c="23"/>&lt;/DataTemplate&gt;<text:line-break/> <text:s text:c="19"/>&lt;/DataGridTemplateColumn.CellTemplate&gt;<text:line-break/> <text:s text:c="15"/>&lt;/DataGridTemplateColumn&gt;<text:line-break/> <text:s text:c="15"/>&lt;DataGridTemplateColumn&gt;<text:line-break/> <text:s text:c="19"/>&lt;DataGridTemplateColumn.CellTemplate&gt;<text:line-break/> <text:s text:c="23"/>&lt;DataTemplate&gt;<text:line-break/> <text:s text:c="27"/>&lt;Button Content="Edit" Command="{Binding CmdEdit}"/&gt;<text:line-break/> <text:s text:c="23"/>&lt;/DataTemplate&gt;<text:line-break/> <text:s text:c="19"/>&lt;/DataGridTemplateColumn.CellTemplate&gt;<text:line-break/> <text:s text:c="15"/>&lt;/DataGridTemplateColumn&gt;<text:line-break/> <text:s text:c="11"/>&lt;/DataGrid.Columns&gt;<text:line-break/> <text:s text:c="7"/>&lt;/DataGrid&gt;<text:line-break/> <text:s text:c="3"/>&lt;/Grid&gt;<text:line-break/>&lt;/UserControl&gt;<text:line-break/></text:h>
      <text:h text:outline-level="1" text:style-name="Default Paragraph Style">CharityControlPage.axaml.cs<text:line-break/></text:h>
      <text:h text:outline-level="1" text:style-name="Code Style">using App.ViewModels.AdministratorMenu;<text:line-break/>using Avalonia.Markup.Xaml;<text:line-break/>using Avalonia.ReactiveUI;<text:line-break/>using PropertyChanged;<text:line-break/>using ReactiveUI;<text:line-break/><text:line-break/>namespace App.Views.Pages.AdministratorMenu;<text:line-break/><text:line-break/>[DoNotNotify]<text:line-break/>public partial class CharityControlPage : ReactiveUserControl&lt;CharityControlPageViewModel&gt;<text:line-break/>{<text:line-break/> <text:s text:c="3"/>public CharityControlPage()<text:line-break/> <text:s text:c="3"/>{<text:line-break/> <text:s text:c="7"/>AvaloniaXamlLoader.Load(this);<text:line-break/> <text:s text:c="7"/>this.WhenActivated(_ =&gt; { });<text:line-break/> <text:s text:c="3"/>}<text:line-break/>}<text:line-break/></text:h>
      <text:h text:outline-level="1" text:style-name="Default Paragraph Style">VolunteerLoadPage.axaml.cs<text:line-break/></text:h>
      <text:h text:outline-level="1" text:style-name="Code Style">using App.ViewModels.AdministratorMenu;<text:line-break/>using Avalonia.Markup.Xaml;<text:line-break/>using Avalonia.ReactiveUI;<text:line-break/>using PropertyChanged;<text:line-break/>using ReactiveUI;<text:line-break/><text:line-break/>namespace App.Views.Pages.AdministratorMenu;<text:line-break/><text:line-break/>[DoNotNotify]<text:line-break/>public partial class VolunteerLoadPage : ReactiveUserControl&lt;VolunteerLoadPageViewModel&gt;<text:line-break/>{<text:line-break/> <text:s text:c="3"/>public VolunteerLoadPage()<text:line-break/> <text:s text:c="3"/>{<text:line-break/> <text:s text:c="7"/>AvaloniaXamlLoader.Load(this);<text:line-break/> <text:s text:c="7"/>this.WhenActivated(_ =&gt; { });<text:line-break/> <text:s text:c="3"/>}<text:line-break/>}<text:line-break/></text:h>
      <text:h text:outline-level="1" text:style-name="Default Paragraph Style">InventoryIncomingPage.axaml.cs<text:line-break/></text:h>
      <text:h text:outline-level="1" text:style-name="Code Style">using App.ViewModels.AdministratorMenu;<text:line-break/>using Avalonia.Markup.Xaml;<text:line-break/>using Avalonia.ReactiveUI;<text:line-break/>using PropertyChanged;<text:line-break/>using ReactiveUI;<text:line-break/><text:line-break/>namespace App.Views.Pages.AdministratorMenu;<text:line-break/><text:line-break/>[DoNotNotify]<text:line-break/>public partial class InventoryIncomingPage : ReactiveUserControl&lt;InventoryIncomingPageViewModel&gt;<text:line-break/>{<text:line-break/> <text:s text:c="3"/>public InventoryIncomingPage()<text:line-break/> <text:s text:c="3"/>{<text:line-break/> <text:s text:c="7"/>AvaloniaXamlLoader.Load(this);<text:line-break/> <text:s text:c="7"/>this.WhenActivated(_ =&gt; { });<text:line-break/> <text:s text:c="3"/>}<text:line-break/>}<text:line-break/></text:h>
      <text:h text:outline-level="1" text:style-name="Default Paragraph Style">AdministratorMenuPage.axaml<text:line-break/></text:h>
      <text:h text:outline-level="1" text:style-name="Code Style">&lt;UserControl xmlns="https://github.com/avaloniaui"<text:line-break/> <text:s text:c="12"/>xmlns:x="http://schemas.microsoft.com/winfx/2006/xaml"<text:line-break/> <text:s text:c="12"/>xmlns:d="http://schemas.microsoft.com/expression/blend/2008"<text:line-break/> <text:s text:c="12"/>xmlns:mc="http://schemas.openxmlformats.org/markup-compatibility/2006"<text:line-break/> <text:s text:c="12"/>mc:Ignorable="d" x:Class="App.Views.Pages.AdministratorMenu.AdministratorMenuPage"&gt;<text:line-break/> <text:s text:c="3"/>&lt;Grid&gt;<text:line-break/> <text:s text:c="7"/>&lt;Grid.RowDefinitions&gt;<text:line-break/> <text:s text:c="11"/>&lt;RowDefinition/&gt;<text:line-break/> <text:s text:c="11"/>&lt;RowDefinition/&gt;<text:line-break/> <text:s text:c="11"/>&lt;RowDefinition/&gt;<text:line-break/> <text:s text:c="11"/>&lt;RowDefinition Height="1.7*"/&gt;<text:line-break/> <text:s text:c="7"/>&lt;/Grid.RowDefinitions&gt;<text:line-break/> <text:s text:c="7"/>&lt;Grid.ColumnDefinitions&gt;<text:line-break/> <text:s text:c="11"/>&lt;ColumnDefinition/&gt;<text:line-break/> <text:s text:c="11"/>&lt;ColumnDefinition/&gt;<text:line-break/> <text:s text:c="7"/>&lt;/Grid.ColumnDefinitions&gt;<text:line-break/> <text:s text:c="7"/>&lt;TextBlock Grid.Row="0" Grid.Column="0" Grid.ColumnSpan="2" Classes="h3" <text:line-break/> <text:s text:c="18"/>VerticalAlignment="Center" HorizontalAlignment="Center"<text:line-break/> <text:s text:c="18"/>Text="Меню администратора"/&gt;<text:line-break/> <text:s text:c="7"/>&lt;Button Grid.Row="1" Grid.Column="0" Content="Пользователи" Classes="SubMenu"<text:line-break/> <text:s text:c="15"/>Command="{Binding OnClickBtnUsers}"/&gt;<text:line-break/> <text:s text:c="7"/>&lt;Button Grid.Row="1" Grid.Column="1" Content="Волонтеры" Classes="SubMenu"<text:line-break/> <text:s text:c="15"/>Command="{Binding OnClickBtnVolunteers}"/&gt;<text:line-break/> <text:s text:c="7"/>&lt;Button Grid.Row="2" Grid.Column="0" Classes="SubMenu"<text:line-break/> <text:s text:c="15"/>Command="{Binding OnClickBtnCharity}"&gt;<text:line-break/> <text:s text:c="11"/>&lt;TextBlock TextAlignment="Center" TextWrapping="WrapWithOverflow"<text:line-break/> <text:s text:c="22"/>Text="Благотворительные организации"/&gt;<text:line-break/> <text:s text:c="7"/>&lt;/Button&gt;<text:line-break/> <text:s text:c="7"/>&lt;Button Grid.Row="2" Grid.Column="1" Content="Инвентарь" Classes="SubMenu"<text:line-break/> <text:s text:c="15"/>Command="{Binding OnClickBtnInventory}"/&gt;<text:line-break/> <text:s text:c="3"/>&lt;/Grid&gt;<text:line-break/>&lt;/UserControl&gt;<text:line-break/><text:line-break/></text:h>
      <text:h text:outline-level="1" text:style-name="Default Paragraph Style">InventoryPage.axaml<text:line-break/></text:h>
      <text:h text:outline-level="1" text:style-name="Code Style">&lt;UserControl xmlns="https://github.com/avaloniaui"<text:line-break/> <text:s text:c="12"/>xmlns:x="http://schemas.microsoft.com/winfx/2006/xaml"<text:line-break/> <text:s text:c="12"/>xmlns:d="http://schemas.microsoft.com/expression/blend/2008"<text:line-break/> <text:s text:c="12"/>xmlns:mc="http://schemas.openxmlformats.org/markup-compatibility/2006"<text:line-break/> <text:s text:c="12"/>mc:Ignorable="d" x:Class="App.Views.Pages.AdministratorMenu.InventoryPage"&gt;<text:line-break/> <text:s text:c="3"/>&lt;Grid&gt;<text:line-break/> <text:s text:c="7"/>&lt;Grid.RowDefinitions&gt;<text:line-break/> <text:s text:c="11"/>&lt;RowDefinition Height="0.7*"/&gt;<text:line-break/> <text:s text:c="11"/>&lt;RowDefinition Height="0.3*"/&gt;<text:line-break/> <text:s text:c="11"/>&lt;RowDefinition Height="3.5*"/&gt;<text:line-break/> <text:s text:c="11"/>&lt;RowDefinition Height="0.7*"/&gt;<text:line-break/> <text:s text:c="7"/>&lt;/Grid.RowDefinitions&gt;<text:line-break/> <text:s text:c="7"/>&lt;Grid.ColumnDefinitions&gt;<text:line-break/> <text:s text:c="11"/>&lt;ColumnDefinition Width="0.1*"/&gt;<text:line-break/> <text:s text:c="11"/>&lt;ColumnDefinition/&gt;<text:line-break/> <text:s text:c="11"/>&lt;ColumnDefinition/&gt;<text:line-break/> <text:s text:c="11"/>&lt;ColumnDefinition/&gt;<text:line-break/> <text:s text:c="11"/>&lt;ColumnDefinition Width="0.1*"/&gt;<text:line-break/> <text:s text:c="7"/>&lt;/Grid.ColumnDefinitions&gt;<text:line-break/> <text:s text:c="7"/><text:line-break/> <text:s text:c="7"/>&lt;TextBlock Grid.Row="0" Grid.Column="2" Classes="h2" Text="Инвентарь"<text:line-break/> <text:s text:c="18"/>VerticalAlignment="Bottom" HorizontalAlignment="Center"/&gt;<text:line-break/> <text:s text:c="7"/>&lt;TextBlock Grid.Row="1" Grid.Column="2" Classes="h3" FontWeight="Bold" Text="Количество пилотов:"<text:line-break/> <text:s text:c="18"/>VerticalAlignment="Center" HorizontalAlignment="Left"/&gt;<text:line-break/> <text:s text:c="7"/>&lt;TextBlock Grid.Row="1" Grid.Column="2" Classes="h3" Text="{Binding RacerCount}"<text:line-break/> <text:s text:c="18"/>VerticalAlignment="Center" HorizontalAlignment="Right"/&gt;<text:line-break/> <text:s text:c="7"/><text:line-break/> <text:s text:c="7"/>&lt;Button Grid.Row="0" Grid.RowSpan="2" Grid.Column="3" Content="Отчет" FontSize="24"<text:line-break/> <text:s text:c="15"/>Command="{Binding OnClickBtnReport}"<text:line-break/> <text:s text:c="15"/>VerticalAlignment="Center" HorizontalAlignment="Right"/&gt;<text:line-break/> <text:s text:c="7"/>&lt;Button Grid.Row="3" Grid.Column="3" Content="Поступление" FontSize="24"<text:line-break/> <text:s text:c="15"/>Command="{Binding OnClickBtnIncoming}"<text:line-break/> <text:s text:c="15"/>VerticalAlignment="Center" HorizontalAlignment="Right"/&gt;<text:line-break/> <text:s text:c="7"/><text:line-break/> <text:s text:c="7"/>&lt;Grid Grid.Row="2" Grid.Column="1" Grid.ColumnSpan="3" <text:line-break/> <text:s text:c="13"/>DataContext="{Binding InventoryControl}"&gt;<text:line-break/> <text:s text:c="11"/>&lt;Grid.ColumnDefinitions&gt;<text:line-break/> <text:s text:c="15"/>&lt;ColumnDefinition Width="1.5*"/&gt;<text:line-break/> <text:s text:c="15"/>&lt;ColumnDefinition/&gt;<text:line-break/> <text:s text:c="15"/>&lt;ColumnDefinition/&gt;<text:line-break/> <text:s text:c="15"/>&lt;ColumnDefinition/&gt;<text:line-break/> <text:s text:c="15"/>&lt;ColumnDefinition/&gt;<text:line-break/> <text:s text:c="15"/>&lt;ColumnDefinition/&gt;<text:line-break/> <text:s text:c="15"/>&lt;ColumnDefinition/&gt;<text:line-break/> <text:s text:c="11"/>&lt;/Grid.ColumnDefinitions&gt;<text:line-break/> <text:s text:c="11"/>&lt;Grid.RowDefinitions&gt;<text:line-break/> <text:s text:c="15"/>&lt;RowDefinition Height="2*"/&gt;<text:line-break/> <text:s text:c="15"/>&lt;RowDefinition Height="2.5*"/&gt;<text:line-break/> <text:s text:c="15"/>&lt;RowDefinition/&gt;<text:line-break/> <text:s text:c="15"/>&lt;RowDefinition/&gt;<text:line-break/> <text:s text:c="15"/>&lt;RowDefinition/&gt;<text:line-break/> <text:s text:c="15"/>&lt;RowDefinition/&gt;<text:line-break/> <text:s text:c="15"/>&lt;!--&lt;RowDefinition/&gt;--&gt;<text:line-break/> <text:s text:c="11"/>&lt;/Grid.RowDefinitions&gt;<text:line-break/> <text:s text:c="11"/>&lt;Rectangle Grid.Row="0" Grid.Column="0" Grid.ColumnSpan="7" <text:line-break/> <text:s text:c="22"/>Fill="{StaticResource DarkGray}" /&gt;<text:line-break/> <text:s text:c="11"/>&lt;Rectangle Grid.Row="1" Grid.Column="0" Grid.ColumnSpan="7" <text:line-break/> <text:s text:c="22"/>Fill="{StaticResource Gray}" /&gt;<text:line-break/> <text:s text:c="11"/>&lt;Rectangle Grid.Row="2" Grid.Column="0" Grid.ColumnSpan="7" <text:line-break/> <text:s text:c="22"/>Fill="{StaticResource LightGray}" /&gt;<text:line-break/> <text:s text:c="11"/>&lt;Rectangle Grid.Row="3" Grid.Column="0" Grid.ColumnSpan="7" <text:line-break/> <text:s text:c="22"/>Fill="{StaticResource Gray}" /&gt;<text:line-break/> <text:s text:c="11"/>&lt;Rectangle Grid.Row="4" Grid.Column="0" Grid.ColumnSpan="7" <text:line-break/> <text:s text:c="22"/>Fill="{StaticResource LightGray}" /&gt;<text:line-break/> <text:s text:c="11"/>&lt;Rectangle Grid.Row="5" Grid.Column="0" Grid.ColumnSpan="7" <text:line-break/> <text:s text:c="22"/>Fill="{StaticResource Gray}" /&gt;<text:line-break/> <text:s text:c="11"/>&lt;!--&lt;Rectangle Grid.Row="6" Grid.Column="0" Grid.ColumnSpan="7" <text:line-break/> <text:s text:c="15"/>Fill="{StaticResource LightGray}" /&gt;--&gt;<text:line-break/> <text:s text:c="11"/><text:line-break/> <text:s text:c="11"/>&lt;Border Grid.Row="0" Grid.Column="0" Classes="Cell"&gt;<text:line-break/> <text:s text:c="15"/>&lt;TextBlock Text="Комплект" FontWeight="Bold" Classes="Cell"/&gt;<text:line-break/> <text:s text:c="11"/>&lt;/Border&gt;<text:line-break/> <text:s text:c="11"/>&lt;Border Grid.Row="0" Grid.Column="1" Classes="Cell"&gt;<text:line-break/> <text:s text:c="15"/>&lt;TextBlock Text="Тип А" FontWeight="Bold" Classes="Cell"/&gt;<text:line-break/> <text:s text:c="11"/>&lt;/Border&gt;<text:line-break/> <text:s text:c="11"/>&lt;Border Grid.Row="0" Grid.Column="2" Classes="Cell"&gt;<text:line-break/> <text:s text:c="15"/>&lt;TextBlock Text="Тип B" FontWeight="Bold" Classes="Cell"/&gt;<text:line-break/> <text:s text:c="11"/>&lt;/Border&gt;<text:line-break/> <text:s text:c="11"/>&lt;Border Grid.Row="0" Grid.Column="3" Classes="Cell"&gt;<text:line-break/> <text:s text:c="15"/>&lt;TextBlock Text="Тип С" FontWeight="Bold" Classes="Cell"/&gt;<text:line-break/> <text:s text:c="11"/>&lt;/Border&gt;<text:line-break/> <text:s text:c="11"/>&lt;Border Grid.Row="0" Grid.Column="4" Classes="Cell"&gt;<text:line-break/> <text:s text:c="15"/>&lt;TextBlock Text="Всего нужно" FontWeight="Bold" Classes="Cell"/&gt;<text:line-break/> <text:s text:c="11"/>&lt;/Border&gt;<text:line-break/> <text:s text:c="11"/>&lt;Border Grid.Row="0" Grid.Column="5" Classes="Cell"&gt;<text:line-break/> <text:s text:c="15"/>&lt;TextBlock Text="Остаток" FontWeight="Bold" Classes="Cell"/&gt;<text:line-break/> <text:s text:c="11"/>&lt;/Border&gt;<text:line-break/> <text:s text:c="11"/>&lt;Border Grid.Row="0" Grid.Column="6" Classes="Cell"&gt;<text:line-break/> <text:s text:c="15"/>&lt;TextBlock Text="Еще необходимо" FontWeight="Bold" Classes="Cell"/&gt;<text:line-break/> <text:s text:c="11"/>&lt;/Border&gt;<text:line-break/> <text:s text:c="11"/><text:line-break/> <text:s text:c="11"/>&lt;Border Grid.Row="1" Grid.Column="0" Classes="Cell"&gt;<text:line-break/> <text:s text:c="15"/>&lt;TextBlock Text="Выбрало данный комплект" Classes="Cell"/&gt;<text:line-break/> <text:s text:c="11"/>&lt;/Border&gt;<text:line-break/> <text:s text:c="11"/>&lt;Border Grid.Row="1" Grid.Column="1" Classes="Cell"&gt;<text:line-break/> <text:s text:c="15"/>&lt;TextBlock Text="{Binding SelectedTypeA}" Classes="Cell"/&gt;<text:line-break/> <text:s text:c="11"/>&lt;/Border&gt; <text:line-break/> <text:s text:c="11"/>&lt;Border Grid.Row="1" Grid.Column="2" Classes="Cell"&gt;<text:line-break/> <text:s text:c="15"/>&lt;TextBlock Text="{Binding SelectedTypeB}" Classes="Cell"/&gt;<text:line-break/> <text:s text:c="11"/>&lt;/Border&gt; <text:line-break/> <text:s text:c="11"/>&lt;Border Grid.Row="1" Grid.Column="3" Classes="Cell"&gt;<text:line-break/> <text:s text:c="15"/>&lt;TextBlock Text="{Binding SelectedTypeC}" Classes="Cell"/&gt;<text:line-break/> <text:s text:c="11"/>&lt;/Border&gt; <text:line-break/> <text:s text:c="11"/>&lt;Border Grid.Row="1" Grid.Column="4" Classes="Cell"/&gt;<text:line-break/> <text:s text:c="11"/>&lt;Border Grid.Row="1" Grid.Column="5" Classes="Cell"/&gt;<text:line-break/> <text:s text:c="11"/>&lt;Border Grid.Row="1" Grid.Column="6" Classes="Cell"/&gt;<text:line-break/> <text:s text:c="11"/><text:line-break/> <text:s text:c="11"/>&lt;Border Grid.Row="2" Grid.Column="0" Grid.ColumnSpan="4" Classes="Cell"&gt;<text:line-break/> <text:s text:c="15"/>&lt;TextBlock Text="Состав комплекта" Classes="Cell"/&gt;<text:line-break/> <text:s text:c="11"/>&lt;/Border&gt;<text:line-break/> <text:s text:c="11"/>&lt;Border Grid.Row="2" Grid.Column="4" Classes="Cell"/&gt;<text:line-break/> <text:s text:c="11"/>&lt;Border Grid.Row="2" Grid.Column="5" Classes="Cell"/&gt;<text:line-break/> <text:s text:c="11"/>&lt;Border Grid.Row="2" Grid.Column="6" Classes="Cell"/&gt;<text:line-break/> <text:s text:c="11"/><text:line-break/> <text:s text:c="11"/>&lt;Border Grid.Row="3" Grid.Column="0" Classes="Cell"&gt;<text:line-break/> <text:s text:c="15"/>&lt;TextBlock Text="Браслет" Classes="Cell"/&gt;<text:line-break/> <text:s text:c="11"/>&lt;/Border&gt;<text:line-break/> <text:s text:c="11"/>&lt;Border Grid.Row="3" Grid.Column="1" Classes="Cell"&gt;<text:line-break/> <text:s text:c="15"/>&lt;TextBlock Text="{Binding TypeABraceletCount}" Classes="Cell"/&gt;<text:line-break/> <text:s text:c="11"/>&lt;/Border&gt; <text:line-break/> <text:s text:c="11"/>&lt;Border Grid.Row="3" Grid.Column="2" Classes="Cell"&gt;<text:line-break/> <text:s text:c="15"/>&lt;TextBlock Text="{Binding TypeBBraceletCount}" Classes="Cell"/&gt;<text:line-break/> <text:s text:c="11"/>&lt;/Border&gt; <text:line-break/> <text:s text:c="11"/>&lt;Border Grid.Row="3" Grid.Column="3" Classes="Cell"&gt;<text:line-break/> <text:s text:c="15"/>&lt;TextBlock Text="{Binding TypeCBraceletCount}" Classes="Cell"/&gt;<text:line-break/> <text:s text:c="11"/>&lt;/Border&gt; <text:line-break/> <text:s text:c="11"/>&lt;Border Grid.Row="3" Grid.Column="4" Classes="Cell"&gt;<text:line-break/> <text:s text:c="15"/>&lt;TextBlock Text="{Binding BraceletNecessary}" Classes="Cell"/&gt;<text:line-break/> <text:s text:c="11"/>&lt;/Border&gt; <text:line-break/> <text:s text:c="11"/>&lt;Border Grid.Row="3" Grid.Column="5" Classes="Cell"&gt;<text:line-break/> <text:s text:c="15"/>&lt;TextBlock Text="{Binding BraceletResidue}" Classes="Cell"/&gt;<text:line-break/> <text:s text:c="11"/>&lt;/Border&gt; <text:line-break/> <text:s text:c="11"/>&lt;Border Grid.Row="3" Grid.Column="6" Classes="Cell"&gt;<text:line-break/> <text:s text:c="15"/>&lt;TextBlock Text="{Binding BraceletAlsoNecessary}" Classes="Cell"/&gt;<text:line-break/> <text:s text:c="11"/>&lt;/Border&gt; <text:line-break/> <text:s text:c="11"/><text:line-break/> <text:s text:c="11"/>&lt;Border Grid.Row="4" Grid.Column="0" Classes="Cell"&gt;<text:line-break/> <text:s text:c="15"/>&lt;TextBlock Text="Шлем" Classes="Cell"/&gt;<text:line-break/> <text:s text:c="11"/>&lt;/Border&gt;<text:line-break/> <text:s text:c="11"/>&lt;Border Grid.Row="4" Grid.Column="1" Classes="Cell"&gt;<text:line-break/> <text:s text:c="15"/>&lt;TextBlock Text="-" Classes="Cell"/&gt;<text:line-break/> <text:s text:c="11"/>&lt;/Border&gt; <text:line-break/> <text:s text:c="11"/>&lt;Border Grid.Row="4" Grid.Column="2" Classes="Cell"&gt;<text:line-break/> <text:s text:c="15"/>&lt;TextBlock Text="{Binding TypeBHelmetCount}" Classes="Cell"/&gt;<text:line-break/> <text:s text:c="11"/>&lt;/Border&gt; <text:line-break/> <text:s text:c="11"/>&lt;Border Grid.Row="4" Grid.Column="3" Classes="Cell"&gt;<text:line-break/> <text:s text:c="15"/>&lt;TextBlock Text="{Binding TypeCHelmetCount}" Classes="Cell"/&gt;<text:line-break/> <text:s text:c="11"/>&lt;/Border&gt; <text:line-break/> <text:s text:c="11"/>&lt;Border Grid.Row="4" Grid.Column="4" Classes="Cell"&gt;<text:line-break/> <text:s text:c="15"/>&lt;TextBlock Text="{Binding HelmetNecessary}" Classes="Cell"/&gt;<text:line-break/> <text:s text:c="11"/>&lt;/Border&gt; <text:line-break/> <text:s text:c="11"/>&lt;Border Grid.Row="4" Grid.Column="5" Classes="Cell"&gt;<text:line-break/> <text:s text:c="15"/>&lt;TextBlock Text="{Binding HelmetResidue}" Classes="Cell"/&gt;<text:line-break/> <text:s text:c="11"/>&lt;/Border&gt; <text:line-break/> <text:s text:c="11"/>&lt;Border Grid.Row="4" Grid.Column="6" Classes="Cell"&gt;<text:line-break/> <text:s text:c="15"/>&lt;TextBlock Text="{Binding HelmetAlsoNecessary}" Classes="Cell"/&gt;<text:line-break/> <text:s text:c="11"/>&lt;/Border&gt; <text:line-break/> <text:s text:c="11"/><text:line-break/> <text:s text:c="11"/>&lt;Border Grid.Row="5" Grid.Column="0" Classes="Cell"&gt;<text:line-break/> <text:s text:c="15"/>&lt;TextBlock Text="Экипировка" Classes="Cell"/&gt;<text:line-break/> <text:s text:c="11"/>&lt;/Border&gt;<text:line-break/> <text:s text:c="11"/>&lt;Border Grid.Row="5" Grid.Column="1" Classes="Cell"&gt;<text:line-break/> <text:s text:c="15"/>&lt;TextBlock Text="-" Classes="Cell"/&gt;<text:line-break/> <text:s text:c="11"/>&lt;/Border&gt; <text:line-break/> <text:s text:c="11"/>&lt;Border Grid.Row="5" Grid.Column="2" Classes="Cell"&gt;<text:line-break/> <text:s text:c="15"/>&lt;TextBlock Text="-" Classes="Cell"/&gt;<text:line-break/> <text:s text:c="11"/>&lt;/Border&gt; <text:line-break/> <text:s text:c="11"/>&lt;Border Grid.Row="5" Grid.Column="3" Classes="Cell"&gt;<text:line-break/> <text:s text:c="15"/>&lt;TextBlock Text="{Binding TypeCEquipmentCount}" Classes="Cell"/&gt;<text:line-break/> <text:s text:c="11"/>&lt;/Border&gt; <text:line-break/> <text:s text:c="11"/>&lt;Border Grid.Row="5" Grid.Column="4" Classes="Cell"&gt;<text:line-break/> <text:s text:c="15"/>&lt;TextBlock Text="{Binding EquipmentNecessary}" Classes="Cell"/&gt;<text:line-break/> <text:s text:c="11"/>&lt;/Border&gt; <text:line-break/> <text:s text:c="11"/>&lt;Border Grid.Row="5" Grid.Column="5" Classes="Cell"&gt;<text:line-break/> <text:s text:c="15"/>&lt;TextBlock Text="{Binding EquipmentResidue}" Classes="Cell"/&gt;<text:line-break/> <text:s text:c="11"/>&lt;/Border&gt; <text:line-break/> <text:s text:c="11"/>&lt;Border Grid.Row="5" Grid.Column="6" Classes="Cell"&gt;<text:line-break/> <text:s text:c="15"/>&lt;TextBlock Text="{Binding EquipmentAlsoNecessary}" Classes="Cell"/&gt;<text:line-break/> <text:s text:c="11"/>&lt;/Border&gt; <text:line-break/> <text:s text:c="7"/>&lt;/Grid&gt;<text:line-break/> <text:s text:c="3"/>&lt;/Grid&gt;<text:line-break/>&lt;/UserControl&gt;<text:line-break/></text:h>
      <text:h text:outline-level="1" text:style-name="Default Paragraph Style">UserEditingPage.axaml.cs<text:line-break/></text:h>
      <text:h text:outline-level="1" text:style-name="Code Style">using App.ViewModels.AdministratorMenu;<text:line-break/>using Avalonia.Markup.Xaml;<text:line-break/>using Avalonia.ReactiveUI;<text:line-break/>using PropertyChanged;<text:line-break/>using ReactiveUI;<text:line-break/><text:line-break/>namespace App.Views.Pages.AdministratorMenu;<text:line-break/><text:line-break/>[DoNotNotify]<text:line-break/>public partial class UserEditingPage : ReactiveUserControl&lt;UserEditingPageViewModel&gt;<text:line-break/>{<text:line-break/> <text:s text:c="3"/>public UserEditingPage()<text:line-break/> <text:s text:c="3"/>{<text:line-break/> <text:s text:c="7"/>AvaloniaXamlLoader.Load(this);<text:line-break/> <text:s text:c="7"/>this.WhenActivated(_ =&gt; { });<text:line-break/> <text:s text:c="3"/>}<text:line-break/>}<text:line-break/></text:h>
      <text:h text:outline-level="1" text:style-name="Default Paragraph Style">VolunteerLoadPage.axaml<text:line-break/></text:h>
      <text:h text:outline-level="1" text:style-name="Code Style">&lt;UserControl xmlns="https://github.com/avaloniaui"<text:line-break/> <text:s text:c="12"/>xmlns:x="http://schemas.microsoft.com/winfx/2006/xaml"<text:line-break/> <text:s text:c="12"/>xmlns:d="http://schemas.microsoft.com/expression/blend/2008"<text:line-break/> <text:s text:c="12"/>xmlns:mc="http://schemas.openxmlformats.org/markup-compatibility/2006"<text:line-break/> <text:s text:c="12"/>mc:Ignorable="d" x:Class="App.Views.Pages.AdministratorMenu.VolunteerLoadPage"&gt;<text:line-break/> <text:s text:c="3"/>&lt;UserControl.Styles&gt;<text:line-break/> <text:s text:c="7"/>&lt;Style Selector="TextBlock, TextBox, Button"&gt;<text:line-break/> <text:s text:c="11"/>&lt;Setter Property="TextBox.FontSize" Value="20"/&gt;<text:line-break/> <text:s text:c="7"/>&lt;/Style&gt;<text:line-break/> <text:s text:c="3"/>&lt;/UserControl.Styles&gt;<text:line-break/> <text:s text:c="3"/>&lt;Grid&gt;<text:line-break/> <text:s text:c="7"/>&lt;Grid.RowDefinitions&gt;<text:line-break/> <text:s text:c="11"/>&lt;RowDefinition/&gt;<text:line-break/> <text:s text:c="11"/>&lt;RowDefinition/&gt;<text:line-break/> <text:s text:c="11"/>&lt;RowDefinition/&gt;<text:line-break/> <text:s text:c="11"/>&lt;RowDefinition/&gt;<text:line-break/> <text:s text:c="11"/>&lt;RowDefinition Height="3*"/&gt;<text:line-break/> <text:s text:c="7"/>&lt;/Grid.RowDefinitions&gt;<text:line-break/> <text:s text:c="7"/>&lt;TextBlock Grid.Row="0" Text="Загрузка волонтеров" Classes="h2"<text:line-break/> <text:s text:c="18"/>VerticalAlignment="Center" HorizontalAlignment="Center"/&gt;<text:line-break/> <text:s text:c="7"/>&lt;StackPanel Grid.Row="1" Orientation="Horizontal"<text:line-break/> <text:s text:c="19"/>VerticalAlignment="Center" HorizontalAlignment="Center"&gt;<text:line-break/> <text:s text:c="11"/>&lt;TextBlock Text="CSV файл волонтеров: "/&gt;<text:line-break/> <text:s text:c="11"/>&lt;TextBox Text="{Binding FileName}" Width="250" IsReadOnly="True"/&gt;<text:line-break/> <text:s text:c="11"/>&lt;TextBlock Text=" "/&gt;<text:line-break/> <text:s text:c="11"/>&lt;Button Content="Просмотр" Command="{Binding OnClickBtnView}"/&gt;<text:line-break/> <text:s text:c="7"/>&lt;/StackPanel&gt;<text:line-break/> <text:s text:c="7"/>&lt;StackPanel Grid.Row="2" Orientation="Horizontal"<text:line-break/> <text:s text:c="19"/>VerticalAlignment="Center" HorizontalAlignment="Center"&gt;<text:line-break/> <text:s text:c="11"/>&lt;Button Content="Загрузка" Command="{Binding OnClickBtnLoad}"/&gt;<text:line-break/> <text:s text:c="11"/>&lt;TextBlock Text=" "/&gt;<text:line-break/> <text:s text:c="11"/>&lt;Button Content="Отмена" Command="{Binding OnClickBtnCancel}"/&gt;<text:line-break/> <text:s text:c="7"/>&lt;/StackPanel&gt;<text:line-break/> <text:s text:c="7"/>&lt;TextBlock Grid.Row="3" Text="CSV файл должен иметь следующие поля:"<text:line-break/> <text:s text:c="18"/>VerticalAlignment="Center" HorizontalAlignment="Center"/&gt;<text:line-break/> <text:s text:c="7"/>&lt;Image Grid.Row="4" Source="/Assets/Images/required_format.png"<text:line-break/> <text:s text:c="14"/>VerticalAlignment="Center" HorizontalAlignment="Center"/&gt;<text:line-break/> <text:s text:c="3"/>&lt;/Grid&gt;<text:line-break/>&lt;/UserControl&gt;<text:line-break/><text:line-break/></text:h>
      <text:h text:outline-level="1" text:style-name="Default Paragraph Style">ReportPrintPage.axaml<text:line-break/></text:h>
      <text:h text:outline-level="1" text:style-name="Code Style">&lt;UserControl xmlns="https://github.com/avaloniaui"<text:line-break/> <text:s text:c="12"/>xmlns:x="http://schemas.microsoft.com/winfx/2006/xaml"<text:line-break/> <text:s text:c="12"/>xmlns:d="http://schemas.microsoft.com/expression/blend/2008"<text:line-break/> <text:s text:c="12"/>xmlns:mc="http://schemas.openxmlformats.org/markup-compatibility/2006"<text:line-break/> <text:s text:c="12"/>mc:Ignorable="d" x:Class="App.Views.Pages.AdministratorMenu.ReportPrintPage"&gt;<text:line-break/> <text:s text:c="3"/>&lt;UserControl.Resources&gt;<text:line-break/> <text:s text:c="7"/>&lt;ImageBrush x:Key="Printer" Source="/Assets/Images/printer.jpg" Stretch="Fill"/&gt;<text:line-break/> <text:s text:c="3"/>&lt;/UserControl.Resources&gt;<text:line-break/> <text:s text:c="3"/>&lt;UserControl.Styles&gt;<text:line-break/> <text:s text:c="7"/>&lt;Style Selector="TextBox, Button"&gt;<text:line-break/> <text:s text:c="11"/>&lt;Setter Property="TextBox.FontSize" Value="20"/&gt;<text:line-break/> <text:s text:c="7"/>&lt;/Style&gt;<text:line-break/> <text:s text:c="3"/>&lt;/UserControl.Styles&gt;<text:line-break/> <text:s text:c="3"/>&lt;Grid&gt;<text:line-break/> <text:s text:c="7"/>&lt;Grid.RowDefinitions&gt;<text:line-break/> <text:s text:c="11"/>&lt;RowDefinition/&gt;<text:line-break/> <text:s text:c="11"/>&lt;RowDefinition Height="0.5*"/&gt;<text:line-break/> <text:s text:c="11"/>&lt;RowDefinition Height="3*"/&gt;<text:line-break/> <text:s text:c="11"/>&lt;RowDefinition/&gt;<text:line-break/> <text:s text:c="7"/>&lt;/Grid.RowDefinitions&gt;<text:line-break/> <text:s text:c="7"/>&lt;Grid.ColumnDefinitions&gt;<text:line-break/> <text:s text:c="11"/>&lt;ColumnDefinition Width="0.2*"/&gt;<text:line-break/> <text:s text:c="11"/>&lt;ColumnDefinition/&gt;<text:line-break/> <text:s text:c="11"/>&lt;ColumnDefinition Width="0.2*"/&gt;<text:line-break/> <text:s text:c="7"/>&lt;/Grid.ColumnDefinitions&gt;<text:line-break/> <text:s text:c="7"/>&lt;TextBlock Grid.Row="0" Grid.Column="1" Text="Печать отчета" Classes="h2"<text:line-break/> <text:s text:c="18"/>VerticalAlignment="Center" HorizontalAlignment="Center"/&gt;<text:line-break/> <text:s text:c="7"/><text:line-break/> <text:s text:c="7"/>&lt;Button Grid.Row="1" Grid.Column="1" Background="{DynamicResource Printer}"<text:line-break/> <text:s text:c="15"/>Command="{Binding OnClickBtnPrint}"<text:line-break/> <text:s text:c="15"/>VerticalAlignment="Bottom" HorizontalAlignment="Right" Width="50" Height="50"/&gt;<text:line-break/> <text:s text:c="7"/><text:line-break/> <text:s text:c="7"/>&lt;TextBox Grid.Row="2" Grid.Column="1" VerticalAlignment="Stretch" HorizontalAlignment="Stretch"/&gt;<text:line-break/> <text:s text:c="7"/><text:line-break/> <text:s text:c="7"/>&lt;Button Grid.Row="3" Grid.Column="1" Content="Отмена"<text:line-break/> <text:s text:c="15"/>Command="{Binding OnClickBtnCancel}"<text:line-break/> <text:s text:c="15"/>VerticalAlignment="Center" HorizontalAlignment="Center"/&gt;<text:line-break/> <text:s text:c="3"/>&lt;/Grid&gt;<text:line-break/>&lt;/UserControl&gt;<text:line-break/><text:line-break/></text:h>
      <text:h text:outline-level="1" text:style-name="Default Paragraph Style">UserControlPage.axaml.cs<text:line-break/></text:h>
      <text:h text:outline-level="1" text:style-name="Code Style">using App.ViewModels.AdministratorMenu;<text:line-break/>using Avalonia.Markup.Xaml;<text:line-break/>using Avalonia.ReactiveUI;<text:line-break/>using PropertyChanged;<text:line-break/>using ReactiveUI;<text:line-break/><text:line-break/>namespace App.Views.Pages.AdministratorMenu;<text:line-break/><text:line-break/>[DoNotNotify]<text:line-break/>public partial class UserControlPage : ReactiveUserControl&lt;UserControlPageViewModel&gt;<text:line-break/>{<text:line-break/> <text:s text:c="3"/>public UserControlPage()<text:line-break/> <text:s text:c="3"/>{<text:line-break/> <text:s text:c="7"/>AvaloniaXamlLoader.Load(this);<text:line-break/> <text:s text:c="7"/>this.WhenActivated(_ =&gt; { });<text:line-break/> <text:s text:c="3"/>}<text:line-break/>}<text:line-break/></text:h>
      <text:h text:outline-level="1" text:style-name="Default Paragraph Style">UserControlPage.axaml<text:line-break/></text:h>
      <text:h text:outline-level="1" text:style-name="Code Style">&lt;UserControl xmlns="https://github.com/avaloniaui"<text:line-break/> <text:s text:c="12"/>xmlns:x="http://schemas.microsoft.com/winfx/2006/xaml"<text:line-break/> <text:s text:c="12"/>xmlns:d="http://schemas.microsoft.com/expression/blend/2008"<text:line-break/> <text:s text:c="12"/>xmlns:mc="http://schemas.openxmlformats.org/markup-compatibility/2006"<text:line-break/> <text:s text:c="12"/>mc:Ignorable="d" x:Class="App.Views.Pages.AdministratorMenu.UserControlPage"&gt;<text:line-break/> <text:s text:c="3"/>&lt;UserControl.Styles&gt;<text:line-break/> <text:s text:c="7"/>&lt;Style Selector="TextBlock, Button, TextBox"&gt;<text:line-break/> <text:s text:c="11"/>&lt;Setter Property="TextBlock.FontSize" Value="20"/&gt;<text:line-break/> <text:s text:c="7"/>&lt;/Style&gt;<text:line-break/> <text:s text:c="3"/>&lt;/UserControl.Styles&gt;<text:line-break/> <text:s text:c="3"/>&lt;Grid&gt;<text:line-break/> <text:s text:c="7"/>&lt;Grid.RowDefinitions&gt;<text:line-break/> <text:s text:c="11"/>&lt;RowDefinition Height="1.5*"/&gt;<text:line-break/> <text:s text:c="11"/>&lt;RowDefinition/&gt;<text:line-break/> <text:s text:c="11"/>&lt;RowDefinition/&gt;<text:line-break/> <text:s text:c="11"/>&lt;RowDefinition/&gt;<text:line-break/> <text:s text:c="11"/>&lt;RowDefinition/&gt;<text:line-break/> <text:s text:c="11"/>&lt;RowDefinition Height="1.5*"/&gt;<text:line-break/> <text:s text:c="11"/>&lt;RowDefinition Height="5*"/&gt;<text:line-break/> <text:s text:c="7"/>&lt;/Grid.RowDefinitions&gt;<text:line-break/> <text:s text:c="7"/>&lt;Grid.ColumnDefinitions&gt;<text:line-break/> <text:s text:c="11"/>&lt;ColumnDefinition Width="0.5*"/&gt;<text:line-break/> <text:s text:c="11"/>&lt;ColumnDefinition Width="0.5*"/&gt;<text:line-break/> <text:s text:c="11"/>&lt;ColumnDefinition/&gt;<text:line-break/> <text:s text:c="7"/>&lt;/Grid.ColumnDefinitions&gt;<text:line-break/> <text:s text:c="7"/><text:line-break/> <text:s text:c="7"/>&lt;TextBlock Grid.Column="0" Grid.ColumnSpan="3" Grid.Row="0"<text:line-break/> <text:s text:c="18"/>Classes="h2" Text="Управление пользователями"<text:line-break/> <text:s text:c="18"/>VerticalAlignment="Center" HorizontalAlignment="Center"/&gt;<text:line-break/> <text:s text:c="7"/><text:line-break/> <text:s text:c="7"/>&lt;TextBlock Grid.Row="1" Grid.Column="0" Grid.ColumnSpan="2" <text:line-break/> <text:s text:c="18"/>Classes="h3" Text="Фильтрация и поиск"<text:line-break/> <text:s text:c="18"/>VerticalAlignment="Center" HorizontalAlignment="Center"/&gt;<text:line-break/> <text:s text:c="7"/>&lt;TextBlock Grid.Row="2" Grid.Column="0" Text="Фильтр по ролям: "<text:line-break/> <text:s text:c="18"/>VerticalAlignment="Center" HorizontalAlignment="Right"/&gt; <text:line-break/> <text:s text:c="7"/>&lt;ComboBox Grid.Row="2" Grid.Column="1"<text:line-break/> <text:s text:c="17"/>Items="{Binding Roles}" SelectedItem="{Binding Role}"<text:line-break/> <text:s text:c="17"/>VerticalAlignment="Center" HorizontalAlignment="Stretch"&gt;<text:line-break/> <text:s text:c="11"/>&lt;ComboBox.ItemTemplate&gt;<text:line-break/> <text:s text:c="15"/>&lt;DataTemplate&gt;<text:line-break/> <text:s text:c="19"/>&lt;TextBlock Text="{Binding Role_Name}"/&gt;<text:line-break/> <text:s text:c="15"/>&lt;/DataTemplate&gt;<text:line-break/> <text:s text:c="11"/>&lt;/ComboBox.ItemTemplate&gt;<text:line-break/> <text:s text:c="7"/>&lt;/ComboBox&gt; <text:line-break/> <text:s text:c="7"/>&lt;TextBlock Grid.Row="4" Grid.Column="0" Text="Поиск: "<text:line-break/> <text:s text:c="18"/>VerticalAlignment="Center" HorizontalAlignment="Right"/&gt; <text:line-break/> <text:s text:c="7"/>&lt;TextBox Grid.Row="4" Grid.Column="1" Text="{Binding SearchQuery}"<text:line-break/> <text:s text:c="16"/>VerticalAlignment="Center" HorizontalAlignment="Stretch"/&gt;<text:line-break/> <text:s text:c="7"/><text:line-break/> <text:s text:c="7"/>&lt;Button Grid.Row="2" Grid.Column="2" Grid.RowSpan="2"<text:line-break/> <text:s text:c="15"/>Command="{Binding OnClickBtnAddNew}"<text:line-break/> <text:s text:c="15"/>VerticalAlignment="Top" HorizontalAlignment="Center"&gt;<text:line-break/> <text:s text:c="11"/>&lt;TextBlock Text="+ Добавить нового" TextAlignment="Center" Classes="h3"/&gt;<text:line-break/> <text:s text:c="7"/>&lt;/Button&gt;<text:line-break/> <text:s text:c="7"/>&lt;Button Grid.Row="4" Grid.Column="2" Content="Обновить"<text:line-break/> <text:s text:c="15"/>Command="{Binding OnClickBtnUpdate}"<text:line-break/> <text:s text:c="15"/>VerticalAlignment="Top" HorizontalAlignment="Center"/&gt;<text:line-break/> <text:s text:c="7"/><text:line-break/> <text:s text:c="7"/>&lt;StackPanel Grid.Row="5" Grid.Column="0" Grid.ColumnSpan="3" Orientation="Horizontal"<text:line-break/> <text:s text:c="19"/>VerticalAlignment="Bottom" HorizontalAlignment="Center"&gt;<text:line-break/> <text:s text:c="11"/>&lt;TextBlock Text="Количество пилотов: " FontWeight="Bold"/&gt;<text:line-break/> <text:s text:c="11"/>&lt;TextBlock Text="{Binding UserCount}"/&gt;<text:line-break/> <text:s text:c="7"/>&lt;/StackPanel&gt;<text:line-break/> <text:s text:c="7"/><text:line-break/> <text:s text:c="7"/>&lt;DataGrid Grid.Row="6" Grid.Column="0" Grid.ColumnSpan="3" Items="{Binding ViewUsers}"<text:line-break/> <text:s text:c="17"/>AutoGenerateColumns="False" IsReadOnly="True"<text:line-break/> <text:s text:c="17"/>VerticalAlignment="Stretch" HorizontalAlignment="Center"&gt;<text:line-break/> <text:s text:c="11"/>&lt;DataGrid.Columns&gt;<text:line-break/> <text:s text:c="15"/>&lt;DataGridTextColumn Header="Имя" Binding="{Binding FirstName}"/&gt;<text:line-break/> <text:s text:c="15"/>&lt;DataGridTextColumn Header="Фамилия" Binding="{Binding LastName}"/&gt;<text:line-break/> <text:s text:c="15"/>&lt;DataGridTextColumn Header="Email" Binding="{Binding Email}"/&gt;<text:line-break/> <text:s text:c="15"/>&lt;DataGridTextColumn Header="Роль" Binding="{Binding Role}"/&gt;<text:line-break/> <text:s text:c="15"/>&lt;DataGridTemplateColumn Header="Edit" Width="100"&gt;<text:line-break/> <text:s text:c="19"/>&lt;DataGridTemplateColumn.CellTemplate&gt;<text:line-break/> <text:s text:c="23"/>&lt;DataTemplate&gt;<text:line-break/> <text:s text:c="27"/>&lt;Button Content="Edit" Command="{Binding CmdEdit}"/&gt;<text:line-break/> <text:s text:c="23"/>&lt;/DataTemplate&gt;<text:line-break/> <text:s text:c="19"/>&lt;/DataGridTemplateColumn.CellTemplate&gt;<text:line-break/> <text:s text:c="15"/>&lt;/DataGridTemplateColumn&gt;<text:line-break/> <text:s text:c="11"/>&lt;/DataGrid.Columns&gt;<text:line-break/> <text:s text:c="7"/>&lt;/DataGrid&gt;<text:line-break/> <text:s text:c="3"/>&lt;/Grid&gt;<text:line-break/>&lt;/UserControl&gt;<text:line-break/></text:h>
      <text:h text:outline-level="1" text:style-name="Default Paragraph Style">UserAddingPage.axaml<text:line-break/></text:h>
      <text:h text:outline-level="1" text:style-name="Code Style">&lt;UserControl xmlns="https://github.com/avaloniaui"<text:line-break/> <text:s text:c="12"/>xmlns:x="http://schemas.microsoft.com/winfx/2006/xaml"<text:line-break/> <text:s text:c="12"/>xmlns:d="http://schemas.microsoft.com/expression/blend/2008"<text:line-break/> <text:s text:c="12"/>xmlns:mc="http://schemas.openxmlformats.org/markup-compatibility/2006"<text:line-break/> <text:s text:c="12"/>mc:Ignorable="d" x:Class="App.Views.Pages.AdministratorMenu.UserAddingPage"&gt;<text:line-break/> <text:s text:c="3"/>&lt;UserControl.Styles&gt;<text:line-break/> <text:s text:c="7"/>&lt;Style Selector="TextBlock, TextBox"&gt;<text:line-break/> <text:s text:c="11"/>&lt;Setter Property="TextBlock.FontSize" Value="20"/&gt;<text:line-break/> <text:s text:c="7"/>&lt;/Style&gt;<text:line-break/> <text:s text:c="3"/>&lt;/UserControl.Styles&gt;<text:line-break/> <text:s text:c="3"/>&lt;Grid&gt;<text:line-break/> <text:s text:c="7"/>&lt;Grid.RowDefinitions&gt;<text:line-break/> <text:s text:c="11"/>&lt;RowDefinition Height="2*"/&gt;<text:line-break/> <text:s text:c="11"/>&lt;RowDefinition/&gt;<text:line-break/> <text:s text:c="11"/>&lt;RowDefinition/&gt;<text:line-break/> <text:s text:c="11"/>&lt;RowDefinition/&gt;<text:line-break/> <text:s text:c="11"/>&lt;RowDefinition/&gt;<text:line-break/> <text:s text:c="11"/>&lt;RowDefinition Height="3.5*"/&gt;<text:line-break/> <text:s text:c="11"/>&lt;RowDefinition Height="1.5*"/&gt;<text:line-break/> <text:s text:c="7"/>&lt;/Grid.RowDefinitions&gt;<text:line-break/> <text:s text:c="7"/>&lt;Grid.ColumnDefinitions&gt;<text:line-break/> <text:s text:c="11"/>&lt;ColumnDefinition/&gt;<text:line-break/> <text:s text:c="11"/>&lt;ColumnDefinition/&gt;<text:line-break/> <text:s text:c="11"/>&lt;ColumnDefinition Width="0.1*"/&gt;<text:line-break/> <text:s text:c="11"/>&lt;ColumnDefinition/&gt;<text:line-break/> <text:s text:c="11"/>&lt;ColumnDefinition/&gt;<text:line-break/> <text:s text:c="11"/>&lt;ColumnDefinition Width="0.1*"/&gt;<text:line-break/> <text:s text:c="7"/>&lt;/Grid.ColumnDefinitions&gt;<text:line-break/> <text:s text:c="7"/><text:line-break/> <text:s text:c="7"/>&lt;TextBlock Grid.Row="0" Grid.Column="0" Grid.ColumnSpan="6"<text:line-break/> <text:s text:c="18"/>Classes="h2" Text="Добавления пользователя"<text:line-break/> <text:s text:c="18"/>VerticalAlignment="Bottom" HorizontalAlignment="Center"/&gt;<text:line-break/> <text:s text:c="7"/><text:line-break/> <text:s text:c="7"/>&lt;TextBlock Grid.Row="1" Grid.Column="0" Text="Email: "<text:line-break/> <text:s text:c="18"/>VerticalAlignment="Center" HorizontalAlignment="Right"/&gt;<text:line-break/> <text:s text:c="7"/>&lt;TextBox Grid.Row="1" Grid.Column="1" Text="{Binding Email}"<text:line-break/> <text:s text:c="16"/>VerticalAlignment="Center" HorizontalAlignment="Stretch"/&gt;<text:line-break/> <text:s text:c="7"/>&lt;TextBlock Grid.Row="2" Grid.Column="0" Text="Имя: "<text:line-break/> <text:s text:c="18"/>VerticalAlignment="Center" HorizontalAlignment="Right"/&gt;<text:line-break/> <text:s text:c="7"/>&lt;TextBox Grid.Row="2" Grid.Column="1" Text="{Binding FirstName}"<text:line-break/> <text:s text:c="16"/>VerticalAlignment="Center" HorizontalAlignment="Stretch"/&gt;<text:line-break/> <text:s text:c="7"/>&lt;TextBlock Grid.Row="3" Grid.Column="0" Text="Фамилия: "<text:line-break/> <text:s text:c="18"/>VerticalAlignment="Center" HorizontalAlignment="Right"/&gt;<text:line-break/> <text:s text:c="7"/>&lt;TextBox Grid.Row="3" Grid.Column="1" Text="{Binding LastName}"<text:line-break/> <text:s text:c="16"/>VerticalAlignment="Center" HorizontalAlignment="Stretch"/&gt;<text:line-break/> <text:s text:c="7"/>&lt;TextBlock Grid.Row="4" Grid.Column="0" Text="Роль: "<text:line-break/> <text:s text:c="18"/>VerticalAlignment="Center" HorizontalAlignment="Right"/&gt;<text:line-break/> <text:s text:c="7"/>&lt;ComboBox Grid.Row="4" Grid.Column="1" <text:line-break/> <text:s text:c="17"/>Items="{Binding Roles}" SelectedItem="{Binding Role}"<text:line-break/> <text:s text:c="17"/>VerticalAlignment="Center" HorizontalAlignment="Stretch"&gt;<text:line-break/> <text:s text:c="11"/>&lt;ComboBox.ItemTemplate&gt;<text:line-break/> <text:s text:c="15"/>&lt;DataTemplate&gt;<text:line-break/> <text:s text:c="19"/>&lt;TextBlock Text="{Binding Role_Name}"/&gt;<text:line-break/> <text:s text:c="15"/>&lt;/DataTemplate&gt;<text:line-break/> <text:s text:c="11"/>&lt;/ComboBox.ItemTemplate&gt;<text:line-break/> <text:s text:c="7"/>&lt;/ComboBox&gt;<text:line-break/> <text:s text:c="7"/>&lt;TextBlock Grid.Row="2" Grid.Column="3" Text="Пароль: "<text:line-break/> <text:s text:c="18"/>VerticalAlignment="Center" HorizontalAlignment="Right"/&gt;<text:line-break/> <text:s text:c="7"/>&lt;TextBox Grid.Row="2" Grid.Column="4" Text="{Binding Password}" PasswordChar="*"<text:line-break/> <text:s text:c="16"/>VerticalAlignment="Center" HorizontalAlignment="Stretch"/&gt;<text:line-break/> <text:s text:c="7"/>&lt;TextBlock Grid.Row="3" Grid.Column="3" Text="Повторите пароль: "<text:line-break/> <text:s text:c="18"/>VerticalAlignment="Center" HorizontalAlignment="Right"/&gt;<text:line-break/> <text:s text:c="7"/>&lt;TextBox Grid.Row="3" Grid.Column="4" Text="{Binding RepeatPassword}" PasswordChar="*"<text:line-break/> <text:s text:c="16"/>VerticalAlignment="Center" HorizontalAlignment="Stretch"/&gt;<text:line-break/> <text:s text:c="7"/><text:line-break/> <text:s text:c="7"/>&lt;Button Grid.Row="6" Grid.Column="1" Content="Сохранить"<text:line-break/> <text:s text:c="15"/>Command="{Binding OnClickBtnSave}"<text:line-break/> <text:s text:c="15"/>VerticalAlignment="Center" HorizontalAlignment="Right"/&gt;<text:line-break/> <text:s text:c="7"/>&lt;Button Grid.Row="6" Grid.Column="3" Content="Отмена"<text:line-break/> <text:s text:c="15"/>Command="{Binding OnClickBtnCancel}"<text:line-break/> <text:s text:c="15"/>VerticalAlignment="Center" HorizontalAlignment="Left"/&gt;<text:line-break/> <text:s text:c="3"/>&lt;/Grid&gt;<text:line-break/>&lt;/UserControl&gt;<text:line-break/><text:line-break/></text:h>
      <text:h text:outline-level="1" text:style-name="Default Paragraph Style">CharityAddingOrEditingPage.axaml<text:line-break/></text:h>
      <text:h text:outline-level="1" text:style-name="Code Style">&lt;UserControl xmlns="https://github.com/avaloniaui"<text:line-break/> <text:s text:c="12"/>xmlns:x="http://schemas.microsoft.com/winfx/2006/xaml"<text:line-break/> <text:s text:c="12"/>xmlns:d="http://schemas.microsoft.com/expression/blend/2008"<text:line-break/> <text:s text:c="12"/>xmlns:mc="http://schemas.openxmlformats.org/markup-compatibility/2006"<text:line-break/> <text:s text:c="12"/>xmlns:converters="clr-namespace:App.Views.Converters"<text:line-break/> <text:s text:c="12"/>mc:Ignorable="d" x:Class="App.Views.Pages.AdministratorMenu.CharityAddingOrEditingPage"&gt;<text:line-break/> <text:s text:c="3"/>&lt;UserControl.Resources&gt;<text:line-break/> <text:s text:c="7"/>&lt;converters:BitmapValueConverter x:Key="VariableImage"/&gt;<text:line-break/> <text:s text:c="3"/>&lt;/UserControl.Resources&gt;<text:line-break/> <text:s text:c="3"/>&lt;UserControl.Styles&gt;<text:line-break/> <text:s text:c="7"/>&lt;Style Selector="TextBlock, TextBox, Button"&gt;<text:line-break/> <text:s text:c="11"/>&lt;Setter Property="TextBox.FontSize" Value="20"/&gt;<text:line-break/> <text:s text:c="7"/>&lt;/Style&gt;<text:line-break/> <text:s text:c="3"/>&lt;/UserControl.Styles&gt;<text:line-break/> <text:s text:c="3"/>&lt;Grid&gt;<text:line-break/> <text:s text:c="7"/>&lt;Grid.RowDefinitions&gt;<text:line-break/> <text:s text:c="11"/>&lt;RowDefinition Height="1.3*"/&gt;<text:line-break/> <text:s text:c="11"/>&lt;RowDefinition Height="0.7*"/&gt;<text:line-break/> <text:s text:c="11"/>&lt;RowDefinition Height="0.7*"/&gt;<text:line-break/> <text:s text:c="11"/>&lt;RowDefinition Height="0.7*"/&gt;<text:line-break/> <text:s text:c="11"/>&lt;RowDefinition Height="2.1*"/&gt;<text:line-break/> <text:s text:c="11"/>&lt;RowDefinition/&gt;<text:line-break/> <text:s text:c="7"/>&lt;/Grid.RowDefinitions&gt;<text:line-break/> <text:s text:c="7"/>&lt;Grid.ColumnDefinitions&gt;<text:line-break/> <text:s text:c="11"/>&lt;ColumnDefinition Width="0.1*"/&gt;<text:line-break/> <text:s text:c="11"/>&lt;ColumnDefinition Width="1.5*"/&gt;<text:line-break/> <text:s text:c="11"/>&lt;ColumnDefinition Width="0.1*"/&gt;<text:line-break/> <text:s text:c="11"/>&lt;ColumnDefinition/&gt;<text:line-break/> <text:s text:c="11"/>&lt;ColumnDefinition Width="0.1*"/&gt;<text:line-break/> <text:s text:c="11"/>&lt;ColumnDefinition Width="0.5*"/&gt;<text:line-break/> <text:s text:c="11"/>&lt;ColumnDefinition Width="0.1*"/&gt;<text:line-break/> <text:s text:c="7"/>&lt;/Grid.ColumnDefinitions&gt;<text:line-break/> <text:s text:c="7"/>&lt;TextBlock Grid.Row="0" Grid.Column="1" Grid.ColumnSpan="3"<text:line-break/> <text:s text:c="18"/>Classes="h2" Text="Добавление/Редактирование благотворительных организаций" <text:line-break/> <text:s text:c="18"/>TextWrapping="WrapWithOverflow" TextAlignment="Center"<text:line-break/> <text:s text:c="18"/>HorizontalAlignment="Center" VerticalAlignment="Bottom"/&gt;<text:line-break/> <text:s text:c="7"/><text:line-break/> <text:s text:c="7"/>&lt;TextBlock Grid.Row="1" Grid.Column="1" Text="Наименование:" TextAlignment="Left"<text:line-break/> <text:s text:c="18"/>HorizontalAlignment="Left" VerticalAlignment="Bottom"/&gt;<text:line-break/> <text:s text:c="7"/>&lt;TextBox Grid.Row="2" Grid.Column="1" Text="{Binding Title}"<text:line-break/> <text:s text:c="16"/>VerticalAlignment="Top" HorizontalAlignment="Stretch"/&gt;<text:line-break/> <text:s text:c="7"/>&lt;TextBlock Grid.Row="1" Grid.Column="3" Text="Логотип файл:" TextAlignment="Left"<text:line-break/> <text:s text:c="18"/>HorizontalAlignment="Left" VerticalAlignment="Bottom"/&gt;<text:line-break/> <text:s text:c="7"/>&lt;TextBox Grid.Row="2" Grid.Column="3" Text="{Binding PathToImage}"<text:line-break/> <text:s text:c="16"/>VerticalAlignment="Top" HorizontalAlignment="Stretch" IsReadOnly="True"/&gt;<text:line-break/> <text:s text:c="7"/>&lt;Button Grid.Row="2" Grid.Column="5" Content="Просмотр"<text:line-break/> <text:s text:c="15"/>Command="{Binding OnClickBtnView}"<text:line-break/> <text:s text:c="15"/>VerticalAlignment="Top" HorizontalAlignment="Left"/&gt;<text:line-break/> <text:s text:c="7"/><text:line-break/> <text:s text:c="7"/>&lt;TextBlock Grid.Row="3" Grid.Column="1" Text="Описание:" TextAlignment="Left"<text:line-break/> <text:s text:c="18"/>HorizontalAlignment="Left" VerticalAlignment="Bottom"/&gt;<text:line-break/> <text:s text:c="7"/>&lt;TextBox Grid.Row="4" Grid.Column="1" Text="{Binding Description}"<text:line-break/> <text:s text:c="16"/>VerticalAlignment="Stretch" HorizontalAlignment="Stretch"/&gt;<text:line-break/> <text:s text:c="7"/>&lt;TextBlock Grid.Row="3" Grid.Column="3" Text="Текущий логотип:" TextAlignment="Left"<text:line-break/> <text:s text:c="18"/>HorizontalAlignment="Left" VerticalAlignment="Bottom"/&gt;<text:line-break/> <text:s text:c="7"/>&lt;Image Grid.Row="4" Grid.Column="3" Source="{Binding PathToImage, <text:line-break/> <text:s text:c="11"/>Converter={StaticResource VariableImage}}"<text:line-break/> <text:s text:c="16"/>VerticalAlignment="Top" HorizontalAlignment="Stretch"/&gt;<text:line-break/> <text:s text:c="7"/><text:line-break/> <text:s text:c="7"/>&lt;Button Grid.Row="5" Grid.Column="1" Content="Сохранить"<text:line-break/> <text:s text:c="15"/>Command="{Binding OnClickBtnSave}"<text:line-break/> <text:s text:c="15"/>VerticalAlignment="Center" HorizontalAlignment="Right"/&gt;<text:line-break/> <text:s text:c="7"/>&lt;Button Grid.Row="5" Grid.Column="3" Content="Отмена"<text:line-break/> <text:s text:c="15"/>Command="{Binding OnClickBtnCancel}"<text:line-break/> <text:s text:c="15"/>VerticalAlignment="Center" HorizontalAlignment="Left"/&gt;<text:line-break/> <text:s text:c="3"/>&lt;/Grid&gt;<text:line-break/>&lt;/UserControl&gt;<text:line-break/><text:line-break/></text:h>
      <text:h text:outline-level="1" text:style-name="Default Paragraph Style">CharityAddingOrEditingPage.axaml.cs<text:line-break/></text:h>
      <text:h text:outline-level="1" text:style-name="Code Style">using App.ViewModels.AdministratorMenu;<text:line-break/>using Avalonia.Markup.Xaml;<text:line-break/>using Avalonia.ReactiveUI;<text:line-break/>using PropertyChanged;<text:line-break/>using ReactiveUI;<text:line-break/><text:line-break/>namespace App.Views.Pages.AdministratorMenu;<text:line-break/><text:line-break/>[DoNotNotify]<text:line-break/>public partial class CharityAddingOrEditingPage : ReactiveUserControl&lt;CharityAddingOrEditingPageViewModel&gt;<text:line-break/>{<text:line-break/> <text:s text:c="3"/>public CharityAddingOrEditingPage()<text:line-break/> <text:s text:c="3"/>{<text:line-break/> <text:s text:c="7"/>AvaloniaXamlLoader.Load(this);<text:line-break/> <text:s text:c="7"/>this.WhenActivated(_ =&gt; { });<text:line-break/> <text:s text:c="3"/>}<text:line-break/>}<text:line-break/></text:h>
      <text:h text:outline-level="1" text:style-name="Default Paragraph Style">ReportPrintPage.axaml.cs<text:line-break/></text:h>
      <text:h text:outline-level="1" text:style-name="Code Style">using App.ViewModels.AdministratorMenu;<text:line-break/>using Avalonia.Markup.Xaml;<text:line-break/>using Avalonia.ReactiveUI;<text:line-break/>using PropertyChanged;<text:line-break/>using ReactiveUI;<text:line-break/><text:line-break/>namespace App.Views.Pages.AdministratorMenu;<text:line-break/><text:line-break/>[DoNotNotify]<text:line-break/>public partial class ReportPrintPage : ReactiveUserControl&lt;ReportPrintPageViewModel&gt;<text:line-break/>{<text:line-break/> <text:s text:c="3"/>public ReportPrintPage()<text:line-break/> <text:s text:c="3"/>{<text:line-break/> <text:s text:c="7"/>AvaloniaXamlLoader.Load(this);<text:line-break/> <text:s text:c="7"/>this.WhenActivated(_ =&gt; { });<text:line-break/> <text:s text:c="3"/>}<text:line-break/>}<text:line-break/></text:h>
      <text:h text:outline-level="1" text:style-name="Default Paragraph Style">VolunteerControlPage.axaml.cs<text:line-break/></text:h>
      <text:h text:outline-level="1" text:style-name="Code Style">using App.ViewModels.AdministratorMenu;<text:line-break/>using Avalonia.Markup.Xaml;<text:line-break/>using Avalonia.ReactiveUI;<text:line-break/>using PropertyChanged;<text:line-break/>using ReactiveUI;<text:line-break/><text:line-break/>namespace App.Views.Pages.AdministratorMenu;<text:line-break/><text:line-break/>[DoNotNotify]<text:line-break/>public partial class VolunteerControlPage : ReactiveUserControl&lt;VolunteerControlPageViewModel&gt;<text:line-break/>{<text:line-break/> <text:s text:c="3"/>public VolunteerControlPage()<text:line-break/> <text:s text:c="3"/>{<text:line-break/> <text:s text:c="7"/>AvaloniaXamlLoader.Load(this);<text:line-break/> <text:s text:c="7"/>this.WhenActivated(_ =&gt; { });<text:line-break/> <text:s text:c="3"/>}<text:line-break/>}<text:line-break/></text:h>
      <text:h text:outline-level="1" text:style-name="Default Paragraph Style">VolunteerControlPage.axaml<text:line-break/></text:h>
      <text:h text:outline-level="1" text:style-name="Code Style">&lt;UserControl xmlns="https://github.com/avaloniaui"<text:line-break/> <text:s text:c="12"/>xmlns:x="http://schemas.microsoft.com/winfx/2006/xaml"<text:line-break/> <text:s text:c="12"/>xmlns:d="http://schemas.microsoft.com/expression/blend/2008"<text:line-break/> <text:s text:c="12"/>xmlns:mc="http://schemas.openxmlformats.org/markup-compatibility/2006"<text:line-break/> <text:s text:c="12"/>mc:Ignorable="d" x:Class="App.Views.Pages.AdministratorMenu.VolunteerControlPage"&gt;<text:line-break/> <text:s text:c="3"/>&lt;UserControl.Styles&gt;<text:line-break/> <text:s text:c="7"/>&lt;Style Selector="TextBlock, TextBox, Button"&gt;<text:line-break/> <text:s text:c="11"/>&lt;Setter Property="TextBox.FontSize" Value="20"/&gt;<text:line-break/> <text:s text:c="7"/>&lt;/Style&gt;<text:line-break/> <text:s text:c="3"/>&lt;/UserControl.Styles&gt;<text:line-break/> <text:s text:c="3"/>&lt;Grid&gt;<text:line-break/> <text:s text:c="7"/>&lt;Grid.RowDefinitions&gt;<text:line-break/> <text:s text:c="11"/>&lt;RowDefinition/&gt;<text:line-break/> <text:s text:c="11"/>&lt;!--&lt;RowDefinition/&gt;--&gt;<text:line-break/> <text:s text:c="11"/>&lt;RowDefinition Height="2*"/&gt;<text:line-break/> <text:s text:c="11"/>&lt;RowDefinition Height="5*"/&gt;<text:line-break/> <text:s text:c="7"/>&lt;/Grid.RowDefinitions&gt;<text:line-break/> <text:s text:c="7"/>&lt;Grid.ColumnDefinitions&gt;<text:line-break/> <text:s text:c="11"/>&lt;ColumnDefinition Width="0.1*"/&gt;<text:line-break/> <text:s text:c="11"/>&lt;ColumnDefinition/&gt;<text:line-break/> <text:s text:c="11"/>&lt;ColumnDefinition Width="0.1*"/&gt;<text:line-break/> <text:s text:c="11"/>&lt;ColumnDefinition Width="0.5*"/&gt;<text:line-break/> <text:s text:c="11"/>&lt;ColumnDefinition Width="0.1*"/&gt;<text:line-break/> <text:s text:c="11"/>&lt;ColumnDefinition Width="0.5*"/&gt;<text:line-break/> <text:s text:c="11"/>&lt;ColumnDefinition Width="0.1*"/&gt;<text:line-break/> <text:s text:c="7"/>&lt;/Grid.ColumnDefinitions&gt;<text:line-break/> <text:s text:c="7"/><text:line-break/> <text:s text:c="7"/>&lt;TextBlock Grid.Row="0" Grid.Column="1" Grid.ColumnSpan="5"<text:line-break/> <text:s text:c="18"/>Classes="h2" Text="Управление волонтерами" TextAlignment="Center"<text:line-break/> <text:s text:c="18"/>VerticalAlignment="Center" HorizontalAlignment="Center"/&gt;<text:line-break/> <text:s text:c="7"/><text:line-break/> <text:s text:c="7"/>&lt;!--&lt;TextBlock Grid.Row="1" Grid.Column="1" Text="Отсортировать:"<text:line-break/> <text:s text:c="18"/>VerticalAlignment="Center" HorizontalAlignment="Right"/&gt;<text:line-break/> <text:s text:c="7"/>&lt;ComboBox Grid.Row="1" Grid.Column="3" Items="{Binding SortVariants}"<text:line-break/> <text:s text:c="17"/>VerticalAlignment="Center" HorizontalAlignment="Left"/&gt;<text:line-break/> <text:s text:c="7"/>&lt;Button Grid.Row="1" Grid.Column="5" Content="Сортировка"<text:line-break/> <text:s text:c="15"/>Command="{Binding OnClickBtnSort}"<text:line-break/> <text:s text:c="15"/>VerticalAlignment="Center" HorizontalAlignment="Left"/&gt;--&gt;<text:line-break/> <text:s text:c="7"/><text:line-break/> <text:s text:c="7"/>&lt;Grid Grid.Row="1" Grid.Column="1" Grid.ColumnSpan="2"<text:line-break/> <text:s text:c="13"/>VerticalAlignment="Center" HorizontalAlignment="Right"&gt;<text:line-break/> <text:s text:c="11"/>&lt;Grid.ColumnDefinitions&gt;<text:line-break/> <text:s text:c="15"/>&lt;ColumnDefinition Width="Auto"/&gt;<text:line-break/> <text:s text:c="15"/>&lt;ColumnDefinition Width="Auto"/&gt;<text:line-break/> <text:s text:c="11"/>&lt;/Grid.ColumnDefinitions&gt;<text:line-break/> <text:s text:c="11"/>&lt;TextBlock Grid.Column="0" Text="Всего волонтеров: " FontWeight="Bold"/&gt;<text:line-break/> <text:s text:c="11"/>&lt;TextBlock Grid.Column="1" Text="{Binding VolunteerCount}"/&gt;<text:line-break/> <text:s text:c="7"/>&lt;/Grid&gt;<text:line-break/> <text:s text:c="7"/>&lt;Button Grid.Row="1" Grid.Column="5"<text:line-break/> <text:s text:c="15"/>Command="{Binding OnClickBtnLoad}"<text:line-break/> <text:s text:c="15"/>VerticalAlignment="Center" HorizontalAlignment="Center"&gt;<text:line-break/> <text:s text:c="11"/>&lt;TextBlock Text="Загрузка волонтеров" TextAlignment="Center"<text:line-break/> <text:s text:c="22"/>TextWrapping="Wrap"/&gt;<text:line-break/> <text:s text:c="7"/>&lt;/Button&gt;<text:line-break/> <text:s text:c="7"/><text:line-break/> <text:s text:c="7"/>&lt;DataGrid Grid.Row="2" Grid.Column="1" Grid.ColumnSpan="5" Items="{Binding Volunteers}"<text:line-break/> <text:s text:c="17"/>AutoGenerateColumns="False" IsReadOnly="True"<text:line-break/> <text:s text:c="17"/>VerticalAlignment="Stretch" HorizontalAlignment="Stretch"&gt;<text:line-break/> <text:s text:c="11"/>&lt;DataGrid.Columns&gt;<text:line-break/> <text:s text:c="15"/>&lt;DataGridTextColumn Header="Фамилия" Binding="{Binding First_Name}"/&gt;<text:line-break/> <text:s text:c="15"/>&lt;DataGridTextColumn Header="Имя" Binding="{Binding Last_Name}"/&gt;<text:line-break/> <text:s text:c="15"/>&lt;DataGridTextColumn Header="Страна" Binding="{Binding Country.Country_Name}"/&gt;<text:line-break/> <text:s text:c="15"/>&lt;DataGridTextColumn Header="Пол" Binding="{Binding Gender.Gender_Name}"/&gt;<text:line-break/> <text:s text:c="11"/>&lt;/DataGrid.Columns&gt;<text:line-break/> <text:s text:c="7"/>&lt;/DataGrid&gt;<text:line-break/> <text:s text:c="3"/>&lt;/Grid&gt;<text:line-break/>&lt;/UserControl&gt;<text:line-break/><text:line-break/></text:h>
      <text:h text:outline-level="1" text:style-name="Default Paragraph Style">InventoryPage.axaml.cs<text:line-break/></text:h>
      <text:h text:outline-level="1" text:style-name="Code Style">using App.ViewModels.AdministratorMenu;<text:line-break/>using Avalonia.Markup.Xaml;<text:line-break/>using Avalonia.ReactiveUI;<text:line-break/>using PropertyChanged;<text:line-break/>using ReactiveUI;<text:line-break/><text:line-break/>namespace App.Views.Pages.AdministratorMenu;<text:line-break/><text:line-break/>[DoNotNotify]<text:line-break/>public partial class InventoryPage : ReactiveUserControl&lt;InventoryPageViewModel&gt;<text:line-break/>{<text:line-break/> <text:s text:c="3"/>public InventoryPage()<text:line-break/> <text:s text:c="3"/>{<text:line-break/> <text:s text:c="7"/>AvaloniaXamlLoader.Load(this);<text:line-break/> <text:s text:c="7"/>this.WhenActivated(_ =&gt; { });<text:line-break/> <text:s text:c="3"/>}<text:line-break/>}<text:line-break/></text:h>
      <text:h text:outline-level="1" text:style-name="Default Paragraph Style">UserEditingPage.axaml<text:line-break/></text:h>
      <text:h text:outline-level="1" text:style-name="Code Style">&lt;UserControl xmlns="https://github.com/avaloniaui"<text:line-break/> <text:s text:c="12"/>xmlns:x="http://schemas.microsoft.com/winfx/2006/xaml"<text:line-break/> <text:s text:c="12"/>xmlns:d="http://schemas.microsoft.com/expression/blend/2008"<text:line-break/> <text:s text:c="12"/>xmlns:mc="http://schemas.openxmlformats.org/markup-compatibility/2006"<text:line-break/> <text:s text:c="12"/>mc:Ignorable="d" x:Class="App.Views.Pages.AdministratorMenu.UserEditingPage"&gt;<text:line-break/> <text:s text:c="3"/>&lt;UserControl.Styles&gt;<text:line-break/> <text:s text:c="7"/>&lt;Style Selector="TextBlock, TextBox"&gt;<text:line-break/> <text:s text:c="11"/>&lt;Setter Property="TextBlock.FontSize" Value="20"/&gt;<text:line-break/> <text:s text:c="7"/>&lt;/Style&gt;<text:line-break/> <text:s text:c="3"/>&lt;/UserControl.Styles&gt;<text:line-break/> <text:s text:c="3"/>&lt;Grid&gt;<text:line-break/> <text:s text:c="7"/>&lt;Grid.RowDefinitions&gt;<text:line-break/> <text:s text:c="11"/>&lt;RowDefinition Height="2*"/&gt;<text:line-break/> <text:s text:c="11"/>&lt;RowDefinition/&gt;<text:line-break/> <text:s text:c="11"/>&lt;RowDefinition/&gt;<text:line-break/> <text:s text:c="11"/>&lt;RowDefinition/&gt;<text:line-break/> <text:s text:c="11"/>&lt;RowDefinition/&gt;<text:line-break/> <text:s text:c="11"/>&lt;RowDefinition Height="3.5*"/&gt;<text:line-break/> <text:s text:c="11"/>&lt;RowDefinition Height="1.5*"/&gt;<text:line-break/> <text:s text:c="7"/>&lt;/Grid.RowDefinitions&gt;<text:line-break/> <text:s text:c="7"/>&lt;Grid.ColumnDefinitions&gt;<text:line-break/> <text:s text:c="11"/>&lt;ColumnDefinition/&gt;<text:line-break/> <text:s text:c="11"/>&lt;ColumnDefinition/&gt;<text:line-break/> <text:s text:c="11"/>&lt;ColumnDefinition Width="0.1*"/&gt;<text:line-break/> <text:s text:c="11"/>&lt;ColumnDefinition/&gt;<text:line-break/> <text:s text:c="11"/>&lt;ColumnDefinition/&gt;<text:line-break/> <text:s text:c="11"/>&lt;ColumnDefinition Width="0.1*"/&gt;<text:line-break/> <text:s text:c="7"/>&lt;/Grid.ColumnDefinitions&gt;<text:line-break/> <text:s text:c="7"/><text:line-break/> <text:s text:c="7"/>&lt;TextBlock Grid.Row="0" Grid.Column="0" Grid.ColumnSpan="6"<text:line-break/> <text:s text:c="18"/>Classes="h2" Text="Редактирование пользователя"<text:line-break/> <text:s text:c="18"/>VerticalAlignment="Bottom" HorizontalAlignment="Center"/&gt;<text:line-break/> <text:s text:c="7"/><text:line-break/> <text:s text:c="7"/>&lt;TextBlock Grid.Row="1" Grid.Column="0" Text="Email: "<text:line-break/> <text:s text:c="18"/>VerticalAlignment="Center" HorizontalAlignment="Right"/&gt;<text:line-break/> <text:s text:c="7"/>&lt;TextBox Grid.Row="1" Grid.Column="1" Text="{Binding Email}"<text:line-break/> <text:s text:c="16"/>IsReadOnly="True" Foreground="{StaticResource Gray}"<text:line-break/> <text:s text:c="16"/>VerticalAlignment="Center" HorizontalAlignment="Stretch"/&gt;<text:line-break/> <text:s text:c="7"/>&lt;TextBlock Grid.Row="2" Grid.Column="0" Text="Имя: "<text:line-break/> <text:s text:c="18"/>VerticalAlignment="Center" HorizontalAlignment="Right"/&gt;<text:line-break/> <text:s text:c="7"/>&lt;TextBox Grid.Row="2" Grid.Column="1" Text="{Binding FirstName}"<text:line-break/> <text:s text:c="16"/>VerticalAlignment="Center" HorizontalAlignment="Stretch"/&gt;<text:line-break/> <text:s text:c="7"/>&lt;TextBlock Grid.Row="3" Grid.Column="0" Text="Фамилия: "<text:line-break/> <text:s text:c="18"/>VerticalAlignment="Center" HorizontalAlignment="Right"/&gt;<text:line-break/> <text:s text:c="7"/>&lt;TextBox Grid.Row="3" Grid.Column="1" Text="{Binding LastName}"<text:line-break/> <text:s text:c="16"/>VerticalAlignment="Center" HorizontalAlignment="Stretch"/&gt;<text:line-break/> <text:s text:c="7"/>&lt;TextBlock Grid.Row="4" Grid.Column="0" Text="Роль: "<text:line-break/> <text:s text:c="18"/>VerticalAlignment="Center" HorizontalAlignment="Right"/&gt;<text:line-break/> <text:s text:c="7"/>&lt;ComboBox Grid.Row="4" Grid.Column="1" <text:line-break/> <text:s text:c="17"/>Items="{Binding Roles}" SelectedItem="{Binding Role}"<text:line-break/> <text:s text:c="17"/>VerticalAlignment="Center" HorizontalAlignment="Stretch"&gt;<text:line-break/> <text:s text:c="11"/>&lt;ComboBox.ItemTemplate&gt;<text:line-break/> <text:s text:c="15"/>&lt;DataTemplate&gt;<text:line-break/> <text:s text:c="19"/>&lt;TextBlock Text="{Binding Role_Name}"/&gt;<text:line-break/> <text:s text:c="15"/>&lt;/DataTemplate&gt;<text:line-break/> <text:s text:c="11"/>&lt;/ComboBox.ItemTemplate&gt;<text:line-break/> <text:s text:c="7"/>&lt;/ComboBox&gt;<text:line-break/> <text:s text:c="7"/>&lt;TextBlock Grid.Row="2" Grid.Column="3" Text="Пароль: "<text:line-break/> <text:s text:c="18"/>VerticalAlignment="Center" HorizontalAlignment="Right"/&gt;<text:line-break/> <text:s text:c="7"/>&lt;TextBox Grid.Row="2" Grid.Column="4" Text="{Binding Password}" PasswordChar="*"<text:line-break/> <text:s text:c="16"/>VerticalAlignment="Center" HorizontalAlignment="Stretch"/&gt;<text:line-break/> <text:s text:c="7"/>&lt;TextBlock Grid.Row="3" Grid.Column="3" Text="Повторите пароль: "<text:line-break/> <text:s text:c="18"/>VerticalAlignment="Center" HorizontalAlignment="Right"/&gt;<text:line-break/> <text:s text:c="7"/>&lt;TextBox Grid.Row="3" Grid.Column="4" Text="{Binding RepeatPassword}" PasswordChar="*"<text:line-break/> <text:s text:c="16"/>VerticalAlignment="Center" HorizontalAlignment="Stretch"/&gt;<text:line-break/> <text:s text:c="7"/><text:line-break/> <text:s text:c="7"/>&lt;Button Grid.Row="6" Grid.Column="1" Content="Сохранить"<text:line-break/> <text:s text:c="15"/>Command="{Binding OnClickBtnSave}"<text:line-break/> <text:s text:c="15"/>VerticalAlignment="Center" HorizontalAlignment="Right"/&gt;<text:line-break/> <text:s text:c="7"/>&lt;Button Grid.Row="6" Grid.Column="3" Content="Отмена"<text:line-break/> <text:s text:c="15"/>Command="{Binding OnClickBtnCancel}"<text:line-break/> <text:s text:c="15"/>VerticalAlignment="Center" HorizontalAlignment="Left"/&gt;<text:line-break/> <text:s text:c="3"/>&lt;/Grid&gt;<text:line-break/>&lt;/UserControl&gt;<text:line-break/><text:line-break/></text:h>
      <text:h text:outline-level="1" text:style-name="Default Paragraph Style">UserAddingPage.axaml.cs<text:line-break/></text:h>
      <text:h text:outline-level="1" text:style-name="Code Style">using App.ViewModels.AdministratorMenu;<text:line-break/>using Avalonia.Markup.Xaml;<text:line-break/>using Avalonia.ReactiveUI;<text:line-break/>using PropertyChanged;<text:line-break/>using ReactiveUI;<text:line-break/><text:line-break/>namespace App.Views.Pages.AdministratorMenu;<text:line-break/><text:line-break/>[DoNotNotify]<text:line-break/>public partial class UserAddingPage : ReactiveUserControl&lt;UserAddingPageViewModel&gt;<text:line-break/>{<text:line-break/> <text:s text:c="3"/>public UserAddingPage()<text:line-break/> <text:s text:c="3"/>{<text:line-break/> <text:s text:c="7"/>AvaloniaXamlLoader.Load(this);<text:line-break/> <text:s text:c="7"/>this.WhenActivated(_ =&gt; { });<text:line-break/> <text:s text:c="3"/>}<text:line-break/>}<text:line-break/></text:h>
      <text:h text:outline-level="1" text:style-name="Default Paragraph Style">AdministratorMenuPage.axaml.cs<text:line-break/></text:h>
      <text:h text:outline-level="1" text:style-name="Code Style">using App.ViewModels.AdministratorMenu;<text:line-break/>using Avalonia.Markup.Xaml;<text:line-break/>using Avalonia.ReactiveUI;<text:line-break/>using PropertyChanged;<text:line-break/>using ReactiveUI;<text:line-break/><text:line-break/>namespace App.Views.Pages.AdministratorMenu;<text:line-break/><text:line-break/>[DoNotNotify]<text:line-break/>public partial class AdministratorMenuPage : ReactiveUserControl&lt;AdministratorMenuPageViewModel&gt;<text:line-break/>{<text:line-break/> <text:s text:c="3"/>public AdministratorMenuPage()<text:line-break/> <text:s text:c="3"/>{<text:line-break/> <text:s text:c="7"/>AvaloniaXamlLoader.Load(this);<text:line-break/> <text:s text:c="7"/>this.WhenActivated(_ =&gt; { });<text:line-break/> <text:s text:c="3"/>}<text:line-break/>}<text:line-break/></text:h>
      <text:h text:outline-level="1" text:style-name="Default Paragraph Style">EditingOfProfilePage.axaml.cs<text:line-break/></text:h>
      <text:h text:outline-level="1" text:style-name="Code Style">using App.ViewModels.CoordinatorMenu;<text:line-break/>using Avalonia.Markup.Xaml;<text:line-break/>using Avalonia.ReactiveUI;<text:line-break/>using PropertyChanged;<text:line-break/>using ReactiveUI;<text:line-break/><text:line-break/>namespace App.Views.Pages.CoordinatorMenu;<text:line-break/><text:line-break/>[DoNotNotify]<text:line-break/>public partial class EditingOfProfilePage : ReactiveUserControl&lt;EditingOfProfilePageViewModel&gt;<text:line-break/>{<text:line-break/> <text:s text:c="3"/>public EditingOfProfilePage()<text:line-break/> <text:s text:c="3"/>{<text:line-break/> <text:s text:c="7"/>AvaloniaXamlLoader.Load(this);<text:line-break/> <text:s text:c="7"/>this.WhenActivated(_ =&gt; { });<text:line-break/> <text:s text:c="3"/>}<text:line-break/>}<text:line-break/></text:h>
      <text:h text:outline-level="1" text:style-name="Default Paragraph Style">SponsorViewPage.axaml.cs<text:line-break/></text:h>
      <text:h text:outline-level="1" text:style-name="Code Style">using App.ViewModels.CoordinatorMenu;<text:line-break/>using Avalonia.Markup.Xaml;<text:line-break/>using Avalonia.ReactiveUI;<text:line-break/>using PropertyChanged;<text:line-break/>using ReactiveUI;<text:line-break/><text:line-break/>namespace App.Views.Pages.CoordinatorMenu;<text:line-break/><text:line-break/>[DoNotNotify]<text:line-break/>public partial class SponsorViewPage : ReactiveUserControl&lt;SponsorViewPageViewModel&gt;<text:line-break/>{<text:line-break/> <text:s text:c="3"/>public SponsorViewPage()<text:line-break/> <text:s text:c="3"/>{<text:line-break/> <text:s text:c="7"/>AvaloniaXamlLoader.Load(this);<text:line-break/> <text:s text:c="7"/>this.WhenActivated(_ =&gt; { });<text:line-break/> <text:s text:c="3"/>}<text:line-break/>}<text:line-break/></text:h>
      <text:h text:outline-level="1" text:style-name="Default Paragraph Style">ControlOfUserPage.axaml.cs<text:line-break/></text:h>
      <text:h text:outline-level="1" text:style-name="Code Style">using App.ViewModels.CoordinatorMenu;<text:line-break/>using Avalonia.Markup.Xaml;<text:line-break/>using Avalonia.ReactiveUI;<text:line-break/>using PropertyChanged;<text:line-break/>using ReactiveUI;<text:line-break/><text:line-break/>namespace App.Views.Pages.CoordinatorMenu;<text:line-break/><text:line-break/>[DoNotNotify]<text:line-break/>public partial class ControlOfUserPage : ReactiveUserControl&lt;ControlOfUserPageViewModel&gt;<text:line-break/>{<text:line-break/> <text:s text:c="3"/>public ControlOfUserPage()<text:line-break/> <text:s text:c="3"/>{<text:line-break/> <text:s text:c="7"/>AvaloniaXamlLoader.Load(this);<text:line-break/> <text:s text:c="7"/>this.WhenActivated(_ =&gt; { });<text:line-break/> <text:s text:c="3"/>}<text:line-break/>}<text:line-break/></text:h>
      <text:h text:outline-level="1" text:style-name="Default Paragraph Style">CoordinatorMenuPage.axaml.cs<text:line-break/></text:h>
      <text:h text:outline-level="1" text:style-name="Code Style">using App.ViewModels.CoordinatorMenu;<text:line-break/>using Avalonia.Markup.Xaml;<text:line-break/>using Avalonia.ReactiveUI;<text:line-break/>using PropertyChanged;<text:line-break/>using ReactiveUI;<text:line-break/><text:line-break/>namespace App.Views.Pages.CoordinatorMenu;<text:line-break/><text:line-break/>[DoNotNotify]<text:line-break/>public partial class CoordinatorMenuPage : ReactiveUserControl&lt;CoordinatorMenuPageViewModel&gt;<text:line-break/>{<text:line-break/> <text:s text:c="3"/>public CoordinatorMenuPage()<text:line-break/> <text:s text:c="3"/>{<text:line-break/> <text:s text:c="7"/>AvaloniaXamlLoader.Load(this);<text:line-break/> <text:s text:c="7"/>this.WhenActivated(_ =&gt; { });<text:line-break/> <text:s text:c="3"/>}<text:line-break/>}<text:line-break/></text:h>
      <text:h text:outline-level="1" text:style-name="Default Paragraph Style">RacerControlPage.axaml<text:line-break/></text:h>
      <text:h text:outline-level="1" text:style-name="Code Style">&lt;UserControl xmlns="https://github.com/avaloniaui"<text:line-break/> <text:s text:c="12"/>xmlns:x="http://schemas.microsoft.com/winfx/2006/xaml"<text:line-break/> <text:s text:c="12"/>xmlns:d="http://schemas.microsoft.com/expression/blend/2008"<text:line-break/> <text:s text:c="12"/>xmlns:mc="http://schemas.openxmlformats.org/markup-compatibility/2006"<text:line-break/> <text:s text:c="12"/>mc:Ignorable="d" x:Class="App.Views.Pages.CoordinatorMenu.RacerControlPage"&gt;<text:line-break/> <text:s text:c="3"/>&lt;UserControl.Styles&gt;<text:line-break/> <text:s text:c="7"/>&lt;Style Selector="TextBlock, Button"&gt;<text:line-break/> <text:s text:c="11"/>&lt;Setter Property="TextBlock.FontSize" Value="20"/&gt;<text:line-break/> <text:s text:c="7"/>&lt;/Style&gt;<text:line-break/> <text:s text:c="3"/>&lt;/UserControl.Styles&gt;<text:line-break/> <text:s text:c="3"/>&lt;Grid&gt;<text:line-break/> <text:s text:c="7"/>&lt;Grid.RowDefinitions&gt;<text:line-break/> <text:s text:c="11"/>&lt;RowDefinition Height="2*"/&gt;<text:line-break/> <text:s text:c="11"/>&lt;RowDefinition Height="2*"/&gt;<text:line-break/> <text:s text:c="11"/>&lt;RowDefinition Height="1.2*"/&gt;<text:line-break/> <text:s text:c="11"/>&lt;RowDefinition Height="1.2*"/&gt;<text:line-break/> <text:s text:c="11"/>&lt;RowDefinition/&gt;<text:line-break/> <text:s text:c="11"/>&lt;RowDefinition Height="6*"/&gt;<text:line-break/> <text:s text:c="7"/>&lt;/Grid.RowDefinitions&gt;<text:line-break/> <text:s text:c="7"/>&lt;Grid.ColumnDefinitions&gt;<text:line-break/> <text:s text:c="11"/>&lt;ColumnDefinition/&gt;<text:line-break/> <text:s text:c="11"/>&lt;ColumnDefinition/&gt;<text:line-break/> <text:s text:c="11"/>&lt;ColumnDefinition Width="0.1*"/&gt;<text:line-break/> <text:s text:c="11"/>&lt;ColumnDefinition Width="2*"/&gt;<text:line-break/> <text:s text:c="7"/>&lt;/Grid.ColumnDefinitions&gt;<text:line-break/> <text:s text:c="7"/>&lt;TextBlock Grid.Row="0" Grid.Column="0" Grid.ColumnSpan="4" Classes="h2" Text="Управление гонщиками"<text:line-break/> <text:s text:c="18"/>VerticalAlignment="Center" HorizontalAlignment="Center"/&gt;<text:line-break/> <text:s text:c="7"/><text:line-break/> <text:s text:c="7"/>&lt;TextBlock Grid.Column="0" Grid.ColumnSpan="2" Grid.Row="1" Text="Фильтрация" Classes="h3"<text:line-break/> <text:s text:c="18"/>VerticalAlignment="Center" HorizontalAlignment="Center"/&gt;<text:line-break/> <text:s text:c="7"/>&lt;TextBlock Grid.Row="2" Grid.Column="0" Text="Статус: "<text:line-break/> <text:s text:c="18"/>VerticalAlignment="Center" HorizontalAlignment="Right"/&gt;<text:line-break/> <text:s text:c="7"/>&lt;ComboBox Grid.Row="2" Grid.Column="1" Items="{Binding RegistrationStatuses}"<text:line-break/> <text:s text:c="17"/>SelectedItem="{Binding SelectedRegistrationStatus}"<text:line-break/> <text:s text:c="17"/>VerticalAlignment="Center" HorizontalAlignment="Stretch"&gt;<text:line-break/> <text:s text:c="11"/>&lt;ComboBox.ItemTemplate&gt;<text:line-break/> <text:s text:c="15"/>&lt;DataTemplate&gt;<text:line-break/> <text:s text:c="19"/>&lt;TextBlock Text="{Binding Statu_Name}" TextAlignment="Left"/&gt;<text:line-break/> <text:s text:c="15"/>&lt;/DataTemplate&gt;<text:line-break/> <text:s text:c="11"/>&lt;/ComboBox.ItemTemplate&gt;<text:line-break/> <text:s text:c="7"/>&lt;/ComboBox&gt;<text:line-break/> <text:s text:c="7"/>&lt;TextBlock Grid.Row="3" Grid.Column="0" Text="Вид гонки: "<text:line-break/> <text:s text:c="18"/>VerticalAlignment="Center" HorizontalAlignment="Right"/&gt;<text:line-break/> <text:s text:c="7"/>&lt;ComboBox Grid.Row="3" Grid.Column="1" Items="{Binding EventTypes}"<text:line-break/> <text:s text:c="17"/>SelectedItem="{Binding SelectedEventType}"<text:line-break/> <text:s text:c="17"/>VerticalAlignment="Center" HorizontalAlignment="Stretch"&gt;<text:line-break/> <text:s text:c="11"/>&lt;ComboBox.ItemTemplate&gt;<text:line-break/> <text:s text:c="15"/>&lt;DataTemplate&gt;<text:line-break/> <text:s text:c="19"/>&lt;TextBlock Text="{Binding Event_Type_Name}" TextAlignment="Left"/&gt;<text:line-break/> <text:s text:c="15"/>&lt;/DataTemplate&gt;<text:line-break/> <text:s text:c="11"/>&lt;/ComboBox.ItemTemplate&gt;<text:line-break/> <text:s text:c="7"/>&lt;/ComboBox&gt;<text:line-break/> <text:s text:c="7"/>&lt;Button Grid.Row="3" Grid.Column="3" Content="Обновить"<text:line-break/> <text:s text:c="15"/>Command="{Binding BtnOnClickUpdate}"<text:line-break/> <text:s text:c="15"/>VerticalAlignment="Center" HorizontalAlignment="Left"/&gt;<text:line-break/> <text:s text:c="7"/><text:line-break/> <text:s text:c="7"/>&lt;StackPanel Grid.Row="4" Grid.Column="0" Grid.ColumnSpan="4" Orientation="Horizontal"<text:line-break/> <text:s text:c="19"/>VerticalAlignment="Bottom" HorizontalAlignment="Center"&gt;<text:line-break/> <text:s text:c="11"/>&lt;TextBlock FontWeight="Bold" Text="Количество пилотов: "/&gt;<text:line-break/> <text:s text:c="11"/>&lt;TextBlock Text="{Binding RacersCount}"/&gt;<text:line-break/> <text:s text:c="7"/>&lt;/StackPanel&gt;<text:line-break/> <text:s text:c="7"/><text:line-break/> <text:s text:c="7"/>&lt;DataGrid Grid.Row="5" Grid.Column="0" Grid.ColumnSpan="4" Items="{Binding ViewRacers}"<text:line-break/> <text:s text:c="17"/>AutoGenerateColumns="False" IsReadOnly="True"<text:line-break/> <text:s text:c="17"/>VerticalAlignment="Stretch" HorizontalAlignment="Center"&gt;<text:line-break/> <text:s text:c="11"/>&lt;DataGrid.Columns&gt;<text:line-break/> <text:s text:c="15"/>&lt;DataGridTextColumn Header="Имя" Binding="{Binding FirstName}"/&gt;<text:line-break/> <text:s text:c="15"/>&lt;DataGridTextColumn Header="Фамилия" Binding="{Binding LastName}"/&gt;<text:line-break/> <text:s text:c="15"/>&lt;DataGridTextColumn Header="Email" Binding="{Binding Email}"/&gt;<text:line-break/> <text:s text:c="15"/>&lt;DataGridTextColumn Header="Статус" Binding="{Binding StatusName}"/&gt;<text:line-break/> <text:s text:c="15"/>&lt;DataGridTemplateColumn Header="Edit"&gt;<text:line-break/> <text:s text:c="19"/>&lt;DataGridTemplateColumn.CellTemplate&gt;<text:line-break/> <text:s text:c="23"/>&lt;DataTemplate&gt;<text:line-break/> <text:s text:c="27"/>&lt;Button Background="{StaticResource White}" Content="Edit"<text:line-break/> <text:s text:c="35"/>Command="{Binding CmdEdit}"/&gt;<text:line-break/> <text:s text:c="23"/>&lt;/DataTemplate&gt;<text:line-break/> <text:s text:c="19"/>&lt;/DataGridTemplateColumn.CellTemplate&gt;<text:line-break/> <text:s text:c="15"/>&lt;/DataGridTemplateColumn&gt;<text:line-break/> <text:s text:c="11"/>&lt;/DataGrid.Columns&gt;<text:line-break/> <text:s text:c="7"/>&lt;/DataGrid&gt;<text:line-break/> <text:s text:c="3"/>&lt;/Grid&gt;<text:line-break/>&lt;/UserControl&gt;<text:line-break/><text:line-break/></text:h>
      <text:h text:outline-level="1" text:style-name="Default Paragraph Style">SponsorViewPage.axaml<text:line-break/></text:h>
      <text:h text:outline-level="1" text:style-name="Code Style">&lt;UserControl xmlns="https://github.com/avaloniaui"<text:line-break/> <text:s text:c="12"/>xmlns:x="http://schemas.microsoft.com/winfx/2006/xaml"<text:line-break/> <text:s text:c="12"/>xmlns:d="http://schemas.microsoft.com/expression/blend/2008"<text:line-break/> <text:s text:c="12"/>xmlns:mc="http://schemas.openxmlformats.org/markup-compatibility/2006"<text:line-break/> <text:s text:c="12"/>xmlns:converters="clr-namespace:App.Views.Converters"<text:line-break/> <text:s text:c="12"/>mc:Ignorable="d" x:Class="App.Views.Pages.CoordinatorMenu.SponsorViewPage"&gt;<text:line-break/> <text:s text:c="3"/>&lt;UserControl.Resources&gt;<text:line-break/> <text:s text:c="7"/>&lt;converters:BitmapValueConverter x:Key="VariableImage"/&gt;<text:line-break/> <text:s text:c="3"/>&lt;/UserControl.Resources&gt;<text:line-break/> <text:s text:c="3"/>&lt;UserControl.Styles&gt;<text:line-break/> <text:s text:c="7"/>&lt;Style Selector="TextBlock, Button"&gt;<text:line-break/> <text:s text:c="11"/>&lt;Setter Property="TextBlock.FontSize" Value="20"/&gt;<text:line-break/> <text:s text:c="7"/>&lt;/Style&gt;<text:line-break/> <text:s text:c="3"/>&lt;/UserControl.Styles&gt;<text:line-break/> <text:s text:c="3"/>&lt;StackPanel Orientation="Vertical" HorizontalAlignment="Center" VerticalAlignment="Center"&gt;<text:line-break/> <text:s text:c="7"/>&lt;TextBlock Classes="h2" Text="Просмотр спонсоров" TextAlignment="Center"/&gt;<text:line-break/> <text:s text:c="7"/>&lt;TextBlock Text=" "/&gt;<text:line-break/> <text:s text:c="7"/>&lt;StackPanel Orientation="Horizontal" HorizontalAlignment="Center"&gt;<text:line-break/> <text:s text:c="11"/>&lt;TextBlock FontWeight="Bold" Text="Благотворительные организации:"/&gt;<text:line-break/> <text:s text:c="11"/>&lt;TextBlock Text="{Binding CharityCount}"/&gt;<text:line-break/> <text:s text:c="7"/>&lt;/StackPanel&gt;<text:line-break/> <text:s text:c="7"/>&lt;StackPanel Orientation="Horizontal" HorizontalAlignment="Center"&gt;<text:line-break/> <text:s text:c="11"/>&lt;TextBlock FontWeight="Bold" Text="Всего спонсорских взносов:"/&gt;<text:line-break/> <text:s text:c="11"/>&lt;TextBlock Text="{Binding GlobalAmount}"/&gt;<text:line-break/> <text:s text:c="7"/>&lt;/StackPanel&gt;<text:line-break/> <text:s text:c="7"/>&lt;TextBlock Text=" "/&gt;<text:line-break/> <text:s text:c="7"/>&lt;DataGrid Items="{Binding Charities}"<text:line-break/> <text:s text:c="17"/>AutoGenerateColumns="False" IsReadOnly="True"&gt;<text:line-break/> <text:s text:c="11"/>&lt;DataGrid.Columns&gt;<text:line-break/> <text:s text:c="15"/>&lt;DataGridTemplateColumn Header="Логотип"&gt;<text:line-break/> <text:s text:c="19"/>&lt;DataGridTemplateColumn.CellTemplate&gt;<text:line-break/> <text:s text:c="23"/>&lt;DataTemplate&gt;<text:line-break/> <text:s text:c="27"/>&lt;Image Height="50" Width="150" Stretch="Uniform"<text:line-break/> <text:s text:c="34"/>Source="{Binding FullCharity_Logo, <text:line-break/> <text:s text:c="35"/>Converter={StaticResource VariableImage}}"/&gt;<text:line-break/> <text:s text:c="23"/>&lt;/DataTemplate&gt;<text:line-break/> <text:s text:c="19"/>&lt;/DataGridTemplateColumn.CellTemplate&gt;<text:line-break/> <text:s text:c="15"/>&lt;/DataGridTemplateColumn&gt;<text:line-break/> <text:s text:c="15"/>&lt;DataGridTextColumn Header="Наименование" Binding="{Binding Charity_Name}"/&gt;<text:line-break/> <text:s text:c="15"/>&lt;!--&lt;DataGridTextColumn Header="Сумма"/&gt;--&gt;<text:line-break/> <text:s text:c="11"/>&lt;/DataGrid.Columns&gt;<text:line-break/> <text:s text:c="7"/>&lt;/DataGrid&gt;<text:line-break/> <text:s text:c="3"/>&lt;/StackPanel&gt;<text:line-break/>&lt;/UserControl&gt;<text:line-break/><text:line-break/></text:h>
      <text:h text:outline-level="1" text:style-name="Default Paragraph Style">EditingOfProfilePage.axaml<text:line-break/></text:h>
      <text:h text:outline-level="1" text:style-name="Code Style">&lt;UserControl xmlns="https://github.com/avaloniaui"<text:line-break/> <text:s text:c="12"/>xmlns:x="http://schemas.microsoft.com/winfx/2006/xaml"<text:line-break/> <text:s text:c="12"/>xmlns:d="http://schemas.microsoft.com/expression/blend/2008"<text:line-break/> <text:s text:c="12"/>xmlns:mc="http://schemas.openxmlformats.org/markup-compatibility/2006"<text:line-break/> <text:s text:c="12"/>xmlns:converters="clr-namespace:App.Views.Converters"<text:line-break/> <text:s text:c="12"/>mc:Ignorable="d" x:Class="App.Views.Pages.CoordinatorMenu.EditingOfProfilePage"&gt;<text:line-break/> <text:s text:c="3"/>&lt;UserControl.Resources&gt;<text:line-break/> <text:s text:c="7"/>&lt;converters:BitmapValueConverter x:Key="VariableImage"/&gt;<text:line-break/> <text:s text:c="3"/>&lt;/UserControl.Resources&gt;<text:line-break/> <text:s text:c="3"/>&lt;Grid&gt;<text:line-break/> <text:s text:c="7"/>&lt;Grid.RowDefinitions&gt;<text:line-break/> <text:s text:c="11"/>&lt;RowDefinition/&gt;<text:line-break/> <text:s text:c="11"/>&lt;RowDefinition Height="6*"/&gt;<text:line-break/> <text:s text:c="11"/>&lt;RowDefinition/&gt;<text:line-break/> <text:s text:c="7"/>&lt;/Grid.RowDefinitions&gt;<text:line-break/> <text:s text:c="7"/>&lt;Grid.ColumnDefinitions&gt;<text:line-break/> <text:s text:c="11"/>&lt;ColumnDefinition Width="0.8*"/&gt;<text:line-break/> <text:s text:c="11"/>&lt;ColumnDefinition Width="0.01*"/&gt;<text:line-break/> <text:s text:c="11"/>&lt;ColumnDefinition/&gt;<text:line-break/> <text:s text:c="7"/>&lt;/Grid.ColumnDefinitions&gt;<text:line-break/> <text:s text:c="7"/><text:line-break/> <text:s text:c="7"/>&lt;TextBlock Grid.Row="0" Grid.Column="0" Grid.ColumnSpan="3" Classes="h3" <text:line-break/> <text:s text:c="18"/>VerticalAlignment="Center" HorizontalAlignment="Center"<text:line-break/> <text:s text:c="18"/>Text="Редактирование профиля"/&gt;<text:line-break/> <text:s text:c="7"/><text:line-break/> <text:s text:c="7"/>&lt;Grid Grid.Row="1" Grid.Column="0"&gt;<text:line-break/> <text:s text:c="11"/>&lt;Grid.ColumnDefinitions&gt;<text:line-break/> <text:s text:c="15"/>&lt;ColumnDefinition/&gt;<text:line-break/> <text:s text:c="15"/>&lt;ColumnDefinition Width="0.01*"/&gt;<text:line-break/> <text:s text:c="15"/>&lt;ColumnDefinition /&gt;<text:line-break/> <text:s text:c="11"/>&lt;/Grid.ColumnDefinitions&gt;<text:line-break/> <text:s text:c="11"/>&lt;Grid.RowDefinitions&gt;<text:line-break/> <text:s text:c="15"/>&lt;RowDefinition/&gt;<text:line-break/> <text:s text:c="15"/>&lt;RowDefinition/&gt;<text:line-break/> <text:s text:c="15"/>&lt;RowDefinition/&gt;<text:line-break/> <text:s text:c="15"/>&lt;RowDefinition/&gt;<text:line-break/> <text:s text:c="15"/>&lt;RowDefinition/&gt;<text:line-break/> <text:s text:c="15"/>&lt;RowDefinition/&gt;<text:line-break/> <text:s text:c="11"/>&lt;/Grid.RowDefinitions&gt;<text:line-break/> <text:s text:c="11"/>&lt;TextBlock Grid.Row="0" Grid.Column="0" HorizontalAlignment="Right" VerticalAlignment="Center"<text:line-break/> <text:s text:c="22"/>Text="Email:" FontSize="22"/&gt;<text:line-break/> <text:s text:c="11"/>&lt;TextBlock Grid.Row="0" Grid.Column="2" HorizontalAlignment="Stretch" VerticalAlignment="Center" <text:line-break/> <text:s text:c="20"/>Text="{Binding Email}" Foreground="{StaticResource Gray}" FontSize="22"/&gt;<text:line-break/> <text:s text:c="11"/>&lt;TextBlock Grid.Row="1" Grid.Column="0" HorizontalAlignment="Right" VerticalAlignment="Center"<text:line-break/> <text:s text:c="22"/>Text="Пароль:" FontSize="22"/&gt;<text:line-break/> <text:s text:c="11"/>&lt;TextBox Grid.Row="1" Grid.Column="2" HorizontalAlignment="Stretch" VerticalAlignment="Center" <text:line-break/> <text:s text:c="20"/>Text="{Binding Password}" PasswordChar="*" FontSize="22"/&gt;<text:line-break/> <text:s text:c="11"/>&lt;TextBlock Grid.Row="2" Grid.Column="0" HorizontalAlignment="Right" VerticalAlignment="Center"<text:line-break/> <text:s text:c="22"/>Text="Повторите пароль:" FontSize="22"/&gt;<text:line-break/> <text:s text:c="11"/>&lt;TextBox Grid.Row="2" Grid.Column="2" HorizontalAlignment="Stretch" VerticalAlignment="Center" <text:line-break/> <text:s text:c="20"/>Text="{Binding RepeatPassword}" PasswordChar="*" FontSize="22"/&gt;<text:line-break/> <text:s text:c="11"/>&lt;TextBlock Grid.Row="3" Grid.Column="0" HorizontalAlignment="Right" VerticalAlignment="Center"<text:line-break/> <text:s text:c="22"/>Text="Имя:" FontSize="22"/&gt;<text:line-break/> <text:s text:c="11"/>&lt;TextBox Grid.Row="3" Grid.Column="2" HorizontalAlignment="Stretch" VerticalAlignment="Center" <text:line-break/> <text:s text:c="20"/>Text="{Binding FirstName}" Watermark="Имя" FontSize="22"/&gt;<text:line-break/> <text:s text:c="11"/>&lt;TextBlock Grid.Row="4" Grid.Column="0" HorizontalAlignment="Right" VerticalAlignment="Center"<text:line-break/> <text:s text:c="22"/>Text="Фамилия:" FontSize="22"/&gt;<text:line-break/> <text:s text:c="11"/>&lt;TextBox Grid.Row="4" Grid.Column="2" HorizontalAlignment="Stretch" VerticalAlignment="Center" <text:line-break/> <text:s text:c="20"/>Text="{Binding LastName}" Watermark="Фамилия" FontSize="22"/&gt;<text:line-break/> <text:s text:c="11"/>&lt;TextBlock Grid.Row="5" Grid.Column="0" HorizontalAlignment="Right" VerticalAlignment="Center"<text:line-break/> <text:s text:c="22"/>Text="Пол:" FontSize="22"/&gt;<text:line-break/> <text:s text:c="11"/>&lt;ComboBox Grid.Row="5" Grid.Column="2" <text:line-break/> <text:s text:c="21"/>HorizontalAlignment="Stretch" VerticalAlignment="Center" <text:line-break/> <text:s text:c="21"/>Items="{Binding Genders}" SelectedItem="{Binding Gender}"&gt;<text:line-break/> <text:s text:c="15"/>&lt;ComboBox.ItemTemplate&gt;<text:line-break/> <text:s text:c="19"/>&lt;DataTemplate&gt;<text:line-break/> <text:s text:c="23"/>&lt;TextBlock Text="{Binding Gender_Name}" FontSize="22"/&gt;<text:line-break/> <text:s text:c="19"/>&lt;/DataTemplate&gt;<text:line-break/> <text:s text:c="15"/>&lt;/ComboBox.ItemTemplate&gt;<text:line-break/> <text:s text:c="11"/>&lt;/ComboBox&gt;<text:line-break/> <text:s text:c="7"/>&lt;/Grid&gt;<text:line-break/> <text:s text:c="7"/><text:line-break/> <text:s text:c="7"/>&lt;Grid Grid.Row="1" Grid.Column="2"&gt;<text:line-break/> <text:s text:c="11"/>&lt;Grid.RowDefinitions&gt;<text:line-break/> <text:s text:c="15"/>&lt;RowDefinition Height="3*"/&gt;<text:line-break/> <text:s text:c="15"/>&lt;RowDefinition/&gt;<text:line-break/> <text:s text:c="15"/>&lt;RowDefinition/&gt;<text:line-break/> <text:s text:c="15"/>&lt;RowDefinition/&gt;<text:line-break/> <text:s text:c="11"/>&lt;/Grid.RowDefinitions&gt;<text:line-break/> <text:s text:c="11"/>&lt;Grid.ColumnDefinitions&gt;<text:line-break/> <text:s text:c="15"/>&lt;ColumnDefinition/&gt;<text:line-break/> <text:s text:c="15"/>&lt;ColumnDefinition Width="0.01*"/&gt;<text:line-break/> <text:s text:c="15"/>&lt;ColumnDefinition Width="1.4*"/&gt;<text:line-break/> <text:s text:c="15"/>&lt;ColumnDefinition Width="0.01*"/&gt;<text:line-break/> <text:s text:c="11"/>&lt;/Grid.ColumnDefinitions&gt;<text:line-break/> <text:s text:c="11"/>&lt;Image Grid.Row="0" Grid.Column="2" Source="{Binding PathToImage,<text:line-break/> <text:s text:c="15"/>Converter={StaticResource VariableImage}}"<text:line-break/> <text:s text:c="18"/>VerticalAlignment="Bottom" HorizontalAlignment="Right"/&gt;<text:line-break/> <text:s text:c="11"/>&lt;TextBlock Grid.Row="0" Grid.Column="0" Text="Фото файл:" FontSize="22"<text:line-break/> <text:s text:c="22"/>VerticalAlignment="Bottom" HorizontalAlignment="Left"/&gt;<text:line-break/> <text:s text:c="11"/>&lt;TextBox Grid.Row="1" Grid.Column="0" Text="{Binding PathToImage}" FontSize="22"<text:line-break/> <text:s text:c="20"/>VerticalAlignment="Center" HorizontalAlignment="Stretch" IsReadOnly="True"/&gt;<text:line-break/> <text:s text:c="11"/>&lt;Button Grid.Row="1" Grid.Column="2" Content="Просмотр" FontSize="22" <text:line-break/> <text:s text:c="19"/>Command="{Binding OnClickBtnView}" <text:line-break/> <text:s text:c="19"/>VerticalAlignment="Center" HorizontalAlignment="Left"/&gt;<text:line-break/> <text:s text:c="11"/>&lt;TextBlock Grid.Row="2" Grid.Column="0" FontSize="22" Text="Дата рождения:"<text:line-break/> <text:s text:c="22"/>VerticalAlignment="Center" HorizontalAlignment="Right"/&gt;<text:line-break/> <text:s text:c="11"/>&lt;DatePicker Grid.Row="2" Grid.Column="2" FontSize="22" SelectedDate="{Binding DateOfBirth}"<text:line-break/> <text:s text:c="23"/>VerticalAlignment="Center" HorizontalAlignment="Left"/&gt;<text:line-break/> <text:s text:c="11"/>&lt;TextBlock Grid.Row="3" Grid.Column="0" FontSize="22" Text="Страна:"<text:line-break/> <text:s text:c="22"/>VerticalAlignment="Center" HorizontalAlignment="Right"/&gt;<text:line-break/> <text:s text:c="11"/>&lt;ComboBox Grid.Row="3" Grid.Column="2" FontSize="22"<text:line-break/> <text:s text:c="21"/>Items="{Binding Countries}" SelectedItem="{Binding Country}"<text:line-break/> <text:s text:c="21"/>VerticalAlignment="Center" HorizontalAlignment="Stretch"&gt;<text:line-break/> <text:s text:c="15"/>&lt;ComboBox.ItemTemplate&gt;<text:line-break/> <text:s text:c="19"/>&lt;DataTemplate&gt;<text:line-break/> <text:s text:c="23"/>&lt;TextBlock Text="{Binding Country_Name}"/&gt;<text:line-break/> <text:s text:c="19"/>&lt;/DataTemplate&gt;<text:line-break/> <text:s text:c="15"/>&lt;/ComboBox.ItemTemplate&gt;<text:line-break/> <text:s text:c="11"/>&lt;/ComboBox&gt;<text:line-break/> <text:s text:c="7"/>&lt;/Grid&gt;<text:line-break/> <text:s text:c="7"/><text:line-break/> <text:s text:c="7"/>&lt;StackPanel Grid.Row="2" Grid.Column="0" Orientation="Horizontal"&gt;<text:line-break/> <text:s text:c="11"/>&lt;TextBlock Text=" Регистрационный статус " TextWrapping="Wrap" FontSize="18"/&gt;<text:line-break/> <text:s text:c="11"/>&lt;ComboBox Items="{Binding RegistrationStatuses}" Width="180"<text:line-break/> <text:s text:c="21"/>SelectedItem="{Binding RegistrationStatus}"&gt;<text:line-break/> <text:s text:c="15"/>&lt;ComboBox.ItemTemplate&gt;<text:line-break/> <text:s text:c="19"/>&lt;DataTemplate&gt;<text:line-break/> <text:s text:c="23"/>&lt;TextBlock Text="{Binding Statu_Name}" FontSize="18"/&gt;<text:line-break/> <text:s text:c="19"/>&lt;/DataTemplate&gt;<text:line-break/> <text:s text:c="15"/>&lt;/ComboBox.ItemTemplate&gt;<text:line-break/> <text:s text:c="11"/>&lt;/ComboBox&gt;<text:line-break/> <text:s text:c="7"/>&lt;/StackPanel&gt;<text:line-break/> <text:s text:c="7"/>&lt;StackPanel Grid.Row="2" Grid.Column="2" Orientation="Horizontal"&gt;<text:line-break/> <text:s text:c="11"/>&lt;Button Content="Сохранить" FontSize="22" Command="{Binding OnClickBtnSave}"/&gt;<text:line-break/> <text:s text:c="11"/>&lt;TextBlock Text=" "/&gt;<text:line-break/> <text:s text:c="11"/>&lt;Button Content="Отмена" FontSize="22" Command="{Binding OnClickBtnCancel}"/&gt;<text:line-break/> <text:s text:c="7"/>&lt;/StackPanel&gt;<text:line-break/> <text:s text:c="3"/>&lt;/Grid&gt;<text:line-break/>&lt;/UserControl&gt;<text:line-break/><text:line-break/></text:h>
      <text:h text:outline-level="1" text:style-name="Default Paragraph Style">CoordinatorMenuPage.axaml<text:line-break/></text:h>
      <text:h text:outline-level="1" text:style-name="Code Style">&lt;UserControl xmlns="https://github.com/avaloniaui"<text:line-break/> <text:s text:c="12"/>xmlns:x="http://schemas.microsoft.com/winfx/2006/xaml"<text:line-break/> <text:s text:c="12"/>xmlns:d="http://schemas.microsoft.com/expression/blend/2008"<text:line-break/> <text:s text:c="12"/>xmlns:mc="http://schemas.openxmlformats.org/markup-compatibility/2006"<text:line-break/> <text:s text:c="12"/>mc:Ignorable="d" x:Class="App.Views.Pages.CoordinatorMenu.CoordinatorMenuPage"&gt;<text:line-break/> <text:s text:c="3"/>&lt;Grid&gt;<text:line-break/> <text:s text:c="7"/>&lt;Grid.RowDefinitions&gt;<text:line-break/> <text:s text:c="11"/>&lt;RowDefinition/&gt;<text:line-break/> <text:s text:c="11"/>&lt;RowDefinition/&gt;<text:line-break/> <text:s text:c="11"/>&lt;RowDefinition Height="2.7*"/&gt;<text:line-break/> <text:s text:c="7"/>&lt;/Grid.RowDefinitions&gt;<text:line-break/> <text:s text:c="7"/>&lt;Grid.ColumnDefinitions&gt;<text:line-break/> <text:s text:c="11"/>&lt;ColumnDefinition/&gt;<text:line-break/> <text:s text:c="11"/>&lt;ColumnDefinition/&gt;<text:line-break/> <text:s text:c="7"/>&lt;/Grid.ColumnDefinitions&gt;<text:line-break/> <text:s text:c="7"/>&lt;TextBlock Grid.Row="0" Grid.Column="0" Grid.ColumnSpan="2" Classes="h3" <text:line-break/> <text:s text:c="18"/>VerticalAlignment="Center" HorizontalAlignment="Center"<text:line-break/> <text:s text:c="18"/>Text="Меню координатора"/&gt;<text:line-break/> <text:s text:c="7"/>&lt;Button Grid.Row="1" Grid.Column="0" Content="Гонщики" Classes="SubMenu"<text:line-break/> <text:s text:c="15"/>Command="{Binding OnClickBtnRacers}"/&gt;<text:line-break/> <text:s text:c="7"/>&lt;Button Grid.Row="1" Grid.Column="1" Content="Спонсоры" Classes="SubMenu"<text:line-break/> <text:s text:c="15"/>Command="{Binding OnClickBtnSponsors}"/&gt;<text:line-break/> <text:s text:c="3"/>&lt;/Grid&gt;<text:line-break/>&lt;/UserControl&gt;<text:line-break/><text:line-break/></text:h>
      <text:h text:outline-level="1" text:style-name="Default Paragraph Style">RacerControlPage.axaml.cs<text:line-break/></text:h>
      <text:h text:outline-level="1" text:style-name="Code Style">using App.ViewModels.CoordinatorMenu;<text:line-break/>using Avalonia.Markup.Xaml;<text:line-break/>using Avalonia.ReactiveUI;<text:line-break/>using PropertyChanged;<text:line-break/>using ReactiveUI;<text:line-break/><text:line-break/>namespace App.Views.Pages.CoordinatorMenu;<text:line-break/><text:line-break/>[DoNotNotify]<text:line-break/>public partial class RacerControlPage : ReactiveUserControl&lt;RacerControlPageViewModel&gt;<text:line-break/>{<text:line-break/> <text:s text:c="3"/>public RacerControlPage()<text:line-break/> <text:s text:c="3"/>{<text:line-break/> <text:s text:c="7"/>AvaloniaXamlLoader.Load(this);<text:line-break/> <text:s text:c="7"/>this.WhenActivated(_ =&gt; { });<text:line-break/> <text:s text:c="3"/>}<text:line-break/>}<text:line-break/></text:h>
      <text:h text:outline-level="1" text:style-name="Default Paragraph Style">ControlOfUserPage.axaml<text:line-break/></text:h>
      <text:h text:outline-level="1" text:style-name="Code Style">&lt;UserControl xmlns="https://github.com/avaloniaui"<text:line-break/> <text:s text:c="12"/>xmlns:x="http://schemas.microsoft.com/winfx/2006/xaml"<text:line-break/> <text:s text:c="12"/>xmlns:d="http://schemas.microsoft.com/expression/blend/2008"<text:line-break/> <text:s text:c="12"/>xmlns:mc="http://schemas.openxmlformats.org/markup-compatibility/2006"<text:line-break/> <text:s text:c="12"/>xmlns:converters="clr-namespace:App.Views.Converters"<text:line-break/> <text:s text:c="12"/>mc:Ignorable="d" x:Class="App.Views.Pages.CoordinatorMenu.ControlOfUserPage"&gt;<text:line-break/> <text:s text:c="3"/>&lt;UserControl.Resources&gt;<text:line-break/> <text:s text:c="7"/>&lt;converters:BitmapValueConverter x:Key="VariableImage"/&gt;<text:line-break/> <text:s text:c="3"/>&lt;/UserControl.Resources&gt;<text:line-break/> <text:s text:c="3"/>&lt;UserControl.Styles&gt;<text:line-break/> <text:s text:c="7"/>&lt;Style Selector="TextBlock"&gt;<text:line-break/> <text:s text:c="11"/>&lt;Setter Property="FontSize" Value="20"/&gt;<text:line-break/> <text:s text:c="7"/>&lt;/Style&gt;<text:line-break/> <text:s text:c="3"/>&lt;/UserControl.Styles&gt;<text:line-break/> <text:s text:c="3"/>&lt;Grid&gt;<text:line-break/> <text:s text:c="7"/>&lt;Grid.ColumnDefinitions&gt;<text:line-break/> <text:s text:c="11"/>&lt;ColumnDefinition Width="0.1*"/&gt;<text:line-break/> <text:s text:c="11"/>&lt;ColumnDefinition/&gt;<text:line-break/> <text:s text:c="11"/>&lt;ColumnDefinition/&gt;<text:line-break/> <text:s text:c="11"/>&lt;ColumnDefinition Width="0.1*"/&gt;<text:line-break/> <text:s text:c="11"/>&lt;ColumnDefinition Width="0.7*"/&gt;<text:line-break/> <text:s text:c="11"/>&lt;ColumnDefinition Width="0.1*"/&gt;<text:line-break/> <text:s text:c="11"/>&lt;ColumnDefinition Width="1.3*"/&gt;<text:line-break/> <text:s text:c="11"/>&lt;ColumnDefinition Width="0.1*"/&gt;<text:line-break/> <text:s text:c="7"/>&lt;/Grid.ColumnDefinitions&gt;<text:line-break/> <text:s text:c="7"/>&lt;Grid.RowDefinitions&gt;<text:line-break/> <text:s text:c="11"/>&lt;RowDefinition Height="2*"/&gt;<text:line-break/> <text:s text:c="11"/>&lt;RowDefinition/&gt;<text:line-break/> <text:s text:c="11"/>&lt;RowDefinition/&gt;<text:line-break/> <text:s text:c="11"/>&lt;RowDefinition/&gt;<text:line-break/> <text:s text:c="11"/>&lt;RowDefinition/&gt;<text:line-break/> <text:s text:c="11"/>&lt;RowDefinition/&gt;<text:line-break/> <text:s text:c="11"/>&lt;RowDefinition/&gt;<text:line-break/> <text:s text:c="11"/>&lt;RowDefinition/&gt;<text:line-break/> <text:s text:c="11"/>&lt;RowDefinition/&gt;<text:line-break/> <text:s text:c="11"/>&lt;RowDefinition/&gt;<text:line-break/> <text:s text:c="11"/>&lt;RowDefinition/&gt;<text:line-break/> <text:s text:c="11"/>&lt;RowDefinition Height="2*"/&gt;<text:line-break/> <text:s text:c="7"/>&lt;/Grid.RowDefinitions&gt;<text:line-break/> <text:s text:c="7"/><text:line-break/> <text:s text:c="7"/>&lt;TextBlock Grid.Row="1" Grid.Column="1" Grid.ColumnSpan="6" Classes="h2" Text="Управление гонщиком"<text:line-break/> <text:s text:c="18"/>HorizontalAlignment="Center" VerticalAlignment="Center"/&gt;<text:line-break/> <text:s text:c="7"/><text:line-break/> <text:s text:c="7"/>&lt;TextBlock Grid.Row="2" Grid.Column="1" Text="Email: "<text:line-break/> <text:s text:c="18"/>VerticalAlignment="Center" HorizontalAlignment="Right"/&gt;<text:line-break/> <text:s text:c="7"/>&lt;TextBlock Grid.Row="2" Grid.Column="2" Text="{Binding Email}" <text:line-break/> <text:s text:c="18"/>Foreground="{StaticResource Gray}"<text:line-break/> <text:s text:c="18"/>VerticalAlignment="Center" HorizontalAlignment="Stretch"/&gt;<text:line-break/> <text:s text:c="7"/>&lt;TextBlock Grid.Row="3" Grid.Column="1" Text="Имя: "<text:line-break/> <text:s text:c="18"/>VerticalAlignment="Center" HorizontalAlignment="Right"/&gt;<text:line-break/> <text:s text:c="7"/>&lt;TextBlock Grid.Row="3" Grid.Column="2" Text="{Binding FirstName}" <text:line-break/> <text:s text:c="18"/>Foreground="{StaticResource Gray}"<text:line-break/> <text:s text:c="18"/>VerticalAlignment="Center" HorizontalAlignment="Stretch"/&gt;<text:line-break/> <text:s text:c="7"/>&lt;TextBlock Grid.Row="4" Grid.Column="1" Text="Фамилия: "<text:line-break/> <text:s text:c="18"/>VerticalAlignment="Center" HorizontalAlignment="Right"/&gt;<text:line-break/> <text:s text:c="7"/>&lt;TextBlock Grid.Row="4" Grid.Column="2" Text="{Binding LastName}" <text:line-break/> <text:s text:c="18"/>Foreground="{StaticResource Gray}"<text:line-break/> <text:s text:c="18"/>VerticalAlignment="Center" HorizontalAlignment="Stretch"/&gt;<text:line-break/> <text:s text:c="7"/>&lt;TextBlock Grid.Row="5" Grid.Column="1" Text="Пол: "<text:line-break/> <text:s text:c="18"/>VerticalAlignment="Center" HorizontalAlignment="Right"/&gt;<text:line-break/> <text:s text:c="7"/>&lt;TextBlock Grid.Row="5" Grid.Column="2" Text="{Binding Gender}" <text:line-break/> <text:s text:c="18"/>Foreground="{StaticResource Gray}"<text:line-break/> <text:s text:c="18"/>VerticalAlignment="Center" HorizontalAlignment="Stretch"/&gt;<text:line-break/> <text:s text:c="7"/>&lt;TextBlock Grid.Row="6" Grid.Column="1" Text="Дата рождения: "<text:line-break/> <text:s text:c="18"/>VerticalAlignment="Center" HorizontalAlignment="Right"/&gt;<text:line-break/> <text:s text:c="7"/>&lt;TextBlock Grid.Row="6" Grid.Column="2" Text="{Binding DateOfBirth}" <text:line-break/> <text:s text:c="18"/>Foreground="{StaticResource Gray}"<text:line-break/> <text:s text:c="18"/>VerticalAlignment="Center" HorizontalAlignment="Stretch"/&gt;<text:line-break/> <text:s text:c="7"/>&lt;TextBlock Grid.Row="7" Grid.Column="1" Text="Страна: "<text:line-break/> <text:s text:c="18"/>VerticalAlignment="Center" HorizontalAlignment="Right"/&gt;<text:line-break/> <text:s text:c="7"/>&lt;TextBlock Grid.Row="7" Grid.Column="2" Text="{Binding Country}" <text:line-break/> <text:s text:c="18"/>Foreground="{StaticResource Gray}"<text:line-break/> <text:s text:c="18"/>VerticalAlignment="Center" HorizontalAlignment="Stretch"/&gt;<text:line-break/> <text:s text:c="7"/>&lt;!--&lt;TextBlock Grid.Row="8" Grid.Column="1" Text="Благотворительность: "<text:line-break/> <text:s text:c="18"/>VerticalAlignment="Center" HorizontalAlignment="Right"/&gt;<text:line-break/> <text:s text:c="7"/>&lt;TextBlock Grid.Row="8" Grid.Column="2" Text="{Binding Charity}" <text:line-break/> <text:s text:c="18"/>Foreground="{StaticResource Gray}"<text:line-break/> <text:s text:c="18"/>VerticalAlignment="Center" HorizontalAlignment="Stretch"/&gt;--&gt;<text:line-break/> <text:s text:c="7"/>&lt;TextBlock Grid.Row="9" Grid.Column="1" Text="Пожертвовано: "<text:line-break/> <text:s text:c="18"/>VerticalAlignment="Center" HorizontalAlignment="Right"/&gt;<text:line-break/> <text:s text:c="7"/>&lt;TextBlock Grid.Row="9" Grid.Column="2" Text="{Binding GlobalAmount}" <text:line-break/> <text:s text:c="18"/>Foreground="{StaticResource Gray}"<text:line-break/> <text:s text:c="18"/>VerticalAlignment="Center" HorizontalAlignment="Stretch"/&gt;<text:line-break/> <text:s text:c="7"/>&lt;TextBlock Grid.Row="10" Grid.Column="1" Text="Тип гонки: "<text:line-break/> <text:s text:c="18"/>VerticalAlignment="Center" HorizontalAlignment="Right"/&gt;<text:line-break/> <text:s text:c="7"/>&lt;TextBlock Grid.Row="10" Grid.Column="2" Text="{Binding EventType}" <text:line-break/> <text:s text:c="18"/>Foreground="{StaticResource Gray}"<text:line-break/> <text:s text:c="18"/>VerticalAlignment="Center" HorizontalAlignment="Stretch"/&gt;<text:line-break/> <text:s text:c="7"/><text:line-break/> <text:s text:c="7"/>&lt;Image Grid.Row="1" Grid.RowSpan="7" Grid.Column="4" Source="{Binding PathToImage, <text:line-break/> <text:s text:c="11"/>Converter={StaticResource VariableImage}}" Stretch="Uniform"<text:line-break/> <text:s text:c="14"/>VerticalAlignment="Stretch" HorizontalAlignment="Stretch"/&gt;<text:line-break/> <text:s text:c="7"/><text:line-break/> <text:s text:c="7"/>&lt;TextBlock Grid.Row="1" Grid.RowSpan="2" Grid.Column="6" Text="Регистрационный статус"<text:line-break/> <text:s text:c="18"/>VerticalAlignment="Center" HorizontalAlignment="Center" TextWrapping="Wrap"/&gt;<text:line-break/> <text:s text:c="7"/>&lt;TextBlock Grid.Row="3" Grid.Column="6" Text="{Binding StatusName}"<text:line-break/> <text:s text:c="18"/>VerticalAlignment="Center" HorizontalAlignment="Center" TextWrapping="WrapWithOverflow"/&gt;<text:line-break/> <text:s text:c="7"/><text:line-break/> <text:s text:c="7"/>&lt;Button Grid.Row="10" Grid.RowSpan="2" Grid.Column="5" Grid.ColumnSpan="2"<text:line-break/> <text:s text:c="15"/>Command="{Binding OnClickBtnProfileEdit}"<text:line-break/> <text:s text:c="15"/>VerticalAlignment="Center" HorizontalAlignment="Center"&gt;<text:line-break/> <text:s text:c="11"/>&lt;TextBlock Text="Редактирование профиля" TextWrapping="Wrap" TextAlignment="Center"/&gt;<text:line-break/> <text:s text:c="7"/>&lt;/Button&gt;<text:line-break/> <text:s text:c="3"/>&lt;/Grid&gt;<text:line-break/>&lt;/UserControl&gt;<text:line-break/><text:line-break/></text:h>
      <text:h text:outline-level="1" text:style-name="Default Paragraph Style">TextValueCoverter.cs<text:line-break/></text:h>
      <text:h text:outline-level="1" text:style-name="Code Style">using System;<text:line-break/>using System.Globalization;<text:line-break/>using System.IO;<text:line-break/>using System.Reflection;<text:line-break/>using System.Text;<text:line-break/>using Avalonia;<text:line-break/>using Avalonia.Data.Converters;<text:line-break/>using Avalonia.Platform;<text:line-break/><text:line-break/>namespace App.Views.Converters;<text:line-break/><text:line-break/>public class TextValueConverter : IValueConverter<text:line-break/>{<text:line-break/> <text:s text:c="3"/>public static TextValueConverter Instance = new();<text:line-break/><text:line-break/> <text:s text:c="3"/>public object? Convert(object? value, Type targetType, object? parameter, CultureInfo culture)<text:line-break/> <text:s text:c="3"/>{<text:line-break/> <text:s text:c="7"/>switch (value)<text:line-break/> <text:s text:c="7"/>{<text:line-break/> <text:s text:c="11"/>case null:<text:line-break/> <text:s text:c="15"/>return null;<text:line-break/> <text:s text:c="11"/>case string rawUri when targetType.IsAssignableFrom(typeof(string)):<text:line-break/> <text:s text:c="11"/>{<text:line-break/> <text:s text:c="15"/>Uri? uri = null;<text:line-break/><text:line-break/> <text:s text:c="15"/>// Allow for assembly overrides<text:line-break/> <text:s text:c="15"/>if (rawUri.StartsWith("avares://"))<text:line-break/> <text:s text:c="15"/>{<text:line-break/> <text:s text:c="19"/>uri = new Uri(rawUri);<text:line-break/> <text:s text:c="15"/>}<text:line-break/> <text:s text:c="15"/>else if (rawUri.StartsWith("/Assets/"))<text:line-break/> <text:s text:c="15"/>{<text:line-break/> <text:s text:c="19"/>string? assemblyName = Assembly.GetEntryAssembly()?.GetName().Name;<text:line-break/> <text:s text:c="19"/>uri = new Uri($"avares://{assemblyName}{rawUri}");<text:line-break/> <text:s text:c="15"/>}<text:line-break/><text:line-break/> <text:s text:c="15"/>var assets = AvaloniaLocator.Current.GetService&lt;IAssetLoader&gt;();<text:line-break/> <text:s text:c="15"/>if (uri != null)<text:line-break/> <text:s text:c="15"/>{<text:line-break/> <text:s text:c="19"/>var asset = assets?.Open(uri);<text:line-break/><text:line-break/> <text:s text:c="19"/>if (asset != null)<text:line-break/> <text:s text:c="19"/>{<text:line-break/> <text:s text:c="23"/>using var streamReader = new StreamReader(asset, Encoding.UTF8);<text:line-break/> <text:s text:c="23"/>var result = streamReader.ReadToEnd();<text:line-break/> <text:s text:c="23"/>streamReader.Close();<text:line-break/><text:line-break/> <text:s text:c="23"/>return result;<text:line-break/> <text:s text:c="19"/>}<text:line-break/> <text:s text:c="15"/>}<text:line-break/><text:line-break/> <text:s text:c="15"/>break;<text:line-break/> <text:s text:c="11"/>}<text:line-break/> <text:s text:c="11"/>default:<text:line-break/> <text:s text:c="15"/>throw new NotSupportedException();<text:line-break/> <text:s text:c="7"/>}<text:line-break/><text:line-break/> <text:s text:c="7"/>throw new InvalidOperationException();<text:line-break/> <text:s text:c="3"/>}<text:line-break/><text:line-break/> <text:s text:c="3"/>public object ConvertBack(object? value, Type targetType, object? parameter, CultureInfo culture)<text:line-break/> <text:s text:c="3"/>{<text:line-break/> <text:s text:c="7"/>throw new NotSupportedException();<text:line-break/> <text:s text:c="3"/>}<text:line-break/>}<text:line-break/></text:h>
      <text:h text:outline-level="1" text:style-name="Default Paragraph Style">BitmapValueConverter.cs<text:line-break/></text:h>
      <text:h text:outline-level="1" text:style-name="Code Style">using System;<text:line-break/>using System.Globalization;<text:line-break/>using System.Reflection;<text:line-break/>using Avalonia;<text:line-break/>using Avalonia.Data.Converters;<text:line-break/>using Avalonia.Media.Imaging;<text:line-break/>using Avalonia.Platform;<text:line-break/><text:line-break/>namespace App.Views.Converters;<text:line-break/><text:line-break/>public class BitmapValueConverter : IValueConverter<text:line-break/>{<text:line-break/> <text:s text:c="3"/>public static BitmapValueConverter Instance = new();<text:line-break/><text:line-break/> <text:s text:c="3"/>public object? Convert(object? value, Type targetType, object? parameter, CultureInfo culture)<text:line-break/> <text:s text:c="3"/>{<text:line-break/> <text:s text:c="7"/>switch (value)<text:line-break/> <text:s text:c="7"/>{<text:line-break/> <text:s text:c="11"/>case null:<text:line-break/> <text:s text:c="15"/>return null;<text:line-break/> <text:s text:c="11"/>case string rawUri when targetType.IsAssignableFrom(typeof(Bitmap)):<text:line-break/> <text:s text:c="11"/>{<text:line-break/> <text:s text:c="15"/>Uri? uri;<text:line-break/><text:line-break/> <text:s text:c="15"/>// Allow for assembly overrides<text:line-break/> <text:s text:c="15"/>if (rawUri.StartsWith("avares://"))<text:line-break/> <text:s text:c="15"/>{<text:line-break/> <text:s text:c="19"/>uri = new Uri(rawUri);<text:line-break/> <text:s text:c="15"/>}<text:line-break/> <text:s text:c="15"/>else if (rawUri.StartsWith("/Assets/"))<text:line-break/> <text:s text:c="15"/>{<text:line-break/> <text:s text:c="19"/>string? assemblyName = Assembly.GetEntryAssembly()?.GetName().Name;<text:line-break/> <text:s text:c="19"/>uri = new Uri($"avares://{assemblyName}{rawUri}");<text:line-break/> <text:s text:c="15"/>}<text:line-break/> <text:s text:c="15"/>else return new Bitmap(rawUri);<text:line-break/><text:line-break/> <text:s text:c="15"/>var assets = AvaloniaLocator.Current.GetService&lt;IAssetLoader&gt;();<text:line-break/> <text:s text:c="15"/>var asset = assets?.Open(uri);<text:line-break/><text:line-break/> <text:s text:c="15"/>return new Bitmap(asset);<text:line-break/> <text:s text:c="11"/>}<text:line-break/> <text:s text:c="11"/>default:<text:line-break/> <text:s text:c="15"/>throw new NotSupportedException();<text:line-break/> <text:s text:c="7"/>}<text:line-break/> <text:s text:c="3"/>}<text:line-break/><text:line-break/> <text:s text:c="3"/>public object ConvertBack(object? value, Type targetType, object? parameter, CultureInfo culture)<text:line-break/> <text:s text:c="3"/>{<text:line-break/> <text:s text:c="7"/>throw new NotSupportedException();<text:line-break/> <text:s text:c="3"/>}<text:line-break/>}<text:line-break/></text:h>
      <text:h text:outline-level="1" text:style-name="Default Paragraph Style">MainMenuPageViewModel.cs<text:line-break/></text:h>
      <text:h text:outline-level="1" text:style-name="Code Style">using System.Windows.Input;<text:line-break/>using ReactiveUI;<text:line-break/>using Splat;<text:line-break/><text:line-break/>namespace App.ViewModels;<text:line-break/><text:line-break/>public class MainMenuPageViewModel : ViewModelBase, IRoutableViewModel<text:line-break/>{<text:line-break/> <text:s text:c="3"/>public string UrlPathSegment =&gt; "mainMenu";<text:line-break/> <text:s text:c="3"/>public IScreen HostScreen { get; }<text:line-break/><text:line-break/> <text:s text:c="3"/>private ICommand OnClickBtnVerificationOfPreviouslyEnteredRacersPage { get; set; }<text:line-break/> <text:s text:c="3"/>private ICommand OnClickBtnSponsorOfRacersPage { get; set; }<text:line-break/> <text:s text:c="3"/>private ICommand OnClickBtnDetailedInformationPage { get; set; }<text:line-break/> <text:s text:c="3"/>private ICommand OnClickBtnOpnAuthorizationMenuPage { get; set; }<text:line-break/><text:line-break/> <text:s text:c="3"/>public MainMenuPageViewModel(IPageNavigation container, IScreen? screen = null)<text:line-break/> <text:s text:c="3"/>{<text:line-break/> <text:s text:c="7"/>HostScreen = screen ?? Locator.Current.GetService&lt;IScreen&gt;();<text:line-break/><text:line-break/> <text:s text:c="7"/>OnClickBtnVerificationOfPreviouslyEnteredRacersPage <text:line-break/> <text:s text:c="11"/>= ReactiveCommand.Create(container.OpnVerificationOfPreviouslyRacersPage);<text:line-break/> <text:s text:c="7"/>OnClickBtnSponsorOfRacersPage = ReactiveCommand.Create(container.OpnSponsorOfRacersPage);<text:line-break/> <text:s text:c="7"/>OnClickBtnDetailedInformationPage = ReactiveCommand.Create(container.OpnDetailedInformationPage);<text:line-break/> <text:s text:c="7"/>OnClickBtnOpnAuthorizationMenuPage = ReactiveCommand.Create(container.OpnAuthorizationMenuPage);<text:line-break/> <text:s text:c="3"/>}<text:line-break/>}<text:line-break/><text:line-break/></text:h>
      <text:h text:outline-level="1" text:style-name="Default Paragraph Style">ConfirmationOfSponsorshipPageViewModel.cs<text:line-break/></text:h>
      <text:h text:outline-level="1" text:style-name="Code Style">using System.Windows.Input;<text:line-break/>using App.Models;<text:line-break/>using App.Models.FromDatabase;<text:line-break/>using ReactiveUI;<text:line-break/>using Splat;<text:line-break/><text:line-break/>namespace App.ViewModels;<text:line-break/><text:line-break/>public class ConfirmationOfSponsorshipPageViewModel : ViewModelBase, IRoutableViewModel<text:line-break/>{<text:line-break/> <text:s text:c="3"/>public string UrlPathSegment =&gt; "confirmationOfSponsorship";<text:line-break/> <text:s text:c="3"/>public IScreen HostScreen { get; }<text:line-break/> <text:s text:c="3"/><text:line-break/> <text:s text:c="3"/>private ICommand OnClickBtnBack { get; set; }<text:line-break/><text:line-break/> <text:s text:c="3"/>private string AmountInDollars { get; set; }<text:line-break/> <text:s text:c="3"/>private string ViewOfRacer { get; set; }<text:line-break/> <text:s text:c="3"/>private string NameOfFund { get; set; }<text:line-break/><text:line-break/> <text:s text:c="3"/>public ConfirmationOfSponsorshipPageViewModel(IPageNavigation container, string amountInDollars, Racer racer, <text:line-break/> <text:s text:c="7"/>string nameOfFund, IScreen? screen = null)<text:line-break/> <text:s text:c="3"/>{<text:line-break/> <text:s text:c="7"/>HostScreen = screen ?? Locator.Current.GetService&lt;IScreen&gt;();<text:line-break/><text:line-break/> <text:s text:c="7"/>AmountInDollars = amountInDollars;<text:line-break/> <text:s text:c="7"/>ViewOfRacer = racer.First_Name + " " + racer.Last_Name + " " + racer.ID_Country;<text:line-break/> <text:s text:c="7"/>NameOfFund = nameOfFund;<text:line-break/> <text:s text:c="7"/>OnClickBtnBack = ReactiveCommand.Create(container.Back);<text:line-break/> <text:s text:c="3"/>}<text:line-break/>}<text:line-break/></text:h>
      <text:h text:outline-level="1" text:style-name="Default Paragraph Style">RacerRegistrationPageViewModel.cs<text:line-break/></text:h>
      <text:h text:outline-level="1" text:style-name="Code Style">using System;<text:line-break/>using System.Collections.Generic;<text:line-break/>using System.Collections.ObjectModel;<text:line-break/>using System.IO;<text:line-break/>using System.Threading.Tasks;<text:line-break/>using System.Windows.Input;<text:line-break/>using App.Models;<text:line-break/>using App.Models.FromDatabase;<text:line-break/>using ReactiveUI;<text:line-break/>using SixLabors.ImageSharp;<text:line-break/>using SixLabors.ImageSharp.Formats.Png;<text:line-break/>using Splat;<text:line-break/><text:line-break/>namespace App.ViewModels;<text:line-break/><text:line-break/>public class RacerRegistrationPageViewModel : ViewModelBase, IRoutableViewModel<text:line-break/>{<text:line-break/> <text:s text:c="3"/>public string UrlPathSegment =&gt; "racerRegistration";<text:line-break/> <text:s text:c="3"/>public IScreen HostScreen { get; }<text:line-break/> <text:s text:c="3"/>private ApplicationContext Db;<text:line-break/> <text:s text:c="3"/><text:line-break/> <text:s text:c="3"/>private ICommand OnClickBtnView { get; set; }<text:line-break/> <text:s text:c="3"/>private ICommand OnClickBtnRegistration { get; set; }<text:line-break/> <text:s text:c="3"/>private ICommand OnClickBtnCancel { get; set; }<text:line-break/> <text:s text:c="3"/><text:line-break/> <text:s text:c="3"/>// as user-racer<text:line-break/> <text:s text:c="3"/>private string? FirstName { get; set; }<text:line-break/> <text:s text:c="3"/>private string? LastName { get; set; }<text:line-break/> <text:s text:c="3"/><text:line-break/> <text:s text:c="3"/>// as user<text:line-break/> <text:s text:c="3"/>private string? Email { get; set; }<text:line-break/> <text:s text:c="3"/>private string? Password { get; set; }<text:line-break/> <text:s text:c="3"/>private string? RepeatPassword { get; set; }<text:line-break/> <text:s text:c="3"/><text:line-break/> <text:s text:c="3"/>// as racer<text:line-break/> <text:s text:c="3"/>private Gender? Gender { get; set; }<text:line-break/> <text:s text:c="3"/>private DateTimeOffset DateOfBirth { get; set; } = new DateTimeOffset(DateTime.Today);<text:line-break/> <text:s text:c="3"/>private Country? Country { get; set; }<text:line-break/><text:line-break/> <text:s text:c="3"/>// as file<text:line-break/> <text:s text:c="3"/>private string? PathToImage { get; set; } <text:line-break/> <text:s text:c="3"/><text:line-break/> <text:s text:c="3"/>private ObservableCollection&lt;Gender&gt;? Genders { get; set; }<text:line-break/> <text:s text:c="3"/>private ObservableCollection&lt;Country&gt;? Countries { get; set; }<text:line-break/> <text:s text:c="3"/><text:line-break/> <text:s text:c="3"/>private ObservableCollection&lt;DbFile?&gt;? DbFiles { get; set; }<text:line-break/> <text:s text:c="3"/>private ObservableCollection&lt;User?&gt;? Users { get; set; }<text:line-break/> <text:s text:c="3"/>private ObservableCollection&lt;Racer?&gt;? Racers { get; set; }<text:line-break/><text:line-break/> <text:s text:c="3"/>public RacerRegistrationPageViewModel(IPageNavigation container, IScreen? screen = null)<text:line-break/> <text:s text:c="3"/>{<text:line-break/> <text:s text:c="7"/>HostScreen = screen ?? Locator.Current.GetService&lt;IScreen&gt;();<text:line-break/> <text:s text:c="7"/>Db = Singleton.GetInstance();<text:line-break/><text:line-break/> <text:s text:c="7"/>if (Db.Genders != null) Genders = new ObservableCollection&lt;Gender?&gt;(Db.Genders);<text:line-break/> <text:s text:c="7"/>if (Db.Countries != null) Countries = new ObservableCollection&lt;Country&gt;(Db.Countries);<text:line-break/><text:line-break/> <text:s text:c="7"/>if (Db.DbFiles != null) DbFiles = new ObservableCollection&lt;DbFile?&gt;(Db.DbFiles);<text:line-break/> <text:s text:c="7"/>if (Db.Users != null) Users = new ObservableCollection&lt;User?&gt;(Db.Users);<text:line-break/> <text:s text:c="7"/>if (Db.Racers != null) Racers = new ObservableCollection&lt;Racer?&gt;(Db.Racers);<text:line-break/><text:line-break/> <text:s text:c="7"/>OnClickBtnView = ReactiveCommand.CreateFromTask(() =&gt; Task.FromResult(ViewImage(container)));<text:line-break/> <text:s text:c="7"/>OnClickBtnRegistration = ReactiveCommand.Create(() =&gt; Registration(Db, PathToImage, DbFiles, FirstName, <text:line-break/> <text:s text:c="11"/>LastName, Email, Password, RepeatPassword, Users, Gender, DateOfBirth, Country, Racers, container));<text:line-break/> <text:s text:c="7"/>OnClickBtnCancel = ReactiveCommand.Create(container.Back);<text:line-break/> <text:s text:c="3"/>}<text:line-break/><text:line-break/> <text:s text:c="3"/>private async Task ViewImage(IPageNavigation container)<text:line-break/> <text:s text:c="3"/>{<text:line-break/> <text:s text:c="7"/>await container.OpnOpenFileDialog();<text:line-break/> <text:s text:c="7"/>PathToImage = container.GetPathToImage();<text:line-break/> <text:s text:c="3"/>}<text:line-break/> <text:s text:c="3"/><text:line-break/> <text:s text:c="3"/>private void Registration(ApplicationContext db, string? pathToImage, ObservableCollection&lt;DbFile?&gt;? dbFiles,<text:line-break/> <text:s text:c="7"/>string? firstName, string? lastName, string? email, string? password, string? repeatPassword, <text:line-break/> <text:s text:c="7"/>ObservableCollection&lt;User?&gt;? users, Gender? gender, DateTimeOffset dateOfBirth, Country? country,<text:line-break/> <text:s text:c="7"/>ICollection&lt;Racer?&gt;? racers, IPageNavigation container)<text:line-break/> <text:s text:c="3"/>{<text:line-break/> <text:s text:c="7"/>var dbFile = new DbFile();<text:line-break/> <text:s text:c="7"/>if (pathToImage != null)<text:line-break/> <text:s text:c="7"/>{<text:line-break/> <text:s text:c="11"/>var shortFileName = pathToImage[(pathToImage.LastIndexOf('/') + 1)..]; // only unix<text:line-break/> <text:s text:c="11"/>var image = Image.Load(pathToImage);<text:line-break/> <text:s text:c="11"/>byte[] imageData;<text:line-break/> <text:s text:c="11"/>using (var ms = new MemoryStream())<text:line-break/> <text:s text:c="11"/>{<text:line-break/> <text:s text:c="15"/>image.Save(ms, new PngEncoder());<text:line-break/> <text:s text:c="15"/>imageData = ms.ToArray();<text:line-break/> <text:s text:c="11"/>}<text:line-break/> <text:s text:c="11"/>dbFile = new DbFile<text:line-break/> <text:s text:c="11"/>{<text:line-break/> <text:s text:c="15"/>FileName = shortFileName,<text:line-break/> <text:s text:c="15"/>FileItself = imageData<text:line-break/> <text:s text:c="11"/>};<text:line-break/> <text:s text:c="7"/>}<text:line-break/> <text:s text:c="7"/><text:line-break/> <text:s text:c="7"/>var user = new User<text:line-break/> <text:s text:c="7"/>{<text:line-break/> <text:s text:c="11"/>Email = email,<text:line-break/> <text:s text:c="11"/>Password = password,<text:line-break/> <text:s text:c="11"/>RepeatPassword = repeatPassword,<text:line-break/> <text:s text:c="11"/>First_Name = firstName,<text:line-break/> <text:s text:c="11"/>Last_Name = lastName,<text:line-break/> <text:s text:c="11"/>ID_Role = 'R' // racer<text:line-break/> <text:s text:c="7"/>};<text:line-break/><text:line-break/> <text:s text:c="7"/>var dateOfBirthInDateTime = dateOfBirth.Date;<text:line-break/> <text:s text:c="7"/>var racer = new Racer()<text:line-break/> <text:s text:c="7"/>{<text:line-break/> <text:s text:c="11"/>First_Name = firstName,<text:line-break/> <text:s text:c="11"/>Last_Name = lastName,<text:line-break/> <text:s text:c="11"/>FullGender = gender,<text:line-break/> <text:s text:c="11"/>DateOfBirth = dateOfBirthInDateTime,<text:line-break/> <text:s text:c="11"/>Country = country<text:line-break/> <text:s text:c="7"/>};<text:line-break/><text:line-break/> <text:s text:c="7"/>if (!ApplicationContext.IsValid(user) || !ApplicationContext.IsValid(racer) || !user.PasswordCompare() ||<text:line-break/> <text:s text:c="11"/>!racer.CorrectDateOfBirth()) return;<text:line-break/> <text:s text:c="7"/>dbFiles?.Add(dbFile);<text:line-break/> <text:s text:c="7"/>db.DbFiles?.Add(dbFile);<text:line-break/> <text:s text:c="7"/>db.SaveChanges();<text:line-break/><text:line-break/> <text:s text:c="7"/>racer.File = dbFiles?[^1];<text:line-break/><text:line-break/> <text:s text:c="7"/>users?.Add(user);<text:line-break/> <text:s text:c="7"/>db.Users?.Add(user);<text:line-break/> <text:s text:c="7"/>db.SaveChanges();<text:line-break/> <text:s text:c="11"/><text:line-break/> <text:s text:c="7"/>racers?.Add(racer);<text:line-break/> <text:s text:c="7"/>db.Racers?.Add(racer);<text:line-break/> <text:s text:c="7"/>db.SaveChanges();<text:line-break/> <text:s text:c="11"/><text:line-break/> <text:s text:c="7"/>container.OpnRacerMenuPage(users?[^1]);<text:line-break/> <text:s text:c="3"/>}<text:line-break/>}<text:line-break/></text:h>
      <text:h text:outline-level="1" text:style-name="Default Paragraph Style">Singleton.cs<text:line-break/></text:h>
      <text:h text:outline-level="1" text:style-name="Code Style">using App.Models;<text:line-break/><text:line-break/>namespace App.ViewModels;<text:line-break/><text:line-break/>public static class Singleton<text:line-break/>{<text:line-break/> <text:s text:c="3"/>private static ApplicationContext? _instance;<text:line-break/> <text:s text:c="3"/><text:line-break/> <text:s text:c="3"/>public static ApplicationContext GetInstance()<text:line-break/> <text:s text:c="3"/>{<text:line-break/> <text:s text:c="7"/>return _instance ??= new ApplicationContext();<text:line-break/> <text:s text:c="3"/>}<text:line-break/>}<text:line-break/></text:h>
      <text:h text:outline-level="1" text:style-name="Default Paragraph Style">IPageNavigation.cs<text:line-break/></text:h>
      <text:h text:outline-level="1" text:style-name="Code Style">using System.Threading.Tasks;<text:line-break/>using App.Models.FromDatabase;<text:line-break/><text:line-break/>namespace App.ViewModels;<text:line-break/><text:line-break/>public interface IPageNavigation<text:line-break/>{<text:line-break/> <text:s text:c="3"/>public void OpnMainMenuPage();<text:line-break/> <text:s text:c="3"/>public void OpnSponsorOfRacersPage();<text:line-break/> <text:s text:c="3"/>public void OpnConfirmationOfSponsorshipPage(string amountInDollars, Racer? racer, string nameOfFund);<text:line-break/> <text:s text:c="3"/>public void OpnDetailedInformationPage();<text:line-break/> <text:s text:c="3"/>public void OpnCharityListPage();<text:line-break/> <text:s text:c="3"/>public void OpnAuthorizationMenuPage();<text:line-break/> <text:s text:c="3"/>public void OpnRacerMenuPage(User? user);<text:line-break/> <text:s text:c="3"/>public Task OpnInformationAboutContactsWindow(string email);<text:line-break/> <text:s text:c="3"/>public void OpnCoordinatorMenuPage();<text:line-break/> <text:s text:c="3"/>public void OpnAdministratorMenuPage();<text:line-break/> <text:s text:c="3"/>public void OpnVerificationOfPreviouslyRacersPage();<text:line-break/> <text:s text:c="3"/>public void OpnRacerRegistrationPage();<text:line-break/> <text:s text:c="3"/>public Task OpnOpenFileDialog();<text:line-break/> <text:s text:c="3"/>public string? GetPathToImage();<text:line-break/> <text:s text:c="3"/>public void OpnRaceRegistrationPage(User? currentUser);<text:line-break/> <text:s text:c="3"/>public Task OpnInformationAboutCharityWindow(Charity? charity);<text:line-break/> <text:s text:c="3"/>public void OpnConfirmationOfRacerRegistrationPage();<text:line-break/> <text:s text:c="3"/>public void OpnProfileEditingPage(User? currentUser);<text:line-break/> <text:s text:c="3"/>public void OpnMyResultsPage(User? currentUser);<text:line-break/> <text:s text:c="3"/>public void OpnPastRaceResultsPage();<text:line-break/> <text:s text:c="3"/>public void OpnKartSkills2017Page();<text:line-break/> <text:s text:c="3"/>public void OpnInventoryPage();<text:line-break/> <text:s text:c="3"/>public void OpnInventoryIncomingPage();<text:line-break/> <text:s text:c="3"/>public void OpnRaceMapPage();<text:line-break/> <text:s text:c="3"/>public void OpnCharityControlPage();<text:line-break/> <text:s text:c="3"/>public void OpnCharityAddingOrEditingPage(Charity? charity = null);<text:line-break/> <text:s text:c="3"/>public void OpnVolunteerControlPage();<text:line-break/> <text:s text:c="3"/>public void OpnVolunteerLoadPage();<text:line-break/> <text:s text:c="3"/>public void OpnMySponsorsPage(User? currentUser);<text:line-break/> <text:s text:c="3"/>public Task OpnRacerCardWindow(Racer currentRacer);<text:line-break/> <text:s text:c="3"/>public void OpnRacerControlPage();<text:line-break/> <text:s text:c="3"/>public void OpnSponsorViewPage();<text:line-break/> <text:s text:c="3"/>public void OpnReportPrintPage();<text:line-break/> <text:s text:c="3"/>public void OpnControlOfRacerPage(User user, Registration currentRegistration, Event currentEvent);<text:line-break/> <text:s text:c="3"/>public void OpnEditingOfProfilePage(User currentUser, Registration currentRegistration);<text:line-break/> <text:s text:c="3"/>public void OpnUserControlPage();<text:line-break/> <text:s text:c="3"/>public void OpnUserAddingPage();<text:line-break/> <text:s text:c="3"/>public void OpnUserEditingPage(User currentUser);<text:line-break/><text:line-break/> <text:s text:c="3"/>public void Back();<text:line-break/>}<text:line-break/></text:h>
      <text:h text:outline-level="1" text:style-name="Default Paragraph Style">AuthorizationMenuPageViewModel.cs<text:line-break/></text:h>
      <text:h text:outline-level="1" text:style-name="Code Style">using System.Linq;<text:line-break/>using System.Windows.Input;<text:line-break/>using App.Models;<text:line-break/>using App.Models.FromDatabase;<text:line-break/>using ReactiveUI;<text:line-break/>using Splat;<text:line-break/><text:line-break/>namespace App.ViewModels;<text:line-break/><text:line-break/>public class AuthorizationMenuPageViewModel : ViewModelBase, IRoutableViewModel<text:line-break/>{<text:line-break/> <text:s text:c="3"/>public string UrlPathSegment =&gt; "authorizationMenu";<text:line-break/> <text:s text:c="3"/>public IScreen HostScreen { get; }<text:line-break/> <text:s text:c="3"/>private ApplicationContext Db { get; set; }<text:line-break/> <text:s text:c="3"/><text:line-break/> <text:s text:c="3"/>private ICommand OnClickBtnCancel { get; set; }<text:line-break/> <text:s text:c="3"/>private ICommand OnClickBtnLogin { get; set; }<text:line-break/><text:line-break/> <text:s text:c="3"/>private string? Email { get; set; } <text:line-break/> <text:s text:c="3"/>private string? Password { get; set; } <text:line-break/><text:line-break/> <text:s text:c="3"/>private User? User { get; set; } = new();<text:line-break/><text:line-break/> <text:s text:c="3"/>public AuthorizationMenuPageViewModel(IPageNavigation container, IScreen? screen = null)<text:line-break/> <text:s text:c="3"/>{<text:line-break/> <text:s text:c="7"/>HostScreen = screen ?? Locator.Current.GetService&lt;IScreen&gt;();<text:line-break/> <text:s text:c="7"/>Db = Singleton.GetInstance();<text:line-break/><text:line-break/> <text:s text:c="7"/>OnClickBtnCancel = ReactiveCommand.Create(container.Back);<text:line-break/> <text:s text:c="7"/>OnClickBtnLogin = ReactiveCommand.Create(() =&gt;<text:line-break/> <text:s text:c="7"/>{<text:line-break/> <text:s text:c="11"/>if (User != null) UserLogin(Email, Password, Db, container, User);<text:line-break/> <text:s text:c="7"/>});<text:line-break/> <text:s text:c="3"/>}<text:line-break/><text:line-break/> <text:s text:c="3"/>private void UserLogin(string? email, string? password, ApplicationContext db, IPageNavigation container, User? user)<text:line-break/> <text:s text:c="3"/>{<text:line-break/> <text:s text:c="7"/>/*for testing*/<text:line-break/> <text:s text:c="7"/>//container.OpnAdministratorMenuPage();<text:line-break/> <text:s text:c="7"/>//container.OpnCoordinatorMenuPage();<text:line-break/> <text:s text:c="7"/>/*for testing*/<text:line-break/> <text:s text:c="7"/>if (db.Users != null) user = db.Users.FirstOrDefault(x =&gt; x != null &amp;&amp; x.Email != null <text:line-break/> <text:s text:c="75"/>&amp;&amp; x.Email.Equals(email));<text:line-break/> <text:s text:c="7"/>if (user == null) return;<text:line-break/> <text:s text:c="7"/>if (user.Password!.Equals(password))<text:line-break/> <text:s text:c="7"/>{<text:line-break/> <text:s text:c="11"/>switch (user.ID_Role)<text:line-break/> <text:s text:c="11"/>{<text:line-break/> <text:s text:c="15"/>// administrator<text:line-break/> <text:s text:c="15"/>case 'A':<text:line-break/> <text:s text:c="19"/>container.OpnAdministratorMenuPage();<text:line-break/> <text:s text:c="19"/>break;<text:line-break/> <text:s text:c="15"/>// coordinator<text:line-break/> <text:s text:c="15"/>case 'C':<text:line-break/> <text:s text:c="19"/>container.OpnCoordinatorMenuPage();<text:line-break/> <text:s text:c="19"/>break;<text:line-break/> <text:s text:c="15"/>// racer<text:line-break/> <text:s text:c="15"/>case 'R':<text:line-break/> <text:s text:c="19"/>container.OpnRacerMenuPage(user);<text:line-break/> <text:s text:c="19"/>break;<text:line-break/> <text:s text:c="11"/>}<text:line-break/> <text:s text:c="7"/>}<text:line-break/> <text:s text:c="7"/>else<text:line-break/> <text:s text:c="7"/>{<text:line-break/> <text:s text:c="11"/>var messageBox = MessageBox.Avalonia.MessageBoxManager<text:line-break/> <text:s text:c="15"/>.GetMessageBoxStandardWindow("Ошибка входа", "Неверный пароль");<text:line-break/> <text:s text:c="11"/>messageBox.Show();<text:line-break/> <text:s text:c="7"/>}<text:line-break/> <text:s text:c="3"/>}<text:line-break/>}<text:line-break/></text:h>
      <text:h text:outline-level="1" text:style-name="Default Paragraph Style">ViewModelBase.cs<text:line-break/></text:h>
      <text:h text:outline-level="1" text:style-name="Code Style">﻿using ReactiveUI;<text:line-break/><text:line-break/>namespace App.ViewModels;<text:line-break/><text:line-break/>public class ViewModelBase : ReactiveObject { }<text:line-break/></text:h>
      <text:h text:outline-level="1" text:style-name="Default Paragraph Style">MainWindowViewModel.cs<text:line-break/></text:h>
      <text:h text:outline-level="1" text:style-name="Code Style">﻿using System;<text:line-break/>using System.Collections.Generic;<text:line-break/>using System.Reactive;<text:line-break/>using System.Reactive.Linq;<text:line-break/>using System.Runtime.Serialization;<text:line-break/>using System.Threading.Tasks;<text:line-break/>using System.Windows.Input;<text:line-break/>using App.Models.FromDatabase;<text:line-break/>using App.ViewModels.AdministratorMenu;<text:line-break/>using App.ViewModels.CoordinatorMenu;<text:line-break/>using App.ViewModels.InformationMenu;<text:line-break/>using App.ViewModels.RacerMenu;<text:line-break/>using App.ViewModels.SponsorMenu;<text:line-break/>using ReactiveUI;<text:line-break/><text:line-break/>namespace App.ViewModels<text:line-break/>{<text:line-break/> <text:s text:c="3"/>[DataContract]<text:line-break/> <text:s text:c="3"/>public class MainWindowViewModel : ReactiveObject, IScreen, IPageNavigation<text:line-break/> <text:s text:c="3"/>{<text:line-break/> <text:s text:c="7"/>// commands<text:line-break/> <text:s text:c="7"/>private ICommand OnClickBtnBack { get; set; }<text:line-break/> <text:s text:c="7"/>private ICommand OnClickBtnLogout { get; set; }<text:line-break/> <text:s text:c="7"/><text:line-break/> <text:s text:c="7"/>// properties of element on view<text:line-break/> <text:s text:c="7"/>private bool VisibleBtnBack { get; set; }<text:line-break/> <text:s text:c="7"/>private bool VisibleBtnLogout { get; set; }<text:line-break/> <text:s text:c="7"/>private List&lt;bool&gt; VisibilityBtnBackHistory { get; set; } = new();<text:line-break/> <text:s text:c="7"/>private List&lt;bool&gt; VisibilityBtnLogoutHistory { get; set; } = new();<text:line-break/><text:line-break/> <text:s text:c="7"/>// other<text:line-break/> <text:s text:c="7"/>private string? _displayTimer;<text:line-break/><text:line-break/> <text:s text:c="7"/>[DataMember]<text:line-break/> <text:s text:c="7"/>public RoutingState Router { get; set; } = new();<text:line-break/><text:line-break/> <text:s text:c="7"/>private string? DisplayTimer<text:line-break/> <text:s text:c="7"/>{<text:line-break/> <text:s text:c="11"/>get<text:line-break/> <text:s text:c="11"/>{<text:line-break/> <text:s text:c="15"/>TimerCalculation();<text:line-break/> <text:s text:c="15"/>return _displayTimer;<text:line-break/> <text:s text:c="11"/>}<text:line-break/> <text:s text:c="11"/>set =&gt; _displayTimer = value;<text:line-break/> <text:s text:c="7"/>}<text:line-break/><text:line-break/> <text:s text:c="7"/>private async Task TimerCalculation()<text:line-break/> <text:s text:c="7"/>{<text:line-break/> <text:s text:c="11"/>var beginDateTime = new DateTime(2027, 6, 20);<text:line-break/> <text:s text:c="11"/>while (DateTime.Now &lt; beginDateTime)<text:line-break/> <text:s text:c="11"/>{<text:line-break/> <text:s text:c="15"/>await Task.Delay(1000);<text:line-break/> <text:s text:c="15"/>var currentDateTime = DateTime.Now;<text:line-break/> <text:s text:c="15"/>var finalTimeSpan = beginDateTime.Subtract(currentDateTime);<text:line-break/> <text:s text:c="15"/>var finalYear = beginDateTime.Year - currentDateTime.Year;<text:line-break/> <text:s text:c="15"/>int finalMonth;<text:line-break/> <text:s text:c="15"/>if (currentDateTime.Month &gt; beginDateTime.Month)<text:line-break/> <text:s text:c="15"/>{<text:line-break/> <text:s text:c="19"/>finalYear--;<text:line-break/> <text:s text:c="19"/>finalMonth = beginDateTime.Month + 12 - currentDateTime.Month;<text:line-break/> <text:s text:c="15"/>} else finalMonth = beginDateTime.Month - currentDateTime.Month;<text:line-break/> <text:s text:c="15"/>var finalDay = currentDateTime.Day &gt; beginDateTime.Day <text:line-break/> <text:s text:c="19"/>? DateTime.DaysInMonth(beginDateTime.Year, beginDateTime.Month - 1) + beginDateTime.Day<text:line-break/> <text:s text:c="21"/>- currentDateTime.Day<text:line-break/> <text:s text:c="19"/>: beginDateTime.Day - currentDateTime.Day;<text:line-break/> <text:s text:c="15"/>DisplayTimer = "До начала события осталось " + finalYear + " лет, " + finalMonth + " месяцев, " <text:line-break/> <text:s text:c="31"/>+ finalDay + " дней, " + finalTimeSpan.Hours + " часов, " + finalTimeSpan.Minutes <text:line-break/> <text:s text:c="30"/>+ " минут, " + finalTimeSpan.Seconds + " секунд";<text:line-break/> <text:s text:c="11"/>}<text:line-break/> <text:s text:c="7"/>}<text:line-break/><text:line-break/> <text:s text:c="7"/>public MainWindowViewModel()<text:line-break/> <text:s text:c="7"/>{<text:line-break/> <text:s text:c="11"/>Singleton.GetInstance();<text:line-break/> <text:s text:c="11"/>OpnMainMenuPage();<text:line-break/><text:line-break/> <text:s text:c="11"/>OnClickBtnBack = ReactiveCommand.Create(Back);<text:line-break/> <text:s text:c="11"/>OnClickBtnLogout = ReactiveCommand.Create(OpnAuthorizationMenuPage);<text:line-break/> <text:s text:c="7"/>}<text:line-break/><text:line-break/> <text:s text:c="7"/>public void OpnMainMenuPage()<text:line-break/> <text:s text:c="7"/>{<text:line-break/> <text:s text:c="11"/>var viewModel = new MainMenuPageViewModel(this);<text:line-break/> <text:s text:c="11"/>Router.Navigate.Execute(viewModel);<text:line-break/> <text:s text:c="11"/>AdditionForHistory(false);<text:line-break/> <text:s text:c="7"/>}<text:line-break/><text:line-break/> <text:s text:c="7"/>public void OpnSponsorOfRacersPage()<text:line-break/> <text:s text:c="7"/>{<text:line-break/> <text:s text:c="11"/>var viewModel = new SponsorOfRacersPageViewModel(this);<text:line-break/> <text:s text:c="11"/>Router.Navigate.Execute(viewModel);<text:line-break/> <text:s text:c="11"/>AdditionForHistory(true);<text:line-break/> <text:s text:c="7"/>}<text:line-break/><text:line-break/> <text:s text:c="7"/>public void OpnConfirmationOfSponsorshipPage(string amountInDollars, Racer? racer, string nameOfFund)<text:line-break/> <text:s text:c="7"/>{<text:line-break/> <text:s text:c="11"/>if (racer != null)<text:line-break/> <text:s text:c="11"/>{<text:line-break/> <text:s text:c="15"/>var viewModel <text:line-break/> <text:s text:c="19"/>= new ConfirmationOfSponsorshipPageViewModel(this, amountInDollars, racer, nameOfFund);<text:line-break/> <text:s text:c="15"/>Router.Navigate.Execute(viewModel);<text:line-break/> <text:s text:c="11"/>}<text:line-break/><text:line-break/> <text:s text:c="11"/>AdditionForHistory(false);<text:line-break/> <text:s text:c="7"/>}<text:line-break/><text:line-break/> <text:s text:c="7"/>public void OpnDetailedInformationPage()<text:line-break/> <text:s text:c="7"/>{<text:line-break/> <text:s text:c="11"/>var viewModel = new DetailedInformationPageViewModel(this);<text:line-break/> <text:s text:c="11"/>Router.Navigate.Execute(viewModel);<text:line-break/> <text:s text:c="11"/>AdditionForHistory(true);<text:line-break/> <text:s text:c="7"/>}<text:line-break/> <text:s text:c="7"/><text:line-break/> <text:s text:c="7"/>public void OpnCharityListPage()<text:line-break/> <text:s text:c="7"/>{<text:line-break/> <text:s text:c="11"/>var viewModel = new CharityListPageViewModel();<text:line-break/> <text:s text:c="11"/>Router.Navigate.Execute(viewModel);<text:line-break/> <text:s text:c="11"/>AdditionForHistory(true);<text:line-break/> <text:s text:c="7"/>} <text:line-break/> <text:s text:c="7"/><text:line-break/> <text:s text:c="7"/>public void OpnAuthorizationMenuPage()<text:line-break/> <text:s text:c="7"/>{<text:line-break/> <text:s text:c="11"/>var viewModel = new AuthorizationMenuPageViewModel(this);<text:line-break/> <text:s text:c="11"/>Router.Navigate.Execute(viewModel);<text:line-break/> <text:s text:c="11"/>AdditionForHistory(false);<text:line-break/> <text:s text:c="7"/>}<text:line-break/> <text:s text:c="7"/><text:line-break/> <text:s text:c="7"/>public void OpnRacerMenuPage(User? user)<text:line-break/> <text:s text:c="7"/>{<text:line-break/> <text:s text:c="11"/>var viewModel = new RacerMenuPageViewModel(user, this);<text:line-break/> <text:s text:c="11"/>Router.Navigate.Execute(viewModel);<text:line-break/> <text:s text:c="11"/>AdditionForHistory(false, true);<text:line-break/> <text:s text:c="7"/>}<text:line-break/> <text:s text:c="7"/><text:line-break/> <text:s text:c="7"/>public Interaction&lt;InformationAboutContactsWindowViewModel, <text:line-break/> <text:s text:c="11"/>InformationAboutContactsWindowViewModel?&gt; ShowInformationAboutContactsWindow { get; } = new ();<text:line-break/> <text:s text:c="7"/>public async Task OpnInformationAboutContactsWindow(string email)<text:line-break/> <text:s text:c="7"/>{<text:line-break/> <text:s text:c="11"/>var viewModel = new InformationAboutContactsWindowViewModel(email);<text:line-break/> <text:s text:c="11"/>await ShowInformationAboutContactsWindow.Handle(viewModel);<text:line-break/> <text:s text:c="7"/>}<text:line-break/> <text:s text:c="7"/><text:line-break/> <text:s text:c="7"/>public void OpnCoordinatorMenuPage()<text:line-break/> <text:s text:c="7"/>{<text:line-break/> <text:s text:c="11"/>var viewModel = new CoordinatorMenuPageViewModel(this);<text:line-break/> <text:s text:c="11"/>Router.Navigate.Execute(viewModel);<text:line-break/> <text:s text:c="11"/>AdditionForHistory(false, true);<text:line-break/> <text:s text:c="7"/>}<text:line-break/> <text:s text:c="7"/><text:line-break/> <text:s text:c="7"/>public void OpnAdministratorMenuPage()<text:line-break/> <text:s text:c="7"/>{<text:line-break/> <text:s text:c="11"/>var viewModel = new AdministratorMenuPageViewModel(this);<text:line-break/> <text:s text:c="11"/>Router.Navigate.Execute(viewModel);<text:line-break/> <text:s text:c="11"/>AdditionForHistory(false, true);<text:line-break/> <text:s text:c="7"/>}<text:line-break/><text:line-break/> <text:s text:c="7"/>public void OpnVerificationOfPreviouslyRacersPage()<text:line-break/> <text:s text:c="7"/>{<text:line-break/> <text:s text:c="11"/>var viewModel = new VerificationOfPreviouslyEnteredRacersPageViewModel(this);<text:line-break/> <text:s text:c="11"/>Router.Navigate.Execute(viewModel);<text:line-break/> <text:s text:c="11"/>AdditionForHistory(true);<text:line-break/> <text:s text:c="7"/>}<text:line-break/> <text:s text:c="7"/><text:line-break/> <text:s text:c="7"/>public void OpnRacerRegistrationPage()<text:line-break/> <text:s text:c="7"/>{<text:line-break/> <text:s text:c="11"/>var viewModel = new RacerRegistrationPageViewModel(this);<text:line-break/> <text:s text:c="11"/>Router.Navigate.Execute(viewModel);<text:line-break/> <text:s text:c="11"/>AdditionForHistory(true);<text:line-break/> <text:s text:c="7"/>}<text:line-break/><text:line-break/> <text:s text:c="7"/>private string? PathToImage { get; set; }<text:line-break/> <text:s text:c="7"/>public Interaction&lt;Unit, string?&gt; ShowOpenFileDialog { get; } = new ();<text:line-break/> <text:s text:c="7"/>public async Task OpnOpenFileDialog()<text:line-break/> <text:s text:c="7"/>{<text:line-break/> <text:s text:c="11"/>var fileName = await ShowOpenFileDialog.Handle(Unit.Default);<text:line-break/><text:line-break/> <text:s text:c="11"/>if (fileName != null) PathToImage = fileName;<text:line-break/> <text:s text:c="7"/>}<text:line-break/> <text:s text:c="7"/>public string? GetPathToImage()<text:line-break/> <text:s text:c="7"/>{<text:line-break/> <text:s text:c="11"/>return PathToImage;<text:line-break/> <text:s text:c="7"/>}<text:line-break/> <text:s text:c="7"/><text:line-break/> <text:s text:c="7"/>public void OpnRaceRegistrationPage(User? currentUser)<text:line-break/> <text:s text:c="7"/>{<text:line-break/> <text:s text:c="11"/>var viewModel = new RaceRegistrationPageViewModel(currentUser, this);<text:line-break/> <text:s text:c="11"/>Router.Navigate.Execute(viewModel);<text:line-break/> <text:s text:c="11"/>AdditionForHistory(true, true);<text:line-break/> <text:s text:c="7"/>}<text:line-break/><text:line-break/> <text:s text:c="7"/>public Interaction&lt;InformationAboutCharityWindowViewModel, <text:line-break/> <text:s text:c="11"/>InformationAboutCharityWindowViewModel?&gt; ShowInformationAboutCharityWindow { get; } = new ();<text:line-break/> <text:s text:c="7"/>public async Task OpnInformationAboutCharityWindow(Charity? charity)<text:line-break/> <text:s text:c="7"/>{<text:line-break/> <text:s text:c="11"/>var viewModel = new InformationAboutCharityWindowViewModel(charity);<text:line-break/> <text:s text:c="11"/>await ShowInformationAboutCharityWindow.Handle(viewModel);<text:line-break/> <text:s text:c="7"/>}<text:line-break/><text:line-break/> <text:s text:c="7"/>public void OpnConfirmationOfRacerRegistrationPage()<text:line-break/> <text:s text:c="7"/>{<text:line-break/> <text:s text:c="11"/>var viewModel = new ConfirmationOfRacerRegistrationPageViewModel(this);<text:line-break/> <text:s text:c="11"/>Router.Navigate.Execute(viewModel);<text:line-break/> <text:s text:c="11"/>AdditionForHistory(false, true);<text:line-break/> <text:s text:c="7"/>}<text:line-break/> <text:s text:c="7"/><text:line-break/> <text:s text:c="7"/>public void OpnProfileEditingPage(User? currentUser)<text:line-break/> <text:s text:c="7"/>{<text:line-break/> <text:s text:c="11"/>var viewModel = new ProfileEditingPageViewModel(currentUser, this);<text:line-break/> <text:s text:c="11"/>Router.Navigate.Execute(viewModel);<text:line-break/> <text:s text:c="11"/>AdditionForHistory(false, true);<text:line-break/> <text:s text:c="7"/>}<text:line-break/> <text:s text:c="7"/><text:line-break/> <text:s text:c="7"/>public void OpnMyResultsPage(User? currentUser)<text:line-break/> <text:s text:c="7"/>{<text:line-break/> <text:s text:c="11"/>var viewModel = new MyResultsPageViewModel(currentUser, this);<text:line-break/> <text:s text:c="11"/>Router.Navigate.Execute(viewModel);<text:line-break/> <text:s text:c="11"/>AdditionForHistory(true, true);<text:line-break/> <text:s text:c="7"/>}<text:line-break/> <text:s text:c="7"/><text:line-break/> <text:s text:c="7"/>public void OpnPastRaceResultsPage()<text:line-break/> <text:s text:c="7"/>{<text:line-break/> <text:s text:c="11"/>var viewModel = new PastRaceResultsPageViewModel(this);<text:line-break/> <text:s text:c="11"/>Router.Navigate.Execute(viewModel);<text:line-break/> <text:s text:c="11"/>AdditionForHistory(true);<text:line-break/> <text:s text:c="7"/>}<text:line-break/> <text:s text:c="7"/><text:line-break/> <text:s text:c="7"/>public void OpnKartSkills2017Page()<text:line-break/> <text:s text:c="7"/>{<text:line-break/> <text:s text:c="11"/>var viewModel = new KartSkills2017PageViewModel(this);<text:line-break/> <text:s text:c="11"/>Router.Navigate.Execute(viewModel);<text:line-break/> <text:s text:c="11"/>AdditionForHistory(true);<text:line-break/> <text:s text:c="7"/>}<text:line-break/> <text:s text:c="7"/><text:line-break/> <text:s text:c="7"/>public void OpnInventoryPage()<text:line-break/> <text:s text:c="7"/>{<text:line-break/> <text:s text:c="11"/>var viewModel = new InventoryPageViewModel(this);<text:line-break/> <text:s text:c="11"/>Router.Navigate.Execute(viewModel);<text:line-break/> <text:s text:c="11"/>AdditionForHistory(true);<text:line-break/> <text:s text:c="7"/>}<text:line-break/> <text:s text:c="7"/><text:line-break/> <text:s text:c="7"/>public void OpnInventoryIncomingPage()<text:line-break/> <text:s text:c="7"/>{<text:line-break/> <text:s text:c="11"/>var viewModel = new InventoryIncomingPageViewModel(this);<text:line-break/> <text:s text:c="11"/>Router.Navigate.Execute(viewModel);<text:line-break/> <text:s text:c="11"/>AdditionForHistory(false);<text:line-break/> <text:s text:c="7"/>}<text:line-break/> <text:s text:c="7"/><text:line-break/> <text:s text:c="7"/>public void OpnRaceMapPage()<text:line-break/> <text:s text:c="7"/>{<text:line-break/> <text:s text:c="11"/>var viewModel = new RaceMapPageViewModel();<text:line-break/> <text:s text:c="11"/>Router.Navigate.Execute(viewModel);<text:line-break/> <text:s text:c="11"/>AdditionForHistory(true);<text:line-break/> <text:s text:c="7"/>}<text:line-break/> <text:s text:c="7"/><text:line-break/> <text:s text:c="7"/>public void OpnCharityControlPage()<text:line-break/> <text:s text:c="7"/>{<text:line-break/> <text:s text:c="11"/>var viewModel = new CharityControlPageViewModel(this);<text:line-break/> <text:s text:c="11"/>Router.Navigate.Execute(viewModel);<text:line-break/> <text:s text:c="11"/>AdditionForHistory(true, true);<text:line-break/> <text:s text:c="7"/>}<text:line-break/> <text:s text:c="7"/><text:line-break/> <text:s text:c="7"/>public void OpnCharityAddingOrEditingPage(Charity? charity = null)<text:line-break/> <text:s text:c="7"/>{<text:line-break/> <text:s text:c="11"/>var viewModel = new CharityAddingOrEditingPageViewModel(this, charity);<text:line-break/> <text:s text:c="11"/>Router.Navigate.Execute(viewModel);<text:line-break/> <text:s text:c="11"/>AdditionForHistory(false, true);<text:line-break/> <text:s text:c="7"/>}<text:line-break/> <text:s text:c="7"/><text:line-break/> <text:s text:c="7"/>public void OpnVolunteerControlPage()<text:line-break/> <text:s text:c="7"/>{<text:line-break/> <text:s text:c="11"/>var viewModel = new VolunteerControlPageViewModel(this);<text:line-break/> <text:s text:c="11"/>Router.Navigate.Execute(viewModel);<text:line-break/> <text:s text:c="11"/>AdditionForHistory(true, true);<text:line-break/> <text:s text:c="7"/>}<text:line-break/> <text:s text:c="7"/><text:line-break/> <text:s text:c="7"/>public void OpnVolunteerLoadPage()<text:line-break/> <text:s text:c="7"/>{<text:line-break/> <text:s text:c="11"/>var viewModel = new VolunteerLoadPageViewModel(this);<text:line-break/> <text:s text:c="11"/>Router.Navigate.Execute(viewModel);<text:line-break/> <text:s text:c="11"/>AdditionForHistory(false);<text:line-break/> <text:s text:c="7"/>}<text:line-break/> <text:s text:c="7"/><text:line-break/> <text:s text:c="7"/>public void OpnMySponsorsPage(User? currentUser)<text:line-break/> <text:s text:c="7"/>{<text:line-break/> <text:s text:c="11"/>var viewModel = new MySponsorsPageViewModel(currentUser, this);<text:line-break/> <text:s text:c="11"/>Router.Navigate.Execute(viewModel);<text:line-break/> <text:s text:c="11"/>AdditionForHistory(true, true);<text:line-break/> <text:s text:c="7"/>}<text:line-break/> <text:s text:c="7"/><text:line-break/> <text:s text:c="7"/>public Interaction&lt;RacerCardWindowViewModel, RacerCardWindowViewModel?&gt; ShowRacerCardWindow { get; } = new ();<text:line-break/> <text:s text:c="7"/>public async Task OpnRacerCardWindow(Racer currentRacer)<text:line-break/> <text:s text:c="7"/>{<text:line-break/> <text:s text:c="11"/>var viewModel = new RacerCardWindowViewModel(currentRacer);<text:line-break/> <text:s text:c="11"/>await ShowRacerCardWindow.Handle(viewModel);<text:line-break/> <text:s text:c="7"/>}<text:line-break/> <text:s text:c="7"/><text:line-break/> <text:s text:c="7"/>public void OpnRacerControlPage()<text:line-break/> <text:s text:c="7"/>{<text:line-break/> <text:s text:c="11"/>var viewModel = new RacerControlPageViewModel(this);<text:line-break/> <text:s text:c="11"/>Router.Navigate.Execute(viewModel);<text:line-break/> <text:s text:c="11"/>AdditionForHistory(true, true);<text:line-break/> <text:s text:c="7"/>}<text:line-break/> <text:s text:c="7"/><text:line-break/> <text:s text:c="7"/>public void OpnSponsorViewPage()<text:line-break/> <text:s text:c="7"/>{<text:line-break/> <text:s text:c="11"/>var viewModel = new SponsorViewPageViewModel(this);<text:line-break/> <text:s text:c="11"/>Router.Navigate.Execute(viewModel);<text:line-break/> <text:s text:c="11"/>AdditionForHistory(true, true);<text:line-break/> <text:s text:c="7"/>}<text:line-break/> <text:s text:c="7"/><text:line-break/> <text:s text:c="7"/>public void OpnReportPrintPage()<text:line-break/> <text:s text:c="7"/>{<text:line-break/> <text:s text:c="11"/>var viewModel = new ReportPrintPageViewModel(this);<text:line-break/> <text:s text:c="11"/>Router.Navigate.Execute(viewModel);<text:line-break/> <text:s text:c="11"/>AdditionForHistory(false);<text:line-break/> <text:s text:c="7"/>}<text:line-break/><text:line-break/> <text:s text:c="7"/>public void OpnControlOfRacerPage(User currentUser, Registration currentRegistration, Event currentEvent)<text:line-break/> <text:s text:c="7"/>{<text:line-break/> <text:s text:c="11"/>var viewModel = new ControlOfUserPageViewModel(currentUser, currentRegistration, currentEvent, <text:line-break/> <text:s text:c="15"/>this);<text:line-break/> <text:s text:c="11"/>Router.Navigate.Execute(viewModel);<text:line-break/> <text:s text:c="11"/>AdditionForHistory(true, true);<text:line-break/> <text:s text:c="7"/>}<text:line-break/> <text:s text:c="7"/><text:line-break/> <text:s text:c="7"/>public void OpnEditingOfProfilePage(User currentUser, Registration currentRegistration)<text:line-break/> <text:s text:c="7"/>{<text:line-break/> <text:s text:c="11"/>var viewModel = new EditingOfProfilePageViewModel(currentUser, currentRegistration, this);<text:line-break/> <text:s text:c="11"/>Router.Navigate.Execute(viewModel);<text:line-break/> <text:s text:c="11"/>AdditionForHistory(false);<text:line-break/> <text:s text:c="7"/>}<text:line-break/> <text:s text:c="7"/><text:line-break/> <text:s text:c="7"/>public void OpnUserControlPage()<text:line-break/> <text:s text:c="7"/>{<text:line-break/> <text:s text:c="11"/>var viewModel = new UserControlPageViewModel(this);<text:line-break/> <text:s text:c="11"/>Router.Navigate.Execute(viewModel);<text:line-break/> <text:s text:c="11"/>AdditionForHistory(true, true);<text:line-break/> <text:s text:c="7"/>}<text:line-break/> <text:s text:c="7"/><text:line-break/> <text:s text:c="7"/>public void OpnUserEditingPage(User currentUser)<text:line-break/> <text:s text:c="7"/>{<text:line-break/> <text:s text:c="11"/>var viewModel = new UserEditingPageViewModel(currentUser, this);<text:line-break/> <text:s text:c="11"/>Router.Navigate.Execute(viewModel);<text:line-break/> <text:s text:c="11"/>AdditionForHistory(false);<text:line-break/> <text:s text:c="7"/>}<text:line-break/> <text:s text:c="7"/><text:line-break/> <text:s text:c="7"/>public void OpnUserAddingPage()<text:line-break/> <text:s text:c="7"/>{<text:line-break/> <text:s text:c="11"/>var viewModel = new UserAddingPageViewModel(this);<text:line-break/> <text:s text:c="11"/>Router.Navigate.Execute(viewModel);<text:line-break/> <text:s text:c="11"/>AdditionForHistory(true);<text:line-break/> <text:s text:c="7"/>}<text:line-break/><text:line-break/> <text:s text:c="7"/>public void Back()<text:line-break/> <text:s text:c="7"/>{<text:line-break/> <text:s text:c="11"/>Router.NavigateBack.Execute();<text:line-break/> <text:s text:c="11"/>SetVisibleBtnBack(GetLastVisibleBtnBackHistory());<text:line-break/> <text:s text:c="11"/>SetVisibleBtnLogout(GetLastVisibleBtnLogoutHistory());<text:line-break/> <text:s text:c="7"/>}<text:line-break/><text:line-break/> <text:s text:c="7"/>private void AdditionForHistory(bool visibleBtnBack, bool visibleBtnLogout = false)<text:line-break/> <text:s text:c="7"/>{<text:line-break/> <text:s text:c="11"/>VisibilityBtnBackHistory.Add(visibleBtnBack);<text:line-break/> <text:s text:c="11"/>SetVisibleBtnBack(visibleBtnBack);<text:line-break/> <text:s text:c="11"/>VisibilityBtnLogoutHistory.Add(visibleBtnLogout);<text:line-break/> <text:s text:c="11"/>SetVisibleBtnLogout(visibleBtnLogout);<text:line-break/> <text:s text:c="7"/>}<text:line-break/> <text:s text:c="7"/>private bool GetLastVisibleBtnBackHistory()<text:line-break/> <text:s text:c="7"/>{<text:line-break/> <text:s text:c="11"/>VisibilityBtnBackHistory.RemoveAt(VisibilityBtnBackHistory.Count - 1);<text:line-break/> <text:s text:c="11"/>return VisibilityBtnBackHistory[^1];<text:line-break/> <text:s text:c="7"/>}<text:line-break/> <text:s text:c="7"/>private bool GetLastVisibleBtnLogoutHistory()<text:line-break/> <text:s text:c="7"/>{<text:line-break/> <text:s text:c="11"/>VisibilityBtnLogoutHistory.RemoveAt(VisibilityBtnLogoutHistory.Count - 1);<text:line-break/> <text:s text:c="11"/>return VisibilityBtnLogoutHistory[^1];<text:line-break/> <text:s text:c="7"/>}<text:line-break/> <text:s text:c="7"/>private void SetVisibleBtnBack(bool visible)<text:line-break/> <text:s text:c="7"/>{<text:line-break/> <text:s text:c="11"/>VisibleBtnBack = visible; <text:line-break/> <text:s text:c="7"/>}<text:line-break/> <text:s text:c="7"/>private void SetVisibleBtnLogout(bool visible)<text:line-break/> <text:s text:c="7"/>{<text:line-break/> <text:s text:c="11"/>VisibleBtnLogout = visible; <text:line-break/> <text:s text:c="7"/>}<text:line-break/> <text:s text:c="3"/>}<text:line-break/>}<text:line-break/></text:h>
      <text:h text:outline-level="1" text:style-name="Default Paragraph Style">SponsorOfRacersPageViewModel.cs<text:line-break/></text:h>
      <text:h text:outline-level="1" text:style-name="Code Style">using System;<text:line-break/>using System.Collections.ObjectModel;<text:line-break/>using System.Windows.Input;<text:line-break/>using App.Models;<text:line-break/>using App.Models.FromDatabase;<text:line-break/>using ReactiveUI;<text:line-break/>using Splat;<text:line-break/><text:line-break/>namespace App.ViewModels.SponsorMenu;<text:line-break/><text:line-break/>public class SponsorOfRacersPageViewModel : ViewModelBase, IRoutableViewModel<text:line-break/>{<text:line-break/> <text:s text:c="3"/>public string UrlPathSegment =&gt; "sponsorOfRacers";<text:line-break/> <text:s text:c="3"/>public IScreen HostScreen { get; }<text:line-break/> <text:s text:c="3"/>private ApplicationContext Db { get; set; }<text:line-break/> <text:s text:c="3"/><text:line-break/> <text:s text:c="3"/>// commands<text:line-break/> <text:s text:c="3"/>private ICommand OnClickAmountPlus { get; set; }<text:line-break/> <text:s text:c="3"/>private ICommand OnClickAmountMinus { get; set; }<text:line-break/> <text:s text:c="3"/>private ICommand OnClickPay { get; set; }<text:line-break/> <text:s text:c="3"/>private ICommand OnClickCancel { get; set; }<text:line-break/><text:line-break/> <text:s text:c="3"/>// only display properties<text:line-break/> <text:s text:c="3"/>private string? _nameOfFund;<text:line-break/> <text:s text:c="3"/>private string? _amountInDollars;<text:line-break/> <text:s text:c="3"/><text:line-break/> <text:s text:c="3"/>// only code properties<text:line-break/> <text:s text:c="3"/>private int _amountInInt;<text:line-break/> <text:s text:c="3"/><text:line-break/> <text:s text:c="3"/>// sponsorship<text:line-break/> <text:s text:c="3"/>private string? YourName { get; set; }<text:line-break/> <text:s text:c="3"/>private string Amount { get; set; } = 50.ToString();<text:line-break/> <text:s text:c="3"/>private Racer? Racer { get; set; }<text:line-break/> <text:s text:c="3"/>private ObservableCollection&lt;Racer&gt;? Racers { get; set; }<text:line-break/> <text:s text:c="3"/>// card<text:line-break/> <text:s text:c="3"/>private string? Card { get; set; }<text:line-break/> <text:s text:c="3"/>private string? CardNumber { get; set; }<text:line-break/> <text:s text:c="3"/>private string ExpireDateMonth { get; set; } = DateTime.Today.Month.ToString();<text:line-break/> <text:s text:c="3"/>private string ExpireDateYear { get; set; } = DateTime.Today.Year.ToString();<text:line-break/> <text:s text:c="3"/>private string? CVC { get; set; }<text:line-break/><text:line-break/> <text:s text:c="3"/>private string? NameOfFund<text:line-break/> <text:s text:c="3"/>{<text:line-break/> <text:s text:c="7"/>get<text:line-break/> <text:s text:c="7"/>{<text:line-break/> <text:s text:c="11"/>NameOfFundGetting();<text:line-break/> <text:s text:c="11"/>return _nameOfFund;<text:line-break/> <text:s text:c="7"/>}<text:line-break/> <text:s text:c="7"/>set =&gt; _nameOfFund = value;<text:line-break/> <text:s text:c="3"/>}<text:line-break/> <text:s text:c="3"/><text:line-break/> <text:s text:c="3"/>private int AmountInInt<text:line-break/> <text:s text:c="3"/>{<text:line-break/> <text:s text:c="7"/>get<text:line-break/> <text:s text:c="7"/>{<text:line-break/> <text:s text:c="11"/>try<text:line-break/> <text:s text:c="11"/>{<text:line-break/> <text:s text:c="15"/>var amountInInt = int.Parse(Amount);<text:line-break/> <text:s text:c="15"/>return amountInInt;<text:line-break/> <text:s text:c="11"/>}<text:line-break/> <text:s text:c="11"/>catch (Exception) { return 0; }<text:line-break/> <text:s text:c="7"/>}<text:line-break/> <text:s text:c="7"/>set<text:line-break/> <text:s text:c="7"/>{<text:line-break/> <text:s text:c="11"/>_amountInInt = value;<text:line-break/> <text:s text:c="11"/>Amount = _amountInInt.ToString();<text:line-break/> <text:s text:c="7"/>}<text:line-break/> <text:s text:c="3"/>}<text:line-break/> <text:s text:c="3"/><text:line-break/> <text:s text:c="3"/>private string? AmountInDollars<text:line-break/> <text:s text:c="3"/>{<text:line-break/> <text:s text:c="7"/>get =&gt; (AmountInInt &lt;= 99) ? "$ " + AmountInInt : "$ 99 &lt;";<text:line-break/> <text:s text:c="7"/>set =&gt; _amountInDollars = value;<text:line-break/> <text:s text:c="3"/>}<text:line-break/><text:line-break/> <text:s text:c="3"/>public SponsorOfRacersPageViewModel(IPageNavigation container, IScreen? screen = null)<text:line-break/> <text:s text:c="3"/>{<text:line-break/> <text:s text:c="7"/>HostScreen = screen ?? Locator.Current.GetService&lt;IScreen&gt;();<text:line-break/> <text:s text:c="7"/>Db = Singleton.GetInstance();<text:line-break/><text:line-break/> <text:s text:c="7"/>if (Db.Racers != null) Racers = new ObservableCollection&lt;Racer&gt;(Db.Racers!);<text:line-break/><text:line-break/> <text:s text:c="7"/>OnClickAmountPlus = ReactiveCommand.Create(() =&gt; { AmountInInt += 10; });<text:line-break/> <text:s text:c="7"/>OnClickAmountMinus = ReactiveCommand.Create(() =&gt; { if (AmountInInt &gt; 10) AmountInInt -= 10; });<text:line-break/> <text:s text:c="7"/>OnClickPay = ReactiveCommand.Create(() =&gt;<text:line-break/> <text:s text:c="7"/>{<text:line-break/> <text:s text:c="11"/>if (AmountInDollars == null) return;<text:line-break/> <text:s text:c="11"/>if (NameOfFund != null)<text:line-break/> <text:s text:c="15"/>Pay(Card, CardNumber, ExpireDateMonth, ExpireDateYear, CVC, Db, YourName, <text:line-break/> <text:s text:c="19"/>AmountInInt, container, AmountInDollars, Racer, NameOfFund);<text:line-break/> <text:s text:c="7"/>});<text:line-break/> <text:s text:c="7"/>OnClickCancel = ReactiveCommand.Create(container.Back);<text:line-break/> <text:s text:c="3"/>}<text:line-break/><text:line-break/> <text:s text:c="3"/>private void NameOfFundGetting()<text:line-break/> <text:s text:c="3"/>{<text:line-break/> <text:s text:c="7"/>if (_nameOfFund == null) NameOfFund = "Фонд собак";<text:line-break/> <text:s text:c="7"/>// logic of getting name of fund<text:line-break/> <text:s text:c="3"/>}<text:line-break/><text:line-break/> <text:s text:c="3"/>private void Pay(string? cardOwner, string? cardNumber, string expireDateMonth, string expireDateYear, string? cvc, <text:line-break/> <text:s text:c="7"/>ApplicationContext db, string? sponsorName, int amount, IPageNavigation container, string amountInDollars,<text:line-break/> <text:s text:c="7"/>Racer? racer, string nameOfFund)<text:line-break/> <text:s text:c="3"/>{<text:line-break/> <text:s text:c="7"/>bool add = false;<text:line-break/> <text:s text:c="7"/>try<text:line-break/> <text:s text:c="7"/>{<text:line-break/> <text:s text:c="11"/>if (cvc != null)<text:line-break/> <text:s text:c="11"/>{<text:line-break/> <text:s text:c="15"/>var cvcInInt = int.Parse(cvc);<text:line-break/> <text:s text:c="15"/>var expireDateMonthInInt = int.Parse(expireDateMonth);<text:line-break/> <text:s text:c="15"/>var expireDateYearInInt = int.Parse(expireDateYear);<text:line-break/> <text:s text:c="15"/>Card card = new ()<text:line-break/> <text:s text:c="15"/>{<text:line-break/> <text:s text:c="19"/>CardOwner = cardOwner,<text:line-break/> <text:s text:c="19"/>CardNumber = cardNumber,<text:line-break/> <text:s text:c="19"/>ExpireDateMonth = expireDateMonthInInt, <text:line-break/> <text:s text:c="19"/>ExpireDateYear = expireDateYearInInt, <text:line-break/> <text:s text:c="19"/>CVC = cvcInInt<text:line-break/> <text:s text:c="15"/>};<text:line-break/> <text:s text:c="15"/>if (card.IsValid())<text:line-break/> <text:s text:c="19"/>add = true;<text:line-break/> <text:s text:c="11"/>}<text:line-break/> <text:s text:c="7"/>} catch (Exception) { /*ignored*/ }<text:line-break/><text:line-break/> <text:s text:c="7"/>if (!add) return;<text:line-break/> <text:s text:c="7"/>if (racer != null)<text:line-break/> <text:s text:c="7"/>{<text:line-break/> <text:s text:c="11"/>var sponsorship = new Sponsorship<text:line-break/> <text:s text:c="11"/>{<text:line-break/> <text:s text:c="15"/>SponsorName = sponsorName,<text:line-break/> <text:s text:c="15"/>Amount = amount,<text:line-break/> <text:s text:c="15"/>ID_Racer = racer.ID_Racer,<text:line-break/> <text:s text:c="15"/>Racer = racer<text:line-break/> <text:s text:c="11"/>};<text:line-break/> <text:s text:c="11"/>db.Sponsorships?.Add(sponsorship);<text:line-break/> <text:s text:c="7"/>}<text:line-break/><text:line-break/> <text:s text:c="7"/>db.SaveChanges();<text:line-break/> <text:s text:c="7"/>container.OpnConfirmationOfSponsorshipPage(amountInDollars, racer, nameOfFund);<text:line-break/> <text:s text:c="3"/>}<text:line-break/>} <text:s text:c="3"/><text:line-break/><text:line-break/></text:h>
      <text:h text:outline-level="1" text:style-name="Default Paragraph Style">VerificationOfPreviouslyEnteredRacersPageViewModel.cs<text:line-break/></text:h>
      <text:h text:outline-level="1" text:style-name="Code Style">using System.Windows.Input;<text:line-break/>using ReactiveUI;<text:line-break/>using Splat;<text:line-break/><text:line-break/>namespace App.ViewModels.SponsorMenu;<text:line-break/><text:line-break/>public class VerificationOfPreviouslyEnteredRacersPageViewModel : ViewModelBase, IRoutableViewModel<text:line-break/>{<text:line-break/> <text:s text:c="3"/>public string UrlPathSegment =&gt; "verificationOfPreviouslyEnteredRacers";<text:line-break/> <text:s text:c="3"/>public IScreen HostScreen { get; }<text:line-break/> <text:s text:c="3"/><text:line-break/> <text:s text:c="3"/>private ICommand OnClickBtnYes { get; set; }<text:line-break/> <text:s text:c="3"/>private ICommand OnClickBtnNo { get; set; }<text:line-break/> <text:s text:c="3"/><text:line-break/> <text:s text:c="3"/>public VerificationOfPreviouslyEnteredRacersPageViewModel(IPageNavigation container, IScreen? screen = null)<text:line-break/> <text:s text:c="3"/>{<text:line-break/> <text:s text:c="7"/>HostScreen = screen ?? Locator.Current.GetService&lt;IScreen&gt;();<text:line-break/><text:line-break/> <text:s text:c="7"/>OnClickBtnYes = ReactiveCommand.Create(container.OpnAuthorizationMenuPage);<text:line-break/> <text:s text:c="7"/>OnClickBtnNo = ReactiveCommand.Create(container.OpnRacerRegistrationPage);<text:line-break/> <text:s text:c="3"/>}<text:line-break/>}<text:line-break/></text:h>
      <text:h text:outline-level="1" text:style-name="Default Paragraph Style">InformationAboutContactsWindowViewModel.cs<text:line-break/></text:h>
      <text:h text:outline-level="1" text:style-name="Code Style">namespace App.ViewModels.RacerMenu;<text:line-break/><text:line-break/>public class InformationAboutContactsWindowViewModel : ViewModelBase<text:line-break/>{<text:line-break/> <text:s text:c="3"/>public string UrlPathSegment =&gt; "informationAboutContacts";<text:line-break/> <text:s text:c="3"/><text:line-break/> <text:s text:c="3"/>private string Phone { get; set; } <text:line-break/> <text:s text:c="3"/>private string Email { get; set; }<text:line-break/><text:line-break/> <text:s text:c="3"/>public InformationAboutContactsWindowViewModel(string email)<text:line-break/> <text:s text:c="3"/>{<text:line-break/> <text:s text:c="7"/>Phone = " +7 999 999 99 99 ";<text:line-break/> <text:s text:c="7"/>Email = " " + email;<text:line-break/> <text:s text:c="3"/>}<text:line-break/>}<text:line-break/></text:h>
      <text:h text:outline-level="1" text:style-name="Default Paragraph Style">RacerMenuPageViewModel.cs<text:line-break/></text:h>
      <text:h text:outline-level="1" text:style-name="Code Style">using System;<text:line-break/>using System.Threading.Tasks;<text:line-break/>using System.Windows.Input;<text:line-break/>using App.Models.FromDatabase;<text:line-break/>using ReactiveUI;<text:line-break/>using Splat;<text:line-break/><text:line-break/>namespace App.ViewModels.RacerMenu;<text:line-break/><text:line-break/>public class RacerMenuPageViewModel : ViewModelBase, IRoutableViewModel<text:line-break/>{<text:line-break/> <text:s text:c="3"/>public string UrlPathSegment =&gt; "racerMenu";<text:line-break/> <text:s text:c="3"/>public IScreen HostScreen { get; }<text:line-break/> <text:s text:c="3"/><text:line-break/> <text:s text:c="3"/>private ICommand OnClickBtnContacts { get; set; }<text:line-break/> <text:s text:c="3"/>private ICommand OnClickBtnRaceRegistrationPage { get; set; }<text:line-break/> <text:s text:c="3"/>private ICommand OnClickBtnProfileEditingPage { get; set; }<text:line-break/> <text:s text:c="3"/>private ICommand OnClickBtnMyResultsPage { get; set; }<text:line-break/> <text:s text:c="3"/>private ICommand OnClickBtnMySponsors { get; set; }<text:line-break/><text:line-break/> <text:s text:c="3"/>private User? CurrentUser { get; set; }<text:line-break/><text:line-break/> <text:s text:c="3"/>public RacerMenuPageViewModel(User? user, IPageNavigation container, IScreen? screen = null)<text:line-break/> <text:s text:c="3"/>{<text:line-break/> <text:s text:c="7"/>HostScreen = screen ?? Locator.Current.GetService&lt;IScreen&gt;();<text:line-break/><text:line-break/> <text:s text:c="7"/>CurrentUser = user;<text:line-break/> <text:s text:c="7"/>OnClickBtnContacts = ReactiveCommand.CreateFromTask(_<text:line-break/> <text:s text:c="11"/>=&gt; (CurrentUser.Email != null <text:line-break/> <text:s text:c="18"/>? Task.FromResult(container.OpnInformationAboutContactsWindow(CurrentUser.Email)) : null) <text:line-break/> <text:s text:c="14"/>?? throw new InvalidOperationException());<text:line-break/> <text:s text:c="7"/>OnClickBtnRaceRegistrationPage = ReactiveCommand.Create(() =&gt; container.OpnRaceRegistrationPage(user));<text:line-break/> <text:s text:c="7"/>OnClickBtnProfileEditingPage = ReactiveCommand.Create(() =&gt; container.OpnProfileEditingPage(user));<text:line-break/> <text:s text:c="7"/>OnClickBtnMyResultsPage = ReactiveCommand.Create(() =&gt; container.OpnMyResultsPage(user));<text:line-break/> <text:s text:c="7"/>OnClickBtnMySponsors = ReactiveCommand.Create(() =&gt; container.OpnMySponsorsPage(user));<text:line-break/> <text:s text:c="3"/>}<text:line-break/>}<text:line-break/></text:h>
      <text:h text:outline-level="1" text:style-name="Default Paragraph Style">RaceRegistrationPageViewModel.cs<text:line-break/></text:h>
      <text:h text:outline-level="1" text:style-name="Code Style">using System;<text:line-break/>using System.Collections.Generic;<text:line-break/>using System.Collections.ObjectModel;<text:line-break/>using System.Linq;<text:line-break/>using System.Threading.Tasks;<text:line-break/>using System.Windows.Input;<text:line-break/>using App.Models;<text:line-break/>using App.Models.FromDatabase;<text:line-break/>using ReactiveUI;<text:line-break/>using Splat;<text:line-break/><text:line-break/>namespace App.ViewModels.RacerMenu;<text:line-break/><text:line-break/>public class RaceRegistrationPageViewModel : ViewModelBase, IRoutableViewModel<text:line-break/>{<text:line-break/> <text:s text:c="3"/>public string UrlPathSegment =&gt; "raceRegistration";<text:line-break/> <text:s text:c="3"/>public IScreen HostScreen { get; }<text:line-break/> <text:s text:c="3"/>private ApplicationContext Db { get; set; }<text:line-break/><text:line-break/> <text:s text:c="3"/>private ICommand OnClickBtnCancel { get; set; }<text:line-break/> <text:s text:c="3"/>private ICommand OnClickBtnRegistration { get; set; }<text:line-break/> <text:s text:c="3"/>private ICommand OnClickBtnInformation { get; set; }<text:line-break/><text:line-break/> <text:s text:c="3"/>// choice of race type<text:line-break/> <text:s text:c="3"/>private bool _race2AndHalfKm;<text:line-break/> <text:s text:c="3"/>private bool Race2AndHalfKm<text:line-break/> <text:s text:c="3"/>{<text:line-break/> <text:s text:c="7"/>get =&gt; _race2AndHalfKm;<text:line-break/> <text:s text:c="7"/>set<text:line-break/> <text:s text:c="7"/>{<text:line-break/> <text:s text:c="11"/>_race2AndHalfKm = value;<text:line-break/> <text:s text:c="11"/>ChangeConfirmation(value, 25);<text:line-break/> <text:s text:c="7"/>}<text:line-break/> <text:s text:c="3"/>}<text:line-break/><text:line-break/> <text:s text:c="3"/>private bool _race4Km;<text:line-break/> <text:s text:c="3"/>private bool Race4Km<text:line-break/> <text:s text:c="3"/>{<text:line-break/> <text:s text:c="7"/>get =&gt; _race4Km;<text:line-break/> <text:s text:c="7"/>set<text:line-break/> <text:s text:c="7"/>{<text:line-break/> <text:s text:c="11"/>_race4Km = value;<text:line-break/> <text:s text:c="11"/>ChangeConfirmation(value, 40);<text:line-break/> <text:s text:c="7"/>}<text:line-break/> <text:s text:c="3"/>}<text:line-break/><text:line-break/> <text:s text:c="3"/>private bool _race6AndHalfKm;<text:line-break/> <text:s text:c="3"/>private bool Race6AndHalfKm<text:line-break/> <text:s text:c="3"/>{<text:line-break/> <text:s text:c="7"/>get =&gt; _race6AndHalfKm;<text:line-break/> <text:s text:c="7"/>set<text:line-break/> <text:s text:c="7"/>{<text:line-break/> <text:s text:c="11"/>_race6AndHalfKm = value;<text:line-break/> <text:s text:c="11"/>ChangeConfirmation(value, 65);<text:line-break/> <text:s text:c="7"/>}<text:line-break/> <text:s text:c="3"/>}<text:line-break/><text:line-break/> <text:s text:c="3"/>// sponsorship's details<text:line-break/> <text:s text:c="3"/>private ObservableCollection&lt;Charity?&gt;? Charities { get; set; }<text:line-break/> <text:s text:c="3"/>private Charity? Charity { get; set; }<text:line-break/> <text:s text:c="3"/>private string? SponsorshipTarget { get; set; }<text:line-break/> <text:s text:c="3"/>private int SponsorshipTargetInInt<text:line-break/> <text:s text:c="3"/>{<text:line-break/> <text:s text:c="7"/>get <text:line-break/> <text:s text:c="7"/>{<text:line-break/> <text:s text:c="11"/>try<text:line-break/> <text:s text:c="11"/>{<text:line-break/> <text:s text:c="15"/>if (SponsorshipTarget != null) return int.Parse(SponsorshipTarget);<text:line-break/> <text:s text:c="11"/>}<text:line-break/> <text:s text:c="11"/>catch (Exception) { /* ignored */ }<text:line-break/> <text:s text:c="11"/>return 0;<text:line-break/> <text:s text:c="7"/>}<text:line-break/> <text:s text:c="3"/>} <text:line-break/> <text:s text:c="3"/><text:line-break/> <text:s text:c="3"/>// choice of kit variants<text:line-break/> <text:s text:c="3"/>private bool _variantA;<text:line-break/> <text:s text:c="3"/>private bool VariantA<text:line-break/> <text:s text:c="3"/>{<text:line-break/> <text:s text:c="7"/>get =&gt; _variantA;<text:line-break/> <text:s text:c="7"/>set<text:line-break/> <text:s text:c="7"/>{<text:line-break/> <text:s text:c="11"/>_variantA = value;<text:line-break/> <text:s text:c="11"/>ChangeConfirmation(value, 0);<text:line-break/> <text:s text:c="7"/>}<text:line-break/> <text:s text:c="3"/>}<text:line-break/><text:line-break/> <text:s text:c="3"/>private bool _variantB;<text:line-break/> <text:s text:c="3"/>private bool VariantB<text:line-break/> <text:s text:c="3"/>{<text:line-break/> <text:s text:c="7"/>get =&gt; _variantB;<text:line-break/> <text:s text:c="7"/>set<text:line-break/> <text:s text:c="7"/>{<text:line-break/> <text:s text:c="11"/>_variantB = value;<text:line-break/> <text:s text:c="11"/>ChangeConfirmation(value, 30);<text:line-break/> <text:s text:c="7"/>}<text:line-break/> <text:s text:c="3"/>}<text:line-break/><text:line-break/> <text:s text:c="3"/>private bool _variantC;<text:line-break/> <text:s text:c="3"/>private bool VariantC<text:line-break/> <text:s text:c="3"/>{<text:line-break/> <text:s text:c="7"/>get =&gt; _variantC;<text:line-break/> <text:s text:c="7"/>set<text:line-break/> <text:s text:c="7"/>{<text:line-break/> <text:s text:c="11"/>_variantC = value;<text:line-break/> <text:s text:c="11"/>ChangeConfirmation(value, 50);<text:line-break/> <text:s text:c="7"/>}<text:line-break/> <text:s text:c="3"/>}<text:line-break/> <text:s text:c="3"/><text:line-break/> <text:s text:c="3"/>// registration contribution<text:line-break/> <text:s text:c="3"/>private int Confirmation { get; set; }<text:line-break/> <text:s text:c="3"/>private string RegistrationConfirmation { get; set; } = "$ 0";<text:line-break/> <text:s text:c="3"/><text:line-break/> <text:s text:c="3"/>private ObservableCollection&lt;Registration&gt;? Registrations { get; set; }<text:line-break/><text:line-break/> <text:s text:c="3"/>public RaceRegistrationPageViewModel(User? currentUser, IPageNavigation container, IScreen? screen = null)<text:line-break/> <text:s text:c="3"/>{<text:line-break/> <text:s text:c="7"/>HostScreen = screen ?? Locator.Current.GetService&lt;IScreen&gt;();<text:line-break/> <text:s text:c="7"/>Db = Singleton.GetInstance();<text:line-break/><text:line-break/> <text:s text:c="7"/>if (Db.Charities != null) Charities = new ObservableCollection&lt;Charity?&gt;(Db.Charities);<text:line-break/><text:line-break/> <text:s text:c="7"/>if (Db.Registrations != null) Registrations = new ObservableCollection&lt;Registration&gt;(Db.Registrations);<text:line-break/><text:line-break/> <text:s text:c="7"/>OnClickBtnCancel = ReactiveCommand.Create(container.Back);<text:line-break/> <text:s text:c="7"/>OnClickBtnRegistration = ReactiveCommand.Create(() =&gt; Registration(Db, Registrations, currentUser,<text:line-break/> <text:s text:c="11"/>Confirmation, Charity, SponsorshipTargetInInt, container));<text:line-break/> <text:s text:c="7"/>OnClickBtnInformation = ReactiveCommand.CreateFromTask(async<text:line-break/> <text:s text:c="11"/>=&gt; Charity != null ? Task.FromResult(container.OpnInformationAboutCharityWindow(Charity)) <text:line-break/> <text:s text:c="15"/>: Task.CompletedTask);<text:line-break/> <text:s text:c="3"/>}<text:line-break/><text:line-break/> <text:s text:c="3"/>private void Registration(ApplicationContext db, ICollection&lt;Registration&gt;? registrations, User? user, <text:line-break/> <text:s text:c="7"/>int cost, Charity? charity, int sponsorshipTarget, IPageNavigation container)<text:line-break/> <text:s text:c="3"/>{<text:line-break/> <text:s text:c="7"/>if ((!VariantA &amp;&amp; !VariantB &amp;&amp; !VariantC) || (!Race2AndHalfKm &amp;&amp; !Race4Km &amp;&amp; !Race6AndHalfKm) ||<text:line-break/> <text:s text:c="11"/>charity == null || (sponsorshipTarget &lt;= 0)) return;<text:line-break/> <text:s text:c="7"/>if (db.Racers != null)<text:line-break/> <text:s text:c="7"/>{<text:line-break/> <text:s text:c="11"/>var racer = db.Racers.FirstOrDefault(x =&gt; x != null &amp;&amp; x.Last_Name != null <text:line-break/> <text:s text:c="63"/>&amp;&amp; x.First_Name != null <text:line-break/> <text:s text:c="63"/>&amp;&amp; x.First_Name.Equals(user.First_Name) <text:line-break/> <text:s text:c="63"/>&amp;&amp; x.Last_Name.Equals(user.Last_Name));<text:line-break/> <text:s text:c="11"/>var currentInventoryTypeId = 0;<text:line-break/> <text:s text:c="11"/>if (VariantA) currentInventoryTypeId = 1;<text:line-break/> <text:s text:c="11"/>else if (VariantB) currentInventoryTypeId = 2;<text:line-break/> <text:s text:c="11"/>else if (VariantC) currentInventoryTypeId = 3;<text:line-break/> <text:s text:c="11"/>Registration registration = new Registration()<text:line-break/> <text:s text:c="11"/>{<text:line-break/> <text:s text:c="15"/>Racer = racer,<text:line-break/> <text:s text:c="15"/>Registration_Date = DateTime.Today,<text:line-break/> <text:s text:c="15"/>ID_Registration_Status = 1, // registered<text:line-break/> <text:s text:c="15"/>Cost = cost,<text:line-break/> <text:s text:c="15"/>Charity = charity,<text:line-break/> <text:s text:c="15"/>SponsorshipTarget = sponsorshipTarget,<text:line-break/> <text:s text:c="15"/>InventoryTypeId = currentInventoryTypeId<text:line-break/> <text:s text:c="11"/>};<text:line-break/> <text:s text:c="11"/>registrations?.Add(registration);<text:line-break/> <text:s text:c="11"/>db.Registrations?.Add(registration);<text:line-break/> <text:s text:c="7"/>}<text:line-break/><text:line-break/> <text:s text:c="7"/>db.SaveChanges();<text:line-break/> <text:s text:c="7"/>container.OpnConfirmationOfRacerRegistrationPage();<text:line-break/> <text:s text:c="3"/>}<text:line-break/><text:line-break/> <text:s text:c="3"/>private void ChangeConfirmation(bool condition, int addition)<text:line-break/> <text:s text:c="3"/>{<text:line-break/> <text:s text:c="7"/>Confirmation += condition ? addition : -addition;<text:line-break/> <text:s text:c="7"/>RegistrationConfirmation = $"$ {Confirmation}";<text:line-break/> <text:s text:c="3"/>}<text:line-break/>}<text:line-break/></text:h>
      <text:h text:outline-level="1" text:style-name="Default Paragraph Style">MySponsorsPageViewModel.cs<text:line-break/></text:h>
      <text:h text:outline-level="1" text:style-name="Code Style">using System.Collections.Generic;<text:line-break/>using System.Collections.ObjectModel;<text:line-break/>using System.Linq;<text:line-break/>using App.Models;<text:line-break/>using App.Models.FromDatabase;<text:line-break/>using ReactiveUI;<text:line-break/>using Splat;<text:line-break/><text:line-break/>namespace App.ViewModels.RacerMenu;<text:line-break/><text:line-break/>public class MySponsorsPageViewModel : ViewModelBase, IRoutableViewModel<text:line-break/>{<text:line-break/> <text:s text:c="3"/>public string UrlPathSegment =&gt; "mySponsors";<text:line-break/> <text:s text:c="3"/>public IScreen HostScreen { get; }<text:line-break/> <text:s text:c="3"/>private ApplicationContext Db { get; set; }<text:line-break/><text:line-break/> <text:s text:c="3"/>private ObservableCollection&lt;Sponsorship&gt;? Sponsorships { get; set; }<text:line-break/> <text:s text:c="3"/>private string? FinalAmount { get; set; }<text:line-break/> <text:s text:c="3"/><text:line-break/> <text:s text:c="3"/>public MySponsorsPageViewModel(User? currentUser, IScreen? screen = null)<text:line-break/> <text:s text:c="3"/>{<text:line-break/> <text:s text:c="7"/>HostScreen = screen ?? Locator.Current.GetService&lt;IScreen&gt;();<text:line-break/> <text:s text:c="7"/>Db = Singleton.GetInstance();<text:line-break/><text:line-break/> <text:s text:c="7"/>if (Db.Racers != null)<text:line-break/> <text:s text:c="7"/>{<text:line-break/> <text:s text:c="11"/>var currentRacer = Db.Racers.FirstOrDefault(x =&gt; x != null &amp;&amp; x.Last_Name != null <text:line-break/> <text:s text:c="70"/>&amp;&amp; x.First_Name != null <text:line-break/> <text:s text:c="70"/>&amp;&amp; x.First_Name.Equals(currentUser.First_Name) <text:line-break/> <text:s text:c="70"/>&amp;&amp; x.Last_Name.Equals(currentUser.Last_Name));<text:line-break/> <text:s text:c="11"/>if (Db.Sponsorships != null)<text:line-break/> <text:s text:c="15"/>Sponsorships = new ObservableCollection&lt;Sponsorship&gt;(Db.Sponsorships.Where(x<text:line-break/> <text:s text:c="19"/>=&gt; currentRacer != null &amp;&amp; x.ID_Racer.Equals(currentRacer.ID_Racer)));<text:line-break/> <text:s text:c="7"/>}<text:line-break/><text:line-break/> <text:s text:c="7"/>if (Sponsorships != null) FinalAmount = GetFinalMountForView(Sponsorships);<text:line-break/> <text:s text:c="3"/>}<text:line-break/><text:line-break/> <text:s text:c="3"/>private string GetFinalMountForView(IReadOnlyCollection&lt;Sponsorship&gt;? sponsorships)<text:line-break/> <text:s text:c="3"/>{<text:line-break/> <text:s text:c="7"/>decimal finalAmount = 0;<text:line-break/> <text:s text:c="7"/>if (sponsorships == null) return "Всего $" + finalAmount;<text:line-break/> <text:s text:c="7"/>finalAmount = sponsorships.Sum(sponsorship =&gt; sponsorship.Amount);<text:line-break/> <text:s text:c="7"/>return "Всего $" + finalAmount;<text:line-break/> <text:s text:c="3"/>}<text:line-break/>}<text:line-break/></text:h>
      <text:h text:outline-level="1" text:style-name="Default Paragraph Style">MyResultsPageViewModel.cs<text:line-break/></text:h>
      <text:h text:outline-level="1" text:style-name="Code Style">using System;<text:line-break/>using System.Collections.Generic;<text:line-break/>using System.Linq;<text:line-break/>using System.Windows.Input;<text:line-break/>using App.Models;<text:line-break/>using App.Models.FromDatabase;<text:line-break/>using App.Models.OnlyView;<text:line-break/>using ReactiveUI;<text:line-break/>using Splat;<text:line-break/><text:line-break/>namespace App.ViewModels.RacerMenu;<text:line-break/><text:line-break/>public class MyResultsPageViewModel : ViewModelBase, IRoutableViewModel<text:line-break/>{<text:line-break/> <text:s text:c="3"/>public string UrlPathSegment =&gt; "myResults";<text:line-break/> <text:s text:c="3"/>public IScreen HostScreen { get; }<text:line-break/> <text:s text:c="3"/>private ApplicationContext Db { get; set; }<text:line-break/><text:line-break/> <text:s text:c="3"/>private ICommand? OnClickBtnChangeCurrentCategory { get; set; }<text:line-break/> <text:s text:c="3"/>private ICommand OnClickBtnShowAllResults { get; set; }<text:line-break/><text:line-break/> <text:s text:c="3"/>private string? ViewGender { get; set; }<text:line-break/> <text:s text:c="3"/>private string? AgeCategory { get; set; }<text:line-break/> <text:s text:c="3"/>private AgeCategory? CurrentAgeCategory { get; set; }<text:line-break/> <text:s text:c="3"/>private string CategoryName { get; set; } = "Место по категории";<text:line-break/> <text:s text:c="3"/>private List&lt;MyResult&gt;? RequiredResults { get; set; }<text:line-break/> <text:s text:c="3"/>private Category CurrentCategory { get; set; } = Category.None;<text:line-break/><text:line-break/> <text:s text:c="3"/>public MyResultsPageViewModel(User? currentUser, IPageNavigation container, IScreen? screen = null)<text:line-break/> <text:s text:c="3"/>{<text:line-break/> <text:s text:c="7"/>HostScreen = screen ?? Locator.Current.GetService&lt;IScreen&gt;();<text:line-break/> <text:s text:c="7"/>Db = Singleton.GetInstance();<text:line-break/><text:line-break/> <text:s text:c="7"/>if (Db.Racers != null)<text:line-break/> <text:s text:c="7"/>{<text:line-break/> <text:s text:c="11"/>var currentRacer = Db.Racers.FirstOrDefault(x =&gt; x != null &amp;&amp; x.First_Name != null <text:line-break/> <text:s text:c="70"/>&amp;&amp; x.Last_Name != null <text:line-break/> <text:s text:c="70"/>&amp;&amp; x.First_Name.Equals(currentUser.First_Name) <text:line-break/> <text:s text:c="70"/>&amp;&amp; x.Last_Name.Equals(currentUser.Last_Name));<text:line-break/><text:line-break/> <text:s text:c="11"/>ViewGender = GetViewGender(Db, currentRacer);<text:line-break/> <text:s text:c="11"/>CurrentAgeCategory = GetCurrentAgeCategory(Db, currentRacer);<text:line-break/> <text:s text:c="11"/>AgeCategory = CurrentAgeCategory?.Title;<text:line-break/> <text:s text:c="11"/>RequiredResults = GetRequiredResults(Db, currentRacer/*, CurrentAgeCategory*/);<text:line-break/><text:line-break/> <text:s text:c="11"/>OnClickBtnChangeCurrentCategory = ReactiveCommand.Create(() =&gt; ChangeCurrentCategory(Db, currentRacer));<text:line-break/> <text:s text:c="7"/>}<text:line-break/><text:line-break/> <text:s text:c="7"/>OnClickBtnShowAllResults = ReactiveCommand.Create(container.OpnPastRaceResultsPage);<text:line-break/> <text:s text:c="3"/>}<text:line-break/><text:line-break/> <text:s text:c="3"/>private string? GetViewGender(ApplicationContext db, Racer? currentRacer)<text:line-break/> <text:s text:c="3"/>{<text:line-break/> <text:s text:c="7"/>if (db.Genders == null) return string.Empty;<text:line-break/> <text:s text:c="7"/>var currentGender = db.Genders.FirstOrDefault(x =&gt; currentRacer != null <text:line-break/> <text:s text:c="58"/>&amp;&amp; x.ID_Gender.Equals(currentRacer.Gender));<text:line-break/> <text:s text:c="7"/>return currentGender?.Gender_Name;<text:line-break/> <text:s text:c="3"/>}<text:line-break/><text:line-break/> <text:s text:c="3"/>private readonly AgeCategory[] _ageCategories = new AgeCategory[6]{<text:line-break/> <text:s text:c="7"/>new () {<text:line-break/> <text:s text:c="11"/>To = 17,<text:line-break/> <text:s text:c="11"/>Title = "до 18"<text:line-break/> <text:s text:c="7"/>},<text:line-break/> <text:s text:c="7"/>new() {<text:line-break/> <text:s text:c="11"/>From = 18,<text:line-break/> <text:s text:c="11"/>To = 29,<text:line-break/> <text:s text:c="11"/>Title = "от 18 до 29"<text:line-break/> <text:s text:c="7"/>},<text:line-break/> <text:s text:c="7"/>new() {<text:line-break/> <text:s text:c="11"/>From = 30,<text:line-break/> <text:s text:c="11"/>To = 39,<text:line-break/> <text:s text:c="11"/>Title = "от 30 до 39"<text:line-break/> <text:s text:c="7"/>},<text:line-break/> <text:s text:c="7"/>new() {<text:line-break/> <text:s text:c="11"/>From = 40,<text:line-break/> <text:s text:c="11"/>To = 55,<text:line-break/> <text:s text:c="11"/>Title = "от 40 до 55"<text:line-break/> <text:s text:c="7"/>},<text:line-break/> <text:s text:c="7"/>new() {<text:line-break/> <text:s text:c="11"/>From = 56,<text:line-break/> <text:s text:c="11"/>To = 70,<text:line-break/> <text:s text:c="11"/>Title = "от 56 до 70"<text:line-break/> <text:s text:c="7"/>},<text:line-break/> <text:s text:c="7"/>new() {<text:line-break/> <text:s text:c="11"/>From = 70,<text:line-break/> <text:s text:c="11"/>Title = "более 70"<text:line-break/> <text:s text:c="7"/>}<text:line-break/> <text:s text:c="3"/>};<text:line-break/> <text:s text:c="3"/>private AgeCategory? GetCurrentAgeCategory(ApplicationContext db, Racer? currentRacer)<text:line-break/> <text:s text:c="3"/>{<text:line-break/> <text:s text:c="7"/>if (currentRacer == null) return null;<text:line-break/> <text:s text:c="7"/>var racerAge = DateTime.Today.Year - currentRacer.DateOfBirth.Year;<text:line-break/><text:line-break/> <text:s text:c="7"/>return _ageCategories.FirstOrDefault(ageCategory =&gt; ageCategory.From &lt;= racerAge &amp;&amp; racerAge &lt;= ageCategory.To);<text:line-break/> <text:s text:c="3"/>}<text:line-break/><text:line-break/> <text:s text:c="3"/>private enum Category { None, OneGender, OneAge }<text:line-break/><text:line-break/> <text:s text:c="3"/>private void ChangeCurrentCategory(ApplicationContext db, Racer? currentRacer)<text:line-break/> <text:s text:c="3"/>{<text:line-break/> <text:s text:c="7"/>switch (CurrentCategory)<text:line-break/> <text:s text:c="7"/>{<text:line-break/> <text:s text:c="11"/>case Category.OneAge:<text:line-break/> <text:s text:c="11"/>case Category.None:<text:line-break/> <text:s text:c="15"/>CurrentCategory = Category.OneGender;<text:line-break/> <text:s text:c="15"/>CategoryName = "Место по возврасту";<text:line-break/> <text:s text:c="15"/>break;<text:line-break/> <text:s text:c="11"/>case Category.OneGender:<text:line-break/> <text:s text:c="15"/>CurrentCategory = Category.OneAge;<text:line-break/> <text:s text:c="15"/>CategoryName = "Место по полу";<text:line-break/> <text:s text:c="15"/>break;<text:line-break/> <text:s text:c="11"/>default:<text:line-break/> <text:s text:c="15"/>throw new ArgumentOutOfRangeException();<text:line-break/> <text:s text:c="7"/>}<text:line-break/><text:line-break/> <text:s text:c="7"/>RequiredResults = GetRequiredResults(db, currentRacer);<text:line-break/> <text:s text:c="3"/>}<text:line-break/> <text:s text:c="3"/><text:line-break/> <text:s text:c="3"/>private List&lt;MyResult&gt;? GetRequiredResults(ApplicationContext db, Racer? currentRacer)<text:line-break/> <text:s text:c="3"/>{<text:line-break/> <text:s text:c="7"/>List&lt;MyResult&gt;? requiredResults = new();<text:line-break/><text:line-break/> <text:s text:c="7"/>if (db.Registrations == null) return requiredResults;<text:line-break/> <text:s text:c="7"/>List&lt;Registration&gt; registrations = new(db.Registrations.Where(x <text:line-break/> <text:s text:c="11"/>=&gt; x.Racer.Equals(currentRacer)).ToList());<text:line-break/> <text:s text:c="7"/>foreach (var registration in registrations)<text:line-break/> <text:s text:c="7"/>{<text:line-break/> <text:s text:c="11"/>if (db.Results == null) continue;<text:line-break/> <text:s text:c="11"/>List&lt;Result&gt; currentResults = new(db.Results.Where(x<text:line-break/> <text:s text:c="15"/>=&gt; x.Registration.Equals(registration)).ToList());<text:line-break/> <text:s text:c="11"/>foreach (var result in currentResults)<text:line-break/> <text:s text:c="11"/>{<text:line-break/> <text:s text:c="15"/>var currentMyResult = new MyResult();<text:line-break/> <text:s text:c="15"/>if (db.Events != null)<text:line-break/> <text:s text:c="15"/>{<text:line-break/> <text:s text:c="19"/>var currentEvent = db.Events.FirstOrDefault(x =&gt; x != null <text:line-break/> <text:s text:c="68"/>&amp;&amp; x.ID_Event.Equals(result.ID_Event));<text:line-break/> <text:s text:c="19"/>var currentRace = db.Races?.FirstOrDefault(x =&gt; x != null &amp;&amp; currentEvent != null <text:line-break/> <text:s text:c="77"/>&amp;&amp; x.ID_Race.Equals(currentEvent.ID_Race));<text:line-break/><text:line-break/> <text:s text:c="19"/>if (currentRace != null)<text:line-break/> <text:s text:c="23"/>currentMyResult.EventName = currentRace.Year_Held + " " + currentRace.Sity;<text:line-break/><text:line-break/> <text:s text:c="19"/>if (db.EventTypes != null)<text:line-break/> <text:s text:c="19"/>{<text:line-break/> <text:s text:c="23"/>var currentEventType = db.EventTypes.FirstOrDefault(x<text:line-break/> <text:s text:c="27"/>=&gt; x != null &amp;&amp; currentEvent != null &amp;&amp; x.ID_Event_type.Equals(currentEvent.ID_EventType));<text:line-break/><text:line-break/> <text:s text:c="23"/>currentMyResult.RaceType = currentEventType?.Event_Type_Name;<text:line-break/> <text:s text:c="19"/>}<text:line-break/><text:line-break/> <text:s text:c="19"/>currentMyResult.Time =<text:line-break/> <text:s text:c="23"/>(result.RaceTime.Hours == 0 ? string.Empty : result.RaceTime.Hours + "h ") + " "<text:line-break/> <text:s text:c="23"/>+ result.RaceTime.Minutes + "m " + result.RaceTime.Seconds + "s";<text:line-break/> <text:s text:c="19"/>currentMyResult.CommonPlace = "#" + result.BidNumber;<text:line-break/><text:line-break/> <text:s text:c="19"/>List&lt;Result&gt; eventResults = new(db.Results.Where(x<text:line-break/> <text:s text:c="23"/>=&gt; currentEvent != null &amp;&amp; x.ID_Event.Equals(currentEvent.ID_Event)).ToList());<text:line-break/> <text:s text:c="19"/>List&lt;Result&gt; singleGenderResults = new();<text:line-break/> <text:s text:c="19"/>List&lt;Result&gt; singleAgeResults = new();<text:line-break/> <text:s text:c="19"/>foreach (var eventResult in eventResults)<text:line-break/> <text:s text:c="19"/>{<text:line-break/> <text:s text:c="23"/>var eventRegistration = db.Registrations.FirstOrDefault(x<text:line-break/> <text:s text:c="27"/>=&gt; x.ID_Registration.Equals(eventResult.ID_Registration));<text:line-break/> <text:s text:c="23"/>if (eventRegistration == null) continue;<text:line-break/> <text:s text:c="23"/>{<text:line-break/> <text:s text:c="27"/>var eventRacer = db.Racers?.FirstOrDefault(x<text:line-break/> <text:s text:c="31"/>=&gt; x != null &amp;&amp; x.ID_Racer.Equals(eventRegistration.ID_Racer));<text:line-break/> <text:s text:c="27"/>if (eventRacer == null) continue;<text:line-break/> <text:s text:c="27"/>if (currentRacer != null &amp;&amp; eventRacer.Gender.Equals(currentRacer.Gender))<text:line-break/> <text:s text:c="31"/>singleGenderResults.Add(eventResult);<text:line-break/> <text:s text:c="27"/>if (GetCurrentAgeCategory(db, eventRacer)!<text:line-break/> <text:s text:c="31"/>.Equals(GetCurrentAgeCategory(db, currentRacer)))<text:line-break/> <text:s text:c="31"/>singleAgeResults.Add(eventResult);<text:line-break/> <text:s text:c="23"/>}<text:line-break/> <text:s text:c="19"/>}<text:line-break/><text:line-break/> <text:s text:c="19"/>foreach (var singleGenderResult in singleGenderResults)<text:line-break/> <text:s text:c="23"/>singleGenderResult.GenderPlace = singleGenderResult.BidNumber;<text:line-break/><text:line-break/> <text:s text:c="19"/>for (int i = 0; i &lt; singleGenderResults.Count; i++)<text:line-break/> <text:s text:c="19"/>{<text:line-break/> <text:s text:c="23"/>for (int j = i + 1; j &lt; singleGenderResults.Count; j++)<text:line-break/> <text:s text:c="23"/>{<text:line-break/> <text:s text:c="27"/>if (singleGenderResults[i].GenderPlace &lt;= singleGenderResults[j].GenderPlace) continue;<text:line-break/> <text:s text:c="27"/>(singleGenderResults[i], singleGenderResults[j]) <text:line-break/> <text:s text:c="31"/>= (singleGenderResults[j], singleGenderResults[i]);<text:line-break/> <text:s text:c="23"/>}<text:line-break/> <text:s text:c="19"/>}<text:line-break/><text:line-break/> <text:s text:c="19"/>foreach (var singleAgeResult in singleAgeResults)<text:line-break/> <text:s text:c="23"/>singleAgeResult.GenderPlace = singleAgeResult.BidNumber;<text:line-break/><text:line-break/> <text:s text:c="19"/>for (int i = 0; i &lt; singleAgeResults.Count; i++)<text:line-break/> <text:s text:c="19"/>{<text:line-break/> <text:s text:c="23"/>for (int j = i + 1; j &lt; singleAgeResults.Count; j++)<text:line-break/> <text:s text:c="23"/>{<text:line-break/> <text:s text:c="27"/>if (singleAgeResults[i].AgePlace &lt;= singleAgeResults[j].AgePlace) continue;<text:line-break/> <text:s text:c="27"/>(singleAgeResults[i], singleAgeResults[j]) = (singleAgeResults[j], singleAgeResults[i]);<text:line-break/> <text:s text:c="23"/>}<text:line-break/> <text:s text:c="19"/>}<text:line-break/><text:line-break/> <text:s text:c="19"/>switch (CurrentCategory)<text:line-break/> <text:s text:c="19"/>{<text:line-break/> <text:s text:c="23"/>case Category.OneAge:<text:line-break/> <text:s text:c="23"/>{<text:line-break/> <text:s text:c="27"/>for (int i = 1; i &lt; singleGenderResults.Count; i++)<text:line-break/> <text:s text:c="31"/>//singleGenderResults[i].GenderPlace = i;<text:line-break/> <text:s text:c="31"/>if (result.ID_Result == singleGenderResults[i].ID_Result)<text:line-break/> <text:s text:c="35"/>currentMyResult.SelectedCategoryPlace = "#" + i;<text:line-break/> <text:s text:c="27"/>break;<text:line-break/> <text:s text:c="23"/>}<text:line-break/> <text:s text:c="23"/>case Category.OneGender:<text:line-break/> <text:s text:c="23"/>{<text:line-break/> <text:s text:c="27"/>for (int i = 1; i &lt; singleAgeResults.Count; i++)<text:line-break/> <text:s text:c="31"/>//singleAgeResults[i].AgePlace = i;<text:line-break/> <text:s text:c="31"/>if (result.ID_Result == singleAgeResults[i].ID_Result)<text:line-break/> <text:s text:c="35"/>currentMyResult.SelectedCategoryPlace = "#" + i;<text:line-break/> <text:s text:c="27"/>break;<text:line-break/> <text:s text:c="23"/>}<text:line-break/> <text:s text:c="23"/>default:<text:line-break/> <text:s text:c="27"/>currentMyResult.SelectedCategoryPlace = "#?";<text:line-break/> <text:s text:c="27"/>break;<text:line-break/> <text:s text:c="19"/>}<text:line-break/> <text:s text:c="15"/>}<text:line-break/><text:line-break/> <text:s text:c="15"/>requiredResults.Add(currentMyResult);<text:line-break/> <text:s text:c="11"/>}<text:line-break/> <text:s text:c="7"/>}<text:line-break/><text:line-break/> <text:s text:c="7"/>return requiredResults;<text:line-break/> <text:s text:c="3"/>}<text:line-break/>}<text:line-break/></text:h>
      <text:h text:outline-level="1" text:style-name="Default Paragraph Style">InformationAboutCharityWindowViewModel.cs<text:line-break/></text:h>
      <text:h text:outline-level="1" text:style-name="Code Style">using System.Collections.ObjectModel;<text:line-break/>using App.Models;<text:line-break/>using App.Models.FromDatabase;<text:line-break/><text:line-break/>namespace App.ViewModels.RacerMenu;<text:line-break/><text:line-break/>public class InformationAboutCharityWindowViewModel : ViewModelBase<text:line-break/>{<text:line-break/> <text:s text:c="3"/>public string UrlPathSegment =&gt; "informationAboutCharity";<text:line-break/> <text:s text:c="3"/>private ApplicationContext Db { get; set; }<text:line-break/> <text:s text:c="3"/><text:line-break/> <text:s text:c="3"/>private string? CharityName { get; set; }<text:line-break/> <text:s text:c="3"/>private string? CharityDescription { get; set; }<text:line-break/> <text:s text:c="3"/>private string FullCharityLogo { get; set; }<text:line-break/><text:line-break/> <text:s text:c="3"/>public InformationAboutCharityWindowViewModel(Charity? charity)<text:line-break/> <text:s text:c="3"/>{<text:line-break/> <text:s text:c="7"/>CharityName = charity.Charity_Name;<text:line-break/> <text:s text:c="7"/>CharityDescription = charity.Charity_Description;<text:line-break/><text:line-break/> <text:s text:c="7"/>Db = Singleton.GetInstance();<text:line-break/> <text:s text:c="7"/>if (Db.Charities != null)<text:line-break/> <text:s text:c="7"/>{<text:line-break/> <text:s text:c="11"/>ObservableCollection&lt;Charity&gt; charities = new(Db.Charities!);<text:line-break/> <text:s text:c="11"/>NewCharityLogoAddresses(charities);<text:line-break/> <text:s text:c="7"/>}<text:line-break/><text:line-break/> <text:s text:c="7"/>FullCharityLogo = charity.FullCharity_Logo;<text:line-break/> <text:s text:c="3"/>}<text:line-break/> <text:s text:c="3"/><text:line-break/> <text:s text:c="3"/>private void NewCharityLogoAddresses(ObservableCollection&lt;Charity&gt; charities)<text:line-break/> <text:s text:c="3"/>{<text:line-break/> <text:s text:c="7"/>foreach (var charity in charities)<text:line-break/> <text:s text:c="7"/>{<text:line-break/> <text:s text:c="11"/>string fileName;<text:line-break/> <text:s text:c="11"/>if (charity.Charity_Logo is "Red-Cross.png")<text:line-break/> <text:s text:c="15"/>fileName = "/Assets/Images/CharityLogos/the-red-cross-logo.png";<text:line-break/> <text:s text:c="11"/>else<text:line-break/> <text:s text:c="15"/>fileName = "/Assets/Images/CharityLogos/" + charity.Charity_Logo;<text:line-break/> <text:s text:c="11"/>charity.FullCharity_Logo = fileName;<text:line-break/> <text:s text:c="7"/>}<text:line-break/> <text:s text:c="3"/>}<text:line-break/>}<text:line-break/></text:h>
      <text:h text:outline-level="1" text:style-name="Default Paragraph Style">ProfileEditingPageViewModel.cs<text:line-break/></text:h>
      <text:h text:outline-level="1" text:style-name="Code Style">using System;<text:line-break/>using System.Collections.ObjectModel;<text:line-break/>using System.IO;<text:line-break/>using System.Linq;<text:line-break/>using System.Threading.Tasks;<text:line-break/>using System.Windows.Input;<text:line-break/>using App.Models;<text:line-break/>using App.Models.FromDatabase;<text:line-break/>using ReactiveUI;<text:line-break/>using SixLabors.ImageSharp;<text:line-break/>using SixLabors.ImageSharp.Formats.Png;<text:line-break/>using Splat;<text:line-break/><text:line-break/>namespace App.ViewModels.RacerMenu;<text:line-break/><text:line-break/>public class ProfileEditingPageViewModel : ViewModelBase, IRoutableViewModel<text:line-break/>{<text:line-break/> <text:s text:c="3"/>public string UrlPathSegment =&gt; "profileEditingPage";<text:line-break/> <text:s text:c="3"/>public IScreen HostScreen { get; }<text:line-break/> <text:s text:c="3"/>private ApplicationContext Db { get; set; }<text:line-break/> <text:s text:c="3"/><text:line-break/> <text:s text:c="3"/>private ICommand? OnClickBtnView { get; set; }<text:line-break/> <text:s text:c="3"/>private ICommand? OnClickBtnSave { get; set; }<text:line-break/> <text:s text:c="3"/>private ICommand OnClickBtnCancel { get; set; }<text:line-break/> <text:s text:c="3"/><text:line-break/> <text:s text:c="3"/>// as user-racer<text:line-break/> <text:s text:c="3"/>private string? FirstName { get; set; }<text:line-break/> <text:s text:c="3"/>private string? LastName { get; set; }<text:line-break/> <text:s text:c="3"/><text:line-break/> <text:s text:c="3"/>// as user<text:line-break/> <text:s text:c="3"/>private string? Email { get; set; }<text:line-break/> <text:s text:c="3"/>private string? Password { get; set; }<text:line-break/> <text:s text:c="3"/>private string? RepeatPassword { get; set; }<text:line-break/> <text:s text:c="3"/><text:line-break/> <text:s text:c="3"/>// as racer<text:line-break/> <text:s text:c="3"/>private Gender? Gender { get; set; }<text:line-break/> <text:s text:c="3"/>private DateTimeOffset DateOfBirth { get; set; } <text:line-break/> <text:s text:c="3"/>private Country? Country { get; set; }<text:line-break/> <text:s text:c="3"/><text:line-break/> <text:s text:c="3"/>// as file<text:line-break/> <text:s text:c="3"/>private string? PathToImage { get; set; } <text:line-break/> <text:s text:c="3"/><text:line-break/> <text:s text:c="3"/>private ObservableCollection&lt;Gender?&gt;? Genders { get; set; }<text:line-break/> <text:s text:c="3"/>private ObservableCollection&lt;Country&gt;? Countries { get; set; }<text:line-break/> <text:s text:c="3"/><text:line-break/> <text:s text:c="3"/>private ObservableCollection&lt;DbFile?&gt;? DbFiles { get; set; }<text:line-break/> <text:s text:c="3"/>private ObservableCollection&lt;User?&gt;? Users { get; set; }<text:line-break/> <text:s text:c="3"/>private ObservableCollection&lt;Racer?&gt;? Racers { get; set; }<text:line-break/><text:line-break/> <text:s text:c="3"/>public ProfileEditingPageViewModel(User? currentUser, IPageNavigation container, IScreen? screen = null)<text:line-break/> <text:s text:c="3"/>{<text:line-break/> <text:s text:c="7"/>HostScreen = screen ?? Locator.Current.GetService&lt;IScreen&gt;();<text:line-break/> <text:s text:c="7"/>Db = Singleton.GetInstance();<text:line-break/><text:line-break/> <text:s text:c="7"/>if (Db.Genders != null) Genders = new ObservableCollection&lt;Gender?&gt;(Db.Genders);<text:line-break/> <text:s text:c="7"/>if (Db.Countries != null) Countries = new ObservableCollection&lt;Country&gt;(Db.Countries);<text:line-break/><text:line-break/> <text:s text:c="7"/>if (Db.DbFiles != null) DbFiles = new ObservableCollection&lt;DbFile?&gt;(Db.DbFiles);<text:line-break/> <text:s text:c="7"/>if (Db.Users != null) Users = new ObservableCollection&lt;User?&gt;(Db.Users);<text:line-break/> <text:s text:c="7"/>if (Db.Racers != null)<text:line-break/> <text:s text:c="7"/>{<text:line-break/> <text:s text:c="11"/>Racers = new ObservableCollection&lt;Racer?&gt;(Db.Racers);<text:line-break/><text:line-break/> <text:s text:c="11"/>// filling of fields for filling<text:line-break/> <text:s text:c="11"/>Email = currentUser?.Email;<text:line-break/> <text:s text:c="11"/>FirstName = currentUser?.First_Name;<text:line-break/> <text:s text:c="11"/>LastName = currentUser?.Last_Name;<text:line-break/> <text:s text:c="11"/>var currentRacer = Db.Racers.FirstOrDefault(x =&gt; x != null &amp;&amp; currentUser != null <text:line-break/> <text:s text:c="70"/>&amp;&amp; x.Last_Name != null &amp;&amp; x.First_Name != null <text:line-break/> <text:s text:c="70"/>&amp;&amp; x.First_Name.Equals(currentUser.First_Name) <text:line-break/> <text:s text:c="70"/>&amp;&amp; x.Last_Name.Equals(currentUser.Last_Name));<text:line-break/> <text:s text:c="11"/>Gender = currentRacer?.FullGender;<text:line-break/> <text:s text:c="11"/>var dbFile = currentRacer?.File;<text:line-break/> <text:s text:c="11"/>if (dbFile != null)<text:line-break/> <text:s text:c="11"/>{<text:line-break/> <text:s text:c="15"/>using (var fs = new FileStream(dbFile.FileName, FileMode.OpenOrCreate))<text:line-break/> <text:s text:c="19"/>fs.Write(dbFile.FileItself, 0, dbFile.FileItself.Length);<text:line-break/> <text:s text:c="15"/>PathToImage = Environment.CurrentDirectory + "/" + dbFile.FileName;<text:line-break/> <text:s text:c="11"/>}<text:line-break/><text:line-break/> <text:s text:c="11"/>if (currentRacer != null)<text:line-break/> <text:s text:c="11"/>{<text:line-break/> <text:s text:c="15"/>DateOfBirth = new DateTimeOffset(currentRacer.DateOfBirth);<text:line-break/> <text:s text:c="15"/>Country = currentRacer.Country;<text:line-break/><text:line-break/> <text:s text:c="15"/>OnClickBtnView = ReactiveCommand.CreateFromTask(() =&gt; Task.FromResult(ViewImage(container)));<text:line-break/> <text:s text:c="15"/>OnClickBtnSave = ReactiveCommand.Create(() =&gt; Saving(Db, dbFile, PathToImage, DbFiles, FirstName,<text:line-break/> <text:s text:c="19"/>LastName, currentUser, Password, RepeatPassword, currentRacer, Gender, DateOfBirth, Country));<text:line-break/> <text:s text:c="11"/>}<text:line-break/> <text:s text:c="7"/>}<text:line-break/><text:line-break/> <text:s text:c="7"/>OnClickBtnCancel = ReactiveCommand.Create(container.Back);<text:line-break/> <text:s text:c="3"/>}<text:line-break/> <text:s text:c="3"/><text:line-break/> <text:s text:c="3"/>private async Task ViewImage(IPageNavigation container)<text:line-break/> <text:s text:c="3"/>{<text:line-break/> <text:s text:c="7"/>await container.OpnOpenFileDialog();<text:line-break/> <text:s text:c="7"/>PathToImage = container.GetPathToImage();<text:line-break/> <text:s text:c="3"/>}<text:line-break/> <text:s text:c="3"/><text:line-break/> <text:s text:c="3"/>private void Saving(ApplicationContext db, DbFile? dbFile, string? pathToImage, <text:line-break/> <text:s text:c="7"/>ObservableCollection&lt;DbFile?&gt;? dbFiles, string? firstName, string? lastName, User? user, string? password, <text:line-break/> <text:s text:c="7"/>string? repeatPassword, Racer? racer, Gender? gender, DateTimeOffset dateOfBirth, Country? country)<text:line-break/> <text:s text:c="3"/>{<text:line-break/> <text:s text:c="7"/>if (pathToImage != null)<text:line-break/> <text:s text:c="7"/>{<text:line-break/> <text:s text:c="11"/>var shortFileName = pathToImage[(pathToImage.LastIndexOf('/') + 1)..]; // only unix<text:line-break/> <text:s text:c="11"/>var image = Image.Load(pathToImage);<text:line-break/> <text:s text:c="11"/>byte[] imageData;<text:line-break/> <text:s text:c="11"/>using (var ms = new MemoryStream())<text:line-break/> <text:s text:c="11"/>{<text:line-break/> <text:s text:c="15"/>image.Save(ms, new PngEncoder());<text:line-break/> <text:s text:c="15"/>imageData = ms.ToArray();<text:line-break/> <text:s text:c="11"/>}<text:line-break/><text:line-break/> <text:s text:c="11"/>if (dbFile != null)<text:line-break/> <text:s text:c="11"/>{<text:line-break/> <text:s text:c="15"/>dbFile.FileName = shortFileName;<text:line-break/> <text:s text:c="15"/>dbFile.FileItself = imageData;<text:line-break/> <text:s text:c="11"/>}<text:line-break/> <text:s text:c="11"/>else<text:line-break/> <text:s text:c="11"/>{<text:line-break/> <text:s text:c="15"/>dbFile = new DbFile()<text:line-break/> <text:s text:c="15"/>{<text:line-break/> <text:s text:c="19"/>FileName = shortFileName,<text:line-break/> <text:s text:c="19"/>FileItself = imageData<text:line-break/> <text:s text:c="15"/>};<text:line-break/> <text:s text:c="11"/>}<text:line-break/> <text:s text:c="7"/>}<text:line-break/><text:line-break/> <text:s text:c="7"/>if (user == null) return;<text:line-break/> <text:s text:c="7"/>user.Password = password;<text:line-break/> <text:s text:c="7"/>user.RepeatPassword = repeatPassword;<text:line-break/> <text:s text:c="7"/>user.First_Name = firstName;<text:line-break/> <text:s text:c="7"/>user.Last_Name = lastName;<text:line-break/> <text:s text:c="7"/>user.ID_Role = 'R'; // racer<text:line-break/><text:line-break/> <text:s text:c="7"/>var dateOfBirthInDateTime = dateOfBirth.Date;<text:line-break/> <text:s text:c="7"/>if (racer == null) return;<text:line-break/> <text:s text:c="7"/>racer.First_Name = firstName;<text:line-break/> <text:s text:c="7"/>racer.Last_Name = lastName;<text:line-break/> <text:s text:c="7"/>racer.FullGender = gender;<text:line-break/> <text:s text:c="7"/>if (PathToImage != null) racer.File = dbFile;<text:line-break/> <text:s text:c="7"/>racer.DateOfBirth = dateOfBirthInDateTime;<text:line-break/> <text:s text:c="7"/>racer.Country = country;<text:line-break/><text:line-break/> <text:s text:c="7"/>if (!ApplicationContext.IsValid(user) || !ApplicationContext.IsValid(racer) || !user.PasswordCompare() ||<text:line-break/> <text:s text:c="11"/>!racer.CorrectDateOfBirth()) return;<text:line-break/> <text:s text:c="7"/>if (pathToImage != null)<text:line-break/> <text:s text:c="7"/>{<text:line-break/> <text:s text:c="11"/>db.DbFiles?.Update(dbFile);<text:line-break/><text:line-break/> <text:s text:c="11"/>db.SaveChanges();<text:line-break/> <text:s text:c="7"/>}<text:line-break/><text:line-break/> <text:s text:c="7"/>db.Users?.Update(user);<text:line-break/> <text:s text:c="7"/>db.SaveChanges();<text:line-break/><text:line-break/> <text:s text:c="7"/>db.Racers?.Update(racer);<text:line-break/> <text:s text:c="7"/>db.SaveChanges();<text:line-break/> <text:s text:c="3"/>}<text:line-break/>}<text:line-break/></text:h>
      <text:h text:outline-level="1" text:style-name="Default Paragraph Style">ConfirmationOfRacerRegistrationPageViewModel.cs<text:line-break/></text:h>
      <text:h text:outline-level="1" text:style-name="Code Style">using System.Windows.Input;<text:line-break/>using ReactiveUI;<text:line-break/>using Splat;<text:line-break/><text:line-break/>namespace App.ViewModels.RacerMenu;<text:line-break/><text:line-break/>public class ConfirmationOfRacerRegistrationPageViewModel : ViewModelBase, IRoutableViewModel<text:line-break/>{<text:line-break/> <text:s text:c="3"/>public string UrlPathSegment =&gt; "confirmationOfRacerRegistrationPage";<text:line-break/> <text:s text:c="3"/>public IScreen HostScreen { get; }<text:line-break/><text:line-break/> <text:s text:c="3"/>private ICommand OnClickBtnOK { get; set; }<text:line-break/><text:line-break/> <text:s text:c="3"/>public ConfirmationOfRacerRegistrationPageViewModel(IPageNavigation container, IScreen? screen = null)<text:line-break/> <text:s text:c="3"/>{<text:line-break/> <text:s text:c="7"/>HostScreen = screen ?? Locator.Current.GetService&lt;IScreen&gt;();<text:line-break/><text:line-break/> <text:s text:c="7"/>OnClickBtnOK = ReactiveCommand.Create(container.Back);<text:line-break/> <text:s text:c="3"/>}<text:line-break/>}<text:line-break/></text:h>
      <text:h text:outline-level="1" text:style-name="Default Paragraph Style">DetailedInformationPageViewModel.cs<text:line-break/></text:h>
      <text:h text:outline-level="1" text:style-name="Code Style">using System.Windows.Input;<text:line-break/>using ReactiveUI;<text:line-break/>using Splat;<text:line-break/><text:line-break/>namespace App.ViewModels.InformationMenu;<text:line-break/><text:line-break/>public class DetailedInformationPageViewModel : ViewModelBase, IRoutableViewModel<text:line-break/>{<text:line-break/> <text:s text:c="3"/>public string UrlPathSegment =&gt; "detailedInformation";<text:line-break/> <text:s text:c="3"/>public IScreen HostScreen { get; }<text:line-break/> <text:s text:c="3"/><text:line-break/> <text:s text:c="3"/>private ICommand OnClickBtnKartSkills2017 { get; set; }<text:line-break/> <text:s text:c="3"/>private ICommand OnClickBtnPreviousResults { get; set; }<text:line-break/> <text:s text:c="3"/>private ICommand OnClickBtnListOfCharities { get; set; }<text:line-break/><text:line-break/> <text:s text:c="3"/>public DetailedInformationPageViewModel(IPageNavigation container, IScreen? screen = null)<text:line-break/> <text:s text:c="3"/>{<text:line-break/> <text:s text:c="7"/>HostScreen = screen ?? Locator.Current.GetService&lt;IScreen&gt;();<text:line-break/><text:line-break/> <text:s text:c="7"/>OnClickBtnListOfCharities = ReactiveCommand.Create(container.OpnCharityListPage);<text:line-break/> <text:s text:c="7"/>OnClickBtnKartSkills2017 = ReactiveCommand.Create(container.OpnKartSkills2017Page);<text:line-break/> <text:s text:c="7"/>OnClickBtnPreviousResults = ReactiveCommand.Create(container.OpnPastRaceResultsPage);<text:line-break/> <text:s text:c="3"/>}<text:line-break/>}<text:line-break/></text:h>
      <text:h text:outline-level="1" text:style-name="Default Paragraph Style">CharityListPageViewModel.cs<text:line-break/></text:h>
      <text:h text:outline-level="1" text:style-name="Code Style">using System.Collections.ObjectModel;<text:line-break/>using App.Models;<text:line-break/>using App.Models.FromDatabase;<text:line-break/>using ReactiveUI;<text:line-break/>using Splat;<text:line-break/><text:line-break/>namespace App.ViewModels.InformationMenu;<text:line-break/><text:line-break/>public class CharityListPageViewModel : ViewModelBase, IRoutableViewModel<text:line-break/>{<text:line-break/> <text:s text:c="3"/>public string UrlPathSegment =&gt; "charityList";<text:line-break/> <text:s text:c="3"/>public IScreen HostScreen { get; }<text:line-break/> <text:s text:c="3"/>private ApplicationContext Db { get; set; }<text:line-break/> <text:s text:c="3"/><text:line-break/> <text:s text:c="3"/>private ObservableCollection&lt;Charity&gt;? Charities { get; set; }<text:line-break/><text:line-break/> <text:s text:c="3"/>public CharityListPageViewModel(IScreen? screen = null)<text:line-break/> <text:s text:c="3"/>{<text:line-break/> <text:s text:c="7"/>HostScreen = screen ?? Locator.Current.GetService&lt;IScreen&gt;();<text:line-break/> <text:s text:c="7"/>Db = Singleton.GetInstance();<text:line-break/><text:line-break/> <text:s text:c="7"/>if (Db.Charities != null) Charities = new(Db.Charities!);<text:line-break/><text:line-break/> <text:s text:c="7"/>if (Charities != null) NewCharityLogoAddresses(Charities);<text:line-break/> <text:s text:c="3"/>}<text:line-break/><text:line-break/> <text:s text:c="3"/>private void NewCharityLogoAddresses(ObservableCollection&lt;Charity&gt;? charities)<text:line-break/> <text:s text:c="3"/>{<text:line-break/> <text:s text:c="7"/>if (charities != null)<text:line-break/> <text:s text:c="11"/>foreach (var charity in charities)<text:line-break/> <text:s text:c="11"/>{<text:line-break/> <text:s text:c="15"/>string fileName;<text:line-break/> <text:s text:c="15"/>if (charity.Charity_Logo is "Red-Cross.png")<text:line-break/> <text:s text:c="19"/>fileName = "/Assets/Images/CharityLogos/the-red-cross-logo.png";<text:line-break/> <text:s text:c="15"/>else<text:line-break/> <text:s text:c="19"/>fileName = "/Assets/Images/CharityLogos/" + charity.Charity_Logo;<text:line-break/> <text:s text:c="15"/>charity.FullCharity_Logo = fileName;<text:line-break/> <text:s text:c="11"/>}<text:line-break/> <text:s text:c="3"/>}<text:line-break/>}<text:line-break/></text:h>
      <text:h text:outline-level="1" text:style-name="Default Paragraph Style">RaceMapPageViewModel.cs<text:line-break/></text:h>
      <text:h text:outline-level="1" text:style-name="Code Style">using ReactiveUI;<text:line-break/>using Splat;<text:line-break/><text:line-break/>namespace App.ViewModels.InformationMenu;<text:line-break/><text:line-break/>public class RaceMapPageViewModel : ViewModelBase, IRoutableViewModel<text:line-break/>{<text:line-break/> <text:s text:c="3"/>public string UrlPathSegment =&gt; "raceMap";<text:line-break/> <text:s text:c="3"/>public IScreen HostScreen { get; }<text:line-break/><text:line-break/> <text:s text:c="3"/>public RaceMapPageViewModel(IScreen? screen = null)<text:line-break/> <text:s text:c="3"/>{<text:line-break/> <text:s text:c="7"/>HostScreen = screen ?? Locator.Current.GetService&lt;IScreen&gt;();<text:line-break/> <text:s text:c="3"/>}<text:line-break/>}<text:line-break/></text:h>
      <text:h text:outline-level="1" text:style-name="Default Paragraph Style">RacerCardWindowViewModel.cs<text:line-break/></text:h>
      <text:h text:outline-level="1" text:style-name="Code Style">using System;<text:line-break/>using System.IO;<text:line-break/>using System.Linq;<text:line-break/>using App.Models;<text:line-break/>using App.Models.FromDatabase;<text:line-break/><text:line-break/>namespace App.ViewModels.InformationMenu;<text:line-break/><text:line-break/>public class RacerCardWindowViewModel : ViewModelBase<text:line-break/>{<text:line-break/> <text:s text:c="3"/>public string UrlPathSegment =&gt; "racerCard";<text:line-break/> <text:s text:c="3"/>private ApplicationContext Db { get; set; }<text:line-break/> <text:s text:c="3"/><text:line-break/> <text:s text:c="3"/>private string? PathToImage { get; set; } <text:line-break/> <text:s text:c="3"/>private string RacerName { get; set; }<text:line-break/> <text:s text:c="3"/>private string? Country { get; set; }<text:line-break/> <text:s text:c="3"/>private string Age { get; set; }<text:line-break/><text:line-break/> <text:s text:c="3"/>public RacerCardWindowViewModel(Racer currentRacer)<text:line-break/> <text:s text:c="3"/>{<text:line-break/> <text:s text:c="7"/>Db = Singleton.GetInstance();<text:line-break/><text:line-break/> <text:s text:c="7"/>var file = Db.DbFiles?.FirstOrDefault(x =&gt; x != null &amp;&amp; x.FileId.Equals(currentRacer.FileId));<text:line-break/> <text:s text:c="7"/>if (file != null)<text:line-break/> <text:s text:c="7"/>{<text:line-break/> <text:s text:c="11"/>using (var fs = new FileStream(file.FileName, FileMode.OpenOrCreate)) <text:line-break/> <text:s text:c="15"/>fs.Write(file.FileItself, 0, file.FileItself.Length);<text:line-break/> <text:s text:c="11"/>PathToImage = Environment.CurrentDirectory + "/" + file.FileName;<text:line-break/> <text:s text:c="7"/>}<text:line-break/><text:line-break/> <text:s text:c="7"/>RacerName = currentRacer.First_Name + " " + currentRacer.Last_Name;<text:line-break/><text:line-break/> <text:s text:c="7"/>if (Db.Countries != null)<text:line-break/> <text:s text:c="7"/>{<text:line-break/> <text:s text:c="11"/>Country? country = Db.Countries.FirstOrDefault(x =&gt; x.ID_Country.Equals(currentRacer.ID_Country));<text:line-break/> <text:s text:c="11"/>Country = country?.Country_Name;<text:line-break/> <text:s text:c="7"/>}<text:line-break/><text:line-break/> <text:s text:c="7"/>Age = "Полных лет " + Convert.ToString(DateTime.Today.Year - currentRacer.DateOfBirth.Year);<text:line-break/> <text:s text:c="3"/>}<text:line-break/>}<text:line-break/></text:h>
      <text:h text:outline-level="1" text:style-name="Default Paragraph Style">KartSkills2017PageViewModel.cs<text:line-break/></text:h>
      <text:h text:outline-level="1" text:style-name="Code Style">using System.IO;<text:line-break/>using System.Windows.Input;<text:line-break/>using ReactiveUI;<text:line-break/>using Splat;<text:line-break/><text:line-break/>namespace App.ViewModels.InformationMenu;<text:line-break/><text:line-break/>public class KartSkills2017PageViewModel : ViewModelBase, IRoutableViewModel<text:line-break/>{<text:line-break/> <text:s text:c="3"/>public string UrlPathSegment =&gt; "kartSills2017";<text:line-break/> <text:s text:c="3"/>public IScreen HostScreen { get; }<text:line-break/><text:line-break/> <text:s text:c="3"/>private ICommand OnClickBtnShowFullMap { get; set; }<text:line-break/> <text:s text:c="3"/>private string PathToInfo { get; set; } <text:line-break/><text:line-break/> <text:s text:c="3"/>public KartSkills2017PageViewModel(IPageNavigation container, IScreen? screen = null)<text:line-break/> <text:s text:c="3"/>{<text:line-break/> <text:s text:c="7"/>HostScreen = screen ?? Locator.Current.GetService&lt;IScreen&gt;();<text:line-break/><text:line-break/> <text:s text:c="7"/>OnClickBtnShowFullMap = ReactiveCommand.Create(() =&gt; container.OpnRaceMapPage());<text:line-break/> <text:s text:c="7"/><text:line-break/> <text:s text:c="7"/>PathToInfo = "/Assets/Txt/kart-skills-2017-kart-info.txt";<text:line-break/> <text:s text:c="3"/>}<text:line-break/>}<text:line-break/></text:h>
      <text:h text:outline-level="1" text:style-name="Default Paragraph Style">PastRaceResultsPageViewModel.cs<text:line-break/></text:h>
      <text:h text:outline-level="1" text:style-name="Code Style">using System;<text:line-break/>using System.Collections.ObjectModel;<text:line-break/>using System.Linq;<text:line-break/>using System.Threading.Tasks;<text:line-break/>using System.Windows.Input;<text:line-break/>using App.Models;<text:line-break/>using App.Models.FromDatabase;<text:line-break/>using App.Models.OnlyView;<text:line-break/>using ReactiveUI;<text:line-break/>using Splat;<text:line-break/><text:line-break/>namespace App.ViewModels.InformationMenu;<text:line-break/><text:line-break/>public class PastRaceResultsPageViewModel : ViewModelBase, IRoutableViewModel<text:line-break/>{<text:line-break/> <text:s text:c="3"/>public string UrlPathSegment =&gt; "pastRaceResults";<text:line-break/> <text:s text:c="3"/>public IScreen HostScreen { get; }<text:line-break/> <text:s text:c="3"/>private ApplicationContext Db { get; set; }<text:line-break/><text:line-break/> <text:s text:c="3"/>private ICommand OnClickBtnSearch { get; set; }<text:line-break/> <text:s text:c="3"/><text:line-break/> <text:s text:c="3"/>private ObservableCollection&lt;Event?&gt;? Events { get; set; }<text:line-break/> <text:s text:c="3"/>private Event? Event { get; set; }<text:line-break/> <text:s text:c="3"/>private ObservableCollection&lt;Gender&gt;? Genders { get; set; }<text:line-break/> <text:s text:c="3"/>private Gender? Gender { get; set; }<text:line-break/> <text:s text:c="3"/>private ObservableCollection&lt;EventType?&gt;? EventTypes { get; set; }<text:line-break/> <text:s text:c="3"/>private EventType? EventType { get; set; }<text:line-break/> <text:s text:c="3"/>private AgeCategory[] AgeCategories { get; set; } = {<text:line-break/> <text:s text:c="7"/>new () {<text:line-break/> <text:s text:c="11"/>To = 17,<text:line-break/> <text:s text:c="11"/>Title = "до 18"<text:line-break/> <text:s text:c="7"/>},<text:line-break/> <text:s text:c="7"/>new() {<text:line-break/> <text:s text:c="11"/>From = 18,<text:line-break/> <text:s text:c="11"/>To = 29,<text:line-break/> <text:s text:c="11"/>Title = "от 18 до 29"<text:line-break/> <text:s text:c="7"/>},<text:line-break/> <text:s text:c="7"/>new() {<text:line-break/> <text:s text:c="11"/>From = 30,<text:line-break/> <text:s text:c="11"/>To = 39,<text:line-break/> <text:s text:c="11"/>Title = "от 30 до 39"<text:line-break/> <text:s text:c="7"/>},<text:line-break/> <text:s text:c="7"/>new() {<text:line-break/> <text:s text:c="11"/>From = 40,<text:line-break/> <text:s text:c="11"/>To = 55,<text:line-break/> <text:s text:c="11"/>Title = "от 40 до 55"<text:line-break/> <text:s text:c="7"/>},<text:line-break/> <text:s text:c="7"/>new() {<text:line-break/> <text:s text:c="11"/>From = 56,<text:line-break/> <text:s text:c="11"/>To = 70,<text:line-break/> <text:s text:c="11"/>Title = "от 56 до 70"<text:line-break/> <text:s text:c="7"/>},<text:line-break/> <text:s text:c="7"/>new() {<text:line-break/> <text:s text:c="11"/>From = 70,<text:line-break/> <text:s text:c="11"/>Title = "более 70"<text:line-break/> <text:s text:c="7"/>}<text:line-break/> <text:s text:c="3"/>};<text:line-break/> <text:s text:c="3"/>private AgeCategory? AgeCategory { get; set; }<text:line-break/> <text:s text:c="3"/><text:line-break/> <text:s text:c="3"/>private int RacerCount { get; set; }<text:line-break/> <text:s text:c="3"/>private int RacerWhoFinishCount { get; set; }<text:line-break/> <text:s text:c="3"/>private string? MediumTime { get; set; }<text:line-break/><text:line-break/> <text:s text:c="3"/>private ObservableCollection&lt;PastResult&gt; PastResults { get; set; } = new();<text:line-break/> <text:s text:c="3"/><text:line-break/> <text:s text:c="3"/>public PastRaceResultsPageViewModel(IPageNavigation container, IScreen? screen = null)<text:line-break/> <text:s text:c="3"/>{<text:line-break/> <text:s text:c="7"/>HostScreen = screen ?? Locator.Current.GetService&lt;IScreen&gt;();<text:line-break/> <text:s text:c="7"/>Db = Singleton.GetInstance();<text:line-break/><text:line-break/> <text:s text:c="7"/>if (Db.Events != null) Events = new(Db.Events);<text:line-break/> <text:s text:c="7"/>if (Db.Genders != null) Genders = new(Db.Genders);<text:line-break/> <text:s text:c="7"/>if (Db.EventTypes != null) EventTypes = new(Db.EventTypes);<text:line-break/><text:line-break/> <text:s text:c="7"/>OnClickBtnSearch = ReactiveCommand.Create(() =&gt;<text:line-break/> <text:s text:c="7"/>{<text:line-break/> <text:s text:c="11"/>PastResults = GetPastResults(Db, Event, EventType, AgeCategory, Gender, container);<text:line-break/> <text:s text:c="11"/>if (PastResults.Count &lt;= 0) return;<text:line-break/> <text:s text:c="11"/>RacerCount = PastResults.Count;<text:line-break/> <text:s text:c="11"/>RacerWhoFinishCount = /*logic to getting required information*/ PastResults.Count;<text:line-break/><text:line-break/> <text:s text:c="11"/>var time = PastResults.Sum(pastResult =&gt; pastResult.TimeS.Seconds + pastResult.TimeS.Minutes * 60 <text:line-break/> <text:s text:c="77"/>+ pastResult.TimeS.Hours * 120);<text:line-break/> <text:s text:c="11"/>time /= PastResults.Count;<text:line-break/> <text:s text:c="11"/>var timeS = TimeSpan.FromSeconds(time);<text:line-break/> <text:s text:c="11"/>if (timeS.Hours &gt; 0) MediumTime = timeS.Hours + "ч ";<text:line-break/> <text:s text:c="11"/>MediumTime += timeS.Minutes + "м " + timeS.Seconds + "c";<text:line-break/> <text:s text:c="7"/>});<text:line-break/> <text:s text:c="3"/>}<text:line-break/><text:line-break/> <text:s text:c="3"/>private ObservableCollection&lt;PastResult&gt; GetPastResults(ApplicationContext db, Event? selectedEvent, <text:line-break/> <text:s text:c="7"/>EventType? selectedEventType, AgeCategory? selectedAgeCategory, Gender? selectedGender, <text:line-break/> <text:s text:c="7"/>IPageNavigation container)<text:line-break/> <text:s text:c="3"/>{<text:line-break/> <text:s text:c="7"/>ObservableCollection&lt;PastResult&gt; pastResults = new();<text:line-break/><text:line-break/> <text:s text:c="7"/>if (selectedEvent == null || selectedEventType == null || selectedAgeCategory == null || selectedGender == null)<text:line-break/> <text:s text:c="11"/>return pastResults;<text:line-break/> <text:s text:c="7"/>if (db.Results == null) return pastResults;<text:line-break/> <text:s text:c="7"/>ObservableCollection&lt;Result&gt; results = new(db.Results.Where(x <text:line-break/> <text:s text:c="11"/>=&gt; x.ID_Event.Equals(selectedEvent.ID_Event)));<text:line-break/> <text:s text:c="7"/>for (int i = 0; i &lt; results.Count; i++)<text:line-break/> <text:s text:c="11"/>for (int j = i + 1; j &lt; results.Count; j++)<text:line-break/> <text:s text:c="15"/>if (results[i].RaceTime &gt; results[j].RaceTime)<text:line-break/> <text:s text:c="19"/>(results[i], results[j]) = (results[j], results[i]);<text:line-break/> <text:s text:c="3"/><text:line-break/> <text:s text:c="7"/>int counter = 0;<text:line-break/> <text:s text:c="7"/>foreach (var result in results)<text:line-break/> <text:s text:c="7"/>{<text:line-break/> <text:s text:c="11"/>if (db.Registrations == null) continue;<text:line-break/> <text:s text:c="11"/>var registration = db.Registrations.FirstOrDefault(x <text:line-break/> <text:s text:c="15"/>=&gt; x.ID_Registration.Equals(result.ID_Registration));<text:line-break/> <text:s text:c="11"/>if (db.Racers == null) continue;<text:line-break/> <text:s text:c="11"/>{<text:line-break/> <text:s text:c="15"/>var racer = db.Racers.FirstOrDefault(x =&gt; x != null &amp;&amp; registration != null <text:line-break/> <text:s text:c="67"/>&amp;&amp; x.ID_Racer.Equals(registration.ID_Racer));<text:line-break/> <text:s text:c="15"/>if (racer == null || !racer.Gender.Equals(selectedGender.ID_Gender) ||<text:line-break/> <text:s text:c="19"/>!GetCurrentAgeCategory(db, racer)!.Equals(selectedAgeCategory)) continue;<text:line-break/> <text:s text:c="15"/>{<text:line-break/> <text:s text:c="19"/>if (Db.Events == null) continue;<text:line-break/> <text:s text:c="19"/>var currentEvent = Db.Events.FirstOrDefault(x =&gt; x.ID_Event.Equals(result.ID_Event));<text:line-break/> <text:s text:c="19"/>if (currentEvent == null || !currentEvent.ID_Event.Equals(selectedEvent.ID_Event) ||<text:line-break/> <text:s text:c="23"/>!currentEvent.ID_EventType.Equals(selectedEventType.ID_Event_type)) continue;<text:line-break/> <text:s text:c="19"/>{<text:line-break/> <text:s text:c="23"/>var pastResult = new PastResult<text:line-break/> <text:s text:c="23"/>{<text:line-break/> <text:s text:c="27"/>// position<text:line-break/> <text:s text:c="27"/>Position = "#" + Convert.ToString(++counter)<text:line-break/> <text:s text:c="23"/>};<text:line-break/><text:line-break/> <text:s text:c="23"/>// time<text:line-break/> <text:s text:c="23"/>if (result.RaceTime.Hours &gt; 0) pastResult.Time = result.RaceTime.Hours + "ч ";<text:line-break/> <text:s text:c="23"/>pastResult.Time += result.RaceTime.Minutes + "м " + result.RaceTime.Seconds + "c";<text:line-break/> <text:s text:c="23"/>pastResult.TimeS = result.RaceTime;<text:line-break/> <text:s text:c="23"/><text:line-break/> <text:s text:c="23"/>// racer name<text:line-break/> <text:s text:c="23"/>pastResult.RacerName = racer.First_Name + " " + racer.Last_Name;<text:line-break/> <text:s text:c="23"/><text:line-break/> <text:s text:c="23"/>// command for opening racer card<text:line-break/> <text:s text:c="23"/>pastResult.CmdRacerCard = ReactiveCommand.CreateFromTask(async<text:line-break/> <text:s text:c="27"/>=&gt; Task.FromResult(container.OpnRacerCardWindow(racer)));<text:line-break/> <text:s text:c="23"/><text:line-break/> <text:s text:c="23"/>// country<text:line-break/> <text:s text:c="23"/>if (Db.Races != null)<text:line-break/> <text:s text:c="23"/>{<text:line-break/> <text:s text:c="27"/>var race = Db.Races.FirstOrDefault(x =&gt; x != null <text:line-break/> <text:s text:c="69"/>&amp;&amp; x.ID_Race.Equals(currentEvent.ID_Race));<text:line-break/> <text:s text:c="27"/>pastResult.Country = race?.ID_Country;<text:line-break/> <text:s text:c="23"/>}<text:line-break/><text:line-break/> <text:s text:c="23"/>pastResults.Add(pastResult);<text:line-break/> <text:s text:c="19"/>}<text:line-break/> <text:s text:c="15"/>}<text:line-break/> <text:s text:c="11"/>}<text:line-break/> <text:s text:c="7"/>}<text:line-break/><text:line-break/> <text:s text:c="7"/>return pastResults;<text:line-break/> <text:s text:c="3"/>}<text:line-break/> <text:s text:c="3"/><text:line-break/> <text:s text:c="3"/>private AgeCategory? GetCurrentAgeCategory(ApplicationContext db, Racer currentRacer)<text:line-break/> <text:s text:c="3"/>{<text:line-break/> <text:s text:c="7"/>var racerAge = DateTime.Today.Year - currentRacer.DateOfBirth.Year;<text:line-break/><text:line-break/> <text:s text:c="7"/>return AgeCategories.FirstOrDefault(ageCategory =&gt; ageCategory.From &lt;= racerAge &amp;&amp; racerAge &lt;= ageCategory.To);<text:line-break/> <text:s text:c="3"/>}<text:line-break/>}<text:line-break/></text:h>
      <text:h text:outline-level="1" text:style-name="Default Paragraph Style">UserEditingPageViewModel.cs<text:line-break/></text:h>
      <text:h text:outline-level="1" text:style-name="Code Style">using System.Collections.ObjectModel;<text:line-break/>using System.Windows.Input;<text:line-break/>using App.Models;<text:line-break/>using App.Models.FromDatabase;<text:line-break/>using ReactiveUI;<text:line-break/>using Splat;<text:line-break/><text:line-break/>namespace App.ViewModels.AdministratorMenu;<text:line-break/><text:line-break/>public class UserEditingPageViewModel : ViewModelBase, IRoutableViewModel<text:line-break/>{<text:line-break/> <text:s text:c="3"/>public string UrlPathSegment =&gt; "userEditing";<text:line-break/> <text:s text:c="3"/>public IScreen HostScreen { get; }<text:line-break/> <text:s text:c="3"/>private ApplicationContext Db { get; set; }<text:line-break/> <text:s text:c="3"/><text:line-break/> <text:s text:c="3"/>public string? Email { get; set; }<text:line-break/> <text:s text:c="3"/>public string? FirstName { get; set; }<text:line-break/> <text:s text:c="3"/>public string? LastName { get; set; }<text:line-break/> <text:s text:c="3"/>public ObservableCollection&lt;Role&gt;? Roles { get; set; }<text:line-break/> <text:s text:c="3"/>public Role? Role { get; set; }<text:line-break/> <text:s text:c="3"/>public string? Password { get; set; }<text:line-break/> <text:s text:c="3"/>public string? RepeatPassword { get; set; }<text:line-break/> <text:s text:c="3"/><text:line-break/> <text:s text:c="3"/>public ICommand? OnClickBtnSave { get; set; }<text:line-break/> <text:s text:c="3"/>public ICommand? OnClickBtnCancel { get; set; }<text:line-break/><text:line-break/> <text:s text:c="3"/>public UserEditingPageViewModel(User currentUser, IPageNavigation container, IScreen? screen = null)<text:line-break/> <text:s text:c="3"/>{<text:line-break/> <text:s text:c="7"/>HostScreen = screen ?? Locator.Current.GetService&lt;IScreen&gt;();<text:line-break/> <text:s text:c="7"/>Db = Singleton.GetInstance();<text:line-break/> <text:s text:c="7"/><text:line-break/> <text:s text:c="7"/>Roles = new ObservableCollection&lt;Role&gt;(Db.Roles!);<text:line-break/> <text:s text:c="7"/><text:line-break/> <text:s text:c="7"/>OnClickBtnCancel = ReactiveCommand.Create(container.Back);<text:line-break/> <text:s text:c="7"/>OnClickBtnSave = ReactiveCommand.Create(() =&gt; Save(Db, Email!, FirstName!, LastName!, Role!,<text:line-break/> <text:s text:c="11"/>Password!, RepeatPassword!));<text:line-break/> <text:s text:c="3"/>}<text:line-break/> <text:s text:c="3"/><text:line-break/> <text:s text:c="3"/>private void Save(ApplicationContext db, string email, string firstName, string lastName, Role role,<text:line-break/> <text:s text:c="7"/>string password, string repeatPassword)<text:line-break/> <text:s text:c="3"/>{<text:line-break/> <text:s text:c="7"/>var newUser = new User()<text:line-break/> <text:s text:c="7"/>{<text:line-break/> <text:s text:c="11"/>Email = email,<text:line-break/> <text:s text:c="11"/>First_Name = firstName,<text:line-break/> <text:s text:c="11"/>Last_Name = lastName,<text:line-break/> <text:s text:c="11"/>Role = role,<text:line-break/> <text:s text:c="11"/>Password = password,<text:line-break/> <text:s text:c="11"/>RepeatPassword = repeatPassword<text:line-break/> <text:s text:c="7"/>};<text:line-break/> <text:s text:c="7"/>if (ApplicationContext.IsValid(newUser) &amp;&amp; newUser.PasswordCompare())<text:line-break/> <text:s text:c="7"/>{<text:line-break/> <text:s text:c="11"/>db.Users?.Update(newUser);<text:line-break/> <text:s text:c="11"/>db.SaveChanges();<text:line-break/> <text:s text:c="7"/>}<text:line-break/> <text:s text:c="3"/>}<text:line-break/>}<text:line-break/></text:h>
      <text:h text:outline-level="1" text:style-name="Default Paragraph Style">AdministratorMenuPageViewModel.cs<text:line-break/></text:h>
      <text:h text:outline-level="1" text:style-name="Code Style">using System.Windows.Input;<text:line-break/>using ReactiveUI;<text:line-break/>using Splat;<text:line-break/><text:line-break/>namespace App.ViewModels.AdministratorMenu;<text:line-break/><text:line-break/>public class AdministratorMenuPageViewModel : ViewModelBase, IRoutableViewModel<text:line-break/>{<text:line-break/> <text:s text:c="3"/>public string UrlPathSegment =&gt; "administratorMenu";<text:line-break/> <text:s text:c="3"/>public IScreen HostScreen { get; }<text:line-break/><text:line-break/> <text:s text:c="3"/>private ICommand OnClickBtnInventory { get; set; }<text:line-break/> <text:s text:c="3"/>private ICommand OnClickBtnCharity { get; set; }<text:line-break/> <text:s text:c="3"/>private ICommand OnClickBtnVolunteers { get; set; }<text:line-break/> <text:s text:c="3"/>private ICommand OnClickBtnUsers { get; set; }<text:line-break/><text:line-break/> <text:s text:c="3"/>public AdministratorMenuPageViewModel(IPageNavigation container, IScreen? screen = null)<text:line-break/> <text:s text:c="3"/>{<text:line-break/> <text:s text:c="7"/>HostScreen = screen ?? Locator.Current.GetService&lt;IScreen&gt;();<text:line-break/><text:line-break/> <text:s text:c="7"/>OnClickBtnInventory = ReactiveCommand.Create(container.OpnInventoryPage);<text:line-break/> <text:s text:c="7"/>OnClickBtnCharity = ReactiveCommand.Create(container.OpnCharityControlPage);<text:line-break/> <text:s text:c="7"/>OnClickBtnVolunteers = ReactiveCommand.Create(container.OpnVolunteerControlPage);<text:line-break/> <text:s text:c="7"/>OnClickBtnUsers = ReactiveCommand.Create(container.OpnUserControlPage);<text:line-break/> <text:s text:c="3"/>}<text:line-break/>}<text:line-break/></text:h>
      <text:h text:outline-level="1" text:style-name="Default Paragraph Style">VolunteerLoadPageViewModel.cs<text:line-break/></text:h>
      <text:h text:outline-level="1" text:style-name="Code Style">using System;<text:line-break/>using System.Globalization;<text:line-break/>using System.IO;<text:line-break/>using System.Threading.Tasks;<text:line-break/>using System.Windows.Input;<text:line-break/>using App.Models;<text:line-break/>using App.Models.CsvMap;<text:line-break/>using App.Models.FromDatabase;<text:line-break/>using CsvHelper;<text:line-break/>using ReactiveUI;<text:line-break/>using Splat;<text:line-break/><text:line-break/>namespace App.ViewModels.AdministratorMenu;<text:line-break/><text:line-break/>public class VolunteerLoadPageViewModel : ViewModelBase, IRoutableViewModel<text:line-break/>{<text:line-break/> <text:s text:c="3"/>public string UrlPathSegment =&gt; "volunteerLoad";<text:line-break/> <text:s text:c="3"/>public IScreen HostScreen { get; }<text:line-break/> <text:s text:c="3"/>private ApplicationContext Db { get; set; }<text:line-break/> <text:s text:c="3"/><text:line-break/> <text:s text:c="3"/>private ICommand OnClickBtnView { get; set; }<text:line-break/> <text:s text:c="3"/>private ICommand OnClickBtnLoad { get; set; }<text:line-break/> <text:s text:c="3"/>private ICommand OnClickBtnCancel { get; set; }<text:line-break/> <text:s text:c="3"/><text:line-break/> <text:s text:c="3"/>private string? FileName { get; set; }<text:line-break/><text:line-break/> <text:s text:c="3"/>public VolunteerLoadPageViewModel(IPageNavigation container, IScreen? screen = null)<text:line-break/> <text:s text:c="3"/>{<text:line-break/> <text:s text:c="7"/>HostScreen = screen ?? Locator.Current.GetService&lt;IScreen&gt;();<text:line-break/> <text:s text:c="7"/>Db = Singleton.GetInstance();<text:line-break/><text:line-break/> <text:s text:c="7"/>OnClickBtnView = ReactiveCommand.CreateFromTask(() =&gt; Task.FromResult(GettingFile(container)));<text:line-break/> <text:s text:c="7"/>OnClickBtnLoad = ReactiveCommand.Create(() =&gt; CsvLoading(Db, FileName));<text:line-break/> <text:s text:c="7"/>OnClickBtnCancel = ReactiveCommand.Create(container.Back);<text:line-break/> <text:s text:c="3"/>}<text:line-break/> <text:s text:c="3"/><text:line-break/> <text:s text:c="3"/>private async Task GettingFile(IPageNavigation container)<text:line-break/> <text:s text:c="3"/>{<text:line-break/> <text:s text:c="7"/>await container.OpnOpenFileDialog();<text:line-break/> <text:s text:c="7"/>FileName = container.GetPathToImage();<text:line-break/> <text:s text:c="3"/>}<text:line-break/><text:line-break/> <text:s text:c="3"/>private void CsvLoading(ApplicationContext db, string? fileName)<text:line-break/> <text:s text:c="3"/>{<text:line-break/> <text:s text:c="7"/>try<text:line-break/> <text:s text:c="7"/>{<text:line-break/> <text:s text:c="11"/>if (fileName == null) return;<text:line-break/> <text:s text:c="11"/>using var reader = new CsvReader(new StreamReader(fileName), CultureInfo.InvariantCulture);<text:line-break/> <text:s text:c="11"/>reader.Context.RegisterClassMap&lt;VolunteerMap&gt;();<text:line-break/> <text:s text:c="11"/>var volunteers = reader.GetRecords&lt;Volunteer&gt;();<text:line-break/> <text:s text:c="11"/>if (volunteers == null) return;<text:line-break/> <text:s text:c="11"/>foreach (var volunteer in volunteers) db.Volunteers?.Add(volunteer);<text:line-break/> <text:s text:c="11"/>db.SaveChanges();<text:line-break/> <text:s text:c="7"/>}<text:line-break/> <text:s text:c="7"/>catch (Exception exception)<text:line-break/> <text:s text:c="7"/>{<text:line-break/> <text:s text:c="11"/>var messageBoxStandardWindow = MessageBox.Avalonia.MessageBoxManager<text:line-break/> <text:s text:c="15"/>.GetMessageBoxStandardWindow("Exception!", exception.Message);<text:line-break/> <text:s text:c="11"/>messageBoxStandardWindow.Show();<text:line-break/> <text:s text:c="7"/>}<text:line-break/> <text:s text:c="3"/>}<text:line-break/>}<text:line-break/></text:h>
      <text:h text:outline-level="1" text:style-name="Default Paragraph Style">UserControlPageViewModel.cs<text:line-break/></text:h>
      <text:h text:outline-level="1" text:style-name="Code Style">using System.Collections.Generic;<text:line-break/>using System.Collections.ObjectModel;<text:line-break/>using System.Linq;<text:line-break/>using System.Windows.Input;<text:line-break/>using App.Models;<text:line-break/>using App.Models.FromDatabase;<text:line-break/>using App.Models.OnlyView;<text:line-break/>using ReactiveUI;<text:line-break/>using Splat;<text:line-break/><text:line-break/>namespace App.ViewModels.AdministratorMenu;<text:line-break/><text:line-break/>public class UserControlPageViewModel : ViewModelBase, IRoutableViewModel<text:line-break/>{<text:line-break/> <text:s text:c="3"/>public string UrlPathSegment =&gt; "userControl";<text:line-break/> <text:s text:c="3"/>public IScreen HostScreen { get; }<text:line-break/> <text:s text:c="3"/>private ApplicationContext Db { get; set; }<text:line-break/><text:line-break/> <text:s text:c="3"/>private ICommand OnClickBtnAddNew { get; set; }<text:line-break/> <text:s text:c="3"/>private ICommand? OnClickBtnUpdate { get; set; } <text:s text:c="1"/><text:line-break/> <text:s text:c="3"/><text:line-break/> <text:s text:c="3"/>private ObservableCollection&lt;Role&gt;? Roles { get; set; }<text:line-break/> <text:s text:c="3"/>private Role? Role { get; set; }<text:line-break/> <text:s text:c="3"/><text:line-break/> <text:s text:c="3"/>private string? SearchQuery { get; set; }<text:line-break/> <text:s text:c="3"/><text:line-break/> <text:s text:c="3"/>private int UserCount { get; set; }<text:line-break/> <text:s text:c="3"/><text:line-break/> <text:s text:c="3"/>private ObservableCollection&lt;ViewUser&gt; ViewUsers { get; set; }<text:line-break/><text:line-break/> <text:s text:c="3"/>public UserControlPageViewModel(IPageNavigation container, IScreen? screen = null)<text:line-break/> <text:s text:c="3"/>{<text:line-break/> <text:s text:c="7"/>HostScreen = screen ?? Locator.Current.GetService&lt;IScreen&gt;();<text:line-break/> <text:s text:c="7"/>Db = Singleton.GetInstance();<text:line-break/><text:line-break/> <text:s text:c="7"/>Roles = new ObservableCollection&lt;Role&gt;(Db.Roles!);<text:line-break/><text:line-break/> <text:s text:c="7"/>ViewUsers = GetListWithUsers(Db, container);<text:line-break/> <text:s text:c="7"/>UserCount = ViewUsers.Count;<text:line-break/><text:line-break/> <text:s text:c="7"/>OnClickBtnAddNew = ReactiveCommand.Create(container.OpnUserAddingPage);<text:line-break/> <text:s text:c="7"/>OnClickBtnUpdate = ReactiveCommand.Create(() =&gt;<text:line-break/> <text:s text:c="7"/>{<text:line-break/> <text:s text:c="11"/>ViewUsers = GetListWithUsers(Db, container);<text:line-break/> <text:s text:c="11"/>Update(Role, SearchQuery);<text:line-break/> <text:s text:c="7"/>});<text:line-break/> <text:s text:c="3"/>}<text:line-break/><text:line-break/> <text:s text:c="3"/>private ObservableCollection&lt;ViewUser&gt; GetListWithUsers(ApplicationContext db, IPageNavigation container)<text:line-break/> <text:s text:c="3"/>{<text:line-break/> <text:s text:c="7"/>ObservableCollection&lt;ViewUser&gt; viewUsers = new ();<text:line-break/><text:line-break/> <text:s text:c="7"/>List&lt;User&gt; users = new(db.Users!);<text:line-break/> <text:s text:c="7"/>foreach (var user in users)<text:line-break/> <text:s text:c="7"/>{<text:line-break/> <text:s text:c="11"/>ViewUser additionUser = new ()<text:line-break/> <text:s text:c="11"/>{<text:line-break/> <text:s text:c="15"/>FirstName = user.First_Name,<text:line-break/> <text:s text:c="15"/>LastName = user.Last_Name,<text:line-break/> <text:s text:c="15"/>Email = user.Email<text:line-break/> <text:s text:c="11"/>};<text:line-break/> <text:s text:c="11"/>var currentRole = db.Roles!.FirstOrDefault(x =&gt; x.ID_Role.Equals(user.ID_Role));<text:line-break/> <text:s text:c="11"/>additionUser.Role = currentRole!.Role_Name;<text:line-break/> <text:s text:c="11"/>additionUser.CmdEdit = ReactiveCommand.Create(() =&gt; container.OpnUserEditingPage(user));<text:line-break/> <text:s text:c="11"/><text:line-break/> <text:s text:c="11"/>viewUsers.Add(additionUser);<text:line-break/> <text:s text:c="7"/>}<text:line-break/> <text:s text:c="7"/><text:line-break/> <text:s text:c="7"/>return viewUsers;<text:line-break/> <text:s text:c="3"/>}<text:line-break/><text:line-break/> <text:s text:c="3"/>private void Update(Role? selectedRole, string? searchQuery)<text:line-break/> <text:s text:c="3"/>{<text:line-break/> <text:s text:c="7"/>var viewUsers = ViewUsers.ToList();<text:line-break/> <text:s text:c="7"/>foreach (var user in viewUsers)<text:line-break/> <text:s text:c="7"/>{<text:line-break/> <text:s text:c="11"/>if (Role != null &amp;&amp; searchQuery != null)<text:line-break/> <text:s text:c="15"/>if (user.Role!.Equals(selectedRole!.Role_Name) &amp;&amp; (user.FirstName!.Contains(searchQuery) <text:line-break/> <text:s text:c="66"/>|| user.LastName!.Contains(searchQuery) <text:line-break/> <text:s text:c="66"/>|| user.Email!.Contains(searchQuery) <text:line-break/> <text:s text:c="66"/>|| user.Role!.Contains(searchQuery))) continue;<text:line-break/> <text:s text:c="11"/>if (Role != null)<text:line-break/> <text:s text:c="15"/>if (user.Role!.Equals(selectedRole!.Role_Name)) continue;<text:line-break/> <text:s text:c="11"/>if (searchQuery != null)<text:line-break/> <text:s text:c="15"/>if (user.FirstName!.Contains(searchQuery) || user.LastName!.Contains(searchQuery)<text:line-break/> <text:s text:c="19"/>|| user.Email!.Contains(searchQuery) || user.Role!.Contains(searchQuery)) continue;<text:line-break/> <text:s text:c="11"/>ViewUsers.Remove(user);<text:line-break/> <text:s text:c="7"/>}<text:line-break/> <text:s text:c="7"/><text:line-break/> <text:s text:c="7"/>UserCount = ViewUsers.Count;<text:line-break/> <text:s text:c="3"/>}<text:line-break/>}<text:line-break/></text:h>
      <text:h text:outline-level="1" text:style-name="Default Paragraph Style">InventoryPageViewModel.cs<text:line-break/></text:h>
      <text:h text:outline-level="1" text:style-name="Code Style">using System;<text:line-break/>using System.Collections.Generic;<text:line-break/>using System.Collections.ObjectModel;<text:line-break/>using System.Windows.Input;<text:line-break/>using App.Models;<text:line-break/>using App.Models.FromDatabase;<text:line-break/>using App.Models.OnlyView;<text:line-break/>using ReactiveUI;<text:line-break/>using Splat;<text:line-break/><text:line-break/>namespace App.ViewModels.AdministratorMenu;<text:line-break/><text:line-break/>public class InventoryPageViewModel : ViewModelBase, IRoutableViewModel<text:line-break/>{<text:line-break/> <text:s text:c="3"/>public string UrlPathSegment =&gt; "inventory";<text:line-break/> <text:s text:c="3"/>public IScreen HostScreen { get; }<text:line-break/> <text:s text:c="3"/>private ApplicationContext Db { get; set; }<text:line-break/> <text:s text:c="3"/><text:line-break/> <text:s text:c="3"/>private ICommand OnClickBtnReport { get; set; }<text:line-break/> <text:s text:c="3"/>private ICommand OnClickBtnIncoming { get; set; }<text:line-break/> <text:s text:c="3"/><text:line-break/> <text:s text:c="3"/>private ObservableCollection&lt;IncomingInventory&gt;? IncomingInventories { get; set; }<text:line-break/><text:line-break/> <text:s text:c="3"/>private int RacerCount { get; set; }<text:line-break/> <text:s text:c="3"/>private InventoryControl? InventoryControl { get; set; }<text:line-break/><text:line-break/> <text:s text:c="3"/>public InventoryPageViewModel(IPageNavigation container, IScreen? screen = null)<text:line-break/> <text:s text:c="3"/>{<text:line-break/> <text:s text:c="7"/>HostScreen = screen ?? Locator.Current.GetService&lt;IScreen&gt;();<text:line-break/> <text:s text:c="7"/>Db = Singleton.GetInstance();<text:line-break/><text:line-break/> <text:s text:c="7"/>if (Db.IncomingInventories != null) IncomingInventories<text:line-break/> <text:s text:c="11"/>= new(Db.IncomingInventories);<text:line-break/><text:line-break/> <text:s text:c="7"/>RacerCount = GetRacerCount(Db);<text:line-break/> <text:s text:c="7"/>if (IncomingInventories != null) InventoryControl = GetInventoryControl(Db, IncomingInventories);<text:line-break/><text:line-break/> <text:s text:c="7"/>OnClickBtnIncoming = ReactiveCommand.Create(container.OpnInventoryIncomingPage);<text:line-break/> <text:s text:c="7"/>OnClickBtnReport = ReactiveCommand.Create(container.OpnReportPrintPage);<text:line-break/> <text:s text:c="3"/>}<text:line-break/><text:line-break/> <text:s text:c="3"/>private int GetRacerCount(ApplicationContext db)<text:line-break/> <text:s text:c="3"/>{<text:line-break/> <text:s text:c="7"/>int racerCount = 0;<text:line-break/><text:line-break/> <text:s text:c="7"/>if (db.Registrations == null) return racerCount;<text:line-break/> <text:s text:c="7"/>List&lt;Registration&gt; registrations = new (db.Registrations);<text:line-break/> <text:s text:c="7"/>List&lt;Registration&gt; tempRegistrations = new();<text:line-break/> <text:s text:c="7"/>bool add = true;<text:line-break/> <text:s text:c="7"/>foreach (var registration in registrations)<text:line-break/> <text:s text:c="7"/>{<text:line-break/> <text:s text:c="11"/>foreach (var tempRegistration in tempRegistrations)<text:line-break/> <text:s text:c="11"/>{<text:line-break/> <text:s text:c="15"/>if (tempRegistration.ID_Racer == registration.ID_Racer)<text:line-break/> <text:s text:c="15"/>{<text:line-break/> <text:s text:c="19"/>add = false;<text:line-break/> <text:s text:c="19"/>break;<text:line-break/> <text:s text:c="15"/>}<text:line-break/> <text:s text:c="11"/>}<text:line-break/><text:line-break/> <text:s text:c="11"/>if (add)<text:line-break/> <text:s text:c="11"/>{<text:line-break/> <text:s text:c="15"/>tempRegistrations.Add(registration);<text:line-break/> <text:s text:c="15"/>racerCount++;<text:line-break/> <text:s text:c="11"/>}<text:line-break/> <text:s text:c="11"/>else add = true;<text:line-break/> <text:s text:c="7"/>}<text:line-break/><text:line-break/> <text:s text:c="7"/>return racerCount;<text:line-break/> <text:s text:c="3"/>}<text:line-break/> <text:s text:c="3"/><text:line-break/> <text:s text:c="3"/>private InventoryControl GetInventoryControl(ApplicationContext db, <text:line-break/> <text:s text:c="7"/>ObservableCollection&lt;IncomingInventory&gt;? incomingInventories)<text:line-break/> <text:s text:c="3"/>{<text:line-break/> <text:s text:c="7"/>InventoryControl ic = new();<text:line-break/><text:line-break/> <text:s text:c="7"/>if (db.Registrations != null)<text:line-break/> <text:s text:c="7"/>{<text:line-break/> <text:s text:c="11"/>List&lt;Registration&gt; registrations = new (db.Registrations);<text:line-break/> <text:s text:c="11"/>int selectedTypeA = 0, selectedTypeB = 0, selectedTypeC = 0;<text:line-break/> <text:s text:c="11"/>foreach (var registration in registrations)<text:line-break/> <text:s text:c="11"/>{<text:line-break/> <text:s text:c="15"/>switch (registration.InventoryTypeId)<text:line-break/> <text:s text:c="15"/>{<text:line-break/> <text:s text:c="19"/>case 1: selectedTypeA++;<text:line-break/> <text:s text:c="23"/>break;<text:line-break/> <text:s text:c="19"/>case 2: selectedTypeB++;<text:line-break/> <text:s text:c="23"/>break;<text:line-break/> <text:s text:c="19"/>case 3: selectedTypeC++;<text:line-break/> <text:s text:c="23"/>break;<text:line-break/> <text:s text:c="15"/>}<text:line-break/> <text:s text:c="11"/>}<text:line-break/><text:line-break/> <text:s text:c="11"/>ic.SelectedTypeA = ic.TypeABraceletCount = selectedTypeA;<text:line-break/> <text:s text:c="11"/>ic.SelectedTypeB = ic.TypeBBraceletCount = ic.TypeBHelmetCount = selectedTypeB;<text:line-break/> <text:s text:c="11"/>ic.SelectedTypeC = ic.TypeCBraceletCount = ic.TypeCHelmetCount = ic.TypeCEquipmentCount = selectedTypeC;<text:line-break/><text:line-break/> <text:s text:c="11"/>ic.BraceletNecessary = ic.HelmetNecessary = ic.EquipmentNecessary <text:line-break/> <text:s text:c="15"/>= selectedTypeA + selectedTypeB + selectedTypeC;<text:line-break/> <text:s text:c="7"/>}<text:line-break/><text:line-break/> <text:s text:c="7"/>int braceletsOnWarehouse = 0, helmetsOnWarehouse = 0, equipmentsOnWarehouse = 0;<text:line-break/> <text:s text:c="7"/>if (incomingInventories != null)<text:line-break/> <text:s text:c="11"/>foreach (var incoming in incomingInventories)<text:line-break/> <text:s text:c="11"/>{<text:line-break/> <text:s text:c="15"/>braceletsOnWarehouse += incoming.Bracelet;<text:line-break/> <text:s text:c="15"/>helmetsOnWarehouse += incoming.Helmet;<text:line-break/> <text:s text:c="15"/>equipmentsOnWarehouse += incoming.Equipment;<text:line-break/> <text:s text:c="11"/>}<text:line-break/><text:line-break/> <text:s text:c="7"/>if (braceletsOnWarehouse &gt; ic.BraceletNecessary)<text:line-break/> <text:s text:c="11"/>ic.BraceletResidue = braceletsOnWarehouse - ic.BraceletNecessary;<text:line-break/> <text:s text:c="7"/>else if (braceletsOnWarehouse &lt; ic.BraceletNecessary)<text:line-break/> <text:s text:c="11"/>ic.BraceletAlsoNecessary = Math.Abs(braceletsOnWarehouse - ic.BraceletNecessary);<text:line-break/> <text:s text:c="7"/>if (helmetsOnWarehouse &gt; ic.HelmetNecessary)<text:line-break/> <text:s text:c="11"/>ic.HelmetResidue = helmetsOnWarehouse - ic.HelmetNecessary;<text:line-break/> <text:s text:c="7"/>else if (helmetsOnWarehouse &lt; ic.HelmetNecessary)<text:line-break/> <text:s text:c="11"/>ic.HelmetAlsoNecessary = Math.Abs(helmetsOnWarehouse - ic.HelmetNecessary);<text:line-break/> <text:s text:c="7"/>if (equipmentsOnWarehouse &gt; ic.EquipmentNecessary)<text:line-break/> <text:s text:c="11"/>ic.EquipmentResidue = equipmentsOnWarehouse - ic.EquipmentNecessary;<text:line-break/> <text:s text:c="7"/>else if (equipmentsOnWarehouse &lt; ic.EquipmentNecessary)<text:line-break/> <text:s text:c="11"/>ic.EquipmentAlsoNecessary = Math.Abs(equipmentsOnWarehouse - ic.EquipmentNecessary);<text:line-break/><text:line-break/> <text:s text:c="7"/>return ic;<text:line-break/> <text:s text:c="3"/>}<text:line-break/>}<text:line-break/></text:h>
      <text:h text:outline-level="1" text:style-name="Default Paragraph Style">CharityControlPageViewModel.cs<text:line-break/></text:h>
      <text:h text:outline-level="1" text:style-name="Code Style">using System;<text:line-break/>using System.Collections.ObjectModel;<text:line-break/>using System.IO;<text:line-break/>using System.Linq;<text:line-break/>using System.Windows.Input;<text:line-break/>using App.Models;<text:line-break/>using App.Models.FromDatabase;<text:line-break/>using ReactiveUI;<text:line-break/>using Splat;<text:line-break/><text:line-break/>namespace App.ViewModels.AdministratorMenu;<text:line-break/><text:line-break/>public class CharityControlPageViewModel : ViewModelBase, IRoutableViewModel<text:line-break/>{<text:line-break/> <text:s text:c="3"/>public string UrlPathSegment =&gt; "charityControl";<text:line-break/> <text:s text:c="3"/>public IScreen HostScreen { get; }<text:line-break/> <text:s text:c="3"/>private ApplicationContext Db { get; set; }<text:line-break/> <text:s text:c="3"/><text:line-break/> <text:s text:c="3"/>private ICommand OnClickBtnAddNew { get; set; }<text:line-break/><text:line-break/> <text:s text:c="3"/>private ObservableCollection&lt;Charity?&gt; Charities { get; set; }<text:line-break/><text:line-break/> <text:s text:c="3"/>public CharityControlPageViewModel(IPageNavigation container, IScreen? screen = null)<text:line-break/> <text:s text:c="3"/>{<text:line-break/> <text:s text:c="7"/>HostScreen = screen ?? Locator.Current.GetService&lt;IScreen&gt;();<text:line-break/> <text:s text:c="7"/>Db = Singleton.GetInstance();<text:line-break/><text:line-break/> <text:s text:c="7"/>Charities = GetCharityList(Db, container);<text:line-break/><text:line-break/> <text:s text:c="7"/>OnClickBtnAddNew = ReactiveCommand.Create(() =&gt; container.OpnCharityAddingOrEditingPage());<text:line-break/> <text:s text:c="3"/>}<text:line-break/><text:line-break/> <text:s text:c="3"/>private ObservableCollection&lt;Charity?&gt; GetCharityList(ApplicationContext db, IPageNavigation container)<text:line-break/> <text:s text:c="3"/>{<text:line-break/> <text:s text:c="7"/>if (db.Charities == null) return new ObservableCollection&lt;Charity?&gt;(); <text:line-break/> <text:s text:c="7"/>ObservableCollection&lt;Charity?&gt; charities = new(db.Charities);<text:line-break/><text:line-break/> <text:s text:c="7"/>foreach (var charity in charities)<text:line-break/> <text:s text:c="7"/>{<text:line-break/> <text:s text:c="11"/>var temp = db.DbFiles?.FirstOrDefault(x =&gt; x != null &amp;&amp; x.FileId.Equals(charity.FileId));<text:line-break/> <text:s text:c="11"/>if (temp != null)<text:line-break/> <text:s text:c="11"/>{<text:line-break/> <text:s text:c="15"/>using (var fs = new FileStream(temp.FileName, FileMode.OpenOrCreate)) <text:line-break/> <text:s text:c="19"/>fs.Write(temp.FileItself, 0, temp.FileItself.Length);<text:line-break/> <text:s text:c="15"/>charity.FileName = Environment.CurrentDirectory + "/" + temp.FileName;<text:line-break/> <text:s text:c="11"/>}<text:line-break/><text:line-break/> <text:s text:c="11"/>charity.CmdEdit = ReactiveCommand.Create(() <text:line-break/> <text:s text:c="15"/>=&gt; container.OpnCharityAddingOrEditingPage(charity));<text:line-break/> <text:s text:c="7"/>}<text:line-break/> <text:s text:c="7"/><text:line-break/> <text:s text:c="7"/>return charities;<text:line-break/> <text:s text:c="3"/>}<text:line-break/>}<text:line-break/></text:h>
      <text:h text:outline-level="1" text:style-name="Default Paragraph Style">CharityAddingOrEditingPageViewModel.cs<text:line-break/></text:h>
      <text:h text:outline-level="1" text:style-name="Code Style">using System;<text:line-break/>using System.Collections.Generic;<text:line-break/>using System.IO;<text:line-break/>using System.Threading.Tasks;<text:line-break/>using System.Windows.Input;<text:line-break/>using App.Models;<text:line-break/>using App.Models.FromDatabase;<text:line-break/>using ReactiveUI;<text:line-break/>using SixLabors.ImageSharp;<text:line-break/>using SixLabors.ImageSharp.Formats.Png;<text:line-break/>using Splat;<text:line-break/><text:line-break/>namespace App.ViewModels.AdministratorMenu;<text:line-break/><text:line-break/>public class CharityAddingOrEditingPageViewModel : ViewModelBase, IRoutableViewModel<text:line-break/>{<text:line-break/> <text:s text:c="3"/>public string UrlPathSegment =&gt; "charityAddingOrEditingPageViewModel";<text:line-break/> <text:s text:c="3"/>public IScreen HostScreen { get; }<text:line-break/> <text:s text:c="3"/>private ApplicationContext Db { get; set; }<text:line-break/> <text:s text:c="3"/><text:line-break/> <text:s text:c="3"/>private ICommand OnClickBtnView { get; set; }<text:line-break/> <text:s text:c="3"/>private ICommand OnClickBtnSave { get; set; }<text:line-break/> <text:s text:c="3"/>private ICommand OnClickBtnCancel { get; set; }<text:line-break/> <text:s text:c="3"/><text:line-break/> <text:s text:c="3"/>private string? Title { get; set; }<text:line-break/> <text:s text:c="3"/>private string? Description { get; set; }<text:line-break/> <text:s text:c="3"/>private string? PathToImage { get; set; }<text:line-break/> <text:s text:c="3"/>private DbFile? File { get; set; }<text:line-break/><text:line-break/> <text:s text:c="3"/>public CharityAddingOrEditingPageViewModel(IPageNavigation container, Charity? charity = null, <text:line-break/> <text:s text:c="7"/>IScreen? screen = null)<text:line-break/> <text:s text:c="3"/>{<text:line-break/> <text:s text:c="7"/>HostScreen = screen ?? Locator.Current.GetService&lt;IScreen&gt;();<text:line-break/> <text:s text:c="7"/>Db = Singleton.GetInstance();<text:line-break/><text:line-break/> <text:s text:c="7"/>OnClickBtnView = ReactiveCommand.CreateFromTask(() <text:line-break/> <text:s text:c="11"/>=&gt; Task.FromResult(ViewImage(container)));<text:line-break/> <text:s text:c="7"/><text:line-break/> <text:s text:c="7"/>if (charity == null) <text:line-break/> <text:s text:c="11"/>OnClickBtnSave = ReactiveCommand.Create(() =&gt; Adding(Db, Title, Description, PathToImage));<text:line-break/> <text:s text:c="7"/>else<text:line-break/> <text:s text:c="7"/>{<text:line-break/> <text:s text:c="11"/>FieldsFilling(Db, charity);<text:line-break/> <text:s text:c="11"/>OnClickBtnSave = ReactiveCommand.Create(() =&gt; Editing(Db, charity, Title, Description, <text:line-break/> <text:s text:c="15"/>PathToImage, File));<text:line-break/> <text:s text:c="7"/>}<text:line-break/><text:line-break/> <text:s text:c="7"/>OnClickBtnCancel = ReactiveCommand.Create(container.Back);<text:line-break/> <text:s text:c="3"/>}<text:line-break/> <text:s text:c="3"/><text:line-break/> <text:s text:c="3"/>private async Task ViewImage(IPageNavigation container)<text:line-break/> <text:s text:c="3"/>{<text:line-break/> <text:s text:c="7"/>await container.OpnOpenFileDialog();<text:line-break/> <text:s text:c="7"/>PathToImage = container.GetPathToImage();<text:line-break/> <text:s text:c="3"/>}<text:line-break/> <text:s text:c="3"/><text:line-break/> <text:s text:c="3"/>private void Adding(ApplicationContext db, string? title, string? description, string? pathToImage)<text:line-break/> <text:s text:c="3"/>{<text:line-break/> <text:s text:c="7"/>Charity? charity = new Charity<text:line-break/> <text:s text:c="7"/>{<text:line-break/> <text:s text:c="11"/>Charity_Name = title,<text:line-break/> <text:s text:c="11"/>Charity_Description = description<text:line-break/> <text:s text:c="7"/>};<text:line-break/><text:line-break/> <text:s text:c="7"/>if (pathToImage != null)<text:line-break/> <text:s text:c="7"/>{<text:line-break/> <text:s text:c="11"/>string shortFileName = pathToImage.Substring(pathToImage.LastIndexOf('/') + 1); // only unix<text:line-break/> <text:s text:c="11"/>Image image = Image.Load(pathToImage);<text:line-break/> <text:s text:c="11"/>byte[] imageData;<text:line-break/> <text:s text:c="11"/>using (var ms = new MemoryStream())<text:line-break/> <text:s text:c="11"/>{<text:line-break/> <text:s text:c="15"/>image.Save(ms, new PngEncoder());<text:line-break/> <text:s text:c="15"/>imageData = ms.ToArray();<text:line-break/> <text:s text:c="11"/>}<text:line-break/> <text:s text:c="11"/>DbFile file = new DbFile()<text:line-break/> <text:s text:c="11"/>{<text:line-break/> <text:s text:c="15"/>FileName = shortFileName,<text:line-break/> <text:s text:c="15"/>FileItself = imageData<text:line-break/> <text:s text:c="11"/>};<text:line-break/><text:line-break/> <text:s text:c="11"/>charity.File = file;<text:line-break/> <text:s text:c="7"/>}<text:line-break/><text:line-break/> <text:s text:c="7"/>db.Charities?.Add(charity);<text:line-break/> <text:s text:c="7"/>db.SaveChanges();<text:line-break/> <text:s text:c="3"/>}<text:line-break/> <text:s text:c="3"/><text:line-break/> <text:s text:c="3"/>private void FieldsFilling(ApplicationContext db, Charity charity)<text:line-break/> <text:s text:c="3"/>{<text:line-break/> <text:s text:c="7"/>Title = charity.Charity_Name;<text:line-break/> <text:s text:c="7"/>Description = charity.Charity_Description;<text:line-break/> <text:s text:c="7"/>DbFile? dbFile = charity.File;<text:line-break/> <text:s text:c="7"/>if (charity.File != null)<text:line-break/> <text:s text:c="7"/>{<text:line-break/> <text:s text:c="11"/>if (dbFile != null)<text:line-break/> <text:s text:c="11"/>{<text:line-break/> <text:s text:c="15"/>using (var fs = new FileStream(dbFile.FileName, FileMode.OpenOrCreate))<text:line-break/> <text:s text:c="19"/>fs.Write(dbFile.FileItself, 0, dbFile.FileItself.Length);<text:line-break/> <text:s text:c="15"/>PathToImage = Environment.CurrentDirectory + "/" + dbFile.FileName;<text:line-break/> <text:s text:c="15"/>File = dbFile;<text:line-break/> <text:s text:c="11"/>}<text:line-break/> <text:s text:c="7"/>}<text:line-break/> <text:s text:c="3"/>}<text:line-break/><text:line-break/> <text:s text:c="3"/>private void Editing(ApplicationContext db, Charity? charity, string? title, string? description, <text:line-break/> <text:s text:c="7"/>string? pathToImage, DbFile? file)<text:line-break/> <text:s text:c="3"/>{<text:line-break/> <text:s text:c="7"/>charity.Charity_Name = title;<text:line-break/> <text:s text:c="7"/>charity.Charity_Description = description;<text:line-break/> <text:s text:c="7"/><text:line-break/> <text:s text:c="7"/>if (pathToImage != null)<text:line-break/> <text:s text:c="7"/>{<text:line-break/> <text:s text:c="11"/>string shortFileName = pathToImage.Substring(pathToImage.LastIndexOf('/') + 1); // only unix<text:line-break/> <text:s text:c="11"/>Image image = Image.Load(pathToImage);<text:line-break/> <text:s text:c="11"/>byte[] imageData;<text:line-break/> <text:s text:c="11"/>using (var ms = new MemoryStream())<text:line-break/> <text:s text:c="11"/>{<text:line-break/> <text:s text:c="15"/>image.Save(ms, new PngEncoder());<text:line-break/> <text:s text:c="15"/>imageData = ms.ToArray();<text:line-break/> <text:s text:c="11"/>}<text:line-break/><text:line-break/> <text:s text:c="11"/>if (file != null)<text:line-break/> <text:s text:c="11"/>{<text:line-break/> <text:s text:c="15"/>file.FileName = shortFileName;<text:line-break/> <text:s text:c="15"/>file.FileItself = imageData;<text:line-break/> <text:s text:c="11"/>}<text:line-break/> <text:s text:c="11"/>else<text:line-break/> <text:s text:c="11"/>{<text:line-break/> <text:s text:c="15"/>file = new DbFile()<text:line-break/> <text:s text:c="15"/>{<text:line-break/> <text:s text:c="19"/>FileName = shortFileName,<text:line-break/> <text:s text:c="19"/>FileItself = imageData<text:line-break/> <text:s text:c="15"/>};<text:line-break/> <text:s text:c="11"/>}<text:line-break/> <text:s text:c="7"/>}<text:line-break/><text:line-break/> <text:s text:c="7"/>if (ApplicationContext.IsValid(charity))<text:line-break/> <text:s text:c="7"/>{<text:line-break/> <text:s text:c="11"/>if (pathToImage != null)<text:line-break/> <text:s text:c="11"/>{<text:line-break/> <text:s text:c="15"/>if (file?.FileId != null) db.DbFiles?.Update(file);<text:line-break/> <text:s text:c="15"/>else <text:line-break/> <text:s text:c="15"/>{<text:line-break/> <text:s text:c="19"/>if (db.DbFiles != null)<text:line-break/> <text:s text:c="19"/>{<text:line-break/> <text:s text:c="23"/>List&lt;DbFile?&gt; files = new(db.DbFiles) {file};<text:line-break/> <text:s text:c="23"/>db.DbFiles.Add(file);<text:line-break/> <text:s text:c="23"/>charity.File = files[^1];<text:line-break/> <text:s text:c="19"/>}<text:line-break/> <text:s text:c="15"/>}<text:line-break/> <text:s text:c="15"/>db.SaveChanges();<text:line-break/> <text:s text:c="11"/>}<text:line-break/><text:line-break/> <text:s text:c="11"/>db.Charities?.Update(charity);<text:line-break/> <text:s text:c="11"/>db.SaveChanges();<text:line-break/> <text:s text:c="7"/>}<text:line-break/> <text:s text:c="3"/>}<text:line-break/>}<text:line-break/></text:h>
      <text:h text:outline-level="1" text:style-name="Default Paragraph Style">ReportPrintPageViewModel.cs<text:line-break/></text:h>
      <text:h text:outline-level="1" text:style-name="Code Style">using System.Windows.Input;<text:line-break/>using ReactiveUI;<text:line-break/>using Splat;<text:line-break/><text:line-break/>namespace App.ViewModels.AdministratorMenu;<text:line-break/><text:line-break/>public class ReportPrintPageViewModel : ViewModelBase, IRoutableViewModel<text:line-break/>{<text:line-break/> <text:s text:c="3"/>public string UrlPathSegment =&gt; "reportPrint";<text:line-break/> <text:s text:c="3"/>public IScreen HostScreen { get; }<text:line-break/> <text:s text:c="3"/><text:line-break/> <text:s text:c="3"/>private ICommand OnClickBtnPrint { get; set; }<text:line-break/> <text:s text:c="3"/>private ICommand OnClickBtnCancel { get; set; }<text:line-break/> <text:s text:c="3"/><text:line-break/> <text:s text:c="3"/>public ReportPrintPageViewModel(IPageNavigation container, IScreen? screen = null)<text:line-break/> <text:s text:c="3"/>{<text:line-break/> <text:s text:c="7"/>HostScreen = screen ?? Locator.Current.GetService&lt;IScreen&gt;();<text:line-break/><text:line-break/> <text:s text:c="7"/>OnClickBtnPrint = ReactiveCommand.Create(Print);<text:line-break/> <text:s text:c="7"/>OnClickBtnCancel = ReactiveCommand.Create(container.Back);<text:line-break/> <text:s text:c="3"/>}<text:line-break/><text:line-break/> <text:s text:c="3"/>private void Print()<text:line-break/> <text:s text:c="3"/>{<text:line-break/> <text:s text:c="7"/><text:line-break/> <text:s text:c="3"/>}<text:line-break/>}<text:line-break/></text:h>
      <text:h text:outline-level="1" text:style-name="Default Paragraph Style">VolunteerControlPageViewModel.cs<text:line-break/></text:h>
      <text:h text:outline-level="1" text:style-name="Code Style">using System.Collections.ObjectModel;<text:line-break/>using System.Linq;<text:line-break/>using System.Windows.Input;<text:line-break/>using App.Models;<text:line-break/>using App.Models.FromDatabase;<text:line-break/>using ReactiveUI;<text:line-break/>using Splat;<text:line-break/><text:line-break/>namespace App.ViewModels.AdministratorMenu;<text:line-break/><text:line-break/>public class VolunteerControlPageViewModel : ViewModelBase, IRoutableViewModel<text:line-break/>{<text:line-break/> <text:s text:c="3"/>public string UrlPathSegment =&gt; "volunteerControl";<text:line-break/> <text:s text:c="3"/>public IScreen HostScreen { get; }<text:line-break/> <text:s text:c="3"/>private ApplicationContext Db { get; set; }<text:line-break/> <text:s text:c="3"/><text:line-break/> <text:s text:c="3"/>/*private ICommand OnClickBtnSort { get; set; }*/<text:line-break/> <text:s text:c="3"/>private ICommand OnClickBtnLoad { get; set; }<text:line-break/><text:line-break/> <text:s text:c="3"/>private int VolunteerCount { get; set; }<text:line-break/> <text:s text:c="3"/>private ObservableCollection&lt;Volunteer&gt; Volunteers { get; set; }<text:line-break/><text:line-break/> <text:s text:c="3"/>/*private List&lt;string&gt; SortVariants { get; set; } = new List&lt;string&gt;()<text:line-break/> <text:s text:c="3"/>{ "Фамилия", "Имя", "Страна", "Пол" };*/<text:line-break/><text:line-break/> <text:s text:c="3"/>public VolunteerControlPageViewModel(IPageNavigation container, IScreen? screen = null)<text:line-break/> <text:s text:c="3"/>{<text:line-break/> <text:s text:c="7"/>HostScreen = screen ?? Locator.Current.GetService&lt;IScreen&gt;();<text:line-break/> <text:s text:c="7"/>Db = Singleton.GetInstance();<text:line-break/> <text:s text:c="7"/><text:line-break/> <text:s text:c="7"/>Volunteers = GetUpdatedVolunteer(Db);<text:line-break/> <text:s text:c="7"/>VolunteerCount = Volunteers.Count;<text:line-break/><text:line-break/> <text:s text:c="7"/>OnClickBtnLoad = ReactiveCommand.Create(container.OpnVolunteerLoadPage);<text:line-break/> <text:s text:c="3"/>}<text:line-break/><text:line-break/> <text:s text:c="3"/>private ObservableCollection&lt;Volunteer&gt; GetUpdatedVolunteer(ApplicationContext db)<text:line-break/> <text:s text:c="3"/>{<text:line-break/> <text:s text:c="7"/>if (db.Volunteers == null) return new ObservableCollection&lt;Volunteer&gt;();<text:line-break/> <text:s text:c="7"/>ObservableCollection&lt;Volunteer&gt; volunteers = new (db.Volunteers);<text:line-break/><text:line-break/> <text:s text:c="7"/>foreach (var volunteer in volunteers)<text:line-break/> <text:s text:c="7"/>{<text:line-break/> <text:s text:c="11"/>if (db.Genders != null)<text:line-break/> <text:s text:c="15"/>volunteer.Gender = db.Genders.FirstOrDefault(x =&gt; x.ID_Gender.Equals(volunteer.Gender_ID));<text:line-break/> <text:s text:c="11"/>if (db.Countries != null)<text:line-break/> <text:s text:c="15"/>volunteer.Country = db.Countries.FirstOrDefault(x =&gt; x.ID_Country.Equals(volunteer.ID_Country));<text:line-break/> <text:s text:c="7"/>}<text:line-break/> <text:s text:c="7"/><text:line-break/> <text:s text:c="7"/>return volunteers;<text:line-break/><text:line-break/> <text:s text:c="3"/>}<text:line-break/>}<text:line-break/></text:h>
      <text:h text:outline-level="1" text:style-name="Default Paragraph Style">UserAddingPageViewModel.cs<text:line-break/></text:h>
      <text:h text:outline-level="1" text:style-name="Code Style">using System.Collections.ObjectModel;<text:line-break/>using System.Windows.Input;<text:line-break/>using App.Models;<text:line-break/>using App.Models.FromDatabase;<text:line-break/>using ReactiveUI;<text:line-break/>using Splat;<text:line-break/><text:line-break/>namespace App.ViewModels.AdministratorMenu;<text:line-break/><text:line-break/>public class UserAddingPageViewModel : ViewModelBase, IRoutableViewModel<text:line-break/>{<text:line-break/> <text:s text:c="3"/>public string UrlPathSegment =&gt; "userAdding";<text:line-break/> <text:s text:c="3"/>public IScreen HostScreen { get; }<text:line-break/> <text:s text:c="3"/>private ApplicationContext Db { get; set; }<text:line-break/> <text:s text:c="3"/><text:line-break/> <text:s text:c="3"/>public string? Email { get; set; }<text:line-break/> <text:s text:c="3"/>public string? FirstName { get; set; }<text:line-break/> <text:s text:c="3"/>public string? LastName { get; set; }<text:line-break/> <text:s text:c="3"/>public ObservableCollection&lt;Role&gt;? Roles { get; set; }<text:line-break/> <text:s text:c="3"/>public Role? Role { get; set; }<text:line-break/> <text:s text:c="3"/>public string? Password { get; set; }<text:line-break/> <text:s text:c="3"/>public string? RepeatPassword { get; set; }<text:line-break/> <text:s text:c="3"/><text:line-break/> <text:s text:c="3"/>public ICommand? OnClickBtnSave { get; set; }<text:line-break/> <text:s text:c="3"/>public ICommand? OnClickBtnCancel { get; set; }<text:line-break/><text:line-break/> <text:s text:c="3"/>public UserAddingPageViewModel(IPageNavigation container, IScreen? screen = null)<text:line-break/> <text:s text:c="3"/>{<text:line-break/> <text:s text:c="7"/>HostScreen = screen ?? Locator.Current.GetService&lt;IScreen&gt;();<text:line-break/> <text:s text:c="7"/>Db = Singleton.GetInstance();<text:line-break/><text:line-break/> <text:s text:c="7"/>Roles = new ObservableCollection&lt;Role&gt;(Db.Roles!);<text:line-break/> <text:s text:c="7"/><text:line-break/> <text:s text:c="7"/>OnClickBtnCancel = ReactiveCommand.Create(container.Back);<text:line-break/> <text:s text:c="7"/>OnClickBtnSave = ReactiveCommand.Create(() =&gt; Save(Db, Email!, FirstName!, LastName!, Role!,<text:line-break/> <text:s text:c="11"/>Password!, RepeatPassword!));<text:line-break/> <text:s text:c="3"/>}<text:line-break/><text:line-break/> <text:s text:c="3"/>private void Save(ApplicationContext db, string email, string firstName, string lastName, Role role,<text:line-break/> <text:s text:c="7"/>string password, string repeatPassword)<text:line-break/> <text:s text:c="3"/>{<text:line-break/> <text:s text:c="7"/>var newUser = new User()<text:line-break/> <text:s text:c="7"/>{<text:line-break/> <text:s text:c="11"/>Email = email,<text:line-break/> <text:s text:c="11"/>First_Name = firstName,<text:line-break/> <text:s text:c="11"/>Last_Name = lastName,<text:line-break/> <text:s text:c="11"/>Role = role,<text:line-break/> <text:s text:c="11"/>Password = password,<text:line-break/> <text:s text:c="11"/>RepeatPassword = repeatPassword<text:line-break/> <text:s text:c="7"/>};<text:line-break/> <text:s text:c="7"/>if (ApplicationContext.IsValid(newUser) &amp;&amp; newUser.PasswordCompare())<text:line-break/> <text:s text:c="7"/>{<text:line-break/> <text:s text:c="11"/>db.Users?.Add(newUser);<text:line-break/> <text:s text:c="11"/>db.SaveChanges();<text:line-break/> <text:s text:c="7"/>}<text:line-break/> <text:s text:c="3"/>}<text:line-break/>}<text:line-break/></text:h>
      <text:h text:outline-level="1" text:style-name="Default Paragraph Style">InventoryIncomingPageViewModel.cs<text:line-break/></text:h>
      <text:h text:outline-level="1" text:style-name="Code Style">using System;<text:line-break/>using System.Windows.Input;<text:line-break/>using App.Models;<text:line-break/>using App.Models.FromDatabase;<text:line-break/>using ReactiveUI;<text:line-break/>using Splat;<text:line-break/><text:line-break/>namespace App.ViewModels.AdministratorMenu;<text:line-break/><text:line-break/>public class InventoryIncomingPageViewModel : ViewModelBase, IRoutableViewModel<text:line-break/>{<text:line-break/> <text:s text:c="3"/>public string UrlPathSegment =&gt; "inventoryIncoming";<text:line-break/> <text:s text:c="3"/>public IScreen HostScreen { get; }<text:line-break/> <text:s text:c="3"/>private ApplicationContext Db { get; set; }<text:line-break/><text:line-break/> <text:s text:c="3"/>private ICommand OnClickBtnSave { get; set; }<text:line-break/> <text:s text:c="3"/>private ICommand OnClickBtnCancel { get; set; }<text:line-break/> <text:s text:c="3"/><text:line-break/> <text:s text:c="3"/>private string? BraceletCount { get; set; }<text:line-break/> <text:s text:c="3"/>private string? HelmetCount { get; set; }<text:line-break/> <text:s text:c="3"/>private string? EquipmentCount { get; set; }<text:line-break/><text:line-break/> <text:s text:c="3"/>public InventoryIncomingPageViewModel(IPageNavigation container, IScreen? screen = null)<text:line-break/> <text:s text:c="3"/>{<text:line-break/> <text:s text:c="7"/>HostScreen = screen ?? Locator.Current.GetService&lt;IScreen&gt;();<text:line-break/> <text:s text:c="7"/>Db = Singleton.GetInstance();<text:line-break/><text:line-break/> <text:s text:c="7"/>OnClickBtnSave = ReactiveCommand.Create(() =&gt; Incoming(Db, BraceletCount, HelmetCount, EquipmentCount));<text:line-break/> <text:s text:c="7"/>OnClickBtnCancel = ReactiveCommand.Create(container.OpnInventoryPage);<text:line-break/> <text:s text:c="3"/>}<text:line-break/><text:line-break/> <text:s text:c="3"/>private void Incoming(ApplicationContext db, string? braceletCount, string? helmetCount, string? equipmentCount)<text:line-break/> <text:s text:c="3"/>{<text:line-break/> <text:s text:c="7"/>int braceletCountInInt = 0, helmetCountInInt = 0, equipmentCountInInt = 0;<text:line-break/> <text:s text:c="7"/>try<text:line-break/> <text:s text:c="7"/>{<text:line-break/> <text:s text:c="11"/>braceletCountInInt = Convert.ToInt32(braceletCount);<text:line-break/> <text:s text:c="11"/>helmetCountInInt = Convert.ToInt32(helmetCount);<text:line-break/> <text:s text:c="11"/>equipmentCountInInt = Convert.ToInt32(equipmentCount);<text:line-break/> <text:s text:c="7"/>} catch (Exception) { /*ignored*/ }<text:line-break/><text:line-break/> <text:s text:c="7"/>db.IncomingInventories?.Add(new IncomingInventory()<text:line-break/> <text:s text:c="7"/>{<text:line-break/> <text:s text:c="11"/>Bracelet = braceletCountInInt,<text:line-break/> <text:s text:c="11"/>Helmet = helmetCountInInt,<text:line-break/> <text:s text:c="11"/>Equipment = equipmentCountInInt<text:line-break/> <text:s text:c="7"/>});<text:line-break/> <text:s text:c="7"/>db.SaveChanges();<text:line-break/> <text:s text:c="3"/>}<text:line-break/>}<text:line-break/></text:h>
      <text:h text:outline-level="1" text:style-name="Default Paragraph Style">RacerControlPageViewModel.cs<text:line-break/></text:h>
      <text:h text:outline-level="1" text:style-name="Code Style">using System.Collections.Generic;<text:line-break/>using System.Collections.ObjectModel;<text:line-break/>using System.Linq;<text:line-break/>using System.Windows.Input;<text:line-break/>using App.Models;<text:line-break/>using App.Models.FromDatabase;<text:line-break/>using App.Models.OnlyView;<text:line-break/>using ReactiveUI;<text:line-break/>using Splat;<text:line-break/><text:line-break/>namespace App.ViewModels.CoordinatorMenu;<text:line-break/><text:line-break/>public class RacerControlPageViewModel : ViewModelBase, IRoutableViewModel<text:line-break/>{<text:line-break/> <text:s text:c="3"/>public string UrlPathSegment =&gt; "racerControl";<text:line-break/> <text:s text:c="3"/>public IScreen HostScreen { get; }<text:line-break/> <text:s text:c="3"/>private ApplicationContext Db { get; set; }<text:line-break/> <text:s text:c="3"/><text:line-break/> <text:s text:c="3"/>private ICommand BtnOnClickUpdate { get; set; }<text:line-break/> <text:s text:c="3"/><text:line-break/> <text:s text:c="3"/>private ObservableCollection&lt;RegistrationStatus&gt;? RegistrationStatuses { get; set; }<text:line-break/> <text:s text:c="3"/>private RegistrationStatus? SelectedRegistrationStatus { get; set; } = new();<text:line-break/> <text:s text:c="3"/>private ObservableCollection&lt;EventType&gt;? EventTypes { get; set; }<text:line-break/> <text:s text:c="3"/>private EventType? SelectedEventType { get; set; } = new ();<text:line-break/><text:line-break/> <text:s text:c="3"/>private int RacersCount { get; set; }<text:line-break/> <text:s text:c="3"/>private List&lt;ViewRacer&gt; ViewRacers { get; set; }<text:line-break/><text:line-break/> <text:s text:c="3"/>public RacerControlPageViewModel(IPageNavigation container, IScreen? screen = null)<text:line-break/> <text:s text:c="3"/>{<text:line-break/> <text:s text:c="7"/>HostScreen = screen ?? Locator.Current.GetService&lt;IScreen&gt;();<text:line-break/> <text:s text:c="7"/>Db = Singleton.GetInstance();<text:line-break/><text:line-break/> <text:s text:c="7"/>if (Db.RegistrationStatuses != null) <text:line-break/> <text:s text:c="11"/>RegistrationStatuses = new ObservableCollection&lt;RegistrationStatus&gt;(Db.RegistrationStatuses);<text:line-break/> <text:s text:c="7"/>if (Db.EventTypes != null) EventTypes = new ObservableCollection&lt;EventType&gt;(Db.EventTypes!);<text:line-break/><text:line-break/> <text:s text:c="7"/>ViewRacers = GetViewRacers(Db, container);<text:line-break/> <text:s text:c="7"/>RacersCount = ViewRacers.Count;<text:line-break/> <text:s text:c="7"/>BtnOnClickUpdate = ReactiveCommand.Create(() =&gt;<text:line-break/> <text:s text:c="7"/>{<text:line-break/> <text:s text:c="11"/>ViewRacers = GetViewRacers(Db, container);<text:line-break/> <text:s text:c="11"/>if (SelectedEventType?.ID_Event_type != null)<text:line-break/> <text:s text:c="15"/>ViewRacers = new(ViewRacers.Where(x <text:line-break/> <text:s text:c="19"/>=&gt; x.EventType.Equals(SelectedEventType)).ToList());<text:line-break/> <text:s text:c="11"/>if (SelectedRegistrationStatus?.ID_Registration_Status != null)<text:line-break/> <text:s text:c="15"/>ViewRacers = new(ViewRacers.Where(x <text:line-break/> <text:s text:c="19"/>=&gt; x.Status.Equals(SelectedRegistrationStatus)).ToList());<text:line-break/> <text:s text:c="11"/>RacersCount = ViewRacers.Count;<text:line-break/> <text:s text:c="7"/>});<text:line-break/> <text:s text:c="3"/>}<text:line-break/><text:line-break/> <text:s text:c="3"/>private List&lt;ViewRacer&gt; GetViewRacers(ApplicationContext db, IPageNavigation container)<text:line-break/> <text:s text:c="3"/>{<text:line-break/> <text:s text:c="7"/>List&lt;ViewRacer&gt; viewRacers = new();<text:line-break/><text:line-break/> <text:s text:c="7"/>if (db.Racers == null) return viewRacers;<text:line-break/> <text:s text:c="7"/>List&lt;Racer?&gt; racers = new(db.Racers);<text:line-break/> <text:s text:c="7"/>foreach (var racer in racers)<text:line-break/> <text:s text:c="7"/>{<text:line-break/> <text:s text:c="11"/>var additionRacer = new ViewRacer<text:line-break/> <text:s text:c="11"/>{<text:line-break/> <text:s text:c="15"/>FirstName = racer?.First_Name, // first name<text:line-break/> <text:s text:c="15"/>LastName = racer?.Last_Name // last name<text:line-break/> <text:s text:c="11"/>};<text:line-break/><text:line-break/> <text:s text:c="11"/>if (db.Users == null) continue;<text:line-break/> <text:s text:c="11"/>var user = db.Users.FirstOrDefault(x =&gt; racer != null &amp;&amp; x != null &amp;&amp; x.First_Name != null <text:line-break/> <text:s text:c="51"/>&amp;&amp; x.Last_Name != null <text:line-break/> <text:s text:c="51"/>&amp;&amp; x.First_Name.Equals(racer.First_Name) <text:line-break/> <text:s text:c="51"/>&amp;&amp; x.Last_Name.Equals(racer.Last_Name));<text:line-break/> <text:s text:c="11"/>additionRacer.Email = user?.Email; // email<text:line-break/> <text:s text:c="11"/>if (db.Registrations == null) continue;<text:line-break/> <text:s text:c="11"/>{<text:line-break/> <text:s text:c="15"/>var registration = db.Registrations.FirstOrDefault(x <text:line-break/> <text:s text:c="19"/>=&gt; racer != null &amp;&amp; x.ID_Racer.Equals(racer.ID_Racer));<text:line-break/> <text:s text:c="15"/>if (db.RegistrationStatuses != null)<text:line-break/> <text:s text:c="15"/>{<text:line-break/> <text:s text:c="19"/>var registrationStatus = db.RegistrationStatuses.FirstOrDefault(x<text:line-break/> <text:s text:c="23"/>=&gt; registration != null <text:line-break/> <text:s text:c="26"/>&amp;&amp; x.ID_Registration_Status.Equals(registration.ID_Registration_Status));<text:line-break/> <text:s text:c="19"/>// status name<text:line-break/> <text:s text:c="19"/>if (registrationStatus != null) additionRacer.StatusName = registrationStatus.Statu_Name;<text:line-break/><text:line-break/> <text:s text:c="19"/>viewRacers.Add(additionRacer);<text:line-break/> <text:s text:c="11"/><text:line-break/> <text:s text:c="19"/>if (registrationStatus != null)<text:line-break/> <text:s text:c="23"/>additionRacer.Status = registrationStatus; // status<text:line-break/> <text:s text:c="15"/>}<text:line-break/><text:line-break/> <text:s text:c="15"/>var result = db.Results?.FirstOrDefault(x <text:line-break/> <text:s text:c="19"/>=&gt; registration != null &amp;&amp; x.ID_Registration.Equals(registration.ID_Registration));<text:line-break/> <text:s text:c="15"/>if (result == null) continue;<text:line-break/> <text:s text:c="15"/>{<text:line-break/> <text:s text:c="19"/>var currentEvent = db.Events?.FirstOrDefault(x =&gt; x!.ID_Event.Equals(result.ID_Event));<text:line-break/> <text:s text:c="19"/>if (currentEvent == null) continue;<text:line-break/> <text:s text:c="19"/>{<text:line-break/> <text:s text:c="23"/>// command edit<text:line-break/> <text:s text:c="23"/>additionRacer.CmdEdit = ReactiveCommand.Create(() <text:line-break/> <text:s text:c="27"/>=&gt; container.OpnControlOfRacerPage(user!, registration!, currentEvent));<text:line-break/> <text:s text:c="23"/><text:line-break/> <text:s text:c="23"/>if (db.EventTypes == null) continue;<text:line-break/> <text:s text:c="23"/>var eventType = db.EventTypes.FirstOrDefault(x<text:line-break/> <text:s text:c="27"/>=&gt; x != null &amp;&amp; x.ID_Event_type.Equals(currentEvent.ID_EventType));<text:line-break/> <text:s text:c="23"/>additionRacer.EventType = eventType; // event type<text:line-break/> <text:s text:c="19"/>}<text:line-break/> <text:s text:c="15"/>}<text:line-break/> <text:s text:c="11"/>}<text:line-break/> <text:s text:c="7"/>}<text:line-break/><text:line-break/> <text:s text:c="7"/>return viewRacers;<text:line-break/> <text:s text:c="3"/>}<text:line-break/>}<text:line-break/></text:h>
      <text:h text:outline-level="1" text:style-name="Default Paragraph Style">EditingOfProfilePageViewModel.cs<text:line-break/></text:h>
      <text:h text:outline-level="1" text:style-name="Code Style">using System;<text:line-break/>using System.Collections.ObjectModel;<text:line-break/>using System.IO;<text:line-break/>using System.Linq;<text:line-break/>using System.Threading.Tasks;<text:line-break/>using System.Windows.Input;<text:line-break/>using App.Models;<text:line-break/>using App.Models.FromDatabase;<text:line-break/>using ReactiveUI;<text:line-break/>using SixLabors.ImageSharp;<text:line-break/>using SixLabors.ImageSharp.Formats.Png;<text:line-break/>using Splat;<text:line-break/><text:line-break/>namespace App.ViewModels.CoordinatorMenu;<text:line-break/><text:line-break/>public class EditingOfProfilePageViewModel : ViewModelBase, IRoutableViewModel<text:line-break/>{<text:line-break/> <text:s text:c="3"/>public string UrlPathSegment =&gt; "editingOfProfile";<text:line-break/> <text:s text:c="3"/>public IScreen HostScreen { get; }<text:line-break/> <text:s text:c="3"/>private ApplicationContext Db { get; set; }<text:line-break/><text:line-break/> <text:s text:c="3"/>private ICommand? OnClickBtnView { get; set; }<text:line-break/> <text:s text:c="3"/>private ICommand? OnClickBtnSave { get; set; }<text:line-break/> <text:s text:c="3"/>private ICommand OnClickBtnCancel { get; set; }<text:line-break/> <text:s text:c="3"/><text:line-break/> <text:s text:c="3"/>// as user-racer<text:line-break/> <text:s text:c="3"/>private string? FirstName { get; set; }<text:line-break/> <text:s text:c="3"/>private string? LastName { get; set; }<text:line-break/> <text:s text:c="3"/><text:line-break/> <text:s text:c="3"/>// as user<text:line-break/> <text:s text:c="3"/>private string? Email { get; set; }<text:line-break/> <text:s text:c="3"/>private string? Password { get; set; }<text:line-break/> <text:s text:c="3"/>private string? RepeatPassword { get; set; }<text:line-break/> <text:s text:c="3"/><text:line-break/> <text:s text:c="3"/>// as racer<text:line-break/> <text:s text:c="3"/>private Gender? Gender { get; set; }<text:line-break/> <text:s text:c="3"/>private DateTimeOffset DateOfBirth { get; set; } <text:line-break/> <text:s text:c="3"/>private Country? Country { get; set; }<text:line-break/> <text:s text:c="3"/><text:line-break/> <text:s text:c="3"/>// as file<text:line-break/> <text:s text:c="3"/>private string? PathToImage { get; set; } <text:line-break/> <text:s text:c="3"/><text:line-break/> <text:s text:c="3"/>private ObservableCollection&lt;Gender?&gt;? Genders { get; set; }<text:line-break/> <text:s text:c="3"/>private ObservableCollection&lt;Country&gt;? Countries { get; set; }<text:line-break/> <text:s text:c="3"/><text:line-break/> <text:s text:c="3"/>private ObservableCollection&lt;DbFile?&gt;? DbFiles { get; set; }<text:line-break/> <text:s text:c="3"/>private ObservableCollection&lt;User?&gt;? Users { get; set; }<text:line-break/> <text:s text:c="3"/>private ObservableCollection&lt;Racer?&gt;? Racers { get; set; }<text:line-break/> <text:s text:c="3"/><text:line-break/> <text:s text:c="3"/>private ObservableCollection&lt;RegistrationStatus&gt; RegistrationStatuses { get; set; }<text:line-break/> <text:s text:c="3"/>private RegistrationStatus? RegistrationStatus { get; set; }<text:line-break/> <text:s text:c="3"/><text:line-break/> <text:s text:c="3"/>public EditingOfProfilePageViewModel(User currentUser, Registration currentRegistration, <text:line-break/> <text:s text:c="7"/>IPageNavigation container, IScreen? screen = null)<text:line-break/> <text:s text:c="3"/>{<text:line-break/> <text:s text:c="7"/>HostScreen = screen ?? Locator.Current.GetService&lt;IScreen&gt;();<text:line-break/> <text:s text:c="7"/>Db = Singleton.GetInstance();<text:line-break/><text:line-break/> <text:s text:c="7"/>RegistrationStatuses = new ObservableCollection&lt;RegistrationStatus&gt;(Db.RegistrationStatuses!);<text:line-break/> <text:s text:c="7"/>RegistrationStatus = Db.RegistrationStatuses!.FirstOrDefault(x<text:line-break/> <text:s text:c="11"/>=&gt; x.ID_Registration_Status.Equals(currentRegistration.ID_Registration_Status));<text:line-break/><text:line-break/> <text:s text:c="7"/>if (Db.Genders != null) Genders = new ObservableCollection&lt;Gender?&gt;(Db.Genders);<text:line-break/> <text:s text:c="7"/>if (Db.Countries != null) Countries = new ObservableCollection&lt;Country&gt;(Db.Countries);<text:line-break/><text:line-break/> <text:s text:c="7"/>if (Db.DbFiles != null) DbFiles = new ObservableCollection&lt;DbFile?&gt;(Db.DbFiles);<text:line-break/> <text:s text:c="7"/>if (Db.Users != null) Users = new ObservableCollection&lt;User?&gt;(Db.Users);<text:line-break/> <text:s text:c="7"/>if (Db.Racers != null)<text:line-break/> <text:s text:c="7"/>{<text:line-break/> <text:s text:c="11"/>Racers = new ObservableCollection&lt;Racer?&gt;(Db.Racers);<text:line-break/><text:line-break/> <text:s text:c="11"/>// filling of fields for filling<text:line-break/> <text:s text:c="11"/>Email = currentUser?.Email;<text:line-break/> <text:s text:c="11"/>FirstName = currentUser?.First_Name;<text:line-break/> <text:s text:c="11"/>LastName = currentUser?.Last_Name;<text:line-break/> <text:s text:c="11"/>var currentRacer = Db.Racers.FirstOrDefault(x =&gt; x != null &amp;&amp; currentUser != null <text:line-break/> <text:s text:c="70"/>&amp;&amp; x.Last_Name != null &amp;&amp; x.First_Name != null <text:line-break/> <text:s text:c="70"/>&amp;&amp; x.First_Name.Equals(currentUser.First_Name) <text:line-break/> <text:s text:c="70"/>&amp;&amp; x.Last_Name.Equals(currentUser.Last_Name));<text:line-break/> <text:s text:c="11"/>Gender = currentRacer?.FullGender;<text:line-break/> <text:s text:c="11"/>var dbFile = currentRacer?.File;<text:line-break/> <text:s text:c="11"/>if (dbFile != null)<text:line-break/> <text:s text:c="11"/>{<text:line-break/> <text:s text:c="15"/>using (var fs = new FileStream(dbFile.FileName, FileMode.OpenOrCreate))<text:line-break/> <text:s text:c="19"/>fs.Write(dbFile.FileItself, 0, dbFile.FileItself.Length);<text:line-break/> <text:s text:c="15"/>PathToImage = Environment.CurrentDirectory + "/" + dbFile.FileName;<text:line-break/> <text:s text:c="11"/>}<text:line-break/><text:line-break/> <text:s text:c="11"/>if (currentRacer != null)<text:line-break/> <text:s text:c="11"/>{<text:line-break/> <text:s text:c="15"/>DateOfBirth = new DateTimeOffset(currentRacer.DateOfBirth);<text:line-break/> <text:s text:c="15"/>Country = currentRacer.Country;<text:line-break/><text:line-break/> <text:s text:c="15"/>OnClickBtnView = ReactiveCommand.CreateFromTask(() =&gt; Task.FromResult(ViewImage(container)));<text:line-break/> <text:s text:c="15"/>OnClickBtnSave = ReactiveCommand.Create(() =&gt; Saving(Db, dbFile, PathToImage, FirstName,<text:line-break/> <text:s text:c="19"/>LastName, currentUser, Password, RepeatPassword, currentRacer, Gender, DateOfBirth, Country,<text:line-break/> <text:s text:c="19"/>RegistrationStatus!, currentRegistration));<text:line-break/> <text:s text:c="11"/>}<text:line-break/> <text:s text:c="7"/>}<text:line-break/><text:line-break/> <text:s text:c="7"/>OnClickBtnCancel = ReactiveCommand.Create(container.Back);<text:line-break/> <text:s text:c="3"/>}<text:line-break/> <text:s text:c="3"/><text:line-break/> <text:s text:c="3"/>private async Task ViewImage(IPageNavigation container)<text:line-break/> <text:s text:c="3"/>{<text:line-break/> <text:s text:c="7"/>await container.OpnOpenFileDialog();<text:line-break/> <text:s text:c="7"/>PathToImage = container.GetPathToImage();<text:line-break/> <text:s text:c="3"/>}<text:line-break/> <text:s text:c="3"/><text:line-break/> <text:s text:c="3"/>private void Saving(ApplicationContext db, DbFile? dbFile, string? pathToImage, string? firstName, string? lastName, <text:line-break/> <text:s text:c="7"/>User? user, string? password, string? repeatPassword, Racer? racer, Gender? gender, DateTimeOffset dateOfBirth, <text:line-break/> <text:s text:c="7"/>Country? country, RegistrationStatus registrationStatus, Registration registration)<text:line-break/> <text:s text:c="3"/>{<text:line-break/> <text:s text:c="7"/>if (pathToImage != null)<text:line-break/> <text:s text:c="7"/>{<text:line-break/> <text:s text:c="11"/>var shortFileName = pathToImage[(pathToImage.LastIndexOf('/') + 1)..]; // only unix<text:line-break/> <text:s text:c="11"/>var image = Image.Load(pathToImage);<text:line-break/> <text:s text:c="11"/>byte[] imageData;<text:line-break/> <text:s text:c="11"/>using (var ms = new MemoryStream())<text:line-break/> <text:s text:c="11"/>{<text:line-break/> <text:s text:c="15"/>image.Save(ms, new PngEncoder());<text:line-break/> <text:s text:c="15"/>imageData = ms.ToArray();<text:line-break/> <text:s text:c="11"/>}<text:line-break/><text:line-break/> <text:s text:c="11"/>if (dbFile != null)<text:line-break/> <text:s text:c="11"/>{<text:line-break/> <text:s text:c="15"/>dbFile.FileName = shortFileName;<text:line-break/> <text:s text:c="15"/>dbFile.FileItself = imageData;<text:line-break/> <text:s text:c="11"/>}<text:line-break/> <text:s text:c="11"/>else<text:line-break/> <text:s text:c="11"/>{<text:line-break/> <text:s text:c="15"/>dbFile = new DbFile()<text:line-break/> <text:s text:c="15"/>{<text:line-break/> <text:s text:c="19"/>FileName = shortFileName,<text:line-break/> <text:s text:c="19"/>FileItself = imageData<text:line-break/> <text:s text:c="15"/>};<text:line-break/> <text:s text:c="11"/>}<text:line-break/> <text:s text:c="7"/>}<text:line-break/><text:line-break/> <text:s text:c="7"/>if (user == null) return;<text:line-break/> <text:s text:c="7"/>user.Password = password;<text:line-break/> <text:s text:c="7"/>user.RepeatPassword = repeatPassword;<text:line-break/> <text:s text:c="7"/>user.First_Name = firstName;<text:line-break/> <text:s text:c="7"/>user.Last_Name = lastName;<text:line-break/> <text:s text:c="7"/>user.ID_Role = 'R'; // racer<text:line-break/><text:line-break/> <text:s text:c="7"/>var dateOfBirthInDateTime = dateOfBirth.Date;<text:line-break/> <text:s text:c="7"/>if (racer == null) return;<text:line-break/> <text:s text:c="7"/>racer.First_Name = firstName;<text:line-break/> <text:s text:c="7"/>racer.Last_Name = lastName;<text:line-break/> <text:s text:c="7"/>racer.FullGender = gender;<text:line-break/> <text:s text:c="7"/>if (PathToImage != null) racer.File = dbFile;<text:line-break/> <text:s text:c="7"/>racer.DateOfBirth = dateOfBirthInDateTime;<text:line-break/> <text:s text:c="7"/>racer.Country = country;<text:line-break/><text:line-break/> <text:s text:c="7"/>if (!ApplicationContext.IsValid(user) || !ApplicationContext.IsValid(racer) || !user.PasswordCompare() ||<text:line-break/> <text:s text:c="11"/>!racer.CorrectDateOfBirth()) return;<text:line-break/> <text:s text:c="7"/>if (pathToImage != null)<text:line-break/> <text:s text:c="7"/>{<text:line-break/> <text:s text:c="11"/>db.DbFiles?.Update(dbFile);<text:line-break/><text:line-break/> <text:s text:c="11"/>db.SaveChanges();<text:line-break/> <text:s text:c="7"/>}<text:line-break/> <text:s text:c="7"/><text:line-break/> <text:s text:c="7"/>registration.ID_Registration_Status = registrationStatus.ID_Registration_Status;<text:line-break/> <text:s text:c="7"/>registration.RegistrationStatus = registrationStatus;<text:line-break/><text:line-break/> <text:s text:c="7"/>db.Users?.Update(user);<text:line-break/> <text:s text:c="7"/>db.SaveChanges();<text:line-break/><text:line-break/> <text:s text:c="7"/>db.Racers?.Update(racer);<text:line-break/> <text:s text:c="7"/>db.SaveChanges();<text:line-break/> <text:s text:c="7"/><text:line-break/> <text:s text:c="7"/>db.Registrations?.Update(registration);<text:line-break/> <text:s text:c="7"/>db.SaveChanges();<text:line-break/> <text:s text:c="3"/>}<text:line-break/>}<text:line-break/></text:h>
      <text:h text:outline-level="1" text:style-name="Default Paragraph Style">CoordinatorMenuPageViewModel.cs<text:line-break/></text:h>
      <text:h text:outline-level="1" text:style-name="Code Style">using System.Windows.Input;<text:line-break/>using ReactiveUI;<text:line-break/>using Splat;<text:line-break/><text:line-break/>namespace App.ViewModels.CoordinatorMenu;<text:line-break/><text:line-break/>public class CoordinatorMenuPageViewModel : ViewModelBase, IRoutableViewModel<text:line-break/>{<text:line-break/> <text:s text:c="3"/>public string UrlPathSegment =&gt; "coordinatorMenu";<text:line-break/> <text:s text:c="3"/>public IScreen HostScreen { get; }<text:line-break/> <text:s text:c="3"/><text:line-break/> <text:s text:c="3"/>private ICommand OnClickBtnRacers { get; set; }<text:line-break/> <text:s text:c="3"/>private ICommand OnClickBtnSponsors { get; set; }<text:line-break/><text:line-break/> <text:s text:c="3"/>public CoordinatorMenuPageViewModel(IPageNavigation container, IScreen? screen = null)<text:line-break/> <text:s text:c="3"/>{<text:line-break/> <text:s text:c="7"/>HostScreen = screen ?? Locator.Current.GetService&lt;IScreen&gt;();<text:line-break/><text:line-break/> <text:s text:c="7"/>OnClickBtnRacers = ReactiveCommand.Create(container.OpnRacerControlPage);<text:line-break/> <text:s text:c="7"/>OnClickBtnSponsors = ReactiveCommand.Create(container.OpnSponsorViewPage);<text:line-break/> <text:s text:c="3"/>}<text:line-break/>}<text:line-break/></text:h>
      <text:h text:outline-level="1" text:style-name="Default Paragraph Style">ControlOfUserPageViewModel.cs<text:line-break/></text:h>
      <text:h text:outline-level="1" text:style-name="Code Style">using System;<text:line-break/>using System.Collections.Generic;<text:line-break/>using System.IO;<text:line-break/>using System.Linq;<text:line-break/>using System.Windows.Input;<text:line-break/>using App.Models;<text:line-break/>using App.Models.FromDatabase;<text:line-break/>using ReactiveUI;<text:line-break/>using Splat;<text:line-break/><text:line-break/>namespace App.ViewModels.CoordinatorMenu;<text:line-break/><text:line-break/>public class ControlOfUserPageViewModel : ViewModelBase, IRoutableViewModel<text:line-break/>{<text:line-break/> <text:s text:c="3"/>public string UrlPathSegment =&gt; "controlOfUser";<text:line-break/> <text:s text:c="3"/>public IScreen HostScreen { get; }<text:line-break/> <text:s text:c="3"/>private ApplicationContext Db { get; set; }<text:line-break/> <text:s text:c="3"/><text:line-break/> <text:s text:c="3"/>private ICommand? OnClickBtnProfileEdit { get; set; }<text:line-break/> <text:s text:c="3"/><text:line-break/> <text:s text:c="3"/>private string? Email { get; set; }<text:line-break/> <text:s text:c="3"/>private string? FirstName { get; set; }<text:line-break/> <text:s text:c="3"/>private string? LastName { get; set; }<text:line-break/> <text:s text:c="3"/>private string? Gender { get; set; }<text:line-break/> <text:s text:c="3"/>private string? DateOfBirth { get; set; }<text:line-break/> <text:s text:c="3"/>private string? Country { get; set; }<text:line-break/> <text:s text:c="3"/><text:line-break/> <text:s text:c="3"/>private string? GlobalAmount { get; set; }<text:line-break/> <text:s text:c="3"/>private string? PathToImage { get; set; }<text:line-break/> <text:s text:c="3"/>private string? EventType { get; set; }<text:line-break/> <text:s text:c="3"/>private string? StatusName { get; set; }<text:line-break/><text:line-break/> <text:s text:c="3"/>public ControlOfUserPageViewModel(User currentUser, Registration currentRegistration, Event currentEvent, <text:line-break/> <text:s text:c="7"/>IPageNavigation container, IScreen? screen = null)<text:line-break/> <text:s text:c="3"/>{<text:line-break/> <text:s text:c="7"/>HostScreen = screen ?? Locator.Current.GetService&lt;IScreen&gt;();<text:line-break/> <text:s text:c="7"/>Db = Singleton.GetInstance();<text:line-break/><text:line-break/> <text:s text:c="7"/>FillFields(Db, currentUser, currentRegistration, currentEvent);<text:line-break/><text:line-break/> <text:s text:c="7"/>OnClickBtnProfileEdit = ReactiveCommand.Create(() =&gt; container.OpnEditingOfProfilePage(currentUser, <text:line-break/> <text:s text:c="11"/>currentRegistration));<text:line-break/> <text:s text:c="3"/>}<text:line-break/><text:line-break/> <text:s text:c="3"/>private void FillFields(ApplicationContext db, <text:line-break/> <text:s text:c="7"/>User currentUser, Registration currentRegistration, Event currentEvent)<text:line-break/> <text:s text:c="3"/>{<text:line-break/> <text:s text:c="7"/>Email = currentUser.Email; // email<text:line-break/> <text:s text:c="7"/>FirstName = currentUser.First_Name; // first name<text:line-break/> <text:s text:c="7"/>LastName = currentUser.Last_Name; // last name<text:line-break/> <text:s text:c="7"/><text:line-break/> <text:s text:c="7"/>var currentRacer = db.Racers!.FirstOrDefault(x =&gt; x != null &amp;&amp; x.Last_Name != null <text:line-break/> <text:s text:c="69"/>&amp;&amp; x.First_Name!.Equals(currentUser.First_Name) <text:line-break/> <text:s text:c="69"/>&amp;&amp; x.Last_Name.Equals(currentUser.Last_Name))!;<text:line-break/><text:line-break/> <text:s text:c="7"/>var currentGender = db.Genders!.FirstOrDefault(x =&gt; x!.ID_Gender.Equals(currentRacer.Gender));<text:line-break/> <text:s text:c="7"/>Gender = currentGender?.Gender_Name; // gender<text:line-break/><text:line-break/> <text:s text:c="7"/>DateOfBirth = currentRacer.DateOfBirth.ToString("dd MMMM yyyy"); // date of birth<text:line-break/><text:line-break/> <text:s text:c="7"/>var currentCountry = db.Countries!.FirstOrDefault(x =&gt; x.ID_Country.Equals(currentRacer.ID_Country));<text:line-break/> <text:s text:c="7"/>Country = currentCountry?.Country_Name; // country<text:line-break/><text:line-break/> <text:s text:c="7"/>List&lt;Sponsorship&gt; sponsorships = new(db.Sponsorships!.Where(x <text:line-break/> <text:s text:c="11"/>=&gt; x.ID_Racer.Equals(currentRacer.ID_Racer)));<text:line-break/> <text:s text:c="7"/>GlobalAmount = "$" + sponsorships.Sum(sponsorship =&gt; sponsorship.Amount); // global amount<text:line-break/> <text:s text:c="7"/><text:line-break/> <text:s text:c="7"/>var dbFile = db.DbFiles!.FirstOrDefault(x =&gt; x!.FileId.Equals(currentRacer.FileId));<text:line-break/> <text:s text:c="7"/>if (dbFile != null)<text:line-break/> <text:s text:c="7"/>{<text:line-break/> <text:s text:c="11"/>using (var fs = new FileStream(dbFile.FileName, FileMode.OpenOrCreate))<text:line-break/> <text:s text:c="15"/>fs.Write(dbFile.FileItself, 0, dbFile.FileItself.Length);<text:line-break/> <text:s text:c="11"/>PathToImage = Environment.CurrentDirectory + "/" + dbFile.FileName; // path to image<text:line-break/> <text:s text:c="7"/>}<text:line-break/> <text:s text:c="7"/><text:line-break/> <text:s text:c="7"/>var currentEventType = db.EventTypes!.FirstOrDefault(x <text:line-break/> <text:s text:c="11"/>=&gt; x!.ID_Event_type.Equals(currentEvent.ID_EventType));<text:line-break/> <text:s text:c="7"/>EventType = currentEventType!.Event_Type_Name; // event type<text:line-break/> <text:s text:c="7"/><text:line-break/> <text:s text:c="7"/>var currentRegistrationStatus = db.RegistrationStatuses!.FirstOrDefault(x <text:line-break/> <text:s text:c="11"/>=&gt; x.ID_Registration_Status.Equals(currentRegistration.ID_Registration_Status));<text:line-break/> <text:s text:c="7"/>StatusName = currentRegistrationStatus!.Statu_Name; // status name<text:line-break/> <text:s text:c="3"/>}<text:line-break/>}<text:line-break/></text:h>
      <text:h text:outline-level="1" text:style-name="Default Paragraph Style">SponsorViewPageViewModel.cs<text:line-break/></text:h>
      <text:h text:outline-level="1" text:style-name="Code Style">using System.Collections.Generic;<text:line-break/>using System.Collections.ObjectModel;<text:line-break/>using System.Linq;<text:line-break/>using App.Models;<text:line-break/>using App.Models.FromDatabase;<text:line-break/>using ReactiveUI;<text:line-break/>using Splat;<text:line-break/><text:line-break/>namespace App.ViewModels.CoordinatorMenu;<text:line-break/><text:line-break/>public class SponsorViewPageViewModel : ViewModelBase, IRoutableViewModel<text:line-break/>{<text:line-break/> <text:s text:c="3"/>public string UrlPathSegment =&gt; "sponsorView";<text:line-break/> <text:s text:c="3"/>public IScreen HostScreen { get; }<text:line-break/> <text:s text:c="3"/>private ApplicationContext Db { get; set; }<text:line-break/> <text:s text:c="3"/><text:line-break/> <text:s text:c="3"/>private int CharityCount { get; set; }<text:line-break/> <text:s text:c="3"/>private string GlobalAmount { get; set; }<text:line-break/><text:line-break/> <text:s text:c="3"/>private ObservableCollection&lt;Charity&gt; Charities { get; set; }<text:line-break/><text:line-break/> <text:s text:c="3"/>public SponsorViewPageViewModel(IScreen? screen = null)<text:line-break/> <text:s text:c="3"/>{<text:line-break/> <text:s text:c="7"/>HostScreen = screen ?? Locator.Current.GetService&lt;IScreen&gt;();<text:line-break/> <text:s text:c="7"/>Db = Singleton.GetInstance();<text:line-break/><text:line-break/> <text:s text:c="7"/>Charities = NewCharityLogoAddresses(Db);<text:line-break/><text:line-break/> <text:s text:c="7"/>CharityCount = Charities.Count;<text:line-break/> <text:s text:c="7"/>GlobalAmount = "$" + GetGlobalAmount(Db);<text:line-break/> <text:s text:c="3"/>}<text:line-break/><text:line-break/> <text:s text:c="3"/>private decimal GetGlobalAmount(ApplicationContext db)<text:line-break/> <text:s text:c="3"/>{<text:line-break/> <text:s text:c="7"/>if (db.Sponsorships == null) return 0;<text:line-break/> <text:s text:c="7"/>List&lt;Sponsorship&gt; sponsorships = new (db.Sponsorships);<text:line-break/><text:line-break/> <text:s text:c="7"/>return sponsorships.Sum(sponsorship =&gt; sponsorship.Amount);<text:line-break/> <text:s text:c="3"/>}<text:line-break/><text:line-break/> <text:s text:c="3"/>private ObservableCollection&lt;Charity&gt; NewCharityLogoAddresses(ApplicationContext db)<text:line-break/> <text:s text:c="3"/>{<text:line-break/> <text:s text:c="7"/>if (db.Charities == null) return new ObservableCollection&lt;Charity&gt;(); // empty collection<text:line-break/> <text:s text:c="7"/>ObservableCollection&lt;Charity&gt; charities = new(db.Charities!);<text:line-break/> <text:s text:c="7"/><text:line-break/> <text:s text:c="7"/>foreach (var charity in charities)<text:line-break/> <text:s text:c="7"/>{<text:line-break/> <text:s text:c="11"/>string fileName;<text:line-break/> <text:s text:c="11"/>if (charity.Charity_Logo is "Red-Cross.png")<text:line-break/> <text:s text:c="15"/>fileName = "/Assets/Images/CharityLogos/the-red-cross-logo.png";<text:line-break/> <text:s text:c="11"/>else fileName = "/Assets/Images/CharityLogos/" + charity.Charity_Logo;<text:line-break/> <text:s text:c="11"/>charity.FullCharity_Logo = fileName;<text:line-break/> <text:s text:c="7"/>}<text:line-break/><text:line-break/> <text:s text:c="7"/>return charities;<text:line-break/> <text:s text:c="3"/>}<text:line-break/>}<text:line-break/></text:h>
      <text:h text:outline-level="1" text:style-name="Default Paragraph Style">.NETCoreApp,Version=v6.0.AssemblyAttributes.cs<text:line-break/></text:h>
      <text:h text:outline-level="1" text:style-name="Code Style">// &lt;autogenerated /&gt;<text:line-break/>using System;<text:line-break/>using System.Reflection;<text:line-break/>[assembly: global::System.Runtime.Versioning.TargetFrameworkAttribute(".NETCoreApp,Version=v6.0", FrameworkDisplayName = "")]<text:line-break/><text:line-break/></text:h>
      <text:h text:outline-level="1" text:style-name="Default Paragraph Style">App.AssemblyInfo.cs<text:line-break/></text:h>
      <text:h text:outline-level="1" text:style-name="Code Style">//------------------------------------------------------------------------------<text:line-break/>// &lt;auto-generated&gt;<text:line-break/>// <text:s text:c="4"/>This code was generated by a tool.<text:line-break/>//<text:line-break/>// <text:s text:c="4"/>Changes to this file may cause incorrect behavior and will be lost if<text:line-break/>// <text:s text:c="4"/>the code is regenerated.<text:line-break/>// &lt;/auto-generated&gt;<text:line-break/>//------------------------------------------------------------------------------<text:line-break/><text:line-break/>using System;<text:line-break/>using System.Reflection;<text:line-break/><text:line-break/>[assembly: System.Reflection.AssemblyCompanyAttribute("App")]<text:line-break/>[assembly: System.Reflection.AssemblyConfigurationAttribute("Debug")]<text:line-break/>[assembly: System.Reflection.AssemblyFileVersionAttribute("1.0.0.0")]<text:line-break/>[assembly: System.Reflection.AssemblyInformationalVersionAttribute("1.0.0")]<text:line-break/>[assembly: System.Reflection.AssemblyProductAttribute("App")]<text:line-break/>[assembly: System.Reflection.AssemblyTitleAttribute("App")]<text:line-break/>[assembly: System.Reflection.AssemblyVersionAttribute("1.0.0.0")]<text:line-break/><text:line-break/>// Generated by the MSBuild WriteCodeFragment class.<text:line-break/><text:line-break/><text:line-break/></text:h>
      <text:h text:outline-level="1" text:style-name="Default Paragraph Style">ApplicationContext.cs<text:line-break/></text:h>
      <text:h text:outline-level="1" text:style-name="Code Style">using System;<text:line-break/>using System.Collections.Generic;<text:line-break/>using System.ComponentModel.DataAnnotations;<text:line-break/>using App.Models.FromDatabase;<text:line-break/>using Microsoft.EntityFrameworkCore;<text:line-break/><text:line-break/>namespace App.Models;<text:line-break/><text:line-break/>public sealed class ApplicationContext : DbContext<text:line-break/>{<text:line-break/> <text:s text:c="3"/>public DbSet&lt;Gender?&gt;? Genders { get; set; }<text:line-break/> <text:s text:c="3"/>public DbSet&lt;Country&gt;? Countries { get; set; }<text:line-break/> <text:s text:c="3"/>public DbSet&lt;Sponsorship&gt;? Sponsorships { get; set; }<text:line-break/> <text:s text:c="3"/>public DbSet&lt;Racer?&gt;? Racers { get; set; }<text:line-break/> <text:s text:c="3"/>public DbSet&lt;Charity?&gt;? Charities { get; set; }<text:line-break/> <text:s text:c="3"/>public DbSet&lt;User?&gt;? Users { get; set; }<text:line-break/> <text:s text:c="3"/>public DbSet&lt;DbFile?&gt;? DbFiles { get; set; }<text:line-break/> <text:s text:c="3"/>public DbSet&lt;Event?&gt;? Events { get; set; }<text:line-break/> <text:s text:c="3"/>public DbSet&lt;EventType?&gt;? EventTypes { get; set; }<text:line-break/> <text:s text:c="3"/>public DbSet&lt;Position&gt;? Positions { get; set; }<text:line-break/> <text:s text:c="3"/>public DbSet&lt;Race?&gt;? Races { get; set; }<text:line-break/> <text:s text:c="3"/>public DbSet&lt;Registration&gt;? Registrations { get; set; }<text:line-break/> <text:s text:c="3"/>public DbSet&lt;RegistrationStatus&gt;? RegistrationStatuses { get; set; }<text:line-break/> <text:s text:c="3"/>public DbSet&lt;Result&gt;? Results { get; set; }<text:line-break/> <text:s text:c="3"/>public DbSet&lt;Staff&gt;? Staff { get; set; }<text:line-break/> <text:s text:c="3"/>public DbSet&lt;Timesheet&gt;? Timesheet { get; set; }<text:line-break/> <text:s text:c="3"/>public DbSet&lt;Volunteer&gt;? Volunteers { get; set; }<text:line-break/> <text:s text:c="3"/>public DbSet&lt;InventoryType&gt;? InventoryTypes { get; set; }<text:line-break/> <text:s text:c="3"/>public DbSet&lt;IncomingInventory&gt;? IncomingInventories { get; set; }<text:line-break/> <text:s text:c="3"/>public DbSet&lt;Role&gt;? Roles { get; set; }<text:line-break/><text:line-break/> <text:s text:c="3"/>public ApplicationContext() { }<text:line-break/> <text:s text:c="3"/><text:line-break/> <text:s text:c="3"/>public ApplicationContext(DbContextOptions&lt;ApplicationContext&gt; options)<text:line-break/> <text:s text:c="7"/>: base(options) { }<text:line-break/> <text:s text:c="3"/><text:line-break/> <text:s text:c="3"/>protected override void OnConfiguring(DbContextOptionsBuilder optionsBuilder)<text:line-break/> <text:s text:c="3"/>{<text:line-break/> <text:s text:c="7"/>if (!optionsBuilder.IsConfigured)<text:line-break/> <text:s text:c="11"/>optionsBuilder.UseMySql("server=localhost;user=root;password=iuh;database=KartSkills2017;", <text:line-break/> <text:s text:c="15"/>new MySqlServerVersion(new Version(15, 1)));<text:line-break/> <text:s text:c="3"/>}<text:line-break/> <text:s text:c="3"/><text:line-break/> <text:s text:c="3"/>public static bool IsValid(object? args)<text:line-break/> <text:s text:c="3"/>{<text:line-break/> <text:s text:c="7"/>var results = new List&lt;ValidationResult&gt;();<text:line-break/> <text:s text:c="7"/>var context = new ValidationContext(args);<text:line-break/> <text:s text:c="7"/>if (!Validator.TryValidateObject(args, context, results, true))<text:line-break/> <text:s text:c="11"/>return false;<text:line-break/> <text:s text:c="7"/>return true;<text:line-break/> <text:s text:c="3"/>}<text:line-break/>}<text:line-break/></text:h>
      <text:h text:outline-level="1" text:style-name="Default Paragraph Style">Card.cs<text:line-break/></text:h>
      <text:h text:outline-level="1" text:style-name="Code Style">using System;<text:line-break/>using System.Collections.Generic;<text:line-break/>using System.ComponentModel.DataAnnotations;<text:line-break/><text:line-break/>namespace App.Models;<text:line-break/><text:line-break/>public class Card<text:line-break/>{<text:line-break/> <text:s text:c="3"/>[Required]<text:line-break/> <text:s text:c="3"/>public string? CardOwner { get; set; }<text:line-break/> <text:s text:c="3"/>[Required]<text:line-break/> <text:s text:c="3"/>[StringLength(16)]<text:line-break/> <text:s text:c="3"/>[MinLength(16)]<text:line-break/> <text:s text:c="3"/>[RegularExpression(@"\d{16}")]<text:line-break/> <text:s text:c="3"/>public string? CardNumber { get; set; }<text:line-break/> <text:s text:c="3"/>[Required]<text:line-break/> <text:s text:c="3"/>[Range(1, 12)]<text:line-break/> <text:s text:c="3"/>public int ExpireDateMonth { get; set; }<text:line-break/> <text:s text:c="3"/>[Required]<text:line-break/> <text:s text:c="3"/>[Range(2022, 2040)]<text:line-break/> <text:s text:c="3"/>public int ExpireDateYear { get; set; }<text:line-break/> <text:s text:c="3"/>[Required]<text:line-break/> <text:s text:c="3"/>[Range(100, 999)]<text:line-break/> <text:s text:c="3"/>public int CVC { get; set; }<text:line-break/> <text:s text:c="3"/><text:line-break/> <text:s text:c="3"/>public bool IsValid()<text:line-break/> <text:s text:c="3"/>{<text:line-break/> <text:s text:c="7"/>var results = new List&lt;ValidationResult&gt;();<text:line-break/> <text:s text:c="7"/>var context = new ValidationContext(this);<text:line-break/> <text:s text:c="7"/>DateTime currentDate = new DateTime(ExpireDateYear, ExpireDateMonth, 1);<text:line-break/> <text:s text:c="7"/>if (!Validator.TryValidateObject(this, context, results, true)) return false;<text:line-break/> <text:s text:c="7"/>if (currentDate &lt;= DateTime.Today) return false;<text:line-break/> <text:s text:c="7"/>return true;<text:line-break/> <text:s text:c="3"/>}<text:line-break/>}<text:line-break/></text:h>
      <text:h text:outline-level="1" text:style-name="Default Paragraph Style">Sponsorship.cs<text:line-break/></text:h>
      <text:h text:outline-level="1" text:style-name="Code Style">using System.ComponentModel.DataAnnotations;<text:line-break/>using System.ComponentModel.DataAnnotations.Schema;<text:line-break/><text:line-break/>namespace App.Models.FromDatabase;<text:line-break/><text:line-break/>[Table("sponsorship")]<text:line-break/>public class Sponsorship<text:line-break/>{<text:line-break/> <text:s text:c="3"/>[Key]<text:line-break/> <text:s text:c="3"/>[Column("ID_Sponsorship")]<text:line-break/> <text:s text:c="3"/>public int ID_Sponsorship { get; set; }<text:line-break/> <text:s text:c="3"/>[Column("SponsorName")]<text:line-break/> <text:s text:c="3"/>public string? SponsorName { get; set; }<text:line-break/> <text:s text:c="3"/>[Column("Amount")]<text:line-break/> <text:s text:c="3"/>public decimal Amount { get; set; }<text:line-break/> <text:s text:c="3"/><text:line-break/> <text:s text:c="3"/>[Column("ID_Racer")]<text:line-break/> <text:s text:c="3"/>public int ID_Racer { get; set; }<text:line-break/> <text:s text:c="3"/>[ForeignKey("ID_Racer")]<text:line-break/> <text:s text:c="3"/>public Racer? Racer { get; set; }<text:line-break/>}<text:line-break/></text:h>
      <text:h text:outline-level="1" text:style-name="Default Paragraph Style">Position.cs<text:line-break/></text:h>
      <text:h text:outline-level="1" text:style-name="Code Style">using System.ComponentModel.DataAnnotations;<text:line-break/>using System.ComponentModel.DataAnnotations.Schema;<text:line-break/><text:line-break/>namespace App.Models.FromDatabase;<text:line-break/><text:line-break/>[Table("Position")]<text:line-break/>public class Position<text:line-break/>{<text:line-break/> <text:s text:c="3"/>[Key]<text:line-break/> <text:s text:c="3"/>[Column("Positionid")]<text:line-break/> <text:s text:c="3"/>public int Positionid { get; set; }<text:line-break/> <text:s text:c="3"/>[Column("PositionName")]<text:line-break/> <text:s text:c="3"/>public string PositionName { get; set; }<text:line-break/> <text:s text:c="3"/>[Column("PositionDescription")]<text:line-break/> <text:s text:c="3"/>public string PositionDescription { get; set; }<text:line-break/> <text:s text:c="3"/>[Column("PayPeriod")]<text:line-break/> <text:s text:c="3"/>public string PayPeriod { get; set; }<text:line-break/> <text:s text:c="3"/>[Column("PayRate")]<text:line-break/> <text:s text:c="3"/>public decimal PayRate { get; set; }<text:line-break/>}<text:line-break/></text:h>
      <text:h text:outline-level="1" text:style-name="Default Paragraph Style">InventoryType.cs<text:line-break/></text:h>
      <text:h text:outline-level="1" text:style-name="Code Style">using System.ComponentModel.DataAnnotations;<text:line-break/>using System.ComponentModel.DataAnnotations.Schema;<text:line-break/><text:line-break/>namespace App.Models;<text:line-break/><text:line-break/>[Table("InventoryType")]<text:line-break/>public class InventoryType<text:line-break/>{<text:line-break/> <text:s text:c="3"/>[Key]<text:line-break/> <text:s text:c="3"/>[Column("InventoryTypeId")]<text:line-break/> <text:s text:c="3"/>public int InventoryTypeId { get; set; }<text:line-break/> <text:s text:c="3"/>[Column("TypeName")]<text:line-break/> <text:s text:c="3"/>public string TypeName { get; set; }<text:line-break/>}<text:line-break/></text:h>
      <text:h text:outline-level="1" text:style-name="Default Paragraph Style">Staff.cs<text:line-break/></text:h>
      <text:h text:outline-level="1" text:style-name="Code Style">using System;<text:line-break/>using System.ComponentModel.DataAnnotations;<text:line-break/>using System.ComponentModel.DataAnnotations.Schema;<text:line-break/><text:line-break/>namespace App.Models.FromDatabase;<text:line-break/><text:line-break/>[Table("Staff")]<text:line-break/>public class Staff<text:line-break/>{<text:line-break/> <text:s text:c="3"/>[Key]<text:line-break/> <text:s text:c="3"/>[Column("Staffid")]<text:line-break/> <text:s text:c="3"/>public int Staffid { get; set; }<text:line-break/> <text:s text:c="3"/>[Column("First_name")]<text:line-break/> <text:s text:c="3"/>public string First_name { get; set; }<text:line-break/> <text:s text:c="3"/>[Column("LastName")]<text:line-break/> <text:s text:c="3"/>public string LastName { get; set; }<text:line-break/> <text:s text:c="3"/>[Column("DateOfBirth")]<text:line-break/> <text:s text:c="3"/>public DateTime DateOfBirth { get; set; }<text:line-break/> <text:s text:c="3"/>[Column("Gender")]<text:line-break/> <text:s text:c="3"/>public string Gender { get; set; }<text:line-break/> <text:s text:c="3"/><text:line-break/> <text:s text:c="3"/>[Column("Positionid")]<text:line-break/> <text:s text:c="3"/>public int Positionid { get; set; }<text:line-break/> <text:s text:c="3"/>[ForeignKey("Positionid")]<text:line-break/> <text:s text:c="3"/>public Position Position { get; set; }<text:line-break/> <text:s text:c="3"/><text:line-break/> <text:s text:c="3"/>[Column("Email")]<text:line-break/> <text:s text:c="3"/>public string Email { get; set; }<text:line-break/> <text:s text:c="3"/>[Column("Comments")]<text:line-break/> <text:s text:c="3"/>public string Comments { get; set; }<text:line-break/>}<text:line-break/></text:h>
      <text:h text:outline-level="1" text:style-name="Default Paragraph Style">Timesheet.cs<text:line-break/></text:h>
      <text:h text:outline-level="1" text:style-name="Code Style">using System;<text:line-break/>using System.ComponentModel.DataAnnotations;<text:line-break/>using System.ComponentModel.DataAnnotations.Schema;<text:line-break/><text:line-break/>namespace App.Models.FromDatabase;<text:line-break/><text:line-break/>[Table("Timesheet")]<text:line-break/>public class Timesheet<text:line-break/>{<text:line-break/> <text:s text:c="3"/>[Key]<text:line-break/> <text:s text:c="3"/>[Column("Timesheetid")]<text:line-break/> <text:s text:c="3"/>public int Timesheetid { get; set; }<text:line-break/> <text:s text:c="3"/><text:line-break/> <text:s text:c="3"/>[Column("Staffid")]<text:line-break/> <text:s text:c="3"/>public int Staffid { get; set; }<text:line-break/> <text:s text:c="3"/>[ForeignKey("Staffid")]<text:line-break/> <text:s text:c="3"/>public Staff Staff { get; set; }<text:line-break/> <text:s text:c="3"/><text:line-break/> <text:s text:c="3"/>[Column("StartDateTime")]<text:line-break/> <text:s text:c="3"/>public DateTime StartDateTime { get; set; }<text:line-break/> <text:s text:c="3"/>[Column("EndDateTime")]<text:line-break/> <text:s text:c="3"/>public DateTime EndDateTime { get; set; }<text:line-break/> <text:s text:c="3"/>[Column("PayAmount")]<text:line-break/> <text:s text:c="3"/>public decimal PayAmount { get; set; }<text:line-break/>}<text:line-break/></text:h>
      <text:h text:outline-level="1" text:style-name="Default Paragraph Style">Result.cs<text:line-break/></text:h>
      <text:h text:outline-level="1" text:style-name="Code Style">using System;<text:line-break/>using System.ComponentModel.DataAnnotations;<text:line-break/>using System.ComponentModel.DataAnnotations.Schema;<text:line-break/>using App.Models.FromDatabase;<text:line-break/><text:line-break/>namespace App.Models.FromDatabase;<text:line-break/><text:line-break/>[Table(("result"))]<text:line-break/>public class Result<text:line-break/>{<text:line-break/> <text:s text:c="3"/>[Key]<text:line-break/> <text:s text:c="3"/>[Column("ID_Result")]<text:line-break/> <text:s text:c="3"/>public int ID_Result { get; set; }<text:line-break/> <text:s text:c="3"/><text:line-break/> <text:s text:c="3"/>[Column("ID_Registration")]<text:line-break/> <text:s text:c="3"/>public int ID_Registration { get; set; }<text:line-break/> <text:s text:c="3"/>[ForeignKey("ID_Registration")]<text:line-break/> <text:s text:c="3"/>public Registration Registration { get; set; }<text:line-break/> <text:s text:c="3"/><text:line-break/> <text:s text:c="3"/>[Column("ID_Event")]<text:line-break/> <text:s text:c="3"/>public int ID_Event { get; set; }<text:line-break/> <text:s text:c="3"/>[ForeignKey("ID_Event")]<text:line-break/> <text:s text:c="3"/>public Event Event { get; set; }<text:line-break/> <text:s text:c="3"/><text:line-break/> <text:s text:c="3"/>[Column("BidNumber")]<text:line-break/> <text:s text:c="3"/>public int BidNumber { get; set; }<text:line-break/> <text:s text:c="3"/>/*[NotMapped]<text:line-break/> <text:s text:c="3"/>public int GlobalPlace { get; set; }*/<text:line-break/> <text:s text:c="3"/>[NotMapped]<text:line-break/> <text:s text:c="3"/>public int GenderPlace { get; set; }<text:line-break/> <text:s text:c="3"/>[NotMapped]<text:line-break/> <text:s text:c="3"/>public int AgePlace { get; set; }<text:line-break/> <text:s text:c="3"/>[Column("RaceTime")]<text:line-break/> <text:s text:c="3"/>public TimeSpan RaceTime { get; set; }<text:line-break/>}<text:line-break/></text:h>
      <text:h text:outline-level="1" text:style-name="Default Paragraph Style">Race.cs<text:line-break/></text:h>
      <text:h text:outline-level="1" text:style-name="Code Style">using System.ComponentModel.DataAnnotations;<text:line-break/>using System.ComponentModel.DataAnnotations.Schema;<text:line-break/><text:line-break/>namespace App.Models.FromDatabase;<text:line-break/><text:line-break/>[Table("race")]<text:line-break/>public class Race<text:line-break/>{<text:line-break/> <text:s text:c="3"/>[Key]<text:line-break/> <text:s text:c="3"/>[Column("ID_Race")]<text:line-break/> <text:s text:c="3"/>public int ID_Race { get; set; }<text:line-break/> <text:s text:c="3"/>[Column("Race_Name")]<text:line-break/> <text:s text:c="3"/>public string Race_Name { get; set; }<text:line-break/> <text:s text:c="3"/>[Column("Sity")]<text:line-break/> <text:s text:c="3"/>public string Sity { get; set; }<text:line-break/> <text:s text:c="3"/><text:line-break/> <text:s text:c="3"/>[Column("ID_Country")]<text:line-break/> <text:s text:c="3"/>public string? ID_Country { get; set; }<text:line-break/> <text:s text:c="3"/>[ForeignKey("ID_Country")]<text:line-break/> <text:s text:c="3"/>public Country Country { get; set; }<text:line-break/> <text:s text:c="3"/><text:line-break/> <text:s text:c="3"/>[Column("Year_Held")]<text:line-break/> <text:s text:c="3"/>public int Year_Held { get; set; }<text:line-break/>}<text:line-break/></text:h>
      <text:h text:outline-level="1" text:style-name="Default Paragraph Style">User.cs<text:line-break/></text:h>
      <text:h text:outline-level="1" text:style-name="Code Style">using System.ComponentModel.DataAnnotations;<text:line-break/>using System.ComponentModel.DataAnnotations.Schema;<text:line-break/><text:line-break/>namespace App.Models.FromDatabase;<text:line-break/><text:line-break/>[Table("user")]<text:line-break/>public class User<text:line-break/>{<text:line-break/> <text:s text:c="3"/>[Key]<text:line-break/> <text:s text:c="3"/>[Required]<text:line-break/> <text:s text:c="3"/>[RegularExpression(@"^([\w\.\-]+)@([\w\-]+)((\.(\w){2,3})+)$")]<text:line-break/> <text:s text:c="3"/>[Column("Email")]<text:line-break/> <text:s text:c="3"/>public string? Email { get; set; }<text:line-break/> <text:s text:c="3"/>[Required]<text:line-break/> <text:s text:c="3"/>[RegularExpression(@"^(?=.*[a-z])(?=.*[A-Z])(?=.*[0-9])(?=.*[^a-zA-Z0-9])\S{6,}$")]<text:line-break/> <text:s text:c="3"/>[Column("Password")]<text:line-break/> <text:s text:c="3"/>public string? Password { get; set; }<text:line-break/> <text:s text:c="3"/>[NotMapped]<text:line-break/> <text:s text:c="3"/>public string? RepeatPassword { get; set; }<text:line-break/> <text:s text:c="3"/>[Required]<text:line-break/> <text:s text:c="3"/>[Column("First_Name")]<text:line-break/> <text:s text:c="3"/>public string? First_Name { get; set; }<text:line-break/> <text:s text:c="3"/>[Required]<text:line-break/> <text:s text:c="3"/>[Column("Last_Name")]<text:line-break/> <text:s text:c="3"/>public string? Last_Name { get; set; }<text:line-break/> <text:s text:c="3"/><text:line-break/> <text:s text:c="3"/>[Column("ID_Role")]<text:line-break/> <text:s text:c="3"/>public char ID_Role { get; set; }<text:line-break/> <text:s text:c="3"/>[ForeignKey("ID_Role")]<text:line-break/> <text:s text:c="3"/>public Role Role { get; set; }<text:line-break/><text:line-break/> <text:s text:c="3"/>public bool PasswordCompare()<text:line-break/> <text:s text:c="3"/>{<text:line-break/> <text:s text:c="7"/>return RepeatPassword.Equals(Password);<text:line-break/> <text:s text:c="3"/>}<text:line-break/>}<text:line-break/></text:h>
      <text:h text:outline-level="1" text:style-name="Default Paragraph Style">Volunteer.cs<text:line-break/></text:h>
      <text:h text:outline-level="1" text:style-name="Code Style">using System.ComponentModel.DataAnnotations;<text:line-break/>using System.ComponentModel.DataAnnotations.Schema;<text:line-break/>using CsvHelper.Configuration.Attributes;<text:line-break/><text:line-break/>namespace App.Models.FromDatabase;<text:line-break/><text:line-break/>[Table("volunteer")]<text:line-break/>public class Volunteer<text:line-break/>{<text:line-break/> <text:s text:c="3"/>[Key]<text:line-break/> <text:s text:c="3"/>[Column("ID_Volunteer")]<text:line-break/> <text:s text:c="3"/>[Name("VolunteerId")]<text:line-break/> <text:s text:c="3"/>public string ID_Volunteer { get; set; }<text:line-break/> <text:s text:c="3"/>[Column("First_Name")]<text:line-break/> <text:s text:c="3"/>[Name("FirstName")]<text:line-break/> <text:s text:c="3"/>public string First_Name { get; set; }<text:line-break/> <text:s text:c="3"/>[Column("Last_Name")]<text:line-break/> <text:s text:c="3"/>[Name("LastName")]<text:line-break/> <text:s text:c="3"/>public string Last_Name { get; set; }<text:line-break/> <text:s text:c="3"/><text:line-break/> <text:s text:c="3"/>[Column("ID_Country")]<text:line-break/> <text:s text:c="3"/>[Name("CountryCode")]<text:line-break/> <text:s text:c="3"/>public string ID_Country { get; set; }<text:line-break/> <text:s text:c="3"/>[ForeignKey("ID_Country")]<text:line-break/> <text:s text:c="3"/>public Country? Country { get; set; }<text:line-break/> <text:s text:c="3"/><text:line-break/> <text:s text:c="3"/>[Column("Gender_ID")]<text:line-break/> <text:s text:c="3"/>[Name("Gender")]<text:line-break/> <text:s text:c="3"/>public char Gender_ID { get; set; }<text:line-break/> <text:s text:c="3"/>[ForeignKey("Gender_ID")]<text:line-break/> <text:s text:c="3"/>public Gender? Gender { get; set; }<text:line-break/>}<text:line-break/></text:h>
      <text:h text:outline-level="1" text:style-name="Default Paragraph Style">Racer.cs<text:line-break/></text:h>
      <text:h text:outline-level="1" text:style-name="Code Style">using System;<text:line-break/>using System.ComponentModel.DataAnnotations;<text:line-break/>using System.ComponentModel.DataAnnotations.Schema;<text:line-break/><text:line-break/>namespace App.Models.FromDatabase;<text:line-break/><text:line-break/>[Table("racer")]<text:line-break/>public class Racer<text:line-break/>{<text:line-break/> <text:s text:c="3"/>[Key]<text:line-break/> <text:s text:c="3"/>[Column("ID_Racer")]<text:line-break/> <text:s text:c="3"/>public int ID_Racer { get; set; }<text:line-break/> <text:s text:c="3"/>[Required]<text:line-break/> <text:s text:c="3"/>[Column("First_Name")]<text:line-break/> <text:s text:c="3"/>public string? First_Name { get; set; }<text:line-break/> <text:s text:c="3"/>[Required]<text:line-break/> <text:s text:c="3"/>[Column("Last_Name")]<text:line-break/> <text:s text:c="3"/>public string? Last_Name { get; set; }<text:line-break/> <text:s text:c="3"/><text:line-break/> <text:s text:c="3"/>[Column("Gender")]<text:line-break/> <text:s text:c="3"/>public char Gender { get; set; }<text:line-break/> <text:s text:c="3"/>[Required]<text:line-break/> <text:s text:c="3"/>[ForeignKey("Gender")]<text:line-break/> <text:s text:c="3"/>public Gender? FullGender { get; set; }<text:line-break/> <text:s text:c="3"/><text:line-break/> <text:s text:c="3"/>[Required]<text:line-break/> <text:s text:c="3"/>[Column("DateOfBirth")]<text:line-break/> <text:s text:c="3"/>public DateTime DateOfBirth { get; set; }<text:line-break/> <text:s text:c="3"/><text:line-break/> <text:s text:c="3"/>[Column("ID_Country")]<text:line-break/> <text:s text:c="3"/>public string ID_Country { get; set; }<text:line-break/> <text:s text:c="3"/>[Required]<text:line-break/> <text:s text:c="3"/>[ForeignKey("ID_Country")]<text:line-break/> <text:s text:c="3"/>public Country? Country { get; set; }<text:line-break/> <text:s text:c="3"/><text:line-break/> <text:s text:c="3"/>[Column("FileId")] <text:line-break/> <text:s text:c="3"/>public int? FileId { get; set; }<text:line-break/> <text:s text:c="3"/>[ForeignKey("FileId")]<text:line-break/> <text:s text:c="3"/>public DbFile? File { get; set; }<text:line-break/><text:line-break/> <text:s text:c="3"/>public bool CorrectDateOfBirth()<text:line-break/> <text:s text:c="3"/>{<text:line-break/> <text:s text:c="7"/>return DateOfBirth &lt;= new DateTime(DateTime.Today.Year - 10, DateTime.Today.Month, DateTime.Today.Day);<text:line-break/> <text:s text:c="3"/>}<text:line-break/>}<text:line-break/></text:h>
      <text:h text:outline-level="1" text:style-name="Default Paragraph Style">AgeCategory.cs<text:line-break/></text:h>
      <text:h text:outline-level="1" text:style-name="Code Style">namespace App.Models.FromDatabase;<text:line-break/><text:line-break/>public class AgeCategory<text:line-break/>{<text:line-break/> <text:s text:c="3"/>public int From { get; set; } = 1;<text:line-break/> <text:s text:c="3"/>public int To { get; set; } = 300;<text:line-break/> <text:s text:c="3"/>public string? Title { get; set; }<text:line-break/>}<text:line-break/></text:h>
      <text:h text:outline-level="1" text:style-name="Default Paragraph Style">Country.cs<text:line-break/></text:h>
      <text:h text:outline-level="1" text:style-name="Code Style">using System.ComponentModel.DataAnnotations;<text:line-break/>using System.ComponentModel.DataAnnotations.Schema;<text:line-break/><text:line-break/>namespace App.Models.FromDatabase;<text:line-break/><text:line-break/>[Table("country")]<text:line-break/>public class Country<text:line-break/>{<text:line-break/> <text:s text:c="3"/>[Key]<text:line-break/> <text:s text:c="3"/>[Column("ID_Country")]<text:line-break/> <text:s text:c="3"/>public string ID_Country { get; set; }<text:line-break/> <text:s text:c="3"/>[Column("Country_Name")]<text:line-break/> <text:s text:c="3"/>public string? Country_Name { get; set; }<text:line-break/> <text:s text:c="3"/>[Column("Country_Flag")]<text:line-break/> <text:s text:c="3"/>public string Country_Flag { get; set; }<text:line-break/>}<text:line-break/></text:h>
      <text:h text:outline-level="1" text:style-name="Default Paragraph Style">Role.cs<text:line-break/></text:h>
      <text:h text:outline-level="1" text:style-name="Code Style">using System.ComponentModel.DataAnnotations;<text:line-break/>using System.ComponentModel.DataAnnotations.Schema;<text:line-break/><text:line-break/>namespace App.Models.FromDatabase;<text:line-break/><text:line-break/>[Table("role")]<text:line-break/>public class Role<text:line-break/>{<text:line-break/> <text:s text:c="3"/>[Key]<text:line-break/> <text:s text:c="3"/>[Column("ID_Role")]<text:line-break/> <text:s text:c="3"/>public char ID_Role { get; set; }<text:line-break/> <text:s text:c="3"/>[Column("Role_Name")]<text:line-break/> <text:s text:c="3"/>public string Role_Name { get; set; }<text:line-break/>}<text:line-break/></text:h>
      <text:h text:outline-level="1" text:style-name="Default Paragraph Style">EventType.cs<text:line-break/></text:h>
      <text:h text:outline-level="1" text:style-name="Code Style">using System.ComponentModel.DataAnnotations;<text:line-break/>using System.ComponentModel.DataAnnotations.Schema;<text:line-break/><text:line-break/>namespace App.Models;<text:line-break/><text:line-break/>[Table("event_type")]<text:line-break/>public class EventType<text:line-break/>{<text:line-break/> <text:s text:c="3"/>[Key]<text:line-break/> <text:s text:c="3"/>[Column("ID_Event_type")]<text:line-break/> <text:s text:c="3"/>public string ID_Event_type { get; set; }<text:line-break/> <text:s text:c="3"/>[Column("Event_Type_Name")]<text:line-break/> <text:s text:c="3"/>public string? Event_Type_Name { get; set; }<text:line-break/>}<text:line-break/></text:h>
      <text:h text:outline-level="1" text:style-name="Default Paragraph Style">Event.cs<text:line-break/></text:h>
      <text:h text:outline-level="1" text:style-name="Code Style">using System;<text:line-break/>using System.ComponentModel.DataAnnotations;<text:line-break/>using System.ComponentModel.DataAnnotations.Schema;<text:line-break/><text:line-break/>namespace App.Models.FromDatabase;<text:line-break/><text:line-break/>[Table("event")]<text:line-break/>public class Event<text:line-break/>{<text:line-break/> <text:s text:c="3"/>[Key]<text:line-break/> <text:s text:c="3"/>[Column("ID_Event")]<text:line-break/> <text:s text:c="3"/>public int ID_Event { get; set; }<text:line-break/> <text:s text:c="3"/>[Column("Event_Name")]<text:line-break/> <text:s text:c="3"/>public string Event_Name { get; set; }<text:line-break/> <text:s text:c="3"/>[Column("ID_EventType")]<text:line-break/> <text:s text:c="3"/>public string ID_EventType { get; set; }<text:line-break/> <text:s text:c="3"/><text:line-break/> <text:s text:c="3"/>[Column("ID_Race")]<text:line-break/> <text:s text:c="3"/>public int ID_Race { get; set; }<text:line-break/> <text:s text:c="3"/>[ForeignKey("ID_Race")]<text:line-break/> <text:s text:c="3"/>public Race Race { get; set; }<text:line-break/> <text:s text:c="3"/><text:line-break/> <text:s text:c="3"/>[Column("StartDateTime")]<text:line-break/> <text:s text:c="3"/>public DateTime StartDateTime { get; set; }<text:line-break/> <text:s text:c="3"/>[Column("Cost")]<text:line-break/> <text:s text:c="3"/>public int Cost { get; set; }<text:line-break/> <text:s text:c="3"/>[Column("MaxParticipants")]<text:line-break/> <text:s text:c="3"/>public int MaxParticipants { get; set; }<text:line-break/>}<text:line-break/></text:h>
      <text:h text:outline-level="1" text:style-name="Default Paragraph Style">Registration.cs<text:line-break/></text:h>
      <text:h text:outline-level="1" text:style-name="Code Style">using System;<text:line-break/>using System.ComponentModel.DataAnnotations;<text:line-break/>using System.ComponentModel.DataAnnotations.Schema;<text:line-break/><text:line-break/>namespace App.Models.FromDatabase;<text:line-break/><text:line-break/>[Table("registration")]<text:line-break/>public class Registration<text:line-break/>{<text:line-break/> <text:s text:c="3"/>[Key]<text:line-break/> <text:s text:c="3"/>[Column("ID_Registration")]<text:line-break/> <text:s text:c="3"/>public int ID_Registration { get; set; }<text:line-break/> <text:s text:c="3"/><text:line-break/> <text:s text:c="3"/>[Column("ID_Racer")]<text:line-break/> <text:s text:c="3"/>public int ID_Racer { get; set; }<text:line-break/> <text:s text:c="3"/>[ForeignKey("ID_Racer")]<text:line-break/> <text:s text:c="3"/>public Racer? Racer { get; set; }<text:line-break/> <text:s text:c="3"/><text:line-break/> <text:s text:c="3"/>[Column("Registration_Date")]<text:line-break/> <text:s text:c="3"/>public DateTime Registration_Date { get; set; }<text:line-break/><text:line-break/> <text:s text:c="3"/>[Column("ID_Registration_Status")] <text:line-break/> <text:s text:c="3"/>public int ID_Registration_Status { get; set; }<text:line-break/> <text:s text:c="3"/>[ForeignKey("ID_Registration_Status")]<text:line-break/> <text:s text:c="3"/>public RegistrationStatus RegistrationStatus { get; set; }<text:line-break/> <text:s text:c="3"/><text:line-break/> <text:s text:c="3"/>[Column("Cost")]<text:line-break/> <text:s text:c="3"/>public int Cost { get; set; }<text:line-break/> <text:s text:c="3"/><text:line-break/> <text:s text:c="3"/>[Column("ID_Charity")]<text:line-break/> <text:s text:c="3"/>public int ID_Charity { get; set; }<text:line-break/> <text:s text:c="3"/>[ForeignKey("ID_Charity")]<text:line-break/> <text:s text:c="3"/>public Charity Charity { get; set; }<text:line-break/> <text:s text:c="3"/><text:line-break/> <text:s text:c="3"/>[Column("SponsorshipTarget")]<text:line-break/> <text:s text:c="3"/>public int SponsorshipTarget { get; set; }<text:line-break/> <text:s text:c="3"/><text:line-break/> <text:s text:c="3"/>[Column("InventoryTypeId")]<text:line-break/> <text:s text:c="3"/>public int InventoryTypeId { get; set; }<text:line-break/> <text:s text:c="3"/>[ForeignKey("InventoryTypeId")]<text:line-break/> <text:s text:c="3"/>public InventoryType InventoryType { get; set; }<text:line-break/>}<text:line-break/></text:h>
      <text:h text:outline-level="1" text:style-name="Default Paragraph Style">RegistrationStatus.cs<text:line-break/></text:h>
      <text:h text:outline-level="1" text:style-name="Code Style">using System.ComponentModel.DataAnnotations;<text:line-break/>using System.ComponentModel.DataAnnotations.Schema;<text:line-break/><text:line-break/>namespace App.Models.FromDatabase;<text:line-break/><text:line-break/>[Table("registration_status")]<text:line-break/>public class RegistrationStatus<text:line-break/>{<text:line-break/> <text:s text:c="3"/>[Key]<text:line-break/> <text:s text:c="3"/>[Column("ID_Registration_Status")]<text:line-break/> <text:s text:c="3"/>public int ID_Registration_Status { get; set; }<text:line-break/> <text:s text:c="3"/>[Column("Statu_Name")]<text:line-break/> <text:s text:c="3"/>public string Statu_Name { get; set; }<text:line-break/>}<text:line-break/></text:h>
      <text:h text:outline-level="1" text:style-name="Default Paragraph Style">Gender.cs<text:line-break/></text:h>
      <text:h text:outline-level="1" text:style-name="Code Style">using System.ComponentModel.DataAnnotations;<text:line-break/>using System.ComponentModel.DataAnnotations.Schema;<text:line-break/><text:line-break/>namespace App.Models.FromDatabase;<text:line-break/><text:line-break/>[Table("gender")]<text:line-break/>public class Gender<text:line-break/>{<text:line-break/> <text:s text:c="3"/>[Key]<text:line-break/> <text:s text:c="3"/>[Column("ID_Gender")]<text:line-break/> <text:s text:c="3"/>public char ID_Gender { get; set; }<text:line-break/> <text:s text:c="3"/>[Column("Gender_Name")]<text:line-break/> <text:s text:c="3"/>public string? Gender_Name { get; set; }<text:line-break/>}<text:line-break/></text:h>
      <text:h text:outline-level="1" text:style-name="Default Paragraph Style">File.cs<text:line-break/></text:h>
      <text:h text:outline-level="1" text:style-name="Code Style">using System.ComponentModel.DataAnnotations;<text:line-break/>using System.ComponentModel.DataAnnotations.Schema;<text:line-break/><text:line-break/>namespace App.Models.FromDatabase;<text:line-break/><text:line-break/>[Table("File")]<text:line-break/>public class DbFile<text:line-break/>{<text:line-break/> <text:s text:c="3"/>[Key]<text:line-break/> <text:s text:c="3"/>[Column("FileId")]<text:line-break/> <text:s text:c="3"/>public int FileId { get; set; }<text:line-break/> <text:s text:c="3"/>[Column("FileName")]<text:line-break/> <text:s text:c="3"/>public string FileName { get; set; }<text:line-break/> <text:s text:c="3"/>[Column("File")]<text:line-break/> <text:s text:c="3"/>public byte[] FileItself { get; set; }<text:line-break/>}<text:line-break/></text:h>
      <text:h text:outline-level="1" text:style-name="Default Paragraph Style">IncomingInventory.cs<text:line-break/></text:h>
      <text:h text:outline-level="1" text:style-name="Code Style">using System.ComponentModel.DataAnnotations;<text:line-break/>using System.ComponentModel.DataAnnotations.Schema;<text:line-break/><text:line-break/>namespace App.Models.FromDatabase;<text:line-break/><text:line-break/>[Table(("IncomingInventory"))]<text:line-break/>public class IncomingInventory<text:line-break/>{<text:line-break/> <text:s text:c="3"/>[Key]<text:line-break/> <text:s text:c="3"/>[Column("IncomingInventoryId")]<text:line-break/> <text:s text:c="3"/>public int IncomingInventoryId { get; set; }<text:line-break/> <text:s text:c="3"/><text:line-break/> <text:s text:c="3"/>[Column("Bracelet")]<text:line-break/> <text:s text:c="3"/>public int Bracelet { get; set; }<text:line-break/> <text:s text:c="3"/>[Column("Helmet")]<text:line-break/> <text:s text:c="3"/>public int Helmet { get; set; }<text:line-break/> <text:s text:c="3"/>[Column("Equipment")]<text:line-break/> <text:s text:c="3"/>public int Equipment { get; set; }<text:line-break/>}<text:line-break/></text:h>
      <text:h text:outline-level="1" text:style-name="Default Paragraph Style">Charity.cs<text:line-break/></text:h>
      <text:h text:outline-level="1" text:style-name="Code Style">using System.ComponentModel;<text:line-break/>using System.ComponentModel.DataAnnotations;<text:line-break/>using System.ComponentModel.DataAnnotations.Schema;<text:line-break/>using System.Windows.Input;<text:line-break/><text:line-break/>namespace App.Models.FromDatabase;<text:line-break/><text:line-break/>[Table("charity")]<text:line-break/>public class Charity<text:line-break/>{<text:line-break/> <text:s text:c="3"/>[Key]<text:line-break/> <text:s text:c="3"/>[Column("ID_Сharity")]<text:line-break/> <text:s text:c="3"/>public int ID_Сharity { get; set; }<text:line-break/> <text:s text:c="3"/>[Column("Charity_Name")]<text:line-break/> <text:s text:c="3"/>[Required]<text:line-break/> <text:s text:c="3"/>public string? Charity_Name { get; set; }<text:line-break/> <text:s text:c="3"/>[Column("Charity_Description")]<text:line-break/> <text:s text:c="3"/>[Required]<text:line-break/> <text:s text:c="3"/>public string? Charity_Description { get; set; }<text:line-break/> <text:s text:c="3"/><text:line-break/> <text:s text:c="3"/>[Column("Charity_Logo")]<text:line-break/> <text:s text:c="3"/>public string? Charity_Logo { get; set; }<text:line-break/> <text:s text:c="3"/>[NotMapped]<text:line-break/> <text:s text:c="3"/>public string FullCharity_Logo { get; set; }<text:line-break/> <text:s text:c="3"/><text:line-break/> <text:s text:c="3"/>[Column("FileId")] <text:line-break/> <text:s text:c="3"/>public int? FileId { get; set; }<text:line-break/> <text:s text:c="3"/>[ForeignKey("FileId")]<text:line-break/> <text:s text:c="3"/>public DbFile? File { get; set; }<text:line-break/><text:line-break/> <text:s text:c="3"/>[NotMapped]<text:line-break/> <text:s text:c="3"/>public string? FileName { get; set; }<text:line-break/> <text:s text:c="3"/>[NotMapped] <text:line-break/> <text:s text:c="3"/>public ICommand CmdEdit { get; set; }<text:line-break/>}<text:line-break/></text:h>
      <text:h text:outline-level="1" text:style-name="Default Paragraph Style">VolunteerMap.cs<text:line-break/></text:h>
      <text:h text:outline-level="1" text:style-name="Code Style">using App.Models.FromDatabase;<text:line-break/>using CsvHelper.Configuration;<text:line-break/><text:line-break/>namespace App.Models.CsvMap;<text:line-break/><text:line-break/>public sealed class VolunteerMap : ClassMap&lt;Volunteer&gt;<text:line-break/>{<text:line-break/> <text:s text:c="3"/>private VolunteerMap()<text:line-break/> <text:s text:c="3"/>{<text:line-break/> <text:s text:c="7"/>Map(m =&gt; m.ID_Volunteer).Name("VolunteerId");<text:line-break/> <text:s text:c="7"/>Map(m =&gt; m.First_Name).Name("FirstName");<text:line-break/> <text:s text:c="7"/>Map(m =&gt; m.Last_Name).Name("LastName");<text:line-break/> <text:s text:c="7"/>Map(m =&gt; m.ID_Country).Name("CountryCode");<text:line-break/> <text:s text:c="7"/>Map(m =&gt; m.Gender_ID).Name("Gender");<text:line-break/> <text:s text:c="3"/>}<text:line-break/>}<text:line-break/></text:h>
      <text:h text:outline-level="1" text:style-name="Default Paragraph Style">InventoryControl.cs<text:line-break/></text:h>
      <text:h text:outline-level="1" text:style-name="Code Style">namespace App.Models.OnlyView;<text:line-break/><text:line-break/>public class InventoryControl<text:line-break/>{<text:line-break/> <text:s text:c="3"/>// top row<text:line-break/> <text:s text:c="3"/>public int SelectedTypeA { get; set; }<text:line-break/> <text:s text:c="3"/>public int SelectedTypeB { get; set; }<text:line-break/> <text:s text:c="3"/>public int SelectedTypeC { get; set; }<text:line-break/><text:line-break/> <text:s text:c="3"/>// row with info about bracelet<text:line-break/> <text:s text:c="3"/>public int TypeABraceletCount { get; set; }<text:line-break/> <text:s text:c="3"/>public int TypeBBraceletCount { get; set; }<text:line-break/> <text:s text:c="3"/>public int TypeCBraceletCount { get; set; }<text:line-break/> <text:s text:c="3"/>public int BraceletNecessary { get; set; }<text:line-break/> <text:s text:c="3"/>public int BraceletResidue { get; set; }<text:line-break/> <text:s text:c="3"/>public int BraceletAlsoNecessary { get; set; }<text:line-break/> <text:s text:c="3"/><text:line-break/> <text:s text:c="3"/>// row with info about helmet<text:line-break/> <text:s text:c="3"/>public int TypeBHelmetCount { get; set; }<text:line-break/> <text:s text:c="3"/>public int TypeCHelmetCount { get; set; }<text:line-break/> <text:s text:c="3"/>public int HelmetNecessary { get; set; }<text:line-break/> <text:s text:c="3"/>public int HelmetResidue { get; set; }<text:line-break/> <text:s text:c="3"/>public int HelmetAlsoNecessary { get; set; }<text:line-break/><text:line-break/> <text:s text:c="3"/>// row with info about equipment<text:line-break/> <text:s text:c="3"/>public int TypeCEquipmentCount { get; set; }<text:line-break/> <text:s text:c="3"/>public int EquipmentNecessary { get; set; }<text:line-break/> <text:s text:c="3"/>public int EquipmentResidue { get; set; }<text:line-break/> <text:s text:c="3"/>public int EquipmentAlsoNecessary { get; set; }<text:line-break/>}<text:line-break/></text:h>
      <text:h text:outline-level="1" text:style-name="Default Paragraph Style">MyResult.cs<text:line-break/></text:h>
      <text:h text:outline-level="1" text:style-name="Code Style">namespace App.Models.OnlyView;<text:line-break/><text:line-break/>public class MyResult<text:line-break/>{<text:line-break/> <text:s text:c="3"/>public string EventName { get; set; }<text:line-break/> <text:s text:c="3"/>public string? RaceType { get; set; }<text:line-break/> <text:s text:c="3"/>public string Time { get; set; }<text:line-break/> <text:s text:c="3"/>public string CommonPlace { get; set; }<text:line-break/><text:line-break/> <text:s text:c="3"/>public string SelectedCategoryPlace { get; set; } = "#1";<text:line-break/>}<text:line-break/></text:h>
      <text:h text:outline-level="1" text:style-name="Default Paragraph Style">ViewRacer.cs<text:line-break/></text:h>
      <text:h text:outline-level="1" text:style-name="Code Style">using System.Windows.Input;<text:line-break/>using App.Models.FromDatabase;<text:line-break/><text:line-break/>namespace App.Models.OnlyView;<text:line-break/><text:line-break/>public class ViewRacer<text:line-break/>{<text:line-break/> <text:s text:c="3"/>public string? FirstName { get; set; }<text:line-break/> <text:s text:c="3"/>public string? LastName { get; set; }<text:line-break/> <text:s text:c="3"/>public string? Email { get; set; }<text:line-break/> <text:s text:c="3"/>public string StatusName { get; set; }<text:line-break/> <text:s text:c="3"/>public ICommand CmdEdit { get; set; }<text:line-break/> <text:s text:c="3"/><text:line-break/> <text:s text:c="3"/>// for filtration<text:line-break/> <text:s text:c="3"/>public RegistrationStatus? Status { get; set; } = new();<text:line-break/> <text:s text:c="3"/>public EventType? EventType { get; set; } = new();<text:line-break/>}<text:line-break/></text:h>
      <text:h text:outline-level="1" text:style-name="Default Paragraph Style">PastResult.cs<text:line-break/></text:h>
      <text:h text:outline-level="1" text:style-name="Code Style">using System;<text:line-break/>using System.Windows.Input;<text:line-break/><text:line-break/>namespace App.Models.OnlyView;<text:line-break/><text:line-break/>public class PastResult<text:line-break/>{<text:line-break/> <text:s text:c="3"/>public string Position { get; set; }<text:line-break/> <text:s text:c="3"/>public string Time { get; set; }<text:line-break/> <text:s text:c="3"/>public TimeSpan TimeS { get; set; }<text:line-break/> <text:s text:c="3"/>public string RacerName { get; set; }<text:line-break/> <text:s text:c="3"/>public ICommand CmdRacerCard { get; set; }<text:line-break/> <text:s text:c="3"/>public string? Country { get; set; }<text:line-break/>}<text:line-break/></text:h>
      <text:h text:outline-level="1" text:style-name="Default Paragraph Style">ViewUser.cs<text:line-break/></text:h>
      <text:h text:outline-level="1" text:style-name="Code Style">using System.Windows.Input;<text:line-break/><text:line-break/>namespace App.Models.OnlyView;<text:line-break/><text:line-break/>public class ViewUser<text:line-break/>{<text:line-break/> <text:s text:c="3"/>public string? FirstName { get; set; }<text:line-break/> <text:s text:c="3"/>public string? LastName { get; set; }<text:line-break/> <text:s text:c="3"/>public string? Email { get; set; }<text:line-break/> <text:s text:c="3"/>public string? Role { get; set; }<text:line-break/> <text:s text:c="3"/>public ICommand? CmdEdit { get; set; }<text:line-break/>}<text:line-break/></text:h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office:version="1.2">
  <office:styles>
    <style:style style:name="Code_20_Style" style:family="paragraph" style:display-name="Code Style">
      <style:paragraph-properties fo:text-align="left"/>
      <style:text-properties fo:font-size="12pt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meta>
    <meta:generator>ODFPY/1.4.1</meta:generator>
  </office:meta>
</office:document-meta>
</file>